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02in"/>
    </style:style>
    <style:style style:name="co2" style:family="table-column">
      <style:table-column-properties fo:break-before="auto" style:column-width="2.396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3.322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4.452in"/>
    </style:style>
    <style:style style:name="co8" style:family="table-column">
      <style:table-column-properties fo:break-before="auto" style:column-width="3.853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0"/>
    <style:style style:name="ce2" style:family="table-cell" style:parent-style-name="Default" style:data-style-name="N43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lbum</text:p>
          </table:table-cell>
          <table:table-cell office:value-type="string">
            <text:p>Artist</text:p>
          </table:table-cell>
          <table:table-cell office:value-type="string">
            <text:p>Composer</text:p>
          </table:table-cell>
          <table:table-cell office:value-type="string">
            <text:p>Genre</text:p>
          </table:table-cell>
          <table:table-cell office:value-type="string">
            <text:p>Track Title</text:p>
          </table:table-cell>
          <table:table-cell office:value-type="string">
            <text:p>Track #</text:p>
          </table:table-cell>
          <table:table-cell office:value-type="string">
            <text:p>Time</text:p>
          </table:table-cell>
          <table:table-cell table:style-name="ce2" office:value-type="string">
            <text:p>File Name</text:p>
          </table:table-cell>
          <table:table-cell office:value-type="string">
            <text:p>tagupdate.sh -OPTIONFILE tag.data -ENCODING utf-8</text:p>
          </table:table-cell>
        </table:table-row>
        <table:table-row table:style-name="ro2">
          <table:table-cell office:value-type="string">
            <text:p>Allegro Absurdito</text:p>
          </table:table-cell>
          <table:table-cell office:value-type="string">
            <text:p>Accidental Orchestra</text:p>
          </table:table-cell>
          <table:table-cell/>
          <table:table-cell office:value-type="string">
            <text:p>Jazz</text:p>
          </table:table-cell>
          <table:table-cell office:value-type="string">
            <text:p>Turkish Funk</text:p>
          </table:table-cell>
          <table:table-cell office:value-type="float" office:value="15">
            <text:p>15</text:p>
          </table:table-cell>
          <table:table-cell office:value-type="time" office:time-value="PT03H49M00S">
            <text:p>03:49</text:p>
          </table:table-cell>
          <table:table-cell office:value-type="string">
            <text:p>aaa.mp3</text:p>
          </table:table-cell>
          <table:table-cell table:formula="oooc:=CONCATENATE(&quot; -ALBUM &quot;&quot;&quot;;[.A2];&quot;&quot;&quot; -ARTIST &quot;&quot;&quot;;[.B2];&quot;&quot;&quot; -ID3V2TAG TCOM &quot;&quot;&quot;;[.C2];&quot;&quot;&quot; -GENRE &quot;&quot;&quot;;[.D2];&quot;&quot;&quot; -TITLE &quot;&quot;&quot;;[.E2];&quot;&quot;&quot; -TRACK &quot;;[.F2];&quot; &quot;&quot;&quot;;[.H2];&quot;&quot;&quot;&quot;)" office:value-type="string" office:string-value=" -ALBUM &quot;Allegro Absurdito&quot; -ARTIST &quot;Accidental Orchestra&quot; -ID3V2TAG TCOM &quot;&quot; -GENRE &quot;Jazz&quot; -TITLE &quot;Turkish Funk&quot; -TRACK 15 &quot;aaa.mp3&quot;">
            <text:p><text:s/>-ALBUM "Allegro Absurdito" -ARTIST "Accidental Orchestra" -ID3V2TAG TCOM "" -GENRE "Jazz" -TITLE "Turkish Funk" -TRACK 15 "aaa.mp3"</text:p>
          </table:table-cell>
        </table:table-row>
        <table:table-row table:style-name="ro2">
          <table:table-cell office:value-type="string">
            <text:p>Classical Piano Vol. 1</text:p>
          </table:table-cell>
          <table:table-cell office:value-type="string">
            <text:p>AM</text:p>
          </table:table-cell>
          <table:table-cell/>
          <table:table-cell office:value-type="string">
            <text:p>Classical/Opera</text:p>
          </table:table-cell>
          <table:table-cell office:value-type="string">
            <text:p>Turkish March</text:p>
          </table:table-cell>
          <table:table-cell office:value-type="float" office:value="4">
            <text:p>4</text:p>
          </table:table-cell>
          <table:table-cell office:value-type="time" office:time-value="PT03H42M00S">
            <text:p>03:42</text:p>
          </table:table-cell>
          <table:table-cell office:value-type="string">
            <text:p>aaa/bbb.mp3</text:p>
          </table:table-cell>
          <table:table-cell table:formula="oooc:=CONCATENATE(&quot; -ALBUM &quot;&quot;&quot;;[.A3];&quot;&quot;&quot; -ARTIST &quot;&quot;&quot;;[.B3];&quot;&quot;&quot; -ID3V2TAG TCOM &quot;&quot;&quot;;[.C3];&quot;&quot;&quot; -GENRE &quot;&quot;&quot;;[.D3];&quot;&quot;&quot; -TITLE &quot;&quot;&quot;;[.E3];&quot;&quot;&quot; -TRACK &quot;;[.F3];&quot; &quot;&quot;&quot;;[.H3];&quot;&quot;&quot;&quot;)" office:value-type="string" office:string-value=" -ALBUM &quot;Classical Piano Vol. 1&quot; -ARTIST &quot;AM&quot; -ID3V2TAG TCOM &quot;&quot; -GENRE &quot;Classical/Opera&quot; -TITLE &quot;Turkish March&quot; -TRACK 4 &quot;aaa/bbb.mp3&quot;">
            <text:p><text:s/>-ALBUM "Classical Piano Vol. 1" -ARTIST "AM" -ID3V2TAG TCOM "" -GENRE "Classical/Opera" -TITLE "Turkish March" -TRACK 4 "aaa/bbb.mp3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];&quot;&quot;&quot; -ARTIST &quot;&quot;&quot;;[.B4];&quot;&quot;&quot; -ID3V2TAG TCOM &quot;&quot;&quot;;[.C4];&quot;&quot;&quot; -GENRE &quot;&quot;&quot;;[.D4];&quot;&quot;&quot; -TITLE &quot;&quot;&quot;;[.E4];&quot;&quot;&quot; -TRACK &quot;;[.F4];&quot; &quot;&quot;&quot;;[.H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];&quot;&quot;&quot; -ARTIST &quot;&quot;&quot;;[.B5];&quot;&quot;&quot; -ID3V2TAG TCOM &quot;&quot;&quot;;[.C5];&quot;&quot;&quot; -GENRE &quot;&quot;&quot;;[.D5];&quot;&quot;&quot; -TITLE &quot;&quot;&quot;;[.E5];&quot;&quot;&quot; -TRACK &quot;;[.F5];&quot; &quot;&quot;&quot;;[.H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];&quot;&quot;&quot; -ARTIST &quot;&quot;&quot;;[.B6];&quot;&quot;&quot; -ID3V2TAG TCOM &quot;&quot;&quot;;[.C6];&quot;&quot;&quot; -GENRE &quot;&quot;&quot;;[.D6];&quot;&quot;&quot; -TITLE &quot;&quot;&quot;;[.E6];&quot;&quot;&quot; -TRACK &quot;;[.F6];&quot; &quot;&quot;&quot;;[.H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];&quot;&quot;&quot; -ARTIST &quot;&quot;&quot;;[.B7];&quot;&quot;&quot; -ID3V2TAG TCOM &quot;&quot;&quot;;[.C7];&quot;&quot;&quot; -GENRE &quot;&quot;&quot;;[.D7];&quot;&quot;&quot; -TITLE &quot;&quot;&quot;;[.E7];&quot;&quot;&quot; -TRACK &quot;;[.F7];&quot; &quot;&quot;&quot;;[.H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];&quot;&quot;&quot; -ARTIST &quot;&quot;&quot;;[.B8];&quot;&quot;&quot; -ID3V2TAG TCOM &quot;&quot;&quot;;[.C8];&quot;&quot;&quot; -GENRE &quot;&quot;&quot;;[.D8];&quot;&quot;&quot; -TITLE &quot;&quot;&quot;;[.E8];&quot;&quot;&quot; -TRACK &quot;;[.F8];&quot; &quot;&quot;&quot;;[.H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];&quot;&quot;&quot; -ARTIST &quot;&quot;&quot;;[.B9];&quot;&quot;&quot; -ID3V2TAG TCOM &quot;&quot;&quot;;[.C9];&quot;&quot;&quot; -GENRE &quot;&quot;&quot;;[.D9];&quot;&quot;&quot; -TITLE &quot;&quot;&quot;;[.E9];&quot;&quot;&quot; -TRACK &quot;;[.F9];&quot; &quot;&quot;&quot;;[.H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];&quot;&quot;&quot; -ARTIST &quot;&quot;&quot;;[.B10];&quot;&quot;&quot; -ID3V2TAG TCOM &quot;&quot;&quot;;[.C10];&quot;&quot;&quot; -GENRE &quot;&quot;&quot;;[.D10];&quot;&quot;&quot; -TITLE &quot;&quot;&quot;;[.E10];&quot;&quot;&quot; -TRACK &quot;;[.F10];&quot; &quot;&quot;&quot;;[.H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];&quot;&quot;&quot; -ARTIST &quot;&quot;&quot;;[.B11];&quot;&quot;&quot; -ID3V2TAG TCOM &quot;&quot;&quot;;[.C11];&quot;&quot;&quot; -GENRE &quot;&quot;&quot;;[.D11];&quot;&quot;&quot; -TITLE &quot;&quot;&quot;;[.E11];&quot;&quot;&quot; -TRACK &quot;;[.F11];&quot; &quot;&quot;&quot;;[.H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];&quot;&quot;&quot; -ARTIST &quot;&quot;&quot;;[.B12];&quot;&quot;&quot; -ID3V2TAG TCOM &quot;&quot;&quot;;[.C12];&quot;&quot;&quot; -GENRE &quot;&quot;&quot;;[.D12];&quot;&quot;&quot; -TITLE &quot;&quot;&quot;;[.E12];&quot;&quot;&quot; -TRACK &quot;;[.F12];&quot; &quot;&quot;&quot;;[.H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];&quot;&quot;&quot; -ARTIST &quot;&quot;&quot;;[.B13];&quot;&quot;&quot; -ID3V2TAG TCOM &quot;&quot;&quot;;[.C13];&quot;&quot;&quot; -GENRE &quot;&quot;&quot;;[.D13];&quot;&quot;&quot; -TITLE &quot;&quot;&quot;;[.E13];&quot;&quot;&quot; -TRACK &quot;;[.F13];&quot; &quot;&quot;&quot;;[.H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];&quot;&quot;&quot; -ARTIST &quot;&quot;&quot;;[.B14];&quot;&quot;&quot; -ID3V2TAG TCOM &quot;&quot;&quot;;[.C14];&quot;&quot;&quot; -GENRE &quot;&quot;&quot;;[.D14];&quot;&quot;&quot; -TITLE &quot;&quot;&quot;;[.E14];&quot;&quot;&quot; -TRACK &quot;;[.F14];&quot; &quot;&quot;&quot;;[.H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];&quot;&quot;&quot; -ARTIST &quot;&quot;&quot;;[.B15];&quot;&quot;&quot; -ID3V2TAG TCOM &quot;&quot;&quot;;[.C15];&quot;&quot;&quot; -GENRE &quot;&quot;&quot;;[.D15];&quot;&quot;&quot; -TITLE &quot;&quot;&quot;;[.E15];&quot;&quot;&quot; -TRACK &quot;;[.F15];&quot; &quot;&quot;&quot;;[.H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];&quot;&quot;&quot; -ARTIST &quot;&quot;&quot;;[.B16];&quot;&quot;&quot; -ID3V2TAG TCOM &quot;&quot;&quot;;[.C16];&quot;&quot;&quot; -GENRE &quot;&quot;&quot;;[.D16];&quot;&quot;&quot; -TITLE &quot;&quot;&quot;;[.E16];&quot;&quot;&quot; -TRACK &quot;;[.F16];&quot; &quot;&quot;&quot;;[.H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];&quot;&quot;&quot; -ARTIST &quot;&quot;&quot;;[.B17];&quot;&quot;&quot; -ID3V2TAG TCOM &quot;&quot;&quot;;[.C17];&quot;&quot;&quot; -GENRE &quot;&quot;&quot;;[.D17];&quot;&quot;&quot; -TITLE &quot;&quot;&quot;;[.E17];&quot;&quot;&quot; -TRACK &quot;;[.F17];&quot; &quot;&quot;&quot;;[.H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];&quot;&quot;&quot; -ARTIST &quot;&quot;&quot;;[.B18];&quot;&quot;&quot; -ID3V2TAG TCOM &quot;&quot;&quot;;[.C18];&quot;&quot;&quot; -GENRE &quot;&quot;&quot;;[.D18];&quot;&quot;&quot; -TITLE &quot;&quot;&quot;;[.E18];&quot;&quot;&quot; -TRACK &quot;;[.F18];&quot; &quot;&quot;&quot;;[.H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];&quot;&quot;&quot; -ARTIST &quot;&quot;&quot;;[.B19];&quot;&quot;&quot; -ID3V2TAG TCOM &quot;&quot;&quot;;[.C19];&quot;&quot;&quot; -GENRE &quot;&quot;&quot;;[.D19];&quot;&quot;&quot; -TITLE &quot;&quot;&quot;;[.E19];&quot;&quot;&quot; -TRACK &quot;;[.F19];&quot; &quot;&quot;&quot;;[.H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];&quot;&quot;&quot; -ARTIST &quot;&quot;&quot;;[.B20];&quot;&quot;&quot; -ID3V2TAG TCOM &quot;&quot;&quot;;[.C20];&quot;&quot;&quot; -GENRE &quot;&quot;&quot;;[.D20];&quot;&quot;&quot; -TITLE &quot;&quot;&quot;;[.E20];&quot;&quot;&quot; -TRACK &quot;;[.F20];&quot; &quot;&quot;&quot;;[.H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];&quot;&quot;&quot; -ARTIST &quot;&quot;&quot;;[.B21];&quot;&quot;&quot; -ID3V2TAG TCOM &quot;&quot;&quot;;[.C21];&quot;&quot;&quot; -GENRE &quot;&quot;&quot;;[.D21];&quot;&quot;&quot; -TITLE &quot;&quot;&quot;;[.E21];&quot;&quot;&quot; -TRACK &quot;;[.F21];&quot; &quot;&quot;&quot;;[.H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];&quot;&quot;&quot; -ARTIST &quot;&quot;&quot;;[.B22];&quot;&quot;&quot; -ID3V2TAG TCOM &quot;&quot;&quot;;[.C22];&quot;&quot;&quot; -GENRE &quot;&quot;&quot;;[.D22];&quot;&quot;&quot; -TITLE &quot;&quot;&quot;;[.E22];&quot;&quot;&quot; -TRACK &quot;;[.F22];&quot; &quot;&quot;&quot;;[.H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];&quot;&quot;&quot; -ARTIST &quot;&quot;&quot;;[.B23];&quot;&quot;&quot; -ID3V2TAG TCOM &quot;&quot;&quot;;[.C23];&quot;&quot;&quot; -GENRE &quot;&quot;&quot;;[.D23];&quot;&quot;&quot; -TITLE &quot;&quot;&quot;;[.E23];&quot;&quot;&quot; -TRACK &quot;;[.F23];&quot; &quot;&quot;&quot;;[.H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];&quot;&quot;&quot; -ARTIST &quot;&quot;&quot;;[.B24];&quot;&quot;&quot; -ID3V2TAG TCOM &quot;&quot;&quot;;[.C24];&quot;&quot;&quot; -GENRE &quot;&quot;&quot;;[.D24];&quot;&quot;&quot; -TITLE &quot;&quot;&quot;;[.E24];&quot;&quot;&quot; -TRACK &quot;;[.F24];&quot; &quot;&quot;&quot;;[.H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];&quot;&quot;&quot; -ARTIST &quot;&quot;&quot;;[.B25];&quot;&quot;&quot; -ID3V2TAG TCOM &quot;&quot;&quot;;[.C25];&quot;&quot;&quot; -GENRE &quot;&quot;&quot;;[.D25];&quot;&quot;&quot; -TITLE &quot;&quot;&quot;;[.E25];&quot;&quot;&quot; -TRACK &quot;;[.F25];&quot; &quot;&quot;&quot;;[.H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];&quot;&quot;&quot; -ARTIST &quot;&quot;&quot;;[.B26];&quot;&quot;&quot; -ID3V2TAG TCOM &quot;&quot;&quot;;[.C26];&quot;&quot;&quot; -GENRE &quot;&quot;&quot;;[.D26];&quot;&quot;&quot; -TITLE &quot;&quot;&quot;;[.E26];&quot;&quot;&quot; -TRACK &quot;;[.F26];&quot; &quot;&quot;&quot;;[.H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];&quot;&quot;&quot; -ARTIST &quot;&quot;&quot;;[.B27];&quot;&quot;&quot; -ID3V2TAG TCOM &quot;&quot;&quot;;[.C27];&quot;&quot;&quot; -GENRE &quot;&quot;&quot;;[.D27];&quot;&quot;&quot; -TITLE &quot;&quot;&quot;;[.E27];&quot;&quot;&quot; -TRACK &quot;;[.F27];&quot; &quot;&quot;&quot;;[.H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];&quot;&quot;&quot; -ARTIST &quot;&quot;&quot;;[.B28];&quot;&quot;&quot; -ID3V2TAG TCOM &quot;&quot;&quot;;[.C28];&quot;&quot;&quot; -GENRE &quot;&quot;&quot;;[.D28];&quot;&quot;&quot; -TITLE &quot;&quot;&quot;;[.E28];&quot;&quot;&quot; -TRACK &quot;;[.F28];&quot; &quot;&quot;&quot;;[.H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];&quot;&quot;&quot; -ARTIST &quot;&quot;&quot;;[.B29];&quot;&quot;&quot; -ID3V2TAG TCOM &quot;&quot;&quot;;[.C29];&quot;&quot;&quot; -GENRE &quot;&quot;&quot;;[.D29];&quot;&quot;&quot; -TITLE &quot;&quot;&quot;;[.E29];&quot;&quot;&quot; -TRACK &quot;;[.F29];&quot; &quot;&quot;&quot;;[.H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];&quot;&quot;&quot; -ARTIST &quot;&quot;&quot;;[.B30];&quot;&quot;&quot; -ID3V2TAG TCOM &quot;&quot;&quot;;[.C30];&quot;&quot;&quot; -GENRE &quot;&quot;&quot;;[.D30];&quot;&quot;&quot; -TITLE &quot;&quot;&quot;;[.E30];&quot;&quot;&quot; -TRACK &quot;;[.F30];&quot; &quot;&quot;&quot;;[.H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];&quot;&quot;&quot; -ARTIST &quot;&quot;&quot;;[.B31];&quot;&quot;&quot; -ID3V2TAG TCOM &quot;&quot;&quot;;[.C31];&quot;&quot;&quot; -GENRE &quot;&quot;&quot;;[.D31];&quot;&quot;&quot; -TITLE &quot;&quot;&quot;;[.E31];&quot;&quot;&quot; -TRACK &quot;;[.F31];&quot; &quot;&quot;&quot;;[.H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];&quot;&quot;&quot; -ARTIST &quot;&quot;&quot;;[.B32];&quot;&quot;&quot; -ID3V2TAG TCOM &quot;&quot;&quot;;[.C32];&quot;&quot;&quot; -GENRE &quot;&quot;&quot;;[.D32];&quot;&quot;&quot; -TITLE &quot;&quot;&quot;;[.E32];&quot;&quot;&quot; -TRACK &quot;;[.F32];&quot; &quot;&quot;&quot;;[.H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];&quot;&quot;&quot; -ARTIST &quot;&quot;&quot;;[.B33];&quot;&quot;&quot; -ID3V2TAG TCOM &quot;&quot;&quot;;[.C33];&quot;&quot;&quot; -GENRE &quot;&quot;&quot;;[.D33];&quot;&quot;&quot; -TITLE &quot;&quot;&quot;;[.E33];&quot;&quot;&quot; -TRACK &quot;;[.F33];&quot; &quot;&quot;&quot;;[.H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];&quot;&quot;&quot; -ARTIST &quot;&quot;&quot;;[.B34];&quot;&quot;&quot; -ID3V2TAG TCOM &quot;&quot;&quot;;[.C34];&quot;&quot;&quot; -GENRE &quot;&quot;&quot;;[.D34];&quot;&quot;&quot; -TITLE &quot;&quot;&quot;;[.E34];&quot;&quot;&quot; -TRACK &quot;;[.F34];&quot; &quot;&quot;&quot;;[.H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];&quot;&quot;&quot; -ARTIST &quot;&quot;&quot;;[.B35];&quot;&quot;&quot; -ID3V2TAG TCOM &quot;&quot;&quot;;[.C35];&quot;&quot;&quot; -GENRE &quot;&quot;&quot;;[.D35];&quot;&quot;&quot; -TITLE &quot;&quot;&quot;;[.E35];&quot;&quot;&quot; -TRACK &quot;;[.F35];&quot; &quot;&quot;&quot;;[.H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];&quot;&quot;&quot; -ARTIST &quot;&quot;&quot;;[.B36];&quot;&quot;&quot; -ID3V2TAG TCOM &quot;&quot;&quot;;[.C36];&quot;&quot;&quot; -GENRE &quot;&quot;&quot;;[.D36];&quot;&quot;&quot; -TITLE &quot;&quot;&quot;;[.E36];&quot;&quot;&quot; -TRACK &quot;;[.F36];&quot; &quot;&quot;&quot;;[.H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];&quot;&quot;&quot; -ARTIST &quot;&quot;&quot;;[.B37];&quot;&quot;&quot; -ID3V2TAG TCOM &quot;&quot;&quot;;[.C37];&quot;&quot;&quot; -GENRE &quot;&quot;&quot;;[.D37];&quot;&quot;&quot; -TITLE &quot;&quot;&quot;;[.E37];&quot;&quot;&quot; -TRACK &quot;;[.F37];&quot; &quot;&quot;&quot;;[.H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];&quot;&quot;&quot; -ARTIST &quot;&quot;&quot;;[.B38];&quot;&quot;&quot; -ID3V2TAG TCOM &quot;&quot;&quot;;[.C38];&quot;&quot;&quot; -GENRE &quot;&quot;&quot;;[.D38];&quot;&quot;&quot; -TITLE &quot;&quot;&quot;;[.E38];&quot;&quot;&quot; -TRACK &quot;;[.F38];&quot; &quot;&quot;&quot;;[.H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];&quot;&quot;&quot; -ARTIST &quot;&quot;&quot;;[.B39];&quot;&quot;&quot; -ID3V2TAG TCOM &quot;&quot;&quot;;[.C39];&quot;&quot;&quot; -GENRE &quot;&quot;&quot;;[.D39];&quot;&quot;&quot; -TITLE &quot;&quot;&quot;;[.E39];&quot;&quot;&quot; -TRACK &quot;;[.F39];&quot; &quot;&quot;&quot;;[.H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];&quot;&quot;&quot; -ARTIST &quot;&quot;&quot;;[.B40];&quot;&quot;&quot; -ID3V2TAG TCOM &quot;&quot;&quot;;[.C40];&quot;&quot;&quot; -GENRE &quot;&quot;&quot;;[.D40];&quot;&quot;&quot; -TITLE &quot;&quot;&quot;;[.E40];&quot;&quot;&quot; -TRACK &quot;;[.F40];&quot; &quot;&quot;&quot;;[.H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];&quot;&quot;&quot; -ARTIST &quot;&quot;&quot;;[.B41];&quot;&quot;&quot; -ID3V2TAG TCOM &quot;&quot;&quot;;[.C41];&quot;&quot;&quot; -GENRE &quot;&quot;&quot;;[.D41];&quot;&quot;&quot; -TITLE &quot;&quot;&quot;;[.E41];&quot;&quot;&quot; -TRACK &quot;;[.F41];&quot; &quot;&quot;&quot;;[.H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];&quot;&quot;&quot; -ARTIST &quot;&quot;&quot;;[.B42];&quot;&quot;&quot; -ID3V2TAG TCOM &quot;&quot;&quot;;[.C42];&quot;&quot;&quot; -GENRE &quot;&quot;&quot;;[.D42];&quot;&quot;&quot; -TITLE &quot;&quot;&quot;;[.E42];&quot;&quot;&quot; -TRACK &quot;;[.F42];&quot; &quot;&quot;&quot;;[.H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];&quot;&quot;&quot; -ARTIST &quot;&quot;&quot;;[.B43];&quot;&quot;&quot; -ID3V2TAG TCOM &quot;&quot;&quot;;[.C43];&quot;&quot;&quot; -GENRE &quot;&quot;&quot;;[.D43];&quot;&quot;&quot; -TITLE &quot;&quot;&quot;;[.E43];&quot;&quot;&quot; -TRACK &quot;;[.F43];&quot; &quot;&quot;&quot;;[.H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];&quot;&quot;&quot; -ARTIST &quot;&quot;&quot;;[.B44];&quot;&quot;&quot; -ID3V2TAG TCOM &quot;&quot;&quot;;[.C44];&quot;&quot;&quot; -GENRE &quot;&quot;&quot;;[.D44];&quot;&quot;&quot; -TITLE &quot;&quot;&quot;;[.E44];&quot;&quot;&quot; -TRACK &quot;;[.F44];&quot; &quot;&quot;&quot;;[.H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];&quot;&quot;&quot; -ARTIST &quot;&quot;&quot;;[.B45];&quot;&quot;&quot; -ID3V2TAG TCOM &quot;&quot;&quot;;[.C45];&quot;&quot;&quot; -GENRE &quot;&quot;&quot;;[.D45];&quot;&quot;&quot; -TITLE &quot;&quot;&quot;;[.E45];&quot;&quot;&quot; -TRACK &quot;;[.F45];&quot; &quot;&quot;&quot;;[.H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];&quot;&quot;&quot; -ARTIST &quot;&quot;&quot;;[.B46];&quot;&quot;&quot; -ID3V2TAG TCOM &quot;&quot;&quot;;[.C46];&quot;&quot;&quot; -GENRE &quot;&quot;&quot;;[.D46];&quot;&quot;&quot; -TITLE &quot;&quot;&quot;;[.E46];&quot;&quot;&quot; -TRACK &quot;;[.F46];&quot; &quot;&quot;&quot;;[.H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];&quot;&quot;&quot; -ARTIST &quot;&quot;&quot;;[.B47];&quot;&quot;&quot; -ID3V2TAG TCOM &quot;&quot;&quot;;[.C47];&quot;&quot;&quot; -GENRE &quot;&quot;&quot;;[.D47];&quot;&quot;&quot; -TITLE &quot;&quot;&quot;;[.E47];&quot;&quot;&quot; -TRACK &quot;;[.F47];&quot; &quot;&quot;&quot;;[.H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];&quot;&quot;&quot; -ARTIST &quot;&quot;&quot;;[.B48];&quot;&quot;&quot; -ID3V2TAG TCOM &quot;&quot;&quot;;[.C48];&quot;&quot;&quot; -GENRE &quot;&quot;&quot;;[.D48];&quot;&quot;&quot; -TITLE &quot;&quot;&quot;;[.E48];&quot;&quot;&quot; -TRACK &quot;;[.F48];&quot; &quot;&quot;&quot;;[.H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];&quot;&quot;&quot; -ARTIST &quot;&quot;&quot;;[.B49];&quot;&quot;&quot; -ID3V2TAG TCOM &quot;&quot;&quot;;[.C49];&quot;&quot;&quot; -GENRE &quot;&quot;&quot;;[.D49];&quot;&quot;&quot; -TITLE &quot;&quot;&quot;;[.E49];&quot;&quot;&quot; -TRACK &quot;;[.F49];&quot; &quot;&quot;&quot;;[.H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];&quot;&quot;&quot; -ARTIST &quot;&quot;&quot;;[.B50];&quot;&quot;&quot; -ID3V2TAG TCOM &quot;&quot;&quot;;[.C50];&quot;&quot;&quot; -GENRE &quot;&quot;&quot;;[.D50];&quot;&quot;&quot; -TITLE &quot;&quot;&quot;;[.E50];&quot;&quot;&quot; -TRACK &quot;;[.F50];&quot; &quot;&quot;&quot;;[.H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];&quot;&quot;&quot; -ARTIST &quot;&quot;&quot;;[.B51];&quot;&quot;&quot; -ID3V2TAG TCOM &quot;&quot;&quot;;[.C51];&quot;&quot;&quot; -GENRE &quot;&quot;&quot;;[.D51];&quot;&quot;&quot; -TITLE &quot;&quot;&quot;;[.E51];&quot;&quot;&quot; -TRACK &quot;;[.F51];&quot; &quot;&quot;&quot;;[.H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];&quot;&quot;&quot; -ARTIST &quot;&quot;&quot;;[.B52];&quot;&quot;&quot; -ID3V2TAG TCOM &quot;&quot;&quot;;[.C52];&quot;&quot;&quot; -GENRE &quot;&quot;&quot;;[.D52];&quot;&quot;&quot; -TITLE &quot;&quot;&quot;;[.E52];&quot;&quot;&quot; -TRACK &quot;;[.F52];&quot; &quot;&quot;&quot;;[.H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];&quot;&quot;&quot; -ARTIST &quot;&quot;&quot;;[.B53];&quot;&quot;&quot; -ID3V2TAG TCOM &quot;&quot;&quot;;[.C53];&quot;&quot;&quot; -GENRE &quot;&quot;&quot;;[.D53];&quot;&quot;&quot; -TITLE &quot;&quot;&quot;;[.E53];&quot;&quot;&quot; -TRACK &quot;;[.F53];&quot; &quot;&quot;&quot;;[.H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];&quot;&quot;&quot; -ARTIST &quot;&quot;&quot;;[.B54];&quot;&quot;&quot; -ID3V2TAG TCOM &quot;&quot;&quot;;[.C54];&quot;&quot;&quot; -GENRE &quot;&quot;&quot;;[.D54];&quot;&quot;&quot; -TITLE &quot;&quot;&quot;;[.E54];&quot;&quot;&quot; -TRACK &quot;;[.F54];&quot; &quot;&quot;&quot;;[.H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];&quot;&quot;&quot; -ARTIST &quot;&quot;&quot;;[.B55];&quot;&quot;&quot; -ID3V2TAG TCOM &quot;&quot;&quot;;[.C55];&quot;&quot;&quot; -GENRE &quot;&quot;&quot;;[.D55];&quot;&quot;&quot; -TITLE &quot;&quot;&quot;;[.E55];&quot;&quot;&quot; -TRACK &quot;;[.F55];&quot; &quot;&quot;&quot;;[.H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];&quot;&quot;&quot; -ARTIST &quot;&quot;&quot;;[.B56];&quot;&quot;&quot; -ID3V2TAG TCOM &quot;&quot;&quot;;[.C56];&quot;&quot;&quot; -GENRE &quot;&quot;&quot;;[.D56];&quot;&quot;&quot; -TITLE &quot;&quot;&quot;;[.E56];&quot;&quot;&quot; -TRACK &quot;;[.F56];&quot; &quot;&quot;&quot;;[.H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];&quot;&quot;&quot; -ARTIST &quot;&quot;&quot;;[.B57];&quot;&quot;&quot; -ID3V2TAG TCOM &quot;&quot;&quot;;[.C57];&quot;&quot;&quot; -GENRE &quot;&quot;&quot;;[.D57];&quot;&quot;&quot; -TITLE &quot;&quot;&quot;;[.E57];&quot;&quot;&quot; -TRACK &quot;;[.F57];&quot; &quot;&quot;&quot;;[.H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];&quot;&quot;&quot; -ARTIST &quot;&quot;&quot;;[.B58];&quot;&quot;&quot; -ID3V2TAG TCOM &quot;&quot;&quot;;[.C58];&quot;&quot;&quot; -GENRE &quot;&quot;&quot;;[.D58];&quot;&quot;&quot; -TITLE &quot;&quot;&quot;;[.E58];&quot;&quot;&quot; -TRACK &quot;;[.F58];&quot; &quot;&quot;&quot;;[.H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];&quot;&quot;&quot; -ARTIST &quot;&quot;&quot;;[.B59];&quot;&quot;&quot; -ID3V2TAG TCOM &quot;&quot;&quot;;[.C59];&quot;&quot;&quot; -GENRE &quot;&quot;&quot;;[.D59];&quot;&quot;&quot; -TITLE &quot;&quot;&quot;;[.E59];&quot;&quot;&quot; -TRACK &quot;;[.F59];&quot; &quot;&quot;&quot;;[.H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];&quot;&quot;&quot; -ARTIST &quot;&quot;&quot;;[.B60];&quot;&quot;&quot; -ID3V2TAG TCOM &quot;&quot;&quot;;[.C60];&quot;&quot;&quot; -GENRE &quot;&quot;&quot;;[.D60];&quot;&quot;&quot; -TITLE &quot;&quot;&quot;;[.E60];&quot;&quot;&quot; -TRACK &quot;;[.F60];&quot; &quot;&quot;&quot;;[.H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];&quot;&quot;&quot; -ARTIST &quot;&quot;&quot;;[.B61];&quot;&quot;&quot; -ID3V2TAG TCOM &quot;&quot;&quot;;[.C61];&quot;&quot;&quot; -GENRE &quot;&quot;&quot;;[.D61];&quot;&quot;&quot; -TITLE &quot;&quot;&quot;;[.E61];&quot;&quot;&quot; -TRACK &quot;;[.F61];&quot; &quot;&quot;&quot;;[.H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];&quot;&quot;&quot; -ARTIST &quot;&quot;&quot;;[.B62];&quot;&quot;&quot; -ID3V2TAG TCOM &quot;&quot;&quot;;[.C62];&quot;&quot;&quot; -GENRE &quot;&quot;&quot;;[.D62];&quot;&quot;&quot; -TITLE &quot;&quot;&quot;;[.E62];&quot;&quot;&quot; -TRACK &quot;;[.F62];&quot; &quot;&quot;&quot;;[.H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];&quot;&quot;&quot; -ARTIST &quot;&quot;&quot;;[.B63];&quot;&quot;&quot; -ID3V2TAG TCOM &quot;&quot;&quot;;[.C63];&quot;&quot;&quot; -GENRE &quot;&quot;&quot;;[.D63];&quot;&quot;&quot; -TITLE &quot;&quot;&quot;;[.E63];&quot;&quot;&quot; -TRACK &quot;;[.F63];&quot; &quot;&quot;&quot;;[.H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];&quot;&quot;&quot; -ARTIST &quot;&quot;&quot;;[.B64];&quot;&quot;&quot; -ID3V2TAG TCOM &quot;&quot;&quot;;[.C64];&quot;&quot;&quot; -GENRE &quot;&quot;&quot;;[.D64];&quot;&quot;&quot; -TITLE &quot;&quot;&quot;;[.E64];&quot;&quot;&quot; -TRACK &quot;;[.F64];&quot; &quot;&quot;&quot;;[.H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];&quot;&quot;&quot; -ARTIST &quot;&quot;&quot;;[.B65];&quot;&quot;&quot; -ID3V2TAG TCOM &quot;&quot;&quot;;[.C65];&quot;&quot;&quot; -GENRE &quot;&quot;&quot;;[.D65];&quot;&quot;&quot; -TITLE &quot;&quot;&quot;;[.E65];&quot;&quot;&quot; -TRACK &quot;;[.F65];&quot; &quot;&quot;&quot;;[.H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];&quot;&quot;&quot; -ARTIST &quot;&quot;&quot;;[.B66];&quot;&quot;&quot; -ID3V2TAG TCOM &quot;&quot;&quot;;[.C66];&quot;&quot;&quot; -GENRE &quot;&quot;&quot;;[.D66];&quot;&quot;&quot; -TITLE &quot;&quot;&quot;;[.E66];&quot;&quot;&quot; -TRACK &quot;;[.F66];&quot; &quot;&quot;&quot;;[.H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];&quot;&quot;&quot; -ARTIST &quot;&quot;&quot;;[.B67];&quot;&quot;&quot; -ID3V2TAG TCOM &quot;&quot;&quot;;[.C67];&quot;&quot;&quot; -GENRE &quot;&quot;&quot;;[.D67];&quot;&quot;&quot; -TITLE &quot;&quot;&quot;;[.E67];&quot;&quot;&quot; -TRACK &quot;;[.F67];&quot; &quot;&quot;&quot;;[.H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];&quot;&quot;&quot; -ARTIST &quot;&quot;&quot;;[.B68];&quot;&quot;&quot; -ID3V2TAG TCOM &quot;&quot;&quot;;[.C68];&quot;&quot;&quot; -GENRE &quot;&quot;&quot;;[.D68];&quot;&quot;&quot; -TITLE &quot;&quot;&quot;;[.E68];&quot;&quot;&quot; -TRACK &quot;;[.F68];&quot; &quot;&quot;&quot;;[.H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];&quot;&quot;&quot; -ARTIST &quot;&quot;&quot;;[.B69];&quot;&quot;&quot; -ID3V2TAG TCOM &quot;&quot;&quot;;[.C69];&quot;&quot;&quot; -GENRE &quot;&quot;&quot;;[.D69];&quot;&quot;&quot; -TITLE &quot;&quot;&quot;;[.E69];&quot;&quot;&quot; -TRACK &quot;;[.F69];&quot; &quot;&quot;&quot;;[.H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];&quot;&quot;&quot; -ARTIST &quot;&quot;&quot;;[.B70];&quot;&quot;&quot; -ID3V2TAG TCOM &quot;&quot;&quot;;[.C70];&quot;&quot;&quot; -GENRE &quot;&quot;&quot;;[.D70];&quot;&quot;&quot; -TITLE &quot;&quot;&quot;;[.E70];&quot;&quot;&quot; -TRACK &quot;;[.F70];&quot; &quot;&quot;&quot;;[.H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];&quot;&quot;&quot; -ARTIST &quot;&quot;&quot;;[.B71];&quot;&quot;&quot; -ID3V2TAG TCOM &quot;&quot;&quot;;[.C71];&quot;&quot;&quot; -GENRE &quot;&quot;&quot;;[.D71];&quot;&quot;&quot; -TITLE &quot;&quot;&quot;;[.E71];&quot;&quot;&quot; -TRACK &quot;;[.F71];&quot; &quot;&quot;&quot;;[.H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];&quot;&quot;&quot; -ARTIST &quot;&quot;&quot;;[.B72];&quot;&quot;&quot; -ID3V2TAG TCOM &quot;&quot;&quot;;[.C72];&quot;&quot;&quot; -GENRE &quot;&quot;&quot;;[.D72];&quot;&quot;&quot; -TITLE &quot;&quot;&quot;;[.E72];&quot;&quot;&quot; -TRACK &quot;;[.F72];&quot; &quot;&quot;&quot;;[.H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];&quot;&quot;&quot; -ARTIST &quot;&quot;&quot;;[.B73];&quot;&quot;&quot; -ID3V2TAG TCOM &quot;&quot;&quot;;[.C73];&quot;&quot;&quot; -GENRE &quot;&quot;&quot;;[.D73];&quot;&quot;&quot; -TITLE &quot;&quot;&quot;;[.E73];&quot;&quot;&quot; -TRACK &quot;;[.F73];&quot; &quot;&quot;&quot;;[.H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];&quot;&quot;&quot; -ARTIST &quot;&quot;&quot;;[.B74];&quot;&quot;&quot; -ID3V2TAG TCOM &quot;&quot;&quot;;[.C74];&quot;&quot;&quot; -GENRE &quot;&quot;&quot;;[.D74];&quot;&quot;&quot; -TITLE &quot;&quot;&quot;;[.E74];&quot;&quot;&quot; -TRACK &quot;;[.F74];&quot; &quot;&quot;&quot;;[.H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];&quot;&quot;&quot; -ARTIST &quot;&quot;&quot;;[.B75];&quot;&quot;&quot; -ID3V2TAG TCOM &quot;&quot;&quot;;[.C75];&quot;&quot;&quot; -GENRE &quot;&quot;&quot;;[.D75];&quot;&quot;&quot; -TITLE &quot;&quot;&quot;;[.E75];&quot;&quot;&quot; -TRACK &quot;;[.F75];&quot; &quot;&quot;&quot;;[.H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];&quot;&quot;&quot; -ARTIST &quot;&quot;&quot;;[.B76];&quot;&quot;&quot; -ID3V2TAG TCOM &quot;&quot;&quot;;[.C76];&quot;&quot;&quot; -GENRE &quot;&quot;&quot;;[.D76];&quot;&quot;&quot; -TITLE &quot;&quot;&quot;;[.E76];&quot;&quot;&quot; -TRACK &quot;;[.F76];&quot; &quot;&quot;&quot;;[.H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];&quot;&quot;&quot; -ARTIST &quot;&quot;&quot;;[.B77];&quot;&quot;&quot; -ID3V2TAG TCOM &quot;&quot;&quot;;[.C77];&quot;&quot;&quot; -GENRE &quot;&quot;&quot;;[.D77];&quot;&quot;&quot; -TITLE &quot;&quot;&quot;;[.E77];&quot;&quot;&quot; -TRACK &quot;;[.F77];&quot; &quot;&quot;&quot;;[.H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];&quot;&quot;&quot; -ARTIST &quot;&quot;&quot;;[.B78];&quot;&quot;&quot; -ID3V2TAG TCOM &quot;&quot;&quot;;[.C78];&quot;&quot;&quot; -GENRE &quot;&quot;&quot;;[.D78];&quot;&quot;&quot; -TITLE &quot;&quot;&quot;;[.E78];&quot;&quot;&quot; -TRACK &quot;;[.F78];&quot; &quot;&quot;&quot;;[.H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];&quot;&quot;&quot; -ARTIST &quot;&quot;&quot;;[.B79];&quot;&quot;&quot; -ID3V2TAG TCOM &quot;&quot;&quot;;[.C79];&quot;&quot;&quot; -GENRE &quot;&quot;&quot;;[.D79];&quot;&quot;&quot; -TITLE &quot;&quot;&quot;;[.E79];&quot;&quot;&quot; -TRACK &quot;;[.F79];&quot; &quot;&quot;&quot;;[.H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];&quot;&quot;&quot; -ARTIST &quot;&quot;&quot;;[.B80];&quot;&quot;&quot; -ID3V2TAG TCOM &quot;&quot;&quot;;[.C80];&quot;&quot;&quot; -GENRE &quot;&quot;&quot;;[.D80];&quot;&quot;&quot; -TITLE &quot;&quot;&quot;;[.E80];&quot;&quot;&quot; -TRACK &quot;;[.F80];&quot; &quot;&quot;&quot;;[.H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];&quot;&quot;&quot; -ARTIST &quot;&quot;&quot;;[.B81];&quot;&quot;&quot; -ID3V2TAG TCOM &quot;&quot;&quot;;[.C81];&quot;&quot;&quot; -GENRE &quot;&quot;&quot;;[.D81];&quot;&quot;&quot; -TITLE &quot;&quot;&quot;;[.E81];&quot;&quot;&quot; -TRACK &quot;;[.F81];&quot; &quot;&quot;&quot;;[.H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];&quot;&quot;&quot; -ARTIST &quot;&quot;&quot;;[.B82];&quot;&quot;&quot; -ID3V2TAG TCOM &quot;&quot;&quot;;[.C82];&quot;&quot;&quot; -GENRE &quot;&quot;&quot;;[.D82];&quot;&quot;&quot; -TITLE &quot;&quot;&quot;;[.E82];&quot;&quot;&quot; -TRACK &quot;;[.F82];&quot; &quot;&quot;&quot;;[.H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];&quot;&quot;&quot; -ARTIST &quot;&quot;&quot;;[.B83];&quot;&quot;&quot; -ID3V2TAG TCOM &quot;&quot;&quot;;[.C83];&quot;&quot;&quot; -GENRE &quot;&quot;&quot;;[.D83];&quot;&quot;&quot; -TITLE &quot;&quot;&quot;;[.E83];&quot;&quot;&quot; -TRACK &quot;;[.F83];&quot; &quot;&quot;&quot;;[.H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];&quot;&quot;&quot; -ARTIST &quot;&quot;&quot;;[.B84];&quot;&quot;&quot; -ID3V2TAG TCOM &quot;&quot;&quot;;[.C84];&quot;&quot;&quot; -GENRE &quot;&quot;&quot;;[.D84];&quot;&quot;&quot; -TITLE &quot;&quot;&quot;;[.E84];&quot;&quot;&quot; -TRACK &quot;;[.F84];&quot; &quot;&quot;&quot;;[.H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];&quot;&quot;&quot; -ARTIST &quot;&quot;&quot;;[.B85];&quot;&quot;&quot; -ID3V2TAG TCOM &quot;&quot;&quot;;[.C85];&quot;&quot;&quot; -GENRE &quot;&quot;&quot;;[.D85];&quot;&quot;&quot; -TITLE &quot;&quot;&quot;;[.E85];&quot;&quot;&quot; -TRACK &quot;;[.F85];&quot; &quot;&quot;&quot;;[.H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];&quot;&quot;&quot; -ARTIST &quot;&quot;&quot;;[.B86];&quot;&quot;&quot; -ID3V2TAG TCOM &quot;&quot;&quot;;[.C86];&quot;&quot;&quot; -GENRE &quot;&quot;&quot;;[.D86];&quot;&quot;&quot; -TITLE &quot;&quot;&quot;;[.E86];&quot;&quot;&quot; -TRACK &quot;;[.F86];&quot; &quot;&quot;&quot;;[.H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];&quot;&quot;&quot; -ARTIST &quot;&quot;&quot;;[.B87];&quot;&quot;&quot; -ID3V2TAG TCOM &quot;&quot;&quot;;[.C87];&quot;&quot;&quot; -GENRE &quot;&quot;&quot;;[.D87];&quot;&quot;&quot; -TITLE &quot;&quot;&quot;;[.E87];&quot;&quot;&quot; -TRACK &quot;;[.F87];&quot; &quot;&quot;&quot;;[.H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];&quot;&quot;&quot; -ARTIST &quot;&quot;&quot;;[.B88];&quot;&quot;&quot; -ID3V2TAG TCOM &quot;&quot;&quot;;[.C88];&quot;&quot;&quot; -GENRE &quot;&quot;&quot;;[.D88];&quot;&quot;&quot; -TITLE &quot;&quot;&quot;;[.E88];&quot;&quot;&quot; -TRACK &quot;;[.F88];&quot; &quot;&quot;&quot;;[.H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];&quot;&quot;&quot; -ARTIST &quot;&quot;&quot;;[.B89];&quot;&quot;&quot; -ID3V2TAG TCOM &quot;&quot;&quot;;[.C89];&quot;&quot;&quot; -GENRE &quot;&quot;&quot;;[.D89];&quot;&quot;&quot; -TITLE &quot;&quot;&quot;;[.E89];&quot;&quot;&quot; -TRACK &quot;;[.F89];&quot; &quot;&quot;&quot;;[.H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];&quot;&quot;&quot; -ARTIST &quot;&quot;&quot;;[.B90];&quot;&quot;&quot; -ID3V2TAG TCOM &quot;&quot;&quot;;[.C90];&quot;&quot;&quot; -GENRE &quot;&quot;&quot;;[.D90];&quot;&quot;&quot; -TITLE &quot;&quot;&quot;;[.E90];&quot;&quot;&quot; -TRACK &quot;;[.F90];&quot; &quot;&quot;&quot;;[.H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];&quot;&quot;&quot; -ARTIST &quot;&quot;&quot;;[.B91];&quot;&quot;&quot; -ID3V2TAG TCOM &quot;&quot;&quot;;[.C91];&quot;&quot;&quot; -GENRE &quot;&quot;&quot;;[.D91];&quot;&quot;&quot; -TITLE &quot;&quot;&quot;;[.E91];&quot;&quot;&quot; -TRACK &quot;;[.F91];&quot; &quot;&quot;&quot;;[.H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];&quot;&quot;&quot; -ARTIST &quot;&quot;&quot;;[.B92];&quot;&quot;&quot; -ID3V2TAG TCOM &quot;&quot;&quot;;[.C92];&quot;&quot;&quot; -GENRE &quot;&quot;&quot;;[.D92];&quot;&quot;&quot; -TITLE &quot;&quot;&quot;;[.E92];&quot;&quot;&quot; -TRACK &quot;;[.F92];&quot; &quot;&quot;&quot;;[.H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];&quot;&quot;&quot; -ARTIST &quot;&quot;&quot;;[.B93];&quot;&quot;&quot; -ID3V2TAG TCOM &quot;&quot;&quot;;[.C93];&quot;&quot;&quot; -GENRE &quot;&quot;&quot;;[.D93];&quot;&quot;&quot; -TITLE &quot;&quot;&quot;;[.E93];&quot;&quot;&quot; -TRACK &quot;;[.F93];&quot; &quot;&quot;&quot;;[.H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];&quot;&quot;&quot; -ARTIST &quot;&quot;&quot;;[.B94];&quot;&quot;&quot; -ID3V2TAG TCOM &quot;&quot;&quot;;[.C94];&quot;&quot;&quot; -GENRE &quot;&quot;&quot;;[.D94];&quot;&quot;&quot; -TITLE &quot;&quot;&quot;;[.E94];&quot;&quot;&quot; -TRACK &quot;;[.F94];&quot; &quot;&quot;&quot;;[.H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];&quot;&quot;&quot; -ARTIST &quot;&quot;&quot;;[.B95];&quot;&quot;&quot; -ID3V2TAG TCOM &quot;&quot;&quot;;[.C95];&quot;&quot;&quot; -GENRE &quot;&quot;&quot;;[.D95];&quot;&quot;&quot; -TITLE &quot;&quot;&quot;;[.E95];&quot;&quot;&quot; -TRACK &quot;;[.F95];&quot; &quot;&quot;&quot;;[.H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];&quot;&quot;&quot; -ARTIST &quot;&quot;&quot;;[.B96];&quot;&quot;&quot; -ID3V2TAG TCOM &quot;&quot;&quot;;[.C96];&quot;&quot;&quot; -GENRE &quot;&quot;&quot;;[.D96];&quot;&quot;&quot; -TITLE &quot;&quot;&quot;;[.E96];&quot;&quot;&quot; -TRACK &quot;;[.F96];&quot; &quot;&quot;&quot;;[.H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];&quot;&quot;&quot; -ARTIST &quot;&quot;&quot;;[.B97];&quot;&quot;&quot; -ID3V2TAG TCOM &quot;&quot;&quot;;[.C97];&quot;&quot;&quot; -GENRE &quot;&quot;&quot;;[.D97];&quot;&quot;&quot; -TITLE &quot;&quot;&quot;;[.E97];&quot;&quot;&quot; -TRACK &quot;;[.F97];&quot; &quot;&quot;&quot;;[.H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];&quot;&quot;&quot; -ARTIST &quot;&quot;&quot;;[.B98];&quot;&quot;&quot; -ID3V2TAG TCOM &quot;&quot;&quot;;[.C98];&quot;&quot;&quot; -GENRE &quot;&quot;&quot;;[.D98];&quot;&quot;&quot; -TITLE &quot;&quot;&quot;;[.E98];&quot;&quot;&quot; -TRACK &quot;;[.F98];&quot; &quot;&quot;&quot;;[.H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];&quot;&quot;&quot; -ARTIST &quot;&quot;&quot;;[.B99];&quot;&quot;&quot; -ID3V2TAG TCOM &quot;&quot;&quot;;[.C99];&quot;&quot;&quot; -GENRE &quot;&quot;&quot;;[.D99];&quot;&quot;&quot; -TITLE &quot;&quot;&quot;;[.E99];&quot;&quot;&quot; -TRACK &quot;;[.F99];&quot; &quot;&quot;&quot;;[.H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0];&quot;&quot;&quot; -ARTIST &quot;&quot;&quot;;[.B100];&quot;&quot;&quot; -ID3V2TAG TCOM &quot;&quot;&quot;;[.C100];&quot;&quot;&quot; -GENRE &quot;&quot;&quot;;[.D100];&quot;&quot;&quot; -TITLE &quot;&quot;&quot;;[.E100];&quot;&quot;&quot; -TRACK &quot;;[.F100];&quot; &quot;&quot;&quot;;[.H1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1];&quot;&quot;&quot; -ARTIST &quot;&quot;&quot;;[.B101];&quot;&quot;&quot; -ID3V2TAG TCOM &quot;&quot;&quot;;[.C101];&quot;&quot;&quot; -GENRE &quot;&quot;&quot;;[.D101];&quot;&quot;&quot; -TITLE &quot;&quot;&quot;;[.E101];&quot;&quot;&quot; -TRACK &quot;;[.F101];&quot; &quot;&quot;&quot;;[.H1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2];&quot;&quot;&quot; -ARTIST &quot;&quot;&quot;;[.B102];&quot;&quot;&quot; -ID3V2TAG TCOM &quot;&quot;&quot;;[.C102];&quot;&quot;&quot; -GENRE &quot;&quot;&quot;;[.D102];&quot;&quot;&quot; -TITLE &quot;&quot;&quot;;[.E102];&quot;&quot;&quot; -TRACK &quot;;[.F102];&quot; &quot;&quot;&quot;;[.H10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3];&quot;&quot;&quot; -ARTIST &quot;&quot;&quot;;[.B103];&quot;&quot;&quot; -ID3V2TAG TCOM &quot;&quot;&quot;;[.C103];&quot;&quot;&quot; -GENRE &quot;&quot;&quot;;[.D103];&quot;&quot;&quot; -TITLE &quot;&quot;&quot;;[.E103];&quot;&quot;&quot; -TRACK &quot;;[.F103];&quot; &quot;&quot;&quot;;[.H10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4];&quot;&quot;&quot; -ARTIST &quot;&quot;&quot;;[.B104];&quot;&quot;&quot; -ID3V2TAG TCOM &quot;&quot;&quot;;[.C104];&quot;&quot;&quot; -GENRE &quot;&quot;&quot;;[.D104];&quot;&quot;&quot; -TITLE &quot;&quot;&quot;;[.E104];&quot;&quot;&quot; -TRACK &quot;;[.F104];&quot; &quot;&quot;&quot;;[.H10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5];&quot;&quot;&quot; -ARTIST &quot;&quot;&quot;;[.B105];&quot;&quot;&quot; -ID3V2TAG TCOM &quot;&quot;&quot;;[.C105];&quot;&quot;&quot; -GENRE &quot;&quot;&quot;;[.D105];&quot;&quot;&quot; -TITLE &quot;&quot;&quot;;[.E105];&quot;&quot;&quot; -TRACK &quot;;[.F105];&quot; &quot;&quot;&quot;;[.H10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6];&quot;&quot;&quot; -ARTIST &quot;&quot;&quot;;[.B106];&quot;&quot;&quot; -ID3V2TAG TCOM &quot;&quot;&quot;;[.C106];&quot;&quot;&quot; -GENRE &quot;&quot;&quot;;[.D106];&quot;&quot;&quot; -TITLE &quot;&quot;&quot;;[.E106];&quot;&quot;&quot; -TRACK &quot;;[.F106];&quot; &quot;&quot;&quot;;[.H10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7];&quot;&quot;&quot; -ARTIST &quot;&quot;&quot;;[.B107];&quot;&quot;&quot; -ID3V2TAG TCOM &quot;&quot;&quot;;[.C107];&quot;&quot;&quot; -GENRE &quot;&quot;&quot;;[.D107];&quot;&quot;&quot; -TITLE &quot;&quot;&quot;;[.E107];&quot;&quot;&quot; -TRACK &quot;;[.F107];&quot; &quot;&quot;&quot;;[.H10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8];&quot;&quot;&quot; -ARTIST &quot;&quot;&quot;;[.B108];&quot;&quot;&quot; -ID3V2TAG TCOM &quot;&quot;&quot;;[.C108];&quot;&quot;&quot; -GENRE &quot;&quot;&quot;;[.D108];&quot;&quot;&quot; -TITLE &quot;&quot;&quot;;[.E108];&quot;&quot;&quot; -TRACK &quot;;[.F108];&quot; &quot;&quot;&quot;;[.H10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9];&quot;&quot;&quot; -ARTIST &quot;&quot;&quot;;[.B109];&quot;&quot;&quot; -ID3V2TAG TCOM &quot;&quot;&quot;;[.C109];&quot;&quot;&quot; -GENRE &quot;&quot;&quot;;[.D109];&quot;&quot;&quot; -TITLE &quot;&quot;&quot;;[.E109];&quot;&quot;&quot; -TRACK &quot;;[.F109];&quot; &quot;&quot;&quot;;[.H10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0];&quot;&quot;&quot; -ARTIST &quot;&quot;&quot;;[.B110];&quot;&quot;&quot; -ID3V2TAG TCOM &quot;&quot;&quot;;[.C110];&quot;&quot;&quot; -GENRE &quot;&quot;&quot;;[.D110];&quot;&quot;&quot; -TITLE &quot;&quot;&quot;;[.E110];&quot;&quot;&quot; -TRACK &quot;;[.F110];&quot; &quot;&quot;&quot;;[.H1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1];&quot;&quot;&quot; -ARTIST &quot;&quot;&quot;;[.B111];&quot;&quot;&quot; -ID3V2TAG TCOM &quot;&quot;&quot;;[.C111];&quot;&quot;&quot; -GENRE &quot;&quot;&quot;;[.D111];&quot;&quot;&quot; -TITLE &quot;&quot;&quot;;[.E111];&quot;&quot;&quot; -TRACK &quot;;[.F111];&quot; &quot;&quot;&quot;;[.H1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2];&quot;&quot;&quot; -ARTIST &quot;&quot;&quot;;[.B112];&quot;&quot;&quot; -ID3V2TAG TCOM &quot;&quot;&quot;;[.C112];&quot;&quot;&quot; -GENRE &quot;&quot;&quot;;[.D112];&quot;&quot;&quot; -TITLE &quot;&quot;&quot;;[.E112];&quot;&quot;&quot; -TRACK &quot;;[.F112];&quot; &quot;&quot;&quot;;[.H1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3];&quot;&quot;&quot; -ARTIST &quot;&quot;&quot;;[.B113];&quot;&quot;&quot; -ID3V2TAG TCOM &quot;&quot;&quot;;[.C113];&quot;&quot;&quot; -GENRE &quot;&quot;&quot;;[.D113];&quot;&quot;&quot; -TITLE &quot;&quot;&quot;;[.E113];&quot;&quot;&quot; -TRACK &quot;;[.F113];&quot; &quot;&quot;&quot;;[.H1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4];&quot;&quot;&quot; -ARTIST &quot;&quot;&quot;;[.B114];&quot;&quot;&quot; -ID3V2TAG TCOM &quot;&quot;&quot;;[.C114];&quot;&quot;&quot; -GENRE &quot;&quot;&quot;;[.D114];&quot;&quot;&quot; -TITLE &quot;&quot;&quot;;[.E114];&quot;&quot;&quot; -TRACK &quot;;[.F114];&quot; &quot;&quot;&quot;;[.H1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5];&quot;&quot;&quot; -ARTIST &quot;&quot;&quot;;[.B115];&quot;&quot;&quot; -ID3V2TAG TCOM &quot;&quot;&quot;;[.C115];&quot;&quot;&quot; -GENRE &quot;&quot;&quot;;[.D115];&quot;&quot;&quot; -TITLE &quot;&quot;&quot;;[.E115];&quot;&quot;&quot; -TRACK &quot;;[.F115];&quot; &quot;&quot;&quot;;[.H1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6];&quot;&quot;&quot; -ARTIST &quot;&quot;&quot;;[.B116];&quot;&quot;&quot; -ID3V2TAG TCOM &quot;&quot;&quot;;[.C116];&quot;&quot;&quot; -GENRE &quot;&quot;&quot;;[.D116];&quot;&quot;&quot; -TITLE &quot;&quot;&quot;;[.E116];&quot;&quot;&quot; -TRACK &quot;;[.F116];&quot; &quot;&quot;&quot;;[.H1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7];&quot;&quot;&quot; -ARTIST &quot;&quot;&quot;;[.B117];&quot;&quot;&quot; -ID3V2TAG TCOM &quot;&quot;&quot;;[.C117];&quot;&quot;&quot; -GENRE &quot;&quot;&quot;;[.D117];&quot;&quot;&quot; -TITLE &quot;&quot;&quot;;[.E117];&quot;&quot;&quot; -TRACK &quot;;[.F117];&quot; &quot;&quot;&quot;;[.H1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8];&quot;&quot;&quot; -ARTIST &quot;&quot;&quot;;[.B118];&quot;&quot;&quot; -ID3V2TAG TCOM &quot;&quot;&quot;;[.C118];&quot;&quot;&quot; -GENRE &quot;&quot;&quot;;[.D118];&quot;&quot;&quot; -TITLE &quot;&quot;&quot;;[.E118];&quot;&quot;&quot; -TRACK &quot;;[.F118];&quot; &quot;&quot;&quot;;[.H1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19];&quot;&quot;&quot; -ARTIST &quot;&quot;&quot;;[.B119];&quot;&quot;&quot; -ID3V2TAG TCOM &quot;&quot;&quot;;[.C119];&quot;&quot;&quot; -GENRE &quot;&quot;&quot;;[.D119];&quot;&quot;&quot; -TITLE &quot;&quot;&quot;;[.E119];&quot;&quot;&quot; -TRACK &quot;;[.F119];&quot; &quot;&quot;&quot;;[.H1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0];&quot;&quot;&quot; -ARTIST &quot;&quot;&quot;;[.B120];&quot;&quot;&quot; -ID3V2TAG TCOM &quot;&quot;&quot;;[.C120];&quot;&quot;&quot; -GENRE &quot;&quot;&quot;;[.D120];&quot;&quot;&quot; -TITLE &quot;&quot;&quot;;[.E120];&quot;&quot;&quot; -TRACK &quot;;[.F120];&quot; &quot;&quot;&quot;;[.H1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1];&quot;&quot;&quot; -ARTIST &quot;&quot;&quot;;[.B121];&quot;&quot;&quot; -ID3V2TAG TCOM &quot;&quot;&quot;;[.C121];&quot;&quot;&quot; -GENRE &quot;&quot;&quot;;[.D121];&quot;&quot;&quot; -TITLE &quot;&quot;&quot;;[.E121];&quot;&quot;&quot; -TRACK &quot;;[.F121];&quot; &quot;&quot;&quot;;[.H1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2];&quot;&quot;&quot; -ARTIST &quot;&quot;&quot;;[.B122];&quot;&quot;&quot; -ID3V2TAG TCOM &quot;&quot;&quot;;[.C122];&quot;&quot;&quot; -GENRE &quot;&quot;&quot;;[.D122];&quot;&quot;&quot; -TITLE &quot;&quot;&quot;;[.E122];&quot;&quot;&quot; -TRACK &quot;;[.F122];&quot; &quot;&quot;&quot;;[.H1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3];&quot;&quot;&quot; -ARTIST &quot;&quot;&quot;;[.B123];&quot;&quot;&quot; -ID3V2TAG TCOM &quot;&quot;&quot;;[.C123];&quot;&quot;&quot; -GENRE &quot;&quot;&quot;;[.D123];&quot;&quot;&quot; -TITLE &quot;&quot;&quot;;[.E123];&quot;&quot;&quot; -TRACK &quot;;[.F123];&quot; &quot;&quot;&quot;;[.H1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4];&quot;&quot;&quot; -ARTIST &quot;&quot;&quot;;[.B124];&quot;&quot;&quot; -ID3V2TAG TCOM &quot;&quot;&quot;;[.C124];&quot;&quot;&quot; -GENRE &quot;&quot;&quot;;[.D124];&quot;&quot;&quot; -TITLE &quot;&quot;&quot;;[.E124];&quot;&quot;&quot; -TRACK &quot;;[.F124];&quot; &quot;&quot;&quot;;[.H1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5];&quot;&quot;&quot; -ARTIST &quot;&quot;&quot;;[.B125];&quot;&quot;&quot; -ID3V2TAG TCOM &quot;&quot;&quot;;[.C125];&quot;&quot;&quot; -GENRE &quot;&quot;&quot;;[.D125];&quot;&quot;&quot; -TITLE &quot;&quot;&quot;;[.E125];&quot;&quot;&quot; -TRACK &quot;;[.F125];&quot; &quot;&quot;&quot;;[.H1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6];&quot;&quot;&quot; -ARTIST &quot;&quot;&quot;;[.B126];&quot;&quot;&quot; -ID3V2TAG TCOM &quot;&quot;&quot;;[.C126];&quot;&quot;&quot; -GENRE &quot;&quot;&quot;;[.D126];&quot;&quot;&quot; -TITLE &quot;&quot;&quot;;[.E126];&quot;&quot;&quot; -TRACK &quot;;[.F126];&quot; &quot;&quot;&quot;;[.H1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7];&quot;&quot;&quot; -ARTIST &quot;&quot;&quot;;[.B127];&quot;&quot;&quot; -ID3V2TAG TCOM &quot;&quot;&quot;;[.C127];&quot;&quot;&quot; -GENRE &quot;&quot;&quot;;[.D127];&quot;&quot;&quot; -TITLE &quot;&quot;&quot;;[.E127];&quot;&quot;&quot; -TRACK &quot;;[.F127];&quot; &quot;&quot;&quot;;[.H1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8];&quot;&quot;&quot; -ARTIST &quot;&quot;&quot;;[.B128];&quot;&quot;&quot; -ID3V2TAG TCOM &quot;&quot;&quot;;[.C128];&quot;&quot;&quot; -GENRE &quot;&quot;&quot;;[.D128];&quot;&quot;&quot; -TITLE &quot;&quot;&quot;;[.E128];&quot;&quot;&quot; -TRACK &quot;;[.F128];&quot; &quot;&quot;&quot;;[.H1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29];&quot;&quot;&quot; -ARTIST &quot;&quot;&quot;;[.B129];&quot;&quot;&quot; -ID3V2TAG TCOM &quot;&quot;&quot;;[.C129];&quot;&quot;&quot; -GENRE &quot;&quot;&quot;;[.D129];&quot;&quot;&quot; -TITLE &quot;&quot;&quot;;[.E129];&quot;&quot;&quot; -TRACK &quot;;[.F129];&quot; &quot;&quot;&quot;;[.H1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0];&quot;&quot;&quot; -ARTIST &quot;&quot;&quot;;[.B130];&quot;&quot;&quot; -ID3V2TAG TCOM &quot;&quot;&quot;;[.C130];&quot;&quot;&quot; -GENRE &quot;&quot;&quot;;[.D130];&quot;&quot;&quot; -TITLE &quot;&quot;&quot;;[.E130];&quot;&quot;&quot; -TRACK &quot;;[.F130];&quot; &quot;&quot;&quot;;[.H1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1];&quot;&quot;&quot; -ARTIST &quot;&quot;&quot;;[.B131];&quot;&quot;&quot; -ID3V2TAG TCOM &quot;&quot;&quot;;[.C131];&quot;&quot;&quot; -GENRE &quot;&quot;&quot;;[.D131];&quot;&quot;&quot; -TITLE &quot;&quot;&quot;;[.E131];&quot;&quot;&quot; -TRACK &quot;;[.F131];&quot; &quot;&quot;&quot;;[.H1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2];&quot;&quot;&quot; -ARTIST &quot;&quot;&quot;;[.B132];&quot;&quot;&quot; -ID3V2TAG TCOM &quot;&quot;&quot;;[.C132];&quot;&quot;&quot; -GENRE &quot;&quot;&quot;;[.D132];&quot;&quot;&quot; -TITLE &quot;&quot;&quot;;[.E132];&quot;&quot;&quot; -TRACK &quot;;[.F132];&quot; &quot;&quot;&quot;;[.H1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3];&quot;&quot;&quot; -ARTIST &quot;&quot;&quot;;[.B133];&quot;&quot;&quot; -ID3V2TAG TCOM &quot;&quot;&quot;;[.C133];&quot;&quot;&quot; -GENRE &quot;&quot;&quot;;[.D133];&quot;&quot;&quot; -TITLE &quot;&quot;&quot;;[.E133];&quot;&quot;&quot; -TRACK &quot;;[.F133];&quot; &quot;&quot;&quot;;[.H1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4];&quot;&quot;&quot; -ARTIST &quot;&quot;&quot;;[.B134];&quot;&quot;&quot; -ID3V2TAG TCOM &quot;&quot;&quot;;[.C134];&quot;&quot;&quot; -GENRE &quot;&quot;&quot;;[.D134];&quot;&quot;&quot; -TITLE &quot;&quot;&quot;;[.E134];&quot;&quot;&quot; -TRACK &quot;;[.F134];&quot; &quot;&quot;&quot;;[.H1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5];&quot;&quot;&quot; -ARTIST &quot;&quot;&quot;;[.B135];&quot;&quot;&quot; -ID3V2TAG TCOM &quot;&quot;&quot;;[.C135];&quot;&quot;&quot; -GENRE &quot;&quot;&quot;;[.D135];&quot;&quot;&quot; -TITLE &quot;&quot;&quot;;[.E135];&quot;&quot;&quot; -TRACK &quot;;[.F135];&quot; &quot;&quot;&quot;;[.H1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6];&quot;&quot;&quot; -ARTIST &quot;&quot;&quot;;[.B136];&quot;&quot;&quot; -ID3V2TAG TCOM &quot;&quot;&quot;;[.C136];&quot;&quot;&quot; -GENRE &quot;&quot;&quot;;[.D136];&quot;&quot;&quot; -TITLE &quot;&quot;&quot;;[.E136];&quot;&quot;&quot; -TRACK &quot;;[.F136];&quot; &quot;&quot;&quot;;[.H1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7];&quot;&quot;&quot; -ARTIST &quot;&quot;&quot;;[.B137];&quot;&quot;&quot; -ID3V2TAG TCOM &quot;&quot;&quot;;[.C137];&quot;&quot;&quot; -GENRE &quot;&quot;&quot;;[.D137];&quot;&quot;&quot; -TITLE &quot;&quot;&quot;;[.E137];&quot;&quot;&quot; -TRACK &quot;;[.F137];&quot; &quot;&quot;&quot;;[.H1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8];&quot;&quot;&quot; -ARTIST &quot;&quot;&quot;;[.B138];&quot;&quot;&quot; -ID3V2TAG TCOM &quot;&quot;&quot;;[.C138];&quot;&quot;&quot; -GENRE &quot;&quot;&quot;;[.D138];&quot;&quot;&quot; -TITLE &quot;&quot;&quot;;[.E138];&quot;&quot;&quot; -TRACK &quot;;[.F138];&quot; &quot;&quot;&quot;;[.H1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39];&quot;&quot;&quot; -ARTIST &quot;&quot;&quot;;[.B139];&quot;&quot;&quot; -ID3V2TAG TCOM &quot;&quot;&quot;;[.C139];&quot;&quot;&quot; -GENRE &quot;&quot;&quot;;[.D139];&quot;&quot;&quot; -TITLE &quot;&quot;&quot;;[.E139];&quot;&quot;&quot; -TRACK &quot;;[.F139];&quot; &quot;&quot;&quot;;[.H1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0];&quot;&quot;&quot; -ARTIST &quot;&quot;&quot;;[.B140];&quot;&quot;&quot; -ID3V2TAG TCOM &quot;&quot;&quot;;[.C140];&quot;&quot;&quot; -GENRE &quot;&quot;&quot;;[.D140];&quot;&quot;&quot; -TITLE &quot;&quot;&quot;;[.E140];&quot;&quot;&quot; -TRACK &quot;;[.F140];&quot; &quot;&quot;&quot;;[.H1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1];&quot;&quot;&quot; -ARTIST &quot;&quot;&quot;;[.B141];&quot;&quot;&quot; -ID3V2TAG TCOM &quot;&quot;&quot;;[.C141];&quot;&quot;&quot; -GENRE &quot;&quot;&quot;;[.D141];&quot;&quot;&quot; -TITLE &quot;&quot;&quot;;[.E141];&quot;&quot;&quot; -TRACK &quot;;[.F141];&quot; &quot;&quot;&quot;;[.H1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2];&quot;&quot;&quot; -ARTIST &quot;&quot;&quot;;[.B142];&quot;&quot;&quot; -ID3V2TAG TCOM &quot;&quot;&quot;;[.C142];&quot;&quot;&quot; -GENRE &quot;&quot;&quot;;[.D142];&quot;&quot;&quot; -TITLE &quot;&quot;&quot;;[.E142];&quot;&quot;&quot; -TRACK &quot;;[.F142];&quot; &quot;&quot;&quot;;[.H1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3];&quot;&quot;&quot; -ARTIST &quot;&quot;&quot;;[.B143];&quot;&quot;&quot; -ID3V2TAG TCOM &quot;&quot;&quot;;[.C143];&quot;&quot;&quot; -GENRE &quot;&quot;&quot;;[.D143];&quot;&quot;&quot; -TITLE &quot;&quot;&quot;;[.E143];&quot;&quot;&quot; -TRACK &quot;;[.F143];&quot; &quot;&quot;&quot;;[.H1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4];&quot;&quot;&quot; -ARTIST &quot;&quot;&quot;;[.B144];&quot;&quot;&quot; -ID3V2TAG TCOM &quot;&quot;&quot;;[.C144];&quot;&quot;&quot; -GENRE &quot;&quot;&quot;;[.D144];&quot;&quot;&quot; -TITLE &quot;&quot;&quot;;[.E144];&quot;&quot;&quot; -TRACK &quot;;[.F144];&quot; &quot;&quot;&quot;;[.H1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5];&quot;&quot;&quot; -ARTIST &quot;&quot;&quot;;[.B145];&quot;&quot;&quot; -ID3V2TAG TCOM &quot;&quot;&quot;;[.C145];&quot;&quot;&quot; -GENRE &quot;&quot;&quot;;[.D145];&quot;&quot;&quot; -TITLE &quot;&quot;&quot;;[.E145];&quot;&quot;&quot; -TRACK &quot;;[.F145];&quot; &quot;&quot;&quot;;[.H1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6];&quot;&quot;&quot; -ARTIST &quot;&quot;&quot;;[.B146];&quot;&quot;&quot; -ID3V2TAG TCOM &quot;&quot;&quot;;[.C146];&quot;&quot;&quot; -GENRE &quot;&quot;&quot;;[.D146];&quot;&quot;&quot; -TITLE &quot;&quot;&quot;;[.E146];&quot;&quot;&quot; -TRACK &quot;;[.F146];&quot; &quot;&quot;&quot;;[.H1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7];&quot;&quot;&quot; -ARTIST &quot;&quot;&quot;;[.B147];&quot;&quot;&quot; -ID3V2TAG TCOM &quot;&quot;&quot;;[.C147];&quot;&quot;&quot; -GENRE &quot;&quot;&quot;;[.D147];&quot;&quot;&quot; -TITLE &quot;&quot;&quot;;[.E147];&quot;&quot;&quot; -TRACK &quot;;[.F147];&quot; &quot;&quot;&quot;;[.H1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8];&quot;&quot;&quot; -ARTIST &quot;&quot;&quot;;[.B148];&quot;&quot;&quot; -ID3V2TAG TCOM &quot;&quot;&quot;;[.C148];&quot;&quot;&quot; -GENRE &quot;&quot;&quot;;[.D148];&quot;&quot;&quot; -TITLE &quot;&quot;&quot;;[.E148];&quot;&quot;&quot; -TRACK &quot;;[.F148];&quot; &quot;&quot;&quot;;[.H1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49];&quot;&quot;&quot; -ARTIST &quot;&quot;&quot;;[.B149];&quot;&quot;&quot; -ID3V2TAG TCOM &quot;&quot;&quot;;[.C149];&quot;&quot;&quot; -GENRE &quot;&quot;&quot;;[.D149];&quot;&quot;&quot; -TITLE &quot;&quot;&quot;;[.E149];&quot;&quot;&quot; -TRACK &quot;;[.F149];&quot; &quot;&quot;&quot;;[.H1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0];&quot;&quot;&quot; -ARTIST &quot;&quot;&quot;;[.B150];&quot;&quot;&quot; -ID3V2TAG TCOM &quot;&quot;&quot;;[.C150];&quot;&quot;&quot; -GENRE &quot;&quot;&quot;;[.D150];&quot;&quot;&quot; -TITLE &quot;&quot;&quot;;[.E150];&quot;&quot;&quot; -TRACK &quot;;[.F150];&quot; &quot;&quot;&quot;;[.H1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1];&quot;&quot;&quot; -ARTIST &quot;&quot;&quot;;[.B151];&quot;&quot;&quot; -ID3V2TAG TCOM &quot;&quot;&quot;;[.C151];&quot;&quot;&quot; -GENRE &quot;&quot;&quot;;[.D151];&quot;&quot;&quot; -TITLE &quot;&quot;&quot;;[.E151];&quot;&quot;&quot; -TRACK &quot;;[.F151];&quot; &quot;&quot;&quot;;[.H1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2];&quot;&quot;&quot; -ARTIST &quot;&quot;&quot;;[.B152];&quot;&quot;&quot; -ID3V2TAG TCOM &quot;&quot;&quot;;[.C152];&quot;&quot;&quot; -GENRE &quot;&quot;&quot;;[.D152];&quot;&quot;&quot; -TITLE &quot;&quot;&quot;;[.E152];&quot;&quot;&quot; -TRACK &quot;;[.F152];&quot; &quot;&quot;&quot;;[.H1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3];&quot;&quot;&quot; -ARTIST &quot;&quot;&quot;;[.B153];&quot;&quot;&quot; -ID3V2TAG TCOM &quot;&quot;&quot;;[.C153];&quot;&quot;&quot; -GENRE &quot;&quot;&quot;;[.D153];&quot;&quot;&quot; -TITLE &quot;&quot;&quot;;[.E153];&quot;&quot;&quot; -TRACK &quot;;[.F153];&quot; &quot;&quot;&quot;;[.H1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4];&quot;&quot;&quot; -ARTIST &quot;&quot;&quot;;[.B154];&quot;&quot;&quot; -ID3V2TAG TCOM &quot;&quot;&quot;;[.C154];&quot;&quot;&quot; -GENRE &quot;&quot;&quot;;[.D154];&quot;&quot;&quot; -TITLE &quot;&quot;&quot;;[.E154];&quot;&quot;&quot; -TRACK &quot;;[.F154];&quot; &quot;&quot;&quot;;[.H1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5];&quot;&quot;&quot; -ARTIST &quot;&quot;&quot;;[.B155];&quot;&quot;&quot; -ID3V2TAG TCOM &quot;&quot;&quot;;[.C155];&quot;&quot;&quot; -GENRE &quot;&quot;&quot;;[.D155];&quot;&quot;&quot; -TITLE &quot;&quot;&quot;;[.E155];&quot;&quot;&quot; -TRACK &quot;;[.F155];&quot; &quot;&quot;&quot;;[.H1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6];&quot;&quot;&quot; -ARTIST &quot;&quot;&quot;;[.B156];&quot;&quot;&quot; -ID3V2TAG TCOM &quot;&quot;&quot;;[.C156];&quot;&quot;&quot; -GENRE &quot;&quot;&quot;;[.D156];&quot;&quot;&quot; -TITLE &quot;&quot;&quot;;[.E156];&quot;&quot;&quot; -TRACK &quot;;[.F156];&quot; &quot;&quot;&quot;;[.H1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7];&quot;&quot;&quot; -ARTIST &quot;&quot;&quot;;[.B157];&quot;&quot;&quot; -ID3V2TAG TCOM &quot;&quot;&quot;;[.C157];&quot;&quot;&quot; -GENRE &quot;&quot;&quot;;[.D157];&quot;&quot;&quot; -TITLE &quot;&quot;&quot;;[.E157];&quot;&quot;&quot; -TRACK &quot;;[.F157];&quot; &quot;&quot;&quot;;[.H1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8];&quot;&quot;&quot; -ARTIST &quot;&quot;&quot;;[.B158];&quot;&quot;&quot; -ID3V2TAG TCOM &quot;&quot;&quot;;[.C158];&quot;&quot;&quot; -GENRE &quot;&quot;&quot;;[.D158];&quot;&quot;&quot; -TITLE &quot;&quot;&quot;;[.E158];&quot;&quot;&quot; -TRACK &quot;;[.F158];&quot; &quot;&quot;&quot;;[.H1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59];&quot;&quot;&quot; -ARTIST &quot;&quot;&quot;;[.B159];&quot;&quot;&quot; -ID3V2TAG TCOM &quot;&quot;&quot;;[.C159];&quot;&quot;&quot; -GENRE &quot;&quot;&quot;;[.D159];&quot;&quot;&quot; -TITLE &quot;&quot;&quot;;[.E159];&quot;&quot;&quot; -TRACK &quot;;[.F159];&quot; &quot;&quot;&quot;;[.H1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0];&quot;&quot;&quot; -ARTIST &quot;&quot;&quot;;[.B160];&quot;&quot;&quot; -ID3V2TAG TCOM &quot;&quot;&quot;;[.C160];&quot;&quot;&quot; -GENRE &quot;&quot;&quot;;[.D160];&quot;&quot;&quot; -TITLE &quot;&quot;&quot;;[.E160];&quot;&quot;&quot; -TRACK &quot;;[.F160];&quot; &quot;&quot;&quot;;[.H1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1];&quot;&quot;&quot; -ARTIST &quot;&quot;&quot;;[.B161];&quot;&quot;&quot; -ID3V2TAG TCOM &quot;&quot;&quot;;[.C161];&quot;&quot;&quot; -GENRE &quot;&quot;&quot;;[.D161];&quot;&quot;&quot; -TITLE &quot;&quot;&quot;;[.E161];&quot;&quot;&quot; -TRACK &quot;;[.F161];&quot; &quot;&quot;&quot;;[.H1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2];&quot;&quot;&quot; -ARTIST &quot;&quot;&quot;;[.B162];&quot;&quot;&quot; -ID3V2TAG TCOM &quot;&quot;&quot;;[.C162];&quot;&quot;&quot; -GENRE &quot;&quot;&quot;;[.D162];&quot;&quot;&quot; -TITLE &quot;&quot;&quot;;[.E162];&quot;&quot;&quot; -TRACK &quot;;[.F162];&quot; &quot;&quot;&quot;;[.H1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3];&quot;&quot;&quot; -ARTIST &quot;&quot;&quot;;[.B163];&quot;&quot;&quot; -ID3V2TAG TCOM &quot;&quot;&quot;;[.C163];&quot;&quot;&quot; -GENRE &quot;&quot;&quot;;[.D163];&quot;&quot;&quot; -TITLE &quot;&quot;&quot;;[.E163];&quot;&quot;&quot; -TRACK &quot;;[.F163];&quot; &quot;&quot;&quot;;[.H1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4];&quot;&quot;&quot; -ARTIST &quot;&quot;&quot;;[.B164];&quot;&quot;&quot; -ID3V2TAG TCOM &quot;&quot;&quot;;[.C164];&quot;&quot;&quot; -GENRE &quot;&quot;&quot;;[.D164];&quot;&quot;&quot; -TITLE &quot;&quot;&quot;;[.E164];&quot;&quot;&quot; -TRACK &quot;;[.F164];&quot; &quot;&quot;&quot;;[.H1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5];&quot;&quot;&quot; -ARTIST &quot;&quot;&quot;;[.B165];&quot;&quot;&quot; -ID3V2TAG TCOM &quot;&quot;&quot;;[.C165];&quot;&quot;&quot; -GENRE &quot;&quot;&quot;;[.D165];&quot;&quot;&quot; -TITLE &quot;&quot;&quot;;[.E165];&quot;&quot;&quot; -TRACK &quot;;[.F165];&quot; &quot;&quot;&quot;;[.H1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6];&quot;&quot;&quot; -ARTIST &quot;&quot;&quot;;[.B166];&quot;&quot;&quot; -ID3V2TAG TCOM &quot;&quot;&quot;;[.C166];&quot;&quot;&quot; -GENRE &quot;&quot;&quot;;[.D166];&quot;&quot;&quot; -TITLE &quot;&quot;&quot;;[.E166];&quot;&quot;&quot; -TRACK &quot;;[.F166];&quot; &quot;&quot;&quot;;[.H1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7];&quot;&quot;&quot; -ARTIST &quot;&quot;&quot;;[.B167];&quot;&quot;&quot; -ID3V2TAG TCOM &quot;&quot;&quot;;[.C167];&quot;&quot;&quot; -GENRE &quot;&quot;&quot;;[.D167];&quot;&quot;&quot; -TITLE &quot;&quot;&quot;;[.E167];&quot;&quot;&quot; -TRACK &quot;;[.F167];&quot; &quot;&quot;&quot;;[.H1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8];&quot;&quot;&quot; -ARTIST &quot;&quot;&quot;;[.B168];&quot;&quot;&quot; -ID3V2TAG TCOM &quot;&quot;&quot;;[.C168];&quot;&quot;&quot; -GENRE &quot;&quot;&quot;;[.D168];&quot;&quot;&quot; -TITLE &quot;&quot;&quot;;[.E168];&quot;&quot;&quot; -TRACK &quot;;[.F168];&quot; &quot;&quot;&quot;;[.H1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69];&quot;&quot;&quot; -ARTIST &quot;&quot;&quot;;[.B169];&quot;&quot;&quot; -ID3V2TAG TCOM &quot;&quot;&quot;;[.C169];&quot;&quot;&quot; -GENRE &quot;&quot;&quot;;[.D169];&quot;&quot;&quot; -TITLE &quot;&quot;&quot;;[.E169];&quot;&quot;&quot; -TRACK &quot;;[.F169];&quot; &quot;&quot;&quot;;[.H1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0];&quot;&quot;&quot; -ARTIST &quot;&quot;&quot;;[.B170];&quot;&quot;&quot; -ID3V2TAG TCOM &quot;&quot;&quot;;[.C170];&quot;&quot;&quot; -GENRE &quot;&quot;&quot;;[.D170];&quot;&quot;&quot; -TITLE &quot;&quot;&quot;;[.E170];&quot;&quot;&quot; -TRACK &quot;;[.F170];&quot; &quot;&quot;&quot;;[.H1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1];&quot;&quot;&quot; -ARTIST &quot;&quot;&quot;;[.B171];&quot;&quot;&quot; -ID3V2TAG TCOM &quot;&quot;&quot;;[.C171];&quot;&quot;&quot; -GENRE &quot;&quot;&quot;;[.D171];&quot;&quot;&quot; -TITLE &quot;&quot;&quot;;[.E171];&quot;&quot;&quot; -TRACK &quot;;[.F171];&quot; &quot;&quot;&quot;;[.H1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2];&quot;&quot;&quot; -ARTIST &quot;&quot;&quot;;[.B172];&quot;&quot;&quot; -ID3V2TAG TCOM &quot;&quot;&quot;;[.C172];&quot;&quot;&quot; -GENRE &quot;&quot;&quot;;[.D172];&quot;&quot;&quot; -TITLE &quot;&quot;&quot;;[.E172];&quot;&quot;&quot; -TRACK &quot;;[.F172];&quot; &quot;&quot;&quot;;[.H1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3];&quot;&quot;&quot; -ARTIST &quot;&quot;&quot;;[.B173];&quot;&quot;&quot; -ID3V2TAG TCOM &quot;&quot;&quot;;[.C173];&quot;&quot;&quot; -GENRE &quot;&quot;&quot;;[.D173];&quot;&quot;&quot; -TITLE &quot;&quot;&quot;;[.E173];&quot;&quot;&quot; -TRACK &quot;;[.F173];&quot; &quot;&quot;&quot;;[.H1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4];&quot;&quot;&quot; -ARTIST &quot;&quot;&quot;;[.B174];&quot;&quot;&quot; -ID3V2TAG TCOM &quot;&quot;&quot;;[.C174];&quot;&quot;&quot; -GENRE &quot;&quot;&quot;;[.D174];&quot;&quot;&quot; -TITLE &quot;&quot;&quot;;[.E174];&quot;&quot;&quot; -TRACK &quot;;[.F174];&quot; &quot;&quot;&quot;;[.H1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5];&quot;&quot;&quot; -ARTIST &quot;&quot;&quot;;[.B175];&quot;&quot;&quot; -ID3V2TAG TCOM &quot;&quot;&quot;;[.C175];&quot;&quot;&quot; -GENRE &quot;&quot;&quot;;[.D175];&quot;&quot;&quot; -TITLE &quot;&quot;&quot;;[.E175];&quot;&quot;&quot; -TRACK &quot;;[.F175];&quot; &quot;&quot;&quot;;[.H1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6];&quot;&quot;&quot; -ARTIST &quot;&quot;&quot;;[.B176];&quot;&quot;&quot; -ID3V2TAG TCOM &quot;&quot;&quot;;[.C176];&quot;&quot;&quot; -GENRE &quot;&quot;&quot;;[.D176];&quot;&quot;&quot; -TITLE &quot;&quot;&quot;;[.E176];&quot;&quot;&quot; -TRACK &quot;;[.F176];&quot; &quot;&quot;&quot;;[.H1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7];&quot;&quot;&quot; -ARTIST &quot;&quot;&quot;;[.B177];&quot;&quot;&quot; -ID3V2TAG TCOM &quot;&quot;&quot;;[.C177];&quot;&quot;&quot; -GENRE &quot;&quot;&quot;;[.D177];&quot;&quot;&quot; -TITLE &quot;&quot;&quot;;[.E177];&quot;&quot;&quot; -TRACK &quot;;[.F177];&quot; &quot;&quot;&quot;;[.H1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8];&quot;&quot;&quot; -ARTIST &quot;&quot;&quot;;[.B178];&quot;&quot;&quot; -ID3V2TAG TCOM &quot;&quot;&quot;;[.C178];&quot;&quot;&quot; -GENRE &quot;&quot;&quot;;[.D178];&quot;&quot;&quot; -TITLE &quot;&quot;&quot;;[.E178];&quot;&quot;&quot; -TRACK &quot;;[.F178];&quot; &quot;&quot;&quot;;[.H1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79];&quot;&quot;&quot; -ARTIST &quot;&quot;&quot;;[.B179];&quot;&quot;&quot; -ID3V2TAG TCOM &quot;&quot;&quot;;[.C179];&quot;&quot;&quot; -GENRE &quot;&quot;&quot;;[.D179];&quot;&quot;&quot; -TITLE &quot;&quot;&quot;;[.E179];&quot;&quot;&quot; -TRACK &quot;;[.F179];&quot; &quot;&quot;&quot;;[.H1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0];&quot;&quot;&quot; -ARTIST &quot;&quot;&quot;;[.B180];&quot;&quot;&quot; -ID3V2TAG TCOM &quot;&quot;&quot;;[.C180];&quot;&quot;&quot; -GENRE &quot;&quot;&quot;;[.D180];&quot;&quot;&quot; -TITLE &quot;&quot;&quot;;[.E180];&quot;&quot;&quot; -TRACK &quot;;[.F180];&quot; &quot;&quot;&quot;;[.H1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1];&quot;&quot;&quot; -ARTIST &quot;&quot;&quot;;[.B181];&quot;&quot;&quot; -ID3V2TAG TCOM &quot;&quot;&quot;;[.C181];&quot;&quot;&quot; -GENRE &quot;&quot;&quot;;[.D181];&quot;&quot;&quot; -TITLE &quot;&quot;&quot;;[.E181];&quot;&quot;&quot; -TRACK &quot;;[.F181];&quot; &quot;&quot;&quot;;[.H1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2];&quot;&quot;&quot; -ARTIST &quot;&quot;&quot;;[.B182];&quot;&quot;&quot; -ID3V2TAG TCOM &quot;&quot;&quot;;[.C182];&quot;&quot;&quot; -GENRE &quot;&quot;&quot;;[.D182];&quot;&quot;&quot; -TITLE &quot;&quot;&quot;;[.E182];&quot;&quot;&quot; -TRACK &quot;;[.F182];&quot; &quot;&quot;&quot;;[.H1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3];&quot;&quot;&quot; -ARTIST &quot;&quot;&quot;;[.B183];&quot;&quot;&quot; -ID3V2TAG TCOM &quot;&quot;&quot;;[.C183];&quot;&quot;&quot; -GENRE &quot;&quot;&quot;;[.D183];&quot;&quot;&quot; -TITLE &quot;&quot;&quot;;[.E183];&quot;&quot;&quot; -TRACK &quot;;[.F183];&quot; &quot;&quot;&quot;;[.H1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4];&quot;&quot;&quot; -ARTIST &quot;&quot;&quot;;[.B184];&quot;&quot;&quot; -ID3V2TAG TCOM &quot;&quot;&quot;;[.C184];&quot;&quot;&quot; -GENRE &quot;&quot;&quot;;[.D184];&quot;&quot;&quot; -TITLE &quot;&quot;&quot;;[.E184];&quot;&quot;&quot; -TRACK &quot;;[.F184];&quot; &quot;&quot;&quot;;[.H1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5];&quot;&quot;&quot; -ARTIST &quot;&quot;&quot;;[.B185];&quot;&quot;&quot; -ID3V2TAG TCOM &quot;&quot;&quot;;[.C185];&quot;&quot;&quot; -GENRE &quot;&quot;&quot;;[.D185];&quot;&quot;&quot; -TITLE &quot;&quot;&quot;;[.E185];&quot;&quot;&quot; -TRACK &quot;;[.F185];&quot; &quot;&quot;&quot;;[.H1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6];&quot;&quot;&quot; -ARTIST &quot;&quot;&quot;;[.B186];&quot;&quot;&quot; -ID3V2TAG TCOM &quot;&quot;&quot;;[.C186];&quot;&quot;&quot; -GENRE &quot;&quot;&quot;;[.D186];&quot;&quot;&quot; -TITLE &quot;&quot;&quot;;[.E186];&quot;&quot;&quot; -TRACK &quot;;[.F186];&quot; &quot;&quot;&quot;;[.H1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7];&quot;&quot;&quot; -ARTIST &quot;&quot;&quot;;[.B187];&quot;&quot;&quot; -ID3V2TAG TCOM &quot;&quot;&quot;;[.C187];&quot;&quot;&quot; -GENRE &quot;&quot;&quot;;[.D187];&quot;&quot;&quot; -TITLE &quot;&quot;&quot;;[.E187];&quot;&quot;&quot; -TRACK &quot;;[.F187];&quot; &quot;&quot;&quot;;[.H1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8];&quot;&quot;&quot; -ARTIST &quot;&quot;&quot;;[.B188];&quot;&quot;&quot; -ID3V2TAG TCOM &quot;&quot;&quot;;[.C188];&quot;&quot;&quot; -GENRE &quot;&quot;&quot;;[.D188];&quot;&quot;&quot; -TITLE &quot;&quot;&quot;;[.E188];&quot;&quot;&quot; -TRACK &quot;;[.F188];&quot; &quot;&quot;&quot;;[.H1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89];&quot;&quot;&quot; -ARTIST &quot;&quot;&quot;;[.B189];&quot;&quot;&quot; -ID3V2TAG TCOM &quot;&quot;&quot;;[.C189];&quot;&quot;&quot; -GENRE &quot;&quot;&quot;;[.D189];&quot;&quot;&quot; -TITLE &quot;&quot;&quot;;[.E189];&quot;&quot;&quot; -TRACK &quot;;[.F189];&quot; &quot;&quot;&quot;;[.H1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0];&quot;&quot;&quot; -ARTIST &quot;&quot;&quot;;[.B190];&quot;&quot;&quot; -ID3V2TAG TCOM &quot;&quot;&quot;;[.C190];&quot;&quot;&quot; -GENRE &quot;&quot;&quot;;[.D190];&quot;&quot;&quot; -TITLE &quot;&quot;&quot;;[.E190];&quot;&quot;&quot; -TRACK &quot;;[.F190];&quot; &quot;&quot;&quot;;[.H1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1];&quot;&quot;&quot; -ARTIST &quot;&quot;&quot;;[.B191];&quot;&quot;&quot; -ID3V2TAG TCOM &quot;&quot;&quot;;[.C191];&quot;&quot;&quot; -GENRE &quot;&quot;&quot;;[.D191];&quot;&quot;&quot; -TITLE &quot;&quot;&quot;;[.E191];&quot;&quot;&quot; -TRACK &quot;;[.F191];&quot; &quot;&quot;&quot;;[.H1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2];&quot;&quot;&quot; -ARTIST &quot;&quot;&quot;;[.B192];&quot;&quot;&quot; -ID3V2TAG TCOM &quot;&quot;&quot;;[.C192];&quot;&quot;&quot; -GENRE &quot;&quot;&quot;;[.D192];&quot;&quot;&quot; -TITLE &quot;&quot;&quot;;[.E192];&quot;&quot;&quot; -TRACK &quot;;[.F192];&quot; &quot;&quot;&quot;;[.H1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3];&quot;&quot;&quot; -ARTIST &quot;&quot;&quot;;[.B193];&quot;&quot;&quot; -ID3V2TAG TCOM &quot;&quot;&quot;;[.C193];&quot;&quot;&quot; -GENRE &quot;&quot;&quot;;[.D193];&quot;&quot;&quot; -TITLE &quot;&quot;&quot;;[.E193];&quot;&quot;&quot; -TRACK &quot;;[.F193];&quot; &quot;&quot;&quot;;[.H1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4];&quot;&quot;&quot; -ARTIST &quot;&quot;&quot;;[.B194];&quot;&quot;&quot; -ID3V2TAG TCOM &quot;&quot;&quot;;[.C194];&quot;&quot;&quot; -GENRE &quot;&quot;&quot;;[.D194];&quot;&quot;&quot; -TITLE &quot;&quot;&quot;;[.E194];&quot;&quot;&quot; -TRACK &quot;;[.F194];&quot; &quot;&quot;&quot;;[.H1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5];&quot;&quot;&quot; -ARTIST &quot;&quot;&quot;;[.B195];&quot;&quot;&quot; -ID3V2TAG TCOM &quot;&quot;&quot;;[.C195];&quot;&quot;&quot; -GENRE &quot;&quot;&quot;;[.D195];&quot;&quot;&quot; -TITLE &quot;&quot;&quot;;[.E195];&quot;&quot;&quot; -TRACK &quot;;[.F195];&quot; &quot;&quot;&quot;;[.H1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6];&quot;&quot;&quot; -ARTIST &quot;&quot;&quot;;[.B196];&quot;&quot;&quot; -ID3V2TAG TCOM &quot;&quot;&quot;;[.C196];&quot;&quot;&quot; -GENRE &quot;&quot;&quot;;[.D196];&quot;&quot;&quot; -TITLE &quot;&quot;&quot;;[.E196];&quot;&quot;&quot; -TRACK &quot;;[.F196];&quot; &quot;&quot;&quot;;[.H1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7];&quot;&quot;&quot; -ARTIST &quot;&quot;&quot;;[.B197];&quot;&quot;&quot; -ID3V2TAG TCOM &quot;&quot;&quot;;[.C197];&quot;&quot;&quot; -GENRE &quot;&quot;&quot;;[.D197];&quot;&quot;&quot; -TITLE &quot;&quot;&quot;;[.E197];&quot;&quot;&quot; -TRACK &quot;;[.F197];&quot; &quot;&quot;&quot;;[.H1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8];&quot;&quot;&quot; -ARTIST &quot;&quot;&quot;;[.B198];&quot;&quot;&quot; -ID3V2TAG TCOM &quot;&quot;&quot;;[.C198];&quot;&quot;&quot; -GENRE &quot;&quot;&quot;;[.D198];&quot;&quot;&quot; -TITLE &quot;&quot;&quot;;[.E198];&quot;&quot;&quot; -TRACK &quot;;[.F198];&quot; &quot;&quot;&quot;;[.H1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99];&quot;&quot;&quot; -ARTIST &quot;&quot;&quot;;[.B199];&quot;&quot;&quot; -ID3V2TAG TCOM &quot;&quot;&quot;;[.C199];&quot;&quot;&quot; -GENRE &quot;&quot;&quot;;[.D199];&quot;&quot;&quot; -TITLE &quot;&quot;&quot;;[.E199];&quot;&quot;&quot; -TRACK &quot;;[.F199];&quot; &quot;&quot;&quot;;[.H1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0];&quot;&quot;&quot; -ARTIST &quot;&quot;&quot;;[.B200];&quot;&quot;&quot; -ID3V2TAG TCOM &quot;&quot;&quot;;[.C200];&quot;&quot;&quot; -GENRE &quot;&quot;&quot;;[.D200];&quot;&quot;&quot; -TITLE &quot;&quot;&quot;;[.E200];&quot;&quot;&quot; -TRACK &quot;;[.F200];&quot; &quot;&quot;&quot;;[.H2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1];&quot;&quot;&quot; -ARTIST &quot;&quot;&quot;;[.B201];&quot;&quot;&quot; -ID3V2TAG TCOM &quot;&quot;&quot;;[.C201];&quot;&quot;&quot; -GENRE &quot;&quot;&quot;;[.D201];&quot;&quot;&quot; -TITLE &quot;&quot;&quot;;[.E201];&quot;&quot;&quot; -TRACK &quot;;[.F201];&quot; &quot;&quot;&quot;;[.H2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2];&quot;&quot;&quot; -ARTIST &quot;&quot;&quot;;[.B202];&quot;&quot;&quot; -ID3V2TAG TCOM &quot;&quot;&quot;;[.C202];&quot;&quot;&quot; -GENRE &quot;&quot;&quot;;[.D202];&quot;&quot;&quot; -TITLE &quot;&quot;&quot;;[.E202];&quot;&quot;&quot; -TRACK &quot;;[.F202];&quot; &quot;&quot;&quot;;[.H20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3];&quot;&quot;&quot; -ARTIST &quot;&quot;&quot;;[.B203];&quot;&quot;&quot; -ID3V2TAG TCOM &quot;&quot;&quot;;[.C203];&quot;&quot;&quot; -GENRE &quot;&quot;&quot;;[.D203];&quot;&quot;&quot; -TITLE &quot;&quot;&quot;;[.E203];&quot;&quot;&quot; -TRACK &quot;;[.F203];&quot; &quot;&quot;&quot;;[.H20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4];&quot;&quot;&quot; -ARTIST &quot;&quot;&quot;;[.B204];&quot;&quot;&quot; -ID3V2TAG TCOM &quot;&quot;&quot;;[.C204];&quot;&quot;&quot; -GENRE &quot;&quot;&quot;;[.D204];&quot;&quot;&quot; -TITLE &quot;&quot;&quot;;[.E204];&quot;&quot;&quot; -TRACK &quot;;[.F204];&quot; &quot;&quot;&quot;;[.H20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5];&quot;&quot;&quot; -ARTIST &quot;&quot;&quot;;[.B205];&quot;&quot;&quot; -ID3V2TAG TCOM &quot;&quot;&quot;;[.C205];&quot;&quot;&quot; -GENRE &quot;&quot;&quot;;[.D205];&quot;&quot;&quot; -TITLE &quot;&quot;&quot;;[.E205];&quot;&quot;&quot; -TRACK &quot;;[.F205];&quot; &quot;&quot;&quot;;[.H20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6];&quot;&quot;&quot; -ARTIST &quot;&quot;&quot;;[.B206];&quot;&quot;&quot; -ID3V2TAG TCOM &quot;&quot;&quot;;[.C206];&quot;&quot;&quot; -GENRE &quot;&quot;&quot;;[.D206];&quot;&quot;&quot; -TITLE &quot;&quot;&quot;;[.E206];&quot;&quot;&quot; -TRACK &quot;;[.F206];&quot; &quot;&quot;&quot;;[.H20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7];&quot;&quot;&quot; -ARTIST &quot;&quot;&quot;;[.B207];&quot;&quot;&quot; -ID3V2TAG TCOM &quot;&quot;&quot;;[.C207];&quot;&quot;&quot; -GENRE &quot;&quot;&quot;;[.D207];&quot;&quot;&quot; -TITLE &quot;&quot;&quot;;[.E207];&quot;&quot;&quot; -TRACK &quot;;[.F207];&quot; &quot;&quot;&quot;;[.H20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8];&quot;&quot;&quot; -ARTIST &quot;&quot;&quot;;[.B208];&quot;&quot;&quot; -ID3V2TAG TCOM &quot;&quot;&quot;;[.C208];&quot;&quot;&quot; -GENRE &quot;&quot;&quot;;[.D208];&quot;&quot;&quot; -TITLE &quot;&quot;&quot;;[.E208];&quot;&quot;&quot; -TRACK &quot;;[.F208];&quot; &quot;&quot;&quot;;[.H20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09];&quot;&quot;&quot; -ARTIST &quot;&quot;&quot;;[.B209];&quot;&quot;&quot; -ID3V2TAG TCOM &quot;&quot;&quot;;[.C209];&quot;&quot;&quot; -GENRE &quot;&quot;&quot;;[.D209];&quot;&quot;&quot; -TITLE &quot;&quot;&quot;;[.E209];&quot;&quot;&quot; -TRACK &quot;;[.F209];&quot; &quot;&quot;&quot;;[.H20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0];&quot;&quot;&quot; -ARTIST &quot;&quot;&quot;;[.B210];&quot;&quot;&quot; -ID3V2TAG TCOM &quot;&quot;&quot;;[.C210];&quot;&quot;&quot; -GENRE &quot;&quot;&quot;;[.D210];&quot;&quot;&quot; -TITLE &quot;&quot;&quot;;[.E210];&quot;&quot;&quot; -TRACK &quot;;[.F210];&quot; &quot;&quot;&quot;;[.H2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1];&quot;&quot;&quot; -ARTIST &quot;&quot;&quot;;[.B211];&quot;&quot;&quot; -ID3V2TAG TCOM &quot;&quot;&quot;;[.C211];&quot;&quot;&quot; -GENRE &quot;&quot;&quot;;[.D211];&quot;&quot;&quot; -TITLE &quot;&quot;&quot;;[.E211];&quot;&quot;&quot; -TRACK &quot;;[.F211];&quot; &quot;&quot;&quot;;[.H2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2];&quot;&quot;&quot; -ARTIST &quot;&quot;&quot;;[.B212];&quot;&quot;&quot; -ID3V2TAG TCOM &quot;&quot;&quot;;[.C212];&quot;&quot;&quot; -GENRE &quot;&quot;&quot;;[.D212];&quot;&quot;&quot; -TITLE &quot;&quot;&quot;;[.E212];&quot;&quot;&quot; -TRACK &quot;;[.F212];&quot; &quot;&quot;&quot;;[.H2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3];&quot;&quot;&quot; -ARTIST &quot;&quot;&quot;;[.B213];&quot;&quot;&quot; -ID3V2TAG TCOM &quot;&quot;&quot;;[.C213];&quot;&quot;&quot; -GENRE &quot;&quot;&quot;;[.D213];&quot;&quot;&quot; -TITLE &quot;&quot;&quot;;[.E213];&quot;&quot;&quot; -TRACK &quot;;[.F213];&quot; &quot;&quot;&quot;;[.H2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4];&quot;&quot;&quot; -ARTIST &quot;&quot;&quot;;[.B214];&quot;&quot;&quot; -ID3V2TAG TCOM &quot;&quot;&quot;;[.C214];&quot;&quot;&quot; -GENRE &quot;&quot;&quot;;[.D214];&quot;&quot;&quot; -TITLE &quot;&quot;&quot;;[.E214];&quot;&quot;&quot; -TRACK &quot;;[.F214];&quot; &quot;&quot;&quot;;[.H2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5];&quot;&quot;&quot; -ARTIST &quot;&quot;&quot;;[.B215];&quot;&quot;&quot; -ID3V2TAG TCOM &quot;&quot;&quot;;[.C215];&quot;&quot;&quot; -GENRE &quot;&quot;&quot;;[.D215];&quot;&quot;&quot; -TITLE &quot;&quot;&quot;;[.E215];&quot;&quot;&quot; -TRACK &quot;;[.F215];&quot; &quot;&quot;&quot;;[.H2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6];&quot;&quot;&quot; -ARTIST &quot;&quot;&quot;;[.B216];&quot;&quot;&quot; -ID3V2TAG TCOM &quot;&quot;&quot;;[.C216];&quot;&quot;&quot; -GENRE &quot;&quot;&quot;;[.D216];&quot;&quot;&quot; -TITLE &quot;&quot;&quot;;[.E216];&quot;&quot;&quot; -TRACK &quot;;[.F216];&quot; &quot;&quot;&quot;;[.H2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7];&quot;&quot;&quot; -ARTIST &quot;&quot;&quot;;[.B217];&quot;&quot;&quot; -ID3V2TAG TCOM &quot;&quot;&quot;;[.C217];&quot;&quot;&quot; -GENRE &quot;&quot;&quot;;[.D217];&quot;&quot;&quot; -TITLE &quot;&quot;&quot;;[.E217];&quot;&quot;&quot; -TRACK &quot;;[.F217];&quot; &quot;&quot;&quot;;[.H2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8];&quot;&quot;&quot; -ARTIST &quot;&quot;&quot;;[.B218];&quot;&quot;&quot; -ID3V2TAG TCOM &quot;&quot;&quot;;[.C218];&quot;&quot;&quot; -GENRE &quot;&quot;&quot;;[.D218];&quot;&quot;&quot; -TITLE &quot;&quot;&quot;;[.E218];&quot;&quot;&quot; -TRACK &quot;;[.F218];&quot; &quot;&quot;&quot;;[.H2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19];&quot;&quot;&quot; -ARTIST &quot;&quot;&quot;;[.B219];&quot;&quot;&quot; -ID3V2TAG TCOM &quot;&quot;&quot;;[.C219];&quot;&quot;&quot; -GENRE &quot;&quot;&quot;;[.D219];&quot;&quot;&quot; -TITLE &quot;&quot;&quot;;[.E219];&quot;&quot;&quot; -TRACK &quot;;[.F219];&quot; &quot;&quot;&quot;;[.H2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0];&quot;&quot;&quot; -ARTIST &quot;&quot;&quot;;[.B220];&quot;&quot;&quot; -ID3V2TAG TCOM &quot;&quot;&quot;;[.C220];&quot;&quot;&quot; -GENRE &quot;&quot;&quot;;[.D220];&quot;&quot;&quot; -TITLE &quot;&quot;&quot;;[.E220];&quot;&quot;&quot; -TRACK &quot;;[.F220];&quot; &quot;&quot;&quot;;[.H2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1];&quot;&quot;&quot; -ARTIST &quot;&quot;&quot;;[.B221];&quot;&quot;&quot; -ID3V2TAG TCOM &quot;&quot;&quot;;[.C221];&quot;&quot;&quot; -GENRE &quot;&quot;&quot;;[.D221];&quot;&quot;&quot; -TITLE &quot;&quot;&quot;;[.E221];&quot;&quot;&quot; -TRACK &quot;;[.F221];&quot; &quot;&quot;&quot;;[.H2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2];&quot;&quot;&quot; -ARTIST &quot;&quot;&quot;;[.B222];&quot;&quot;&quot; -ID3V2TAG TCOM &quot;&quot;&quot;;[.C222];&quot;&quot;&quot; -GENRE &quot;&quot;&quot;;[.D222];&quot;&quot;&quot; -TITLE &quot;&quot;&quot;;[.E222];&quot;&quot;&quot; -TRACK &quot;;[.F222];&quot; &quot;&quot;&quot;;[.H2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3];&quot;&quot;&quot; -ARTIST &quot;&quot;&quot;;[.B223];&quot;&quot;&quot; -ID3V2TAG TCOM &quot;&quot;&quot;;[.C223];&quot;&quot;&quot; -GENRE &quot;&quot;&quot;;[.D223];&quot;&quot;&quot; -TITLE &quot;&quot;&quot;;[.E223];&quot;&quot;&quot; -TRACK &quot;;[.F223];&quot; &quot;&quot;&quot;;[.H2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4];&quot;&quot;&quot; -ARTIST &quot;&quot;&quot;;[.B224];&quot;&quot;&quot; -ID3V2TAG TCOM &quot;&quot;&quot;;[.C224];&quot;&quot;&quot; -GENRE &quot;&quot;&quot;;[.D224];&quot;&quot;&quot; -TITLE &quot;&quot;&quot;;[.E224];&quot;&quot;&quot; -TRACK &quot;;[.F224];&quot; &quot;&quot;&quot;;[.H2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5];&quot;&quot;&quot; -ARTIST &quot;&quot;&quot;;[.B225];&quot;&quot;&quot; -ID3V2TAG TCOM &quot;&quot;&quot;;[.C225];&quot;&quot;&quot; -GENRE &quot;&quot;&quot;;[.D225];&quot;&quot;&quot; -TITLE &quot;&quot;&quot;;[.E225];&quot;&quot;&quot; -TRACK &quot;;[.F225];&quot; &quot;&quot;&quot;;[.H2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6];&quot;&quot;&quot; -ARTIST &quot;&quot;&quot;;[.B226];&quot;&quot;&quot; -ID3V2TAG TCOM &quot;&quot;&quot;;[.C226];&quot;&quot;&quot; -GENRE &quot;&quot;&quot;;[.D226];&quot;&quot;&quot; -TITLE &quot;&quot;&quot;;[.E226];&quot;&quot;&quot; -TRACK &quot;;[.F226];&quot; &quot;&quot;&quot;;[.H2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7];&quot;&quot;&quot; -ARTIST &quot;&quot;&quot;;[.B227];&quot;&quot;&quot; -ID3V2TAG TCOM &quot;&quot;&quot;;[.C227];&quot;&quot;&quot; -GENRE &quot;&quot;&quot;;[.D227];&quot;&quot;&quot; -TITLE &quot;&quot;&quot;;[.E227];&quot;&quot;&quot; -TRACK &quot;;[.F227];&quot; &quot;&quot;&quot;;[.H2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8];&quot;&quot;&quot; -ARTIST &quot;&quot;&quot;;[.B228];&quot;&quot;&quot; -ID3V2TAG TCOM &quot;&quot;&quot;;[.C228];&quot;&quot;&quot; -GENRE &quot;&quot;&quot;;[.D228];&quot;&quot;&quot; -TITLE &quot;&quot;&quot;;[.E228];&quot;&quot;&quot; -TRACK &quot;;[.F228];&quot; &quot;&quot;&quot;;[.H2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29];&quot;&quot;&quot; -ARTIST &quot;&quot;&quot;;[.B229];&quot;&quot;&quot; -ID3V2TAG TCOM &quot;&quot;&quot;;[.C229];&quot;&quot;&quot; -GENRE &quot;&quot;&quot;;[.D229];&quot;&quot;&quot; -TITLE &quot;&quot;&quot;;[.E229];&quot;&quot;&quot; -TRACK &quot;;[.F229];&quot; &quot;&quot;&quot;;[.H2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0];&quot;&quot;&quot; -ARTIST &quot;&quot;&quot;;[.B230];&quot;&quot;&quot; -ID3V2TAG TCOM &quot;&quot;&quot;;[.C230];&quot;&quot;&quot; -GENRE &quot;&quot;&quot;;[.D230];&quot;&quot;&quot; -TITLE &quot;&quot;&quot;;[.E230];&quot;&quot;&quot; -TRACK &quot;;[.F230];&quot; &quot;&quot;&quot;;[.H2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1];&quot;&quot;&quot; -ARTIST &quot;&quot;&quot;;[.B231];&quot;&quot;&quot; -ID3V2TAG TCOM &quot;&quot;&quot;;[.C231];&quot;&quot;&quot; -GENRE &quot;&quot;&quot;;[.D231];&quot;&quot;&quot; -TITLE &quot;&quot;&quot;;[.E231];&quot;&quot;&quot; -TRACK &quot;;[.F231];&quot; &quot;&quot;&quot;;[.H2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2];&quot;&quot;&quot; -ARTIST &quot;&quot;&quot;;[.B232];&quot;&quot;&quot; -ID3V2TAG TCOM &quot;&quot;&quot;;[.C232];&quot;&quot;&quot; -GENRE &quot;&quot;&quot;;[.D232];&quot;&quot;&quot; -TITLE &quot;&quot;&quot;;[.E232];&quot;&quot;&quot; -TRACK &quot;;[.F232];&quot; &quot;&quot;&quot;;[.H2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3];&quot;&quot;&quot; -ARTIST &quot;&quot;&quot;;[.B233];&quot;&quot;&quot; -ID3V2TAG TCOM &quot;&quot;&quot;;[.C233];&quot;&quot;&quot; -GENRE &quot;&quot;&quot;;[.D233];&quot;&quot;&quot; -TITLE &quot;&quot;&quot;;[.E233];&quot;&quot;&quot; -TRACK &quot;;[.F233];&quot; &quot;&quot;&quot;;[.H2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4];&quot;&quot;&quot; -ARTIST &quot;&quot;&quot;;[.B234];&quot;&quot;&quot; -ID3V2TAG TCOM &quot;&quot;&quot;;[.C234];&quot;&quot;&quot; -GENRE &quot;&quot;&quot;;[.D234];&quot;&quot;&quot; -TITLE &quot;&quot;&quot;;[.E234];&quot;&quot;&quot; -TRACK &quot;;[.F234];&quot; &quot;&quot;&quot;;[.H2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5];&quot;&quot;&quot; -ARTIST &quot;&quot;&quot;;[.B235];&quot;&quot;&quot; -ID3V2TAG TCOM &quot;&quot;&quot;;[.C235];&quot;&quot;&quot; -GENRE &quot;&quot;&quot;;[.D235];&quot;&quot;&quot; -TITLE &quot;&quot;&quot;;[.E235];&quot;&quot;&quot; -TRACK &quot;;[.F235];&quot; &quot;&quot;&quot;;[.H2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6];&quot;&quot;&quot; -ARTIST &quot;&quot;&quot;;[.B236];&quot;&quot;&quot; -ID3V2TAG TCOM &quot;&quot;&quot;;[.C236];&quot;&quot;&quot; -GENRE &quot;&quot;&quot;;[.D236];&quot;&quot;&quot; -TITLE &quot;&quot;&quot;;[.E236];&quot;&quot;&quot; -TRACK &quot;;[.F236];&quot; &quot;&quot;&quot;;[.H2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7];&quot;&quot;&quot; -ARTIST &quot;&quot;&quot;;[.B237];&quot;&quot;&quot; -ID3V2TAG TCOM &quot;&quot;&quot;;[.C237];&quot;&quot;&quot; -GENRE &quot;&quot;&quot;;[.D237];&quot;&quot;&quot; -TITLE &quot;&quot;&quot;;[.E237];&quot;&quot;&quot; -TRACK &quot;;[.F237];&quot; &quot;&quot;&quot;;[.H2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8];&quot;&quot;&quot; -ARTIST &quot;&quot;&quot;;[.B238];&quot;&quot;&quot; -ID3V2TAG TCOM &quot;&quot;&quot;;[.C238];&quot;&quot;&quot; -GENRE &quot;&quot;&quot;;[.D238];&quot;&quot;&quot; -TITLE &quot;&quot;&quot;;[.E238];&quot;&quot;&quot; -TRACK &quot;;[.F238];&quot; &quot;&quot;&quot;;[.H2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39];&quot;&quot;&quot; -ARTIST &quot;&quot;&quot;;[.B239];&quot;&quot;&quot; -ID3V2TAG TCOM &quot;&quot;&quot;;[.C239];&quot;&quot;&quot; -GENRE &quot;&quot;&quot;;[.D239];&quot;&quot;&quot; -TITLE &quot;&quot;&quot;;[.E239];&quot;&quot;&quot; -TRACK &quot;;[.F239];&quot; &quot;&quot;&quot;;[.H2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0];&quot;&quot;&quot; -ARTIST &quot;&quot;&quot;;[.B240];&quot;&quot;&quot; -ID3V2TAG TCOM &quot;&quot;&quot;;[.C240];&quot;&quot;&quot; -GENRE &quot;&quot;&quot;;[.D240];&quot;&quot;&quot; -TITLE &quot;&quot;&quot;;[.E240];&quot;&quot;&quot; -TRACK &quot;;[.F240];&quot; &quot;&quot;&quot;;[.H2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1];&quot;&quot;&quot; -ARTIST &quot;&quot;&quot;;[.B241];&quot;&quot;&quot; -ID3V2TAG TCOM &quot;&quot;&quot;;[.C241];&quot;&quot;&quot; -GENRE &quot;&quot;&quot;;[.D241];&quot;&quot;&quot; -TITLE &quot;&quot;&quot;;[.E241];&quot;&quot;&quot; -TRACK &quot;;[.F241];&quot; &quot;&quot;&quot;;[.H2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2];&quot;&quot;&quot; -ARTIST &quot;&quot;&quot;;[.B242];&quot;&quot;&quot; -ID3V2TAG TCOM &quot;&quot;&quot;;[.C242];&quot;&quot;&quot; -GENRE &quot;&quot;&quot;;[.D242];&quot;&quot;&quot; -TITLE &quot;&quot;&quot;;[.E242];&quot;&quot;&quot; -TRACK &quot;;[.F242];&quot; &quot;&quot;&quot;;[.H2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3];&quot;&quot;&quot; -ARTIST &quot;&quot;&quot;;[.B243];&quot;&quot;&quot; -ID3V2TAG TCOM &quot;&quot;&quot;;[.C243];&quot;&quot;&quot; -GENRE &quot;&quot;&quot;;[.D243];&quot;&quot;&quot; -TITLE &quot;&quot;&quot;;[.E243];&quot;&quot;&quot; -TRACK &quot;;[.F243];&quot; &quot;&quot;&quot;;[.H2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4];&quot;&quot;&quot; -ARTIST &quot;&quot;&quot;;[.B244];&quot;&quot;&quot; -ID3V2TAG TCOM &quot;&quot;&quot;;[.C244];&quot;&quot;&quot; -GENRE &quot;&quot;&quot;;[.D244];&quot;&quot;&quot; -TITLE &quot;&quot;&quot;;[.E244];&quot;&quot;&quot; -TRACK &quot;;[.F244];&quot; &quot;&quot;&quot;;[.H2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5];&quot;&quot;&quot; -ARTIST &quot;&quot;&quot;;[.B245];&quot;&quot;&quot; -ID3V2TAG TCOM &quot;&quot;&quot;;[.C245];&quot;&quot;&quot; -GENRE &quot;&quot;&quot;;[.D245];&quot;&quot;&quot; -TITLE &quot;&quot;&quot;;[.E245];&quot;&quot;&quot; -TRACK &quot;;[.F245];&quot; &quot;&quot;&quot;;[.H2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6];&quot;&quot;&quot; -ARTIST &quot;&quot;&quot;;[.B246];&quot;&quot;&quot; -ID3V2TAG TCOM &quot;&quot;&quot;;[.C246];&quot;&quot;&quot; -GENRE &quot;&quot;&quot;;[.D246];&quot;&quot;&quot; -TITLE &quot;&quot;&quot;;[.E246];&quot;&quot;&quot; -TRACK &quot;;[.F246];&quot; &quot;&quot;&quot;;[.H2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7];&quot;&quot;&quot; -ARTIST &quot;&quot;&quot;;[.B247];&quot;&quot;&quot; -ID3V2TAG TCOM &quot;&quot;&quot;;[.C247];&quot;&quot;&quot; -GENRE &quot;&quot;&quot;;[.D247];&quot;&quot;&quot; -TITLE &quot;&quot;&quot;;[.E247];&quot;&quot;&quot; -TRACK &quot;;[.F247];&quot; &quot;&quot;&quot;;[.H2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8];&quot;&quot;&quot; -ARTIST &quot;&quot;&quot;;[.B248];&quot;&quot;&quot; -ID3V2TAG TCOM &quot;&quot;&quot;;[.C248];&quot;&quot;&quot; -GENRE &quot;&quot;&quot;;[.D248];&quot;&quot;&quot; -TITLE &quot;&quot;&quot;;[.E248];&quot;&quot;&quot; -TRACK &quot;;[.F248];&quot; &quot;&quot;&quot;;[.H2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49];&quot;&quot;&quot; -ARTIST &quot;&quot;&quot;;[.B249];&quot;&quot;&quot; -ID3V2TAG TCOM &quot;&quot;&quot;;[.C249];&quot;&quot;&quot; -GENRE &quot;&quot;&quot;;[.D249];&quot;&quot;&quot; -TITLE &quot;&quot;&quot;;[.E249];&quot;&quot;&quot; -TRACK &quot;;[.F249];&quot; &quot;&quot;&quot;;[.H2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0];&quot;&quot;&quot; -ARTIST &quot;&quot;&quot;;[.B250];&quot;&quot;&quot; -ID3V2TAG TCOM &quot;&quot;&quot;;[.C250];&quot;&quot;&quot; -GENRE &quot;&quot;&quot;;[.D250];&quot;&quot;&quot; -TITLE &quot;&quot;&quot;;[.E250];&quot;&quot;&quot; -TRACK &quot;;[.F250];&quot; &quot;&quot;&quot;;[.H2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1];&quot;&quot;&quot; -ARTIST &quot;&quot;&quot;;[.B251];&quot;&quot;&quot; -ID3V2TAG TCOM &quot;&quot;&quot;;[.C251];&quot;&quot;&quot; -GENRE &quot;&quot;&quot;;[.D251];&quot;&quot;&quot; -TITLE &quot;&quot;&quot;;[.E251];&quot;&quot;&quot; -TRACK &quot;;[.F251];&quot; &quot;&quot;&quot;;[.H2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2];&quot;&quot;&quot; -ARTIST &quot;&quot;&quot;;[.B252];&quot;&quot;&quot; -ID3V2TAG TCOM &quot;&quot;&quot;;[.C252];&quot;&quot;&quot; -GENRE &quot;&quot;&quot;;[.D252];&quot;&quot;&quot; -TITLE &quot;&quot;&quot;;[.E252];&quot;&quot;&quot; -TRACK &quot;;[.F252];&quot; &quot;&quot;&quot;;[.H2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3];&quot;&quot;&quot; -ARTIST &quot;&quot;&quot;;[.B253];&quot;&quot;&quot; -ID3V2TAG TCOM &quot;&quot;&quot;;[.C253];&quot;&quot;&quot; -GENRE &quot;&quot;&quot;;[.D253];&quot;&quot;&quot; -TITLE &quot;&quot;&quot;;[.E253];&quot;&quot;&quot; -TRACK &quot;;[.F253];&quot; &quot;&quot;&quot;;[.H2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4];&quot;&quot;&quot; -ARTIST &quot;&quot;&quot;;[.B254];&quot;&quot;&quot; -ID3V2TAG TCOM &quot;&quot;&quot;;[.C254];&quot;&quot;&quot; -GENRE &quot;&quot;&quot;;[.D254];&quot;&quot;&quot; -TITLE &quot;&quot;&quot;;[.E254];&quot;&quot;&quot; -TRACK &quot;;[.F254];&quot; &quot;&quot;&quot;;[.H2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5];&quot;&quot;&quot; -ARTIST &quot;&quot;&quot;;[.B255];&quot;&quot;&quot; -ID3V2TAG TCOM &quot;&quot;&quot;;[.C255];&quot;&quot;&quot; -GENRE &quot;&quot;&quot;;[.D255];&quot;&quot;&quot; -TITLE &quot;&quot;&quot;;[.E255];&quot;&quot;&quot; -TRACK &quot;;[.F255];&quot; &quot;&quot;&quot;;[.H2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6];&quot;&quot;&quot; -ARTIST &quot;&quot;&quot;;[.B256];&quot;&quot;&quot; -ID3V2TAG TCOM &quot;&quot;&quot;;[.C256];&quot;&quot;&quot; -GENRE &quot;&quot;&quot;;[.D256];&quot;&quot;&quot; -TITLE &quot;&quot;&quot;;[.E256];&quot;&quot;&quot; -TRACK &quot;;[.F256];&quot; &quot;&quot;&quot;;[.H2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7];&quot;&quot;&quot; -ARTIST &quot;&quot;&quot;;[.B257];&quot;&quot;&quot; -ID3V2TAG TCOM &quot;&quot;&quot;;[.C257];&quot;&quot;&quot; -GENRE &quot;&quot;&quot;;[.D257];&quot;&quot;&quot; -TITLE &quot;&quot;&quot;;[.E257];&quot;&quot;&quot; -TRACK &quot;;[.F257];&quot; &quot;&quot;&quot;;[.H2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8];&quot;&quot;&quot; -ARTIST &quot;&quot;&quot;;[.B258];&quot;&quot;&quot; -ID3V2TAG TCOM &quot;&quot;&quot;;[.C258];&quot;&quot;&quot; -GENRE &quot;&quot;&quot;;[.D258];&quot;&quot;&quot; -TITLE &quot;&quot;&quot;;[.E258];&quot;&quot;&quot; -TRACK &quot;;[.F258];&quot; &quot;&quot;&quot;;[.H2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59];&quot;&quot;&quot; -ARTIST &quot;&quot;&quot;;[.B259];&quot;&quot;&quot; -ID3V2TAG TCOM &quot;&quot;&quot;;[.C259];&quot;&quot;&quot; -GENRE &quot;&quot;&quot;;[.D259];&quot;&quot;&quot; -TITLE &quot;&quot;&quot;;[.E259];&quot;&quot;&quot; -TRACK &quot;;[.F259];&quot; &quot;&quot;&quot;;[.H2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0];&quot;&quot;&quot; -ARTIST &quot;&quot;&quot;;[.B260];&quot;&quot;&quot; -ID3V2TAG TCOM &quot;&quot;&quot;;[.C260];&quot;&quot;&quot; -GENRE &quot;&quot;&quot;;[.D260];&quot;&quot;&quot; -TITLE &quot;&quot;&quot;;[.E260];&quot;&quot;&quot; -TRACK &quot;;[.F260];&quot; &quot;&quot;&quot;;[.H2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1];&quot;&quot;&quot; -ARTIST &quot;&quot;&quot;;[.B261];&quot;&quot;&quot; -ID3V2TAG TCOM &quot;&quot;&quot;;[.C261];&quot;&quot;&quot; -GENRE &quot;&quot;&quot;;[.D261];&quot;&quot;&quot; -TITLE &quot;&quot;&quot;;[.E261];&quot;&quot;&quot; -TRACK &quot;;[.F261];&quot; &quot;&quot;&quot;;[.H2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2];&quot;&quot;&quot; -ARTIST &quot;&quot;&quot;;[.B262];&quot;&quot;&quot; -ID3V2TAG TCOM &quot;&quot;&quot;;[.C262];&quot;&quot;&quot; -GENRE &quot;&quot;&quot;;[.D262];&quot;&quot;&quot; -TITLE &quot;&quot;&quot;;[.E262];&quot;&quot;&quot; -TRACK &quot;;[.F262];&quot; &quot;&quot;&quot;;[.H2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3];&quot;&quot;&quot; -ARTIST &quot;&quot;&quot;;[.B263];&quot;&quot;&quot; -ID3V2TAG TCOM &quot;&quot;&quot;;[.C263];&quot;&quot;&quot; -GENRE &quot;&quot;&quot;;[.D263];&quot;&quot;&quot; -TITLE &quot;&quot;&quot;;[.E263];&quot;&quot;&quot; -TRACK &quot;;[.F263];&quot; &quot;&quot;&quot;;[.H2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4];&quot;&quot;&quot; -ARTIST &quot;&quot;&quot;;[.B264];&quot;&quot;&quot; -ID3V2TAG TCOM &quot;&quot;&quot;;[.C264];&quot;&quot;&quot; -GENRE &quot;&quot;&quot;;[.D264];&quot;&quot;&quot; -TITLE &quot;&quot;&quot;;[.E264];&quot;&quot;&quot; -TRACK &quot;;[.F264];&quot; &quot;&quot;&quot;;[.H2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5];&quot;&quot;&quot; -ARTIST &quot;&quot;&quot;;[.B265];&quot;&quot;&quot; -ID3V2TAG TCOM &quot;&quot;&quot;;[.C265];&quot;&quot;&quot; -GENRE &quot;&quot;&quot;;[.D265];&quot;&quot;&quot; -TITLE &quot;&quot;&quot;;[.E265];&quot;&quot;&quot; -TRACK &quot;;[.F265];&quot; &quot;&quot;&quot;;[.H2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6];&quot;&quot;&quot; -ARTIST &quot;&quot;&quot;;[.B266];&quot;&quot;&quot; -ID3V2TAG TCOM &quot;&quot;&quot;;[.C266];&quot;&quot;&quot; -GENRE &quot;&quot;&quot;;[.D266];&quot;&quot;&quot; -TITLE &quot;&quot;&quot;;[.E266];&quot;&quot;&quot; -TRACK &quot;;[.F266];&quot; &quot;&quot;&quot;;[.H2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7];&quot;&quot;&quot; -ARTIST &quot;&quot;&quot;;[.B267];&quot;&quot;&quot; -ID3V2TAG TCOM &quot;&quot;&quot;;[.C267];&quot;&quot;&quot; -GENRE &quot;&quot;&quot;;[.D267];&quot;&quot;&quot; -TITLE &quot;&quot;&quot;;[.E267];&quot;&quot;&quot; -TRACK &quot;;[.F267];&quot; &quot;&quot;&quot;;[.H2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8];&quot;&quot;&quot; -ARTIST &quot;&quot;&quot;;[.B268];&quot;&quot;&quot; -ID3V2TAG TCOM &quot;&quot;&quot;;[.C268];&quot;&quot;&quot; -GENRE &quot;&quot;&quot;;[.D268];&quot;&quot;&quot; -TITLE &quot;&quot;&quot;;[.E268];&quot;&quot;&quot; -TRACK &quot;;[.F268];&quot; &quot;&quot;&quot;;[.H2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69];&quot;&quot;&quot; -ARTIST &quot;&quot;&quot;;[.B269];&quot;&quot;&quot; -ID3V2TAG TCOM &quot;&quot;&quot;;[.C269];&quot;&quot;&quot; -GENRE &quot;&quot;&quot;;[.D269];&quot;&quot;&quot; -TITLE &quot;&quot;&quot;;[.E269];&quot;&quot;&quot; -TRACK &quot;;[.F269];&quot; &quot;&quot;&quot;;[.H2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0];&quot;&quot;&quot; -ARTIST &quot;&quot;&quot;;[.B270];&quot;&quot;&quot; -ID3V2TAG TCOM &quot;&quot;&quot;;[.C270];&quot;&quot;&quot; -GENRE &quot;&quot;&quot;;[.D270];&quot;&quot;&quot; -TITLE &quot;&quot;&quot;;[.E270];&quot;&quot;&quot; -TRACK &quot;;[.F270];&quot; &quot;&quot;&quot;;[.H2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1];&quot;&quot;&quot; -ARTIST &quot;&quot;&quot;;[.B271];&quot;&quot;&quot; -ID3V2TAG TCOM &quot;&quot;&quot;;[.C271];&quot;&quot;&quot; -GENRE &quot;&quot;&quot;;[.D271];&quot;&quot;&quot; -TITLE &quot;&quot;&quot;;[.E271];&quot;&quot;&quot; -TRACK &quot;;[.F271];&quot; &quot;&quot;&quot;;[.H2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2];&quot;&quot;&quot; -ARTIST &quot;&quot;&quot;;[.B272];&quot;&quot;&quot; -ID3V2TAG TCOM &quot;&quot;&quot;;[.C272];&quot;&quot;&quot; -GENRE &quot;&quot;&quot;;[.D272];&quot;&quot;&quot; -TITLE &quot;&quot;&quot;;[.E272];&quot;&quot;&quot; -TRACK &quot;;[.F272];&quot; &quot;&quot;&quot;;[.H2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3];&quot;&quot;&quot; -ARTIST &quot;&quot;&quot;;[.B273];&quot;&quot;&quot; -ID3V2TAG TCOM &quot;&quot;&quot;;[.C273];&quot;&quot;&quot; -GENRE &quot;&quot;&quot;;[.D273];&quot;&quot;&quot; -TITLE &quot;&quot;&quot;;[.E273];&quot;&quot;&quot; -TRACK &quot;;[.F273];&quot; &quot;&quot;&quot;;[.H2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4];&quot;&quot;&quot; -ARTIST &quot;&quot;&quot;;[.B274];&quot;&quot;&quot; -ID3V2TAG TCOM &quot;&quot;&quot;;[.C274];&quot;&quot;&quot; -GENRE &quot;&quot;&quot;;[.D274];&quot;&quot;&quot; -TITLE &quot;&quot;&quot;;[.E274];&quot;&quot;&quot; -TRACK &quot;;[.F274];&quot; &quot;&quot;&quot;;[.H2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5];&quot;&quot;&quot; -ARTIST &quot;&quot;&quot;;[.B275];&quot;&quot;&quot; -ID3V2TAG TCOM &quot;&quot;&quot;;[.C275];&quot;&quot;&quot; -GENRE &quot;&quot;&quot;;[.D275];&quot;&quot;&quot; -TITLE &quot;&quot;&quot;;[.E275];&quot;&quot;&quot; -TRACK &quot;;[.F275];&quot; &quot;&quot;&quot;;[.H2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6];&quot;&quot;&quot; -ARTIST &quot;&quot;&quot;;[.B276];&quot;&quot;&quot; -ID3V2TAG TCOM &quot;&quot;&quot;;[.C276];&quot;&quot;&quot; -GENRE &quot;&quot;&quot;;[.D276];&quot;&quot;&quot; -TITLE &quot;&quot;&quot;;[.E276];&quot;&quot;&quot; -TRACK &quot;;[.F276];&quot; &quot;&quot;&quot;;[.H2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7];&quot;&quot;&quot; -ARTIST &quot;&quot;&quot;;[.B277];&quot;&quot;&quot; -ID3V2TAG TCOM &quot;&quot;&quot;;[.C277];&quot;&quot;&quot; -GENRE &quot;&quot;&quot;;[.D277];&quot;&quot;&quot; -TITLE &quot;&quot;&quot;;[.E277];&quot;&quot;&quot; -TRACK &quot;;[.F277];&quot; &quot;&quot;&quot;;[.H2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8];&quot;&quot;&quot; -ARTIST &quot;&quot;&quot;;[.B278];&quot;&quot;&quot; -ID3V2TAG TCOM &quot;&quot;&quot;;[.C278];&quot;&quot;&quot; -GENRE &quot;&quot;&quot;;[.D278];&quot;&quot;&quot; -TITLE &quot;&quot;&quot;;[.E278];&quot;&quot;&quot; -TRACK &quot;;[.F278];&quot; &quot;&quot;&quot;;[.H2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79];&quot;&quot;&quot; -ARTIST &quot;&quot;&quot;;[.B279];&quot;&quot;&quot; -ID3V2TAG TCOM &quot;&quot;&quot;;[.C279];&quot;&quot;&quot; -GENRE &quot;&quot;&quot;;[.D279];&quot;&quot;&quot; -TITLE &quot;&quot;&quot;;[.E279];&quot;&quot;&quot; -TRACK &quot;;[.F279];&quot; &quot;&quot;&quot;;[.H2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0];&quot;&quot;&quot; -ARTIST &quot;&quot;&quot;;[.B280];&quot;&quot;&quot; -ID3V2TAG TCOM &quot;&quot;&quot;;[.C280];&quot;&quot;&quot; -GENRE &quot;&quot;&quot;;[.D280];&quot;&quot;&quot; -TITLE &quot;&quot;&quot;;[.E280];&quot;&quot;&quot; -TRACK &quot;;[.F280];&quot; &quot;&quot;&quot;;[.H2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1];&quot;&quot;&quot; -ARTIST &quot;&quot;&quot;;[.B281];&quot;&quot;&quot; -ID3V2TAG TCOM &quot;&quot;&quot;;[.C281];&quot;&quot;&quot; -GENRE &quot;&quot;&quot;;[.D281];&quot;&quot;&quot; -TITLE &quot;&quot;&quot;;[.E281];&quot;&quot;&quot; -TRACK &quot;;[.F281];&quot; &quot;&quot;&quot;;[.H2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2];&quot;&quot;&quot; -ARTIST &quot;&quot;&quot;;[.B282];&quot;&quot;&quot; -ID3V2TAG TCOM &quot;&quot;&quot;;[.C282];&quot;&quot;&quot; -GENRE &quot;&quot;&quot;;[.D282];&quot;&quot;&quot; -TITLE &quot;&quot;&quot;;[.E282];&quot;&quot;&quot; -TRACK &quot;;[.F282];&quot; &quot;&quot;&quot;;[.H2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3];&quot;&quot;&quot; -ARTIST &quot;&quot;&quot;;[.B283];&quot;&quot;&quot; -ID3V2TAG TCOM &quot;&quot;&quot;;[.C283];&quot;&quot;&quot; -GENRE &quot;&quot;&quot;;[.D283];&quot;&quot;&quot; -TITLE &quot;&quot;&quot;;[.E283];&quot;&quot;&quot; -TRACK &quot;;[.F283];&quot; &quot;&quot;&quot;;[.H2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4];&quot;&quot;&quot; -ARTIST &quot;&quot;&quot;;[.B284];&quot;&quot;&quot; -ID3V2TAG TCOM &quot;&quot;&quot;;[.C284];&quot;&quot;&quot; -GENRE &quot;&quot;&quot;;[.D284];&quot;&quot;&quot; -TITLE &quot;&quot;&quot;;[.E284];&quot;&quot;&quot; -TRACK &quot;;[.F284];&quot; &quot;&quot;&quot;;[.H2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5];&quot;&quot;&quot; -ARTIST &quot;&quot;&quot;;[.B285];&quot;&quot;&quot; -ID3V2TAG TCOM &quot;&quot;&quot;;[.C285];&quot;&quot;&quot; -GENRE &quot;&quot;&quot;;[.D285];&quot;&quot;&quot; -TITLE &quot;&quot;&quot;;[.E285];&quot;&quot;&quot; -TRACK &quot;;[.F285];&quot; &quot;&quot;&quot;;[.H2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6];&quot;&quot;&quot; -ARTIST &quot;&quot;&quot;;[.B286];&quot;&quot;&quot; -ID3V2TAG TCOM &quot;&quot;&quot;;[.C286];&quot;&quot;&quot; -GENRE &quot;&quot;&quot;;[.D286];&quot;&quot;&quot; -TITLE &quot;&quot;&quot;;[.E286];&quot;&quot;&quot; -TRACK &quot;;[.F286];&quot; &quot;&quot;&quot;;[.H2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7];&quot;&quot;&quot; -ARTIST &quot;&quot;&quot;;[.B287];&quot;&quot;&quot; -ID3V2TAG TCOM &quot;&quot;&quot;;[.C287];&quot;&quot;&quot; -GENRE &quot;&quot;&quot;;[.D287];&quot;&quot;&quot; -TITLE &quot;&quot;&quot;;[.E287];&quot;&quot;&quot; -TRACK &quot;;[.F287];&quot; &quot;&quot;&quot;;[.H2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8];&quot;&quot;&quot; -ARTIST &quot;&quot;&quot;;[.B288];&quot;&quot;&quot; -ID3V2TAG TCOM &quot;&quot;&quot;;[.C288];&quot;&quot;&quot; -GENRE &quot;&quot;&quot;;[.D288];&quot;&quot;&quot; -TITLE &quot;&quot;&quot;;[.E288];&quot;&quot;&quot; -TRACK &quot;;[.F288];&quot; &quot;&quot;&quot;;[.H2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89];&quot;&quot;&quot; -ARTIST &quot;&quot;&quot;;[.B289];&quot;&quot;&quot; -ID3V2TAG TCOM &quot;&quot;&quot;;[.C289];&quot;&quot;&quot; -GENRE &quot;&quot;&quot;;[.D289];&quot;&quot;&quot; -TITLE &quot;&quot;&quot;;[.E289];&quot;&quot;&quot; -TRACK &quot;;[.F289];&quot; &quot;&quot;&quot;;[.H2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0];&quot;&quot;&quot; -ARTIST &quot;&quot;&quot;;[.B290];&quot;&quot;&quot; -ID3V2TAG TCOM &quot;&quot;&quot;;[.C290];&quot;&quot;&quot; -GENRE &quot;&quot;&quot;;[.D290];&quot;&quot;&quot; -TITLE &quot;&quot;&quot;;[.E290];&quot;&quot;&quot; -TRACK &quot;;[.F290];&quot; &quot;&quot;&quot;;[.H2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1];&quot;&quot;&quot; -ARTIST &quot;&quot;&quot;;[.B291];&quot;&quot;&quot; -ID3V2TAG TCOM &quot;&quot;&quot;;[.C291];&quot;&quot;&quot; -GENRE &quot;&quot;&quot;;[.D291];&quot;&quot;&quot; -TITLE &quot;&quot;&quot;;[.E291];&quot;&quot;&quot; -TRACK &quot;;[.F291];&quot; &quot;&quot;&quot;;[.H2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2];&quot;&quot;&quot; -ARTIST &quot;&quot;&quot;;[.B292];&quot;&quot;&quot; -ID3V2TAG TCOM &quot;&quot;&quot;;[.C292];&quot;&quot;&quot; -GENRE &quot;&quot;&quot;;[.D292];&quot;&quot;&quot; -TITLE &quot;&quot;&quot;;[.E292];&quot;&quot;&quot; -TRACK &quot;;[.F292];&quot; &quot;&quot;&quot;;[.H2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3];&quot;&quot;&quot; -ARTIST &quot;&quot;&quot;;[.B293];&quot;&quot;&quot; -ID3V2TAG TCOM &quot;&quot;&quot;;[.C293];&quot;&quot;&quot; -GENRE &quot;&quot;&quot;;[.D293];&quot;&quot;&quot; -TITLE &quot;&quot;&quot;;[.E293];&quot;&quot;&quot; -TRACK &quot;;[.F293];&quot; &quot;&quot;&quot;;[.H2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4];&quot;&quot;&quot; -ARTIST &quot;&quot;&quot;;[.B294];&quot;&quot;&quot; -ID3V2TAG TCOM &quot;&quot;&quot;;[.C294];&quot;&quot;&quot; -GENRE &quot;&quot;&quot;;[.D294];&quot;&quot;&quot; -TITLE &quot;&quot;&quot;;[.E294];&quot;&quot;&quot; -TRACK &quot;;[.F294];&quot; &quot;&quot;&quot;;[.H2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5];&quot;&quot;&quot; -ARTIST &quot;&quot;&quot;;[.B295];&quot;&quot;&quot; -ID3V2TAG TCOM &quot;&quot;&quot;;[.C295];&quot;&quot;&quot; -GENRE &quot;&quot;&quot;;[.D295];&quot;&quot;&quot; -TITLE &quot;&quot;&quot;;[.E295];&quot;&quot;&quot; -TRACK &quot;;[.F295];&quot; &quot;&quot;&quot;;[.H2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6];&quot;&quot;&quot; -ARTIST &quot;&quot;&quot;;[.B296];&quot;&quot;&quot; -ID3V2TAG TCOM &quot;&quot;&quot;;[.C296];&quot;&quot;&quot; -GENRE &quot;&quot;&quot;;[.D296];&quot;&quot;&quot; -TITLE &quot;&quot;&quot;;[.E296];&quot;&quot;&quot; -TRACK &quot;;[.F296];&quot; &quot;&quot;&quot;;[.H2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7];&quot;&quot;&quot; -ARTIST &quot;&quot;&quot;;[.B297];&quot;&quot;&quot; -ID3V2TAG TCOM &quot;&quot;&quot;;[.C297];&quot;&quot;&quot; -GENRE &quot;&quot;&quot;;[.D297];&quot;&quot;&quot; -TITLE &quot;&quot;&quot;;[.E297];&quot;&quot;&quot; -TRACK &quot;;[.F297];&quot; &quot;&quot;&quot;;[.H2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8];&quot;&quot;&quot; -ARTIST &quot;&quot;&quot;;[.B298];&quot;&quot;&quot; -ID3V2TAG TCOM &quot;&quot;&quot;;[.C298];&quot;&quot;&quot; -GENRE &quot;&quot;&quot;;[.D298];&quot;&quot;&quot; -TITLE &quot;&quot;&quot;;[.E298];&quot;&quot;&quot; -TRACK &quot;;[.F298];&quot; &quot;&quot;&quot;;[.H2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299];&quot;&quot;&quot; -ARTIST &quot;&quot;&quot;;[.B299];&quot;&quot;&quot; -ID3V2TAG TCOM &quot;&quot;&quot;;[.C299];&quot;&quot;&quot; -GENRE &quot;&quot;&quot;;[.D299];&quot;&quot;&quot; -TITLE &quot;&quot;&quot;;[.E299];&quot;&quot;&quot; -TRACK &quot;;[.F299];&quot; &quot;&quot;&quot;;[.H2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0];&quot;&quot;&quot; -ARTIST &quot;&quot;&quot;;[.B300];&quot;&quot;&quot; -ID3V2TAG TCOM &quot;&quot;&quot;;[.C300];&quot;&quot;&quot; -GENRE &quot;&quot;&quot;;[.D300];&quot;&quot;&quot; -TITLE &quot;&quot;&quot;;[.E300];&quot;&quot;&quot; -TRACK &quot;;[.F300];&quot; &quot;&quot;&quot;;[.H3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1];&quot;&quot;&quot; -ARTIST &quot;&quot;&quot;;[.B301];&quot;&quot;&quot; -ID3V2TAG TCOM &quot;&quot;&quot;;[.C301];&quot;&quot;&quot; -GENRE &quot;&quot;&quot;;[.D301];&quot;&quot;&quot; -TITLE &quot;&quot;&quot;;[.E301];&quot;&quot;&quot; -TRACK &quot;;[.F301];&quot; &quot;&quot;&quot;;[.H3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2];&quot;&quot;&quot; -ARTIST &quot;&quot;&quot;;[.B302];&quot;&quot;&quot; -ID3V2TAG TCOM &quot;&quot;&quot;;[.C302];&quot;&quot;&quot; -GENRE &quot;&quot;&quot;;[.D302];&quot;&quot;&quot; -TITLE &quot;&quot;&quot;;[.E302];&quot;&quot;&quot; -TRACK &quot;;[.F302];&quot; &quot;&quot;&quot;;[.H30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3];&quot;&quot;&quot; -ARTIST &quot;&quot;&quot;;[.B303];&quot;&quot;&quot; -ID3V2TAG TCOM &quot;&quot;&quot;;[.C303];&quot;&quot;&quot; -GENRE &quot;&quot;&quot;;[.D303];&quot;&quot;&quot; -TITLE &quot;&quot;&quot;;[.E303];&quot;&quot;&quot; -TRACK &quot;;[.F303];&quot; &quot;&quot;&quot;;[.H30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4];&quot;&quot;&quot; -ARTIST &quot;&quot;&quot;;[.B304];&quot;&quot;&quot; -ID3V2TAG TCOM &quot;&quot;&quot;;[.C304];&quot;&quot;&quot; -GENRE &quot;&quot;&quot;;[.D304];&quot;&quot;&quot; -TITLE &quot;&quot;&quot;;[.E304];&quot;&quot;&quot; -TRACK &quot;;[.F304];&quot; &quot;&quot;&quot;;[.H30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5];&quot;&quot;&quot; -ARTIST &quot;&quot;&quot;;[.B305];&quot;&quot;&quot; -ID3V2TAG TCOM &quot;&quot;&quot;;[.C305];&quot;&quot;&quot; -GENRE &quot;&quot;&quot;;[.D305];&quot;&quot;&quot; -TITLE &quot;&quot;&quot;;[.E305];&quot;&quot;&quot; -TRACK &quot;;[.F305];&quot; &quot;&quot;&quot;;[.H30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6];&quot;&quot;&quot; -ARTIST &quot;&quot;&quot;;[.B306];&quot;&quot;&quot; -ID3V2TAG TCOM &quot;&quot;&quot;;[.C306];&quot;&quot;&quot; -GENRE &quot;&quot;&quot;;[.D306];&quot;&quot;&quot; -TITLE &quot;&quot;&quot;;[.E306];&quot;&quot;&quot; -TRACK &quot;;[.F306];&quot; &quot;&quot;&quot;;[.H30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7];&quot;&quot;&quot; -ARTIST &quot;&quot;&quot;;[.B307];&quot;&quot;&quot; -ID3V2TAG TCOM &quot;&quot;&quot;;[.C307];&quot;&quot;&quot; -GENRE &quot;&quot;&quot;;[.D307];&quot;&quot;&quot; -TITLE &quot;&quot;&quot;;[.E307];&quot;&quot;&quot; -TRACK &quot;;[.F307];&quot; &quot;&quot;&quot;;[.H30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8];&quot;&quot;&quot; -ARTIST &quot;&quot;&quot;;[.B308];&quot;&quot;&quot; -ID3V2TAG TCOM &quot;&quot;&quot;;[.C308];&quot;&quot;&quot; -GENRE &quot;&quot;&quot;;[.D308];&quot;&quot;&quot; -TITLE &quot;&quot;&quot;;[.E308];&quot;&quot;&quot; -TRACK &quot;;[.F308];&quot; &quot;&quot;&quot;;[.H30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09];&quot;&quot;&quot; -ARTIST &quot;&quot;&quot;;[.B309];&quot;&quot;&quot; -ID3V2TAG TCOM &quot;&quot;&quot;;[.C309];&quot;&quot;&quot; -GENRE &quot;&quot;&quot;;[.D309];&quot;&quot;&quot; -TITLE &quot;&quot;&quot;;[.E309];&quot;&quot;&quot; -TRACK &quot;;[.F309];&quot; &quot;&quot;&quot;;[.H30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0];&quot;&quot;&quot; -ARTIST &quot;&quot;&quot;;[.B310];&quot;&quot;&quot; -ID3V2TAG TCOM &quot;&quot;&quot;;[.C310];&quot;&quot;&quot; -GENRE &quot;&quot;&quot;;[.D310];&quot;&quot;&quot; -TITLE &quot;&quot;&quot;;[.E310];&quot;&quot;&quot; -TRACK &quot;;[.F310];&quot; &quot;&quot;&quot;;[.H3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1];&quot;&quot;&quot; -ARTIST &quot;&quot;&quot;;[.B311];&quot;&quot;&quot; -ID3V2TAG TCOM &quot;&quot;&quot;;[.C311];&quot;&quot;&quot; -GENRE &quot;&quot;&quot;;[.D311];&quot;&quot;&quot; -TITLE &quot;&quot;&quot;;[.E311];&quot;&quot;&quot; -TRACK &quot;;[.F311];&quot; &quot;&quot;&quot;;[.H3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2];&quot;&quot;&quot; -ARTIST &quot;&quot;&quot;;[.B312];&quot;&quot;&quot; -ID3V2TAG TCOM &quot;&quot;&quot;;[.C312];&quot;&quot;&quot; -GENRE &quot;&quot;&quot;;[.D312];&quot;&quot;&quot; -TITLE &quot;&quot;&quot;;[.E312];&quot;&quot;&quot; -TRACK &quot;;[.F312];&quot; &quot;&quot;&quot;;[.H3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3];&quot;&quot;&quot; -ARTIST &quot;&quot;&quot;;[.B313];&quot;&quot;&quot; -ID3V2TAG TCOM &quot;&quot;&quot;;[.C313];&quot;&quot;&quot; -GENRE &quot;&quot;&quot;;[.D313];&quot;&quot;&quot; -TITLE &quot;&quot;&quot;;[.E313];&quot;&quot;&quot; -TRACK &quot;;[.F313];&quot; &quot;&quot;&quot;;[.H3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4];&quot;&quot;&quot; -ARTIST &quot;&quot;&quot;;[.B314];&quot;&quot;&quot; -ID3V2TAG TCOM &quot;&quot;&quot;;[.C314];&quot;&quot;&quot; -GENRE &quot;&quot;&quot;;[.D314];&quot;&quot;&quot; -TITLE &quot;&quot;&quot;;[.E314];&quot;&quot;&quot; -TRACK &quot;;[.F314];&quot; &quot;&quot;&quot;;[.H3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5];&quot;&quot;&quot; -ARTIST &quot;&quot;&quot;;[.B315];&quot;&quot;&quot; -ID3V2TAG TCOM &quot;&quot;&quot;;[.C315];&quot;&quot;&quot; -GENRE &quot;&quot;&quot;;[.D315];&quot;&quot;&quot; -TITLE &quot;&quot;&quot;;[.E315];&quot;&quot;&quot; -TRACK &quot;;[.F315];&quot; &quot;&quot;&quot;;[.H3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6];&quot;&quot;&quot; -ARTIST &quot;&quot;&quot;;[.B316];&quot;&quot;&quot; -ID3V2TAG TCOM &quot;&quot;&quot;;[.C316];&quot;&quot;&quot; -GENRE &quot;&quot;&quot;;[.D316];&quot;&quot;&quot; -TITLE &quot;&quot;&quot;;[.E316];&quot;&quot;&quot; -TRACK &quot;;[.F316];&quot; &quot;&quot;&quot;;[.H3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7];&quot;&quot;&quot; -ARTIST &quot;&quot;&quot;;[.B317];&quot;&quot;&quot; -ID3V2TAG TCOM &quot;&quot;&quot;;[.C317];&quot;&quot;&quot; -GENRE &quot;&quot;&quot;;[.D317];&quot;&quot;&quot; -TITLE &quot;&quot;&quot;;[.E317];&quot;&quot;&quot; -TRACK &quot;;[.F317];&quot; &quot;&quot;&quot;;[.H3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8];&quot;&quot;&quot; -ARTIST &quot;&quot;&quot;;[.B318];&quot;&quot;&quot; -ID3V2TAG TCOM &quot;&quot;&quot;;[.C318];&quot;&quot;&quot; -GENRE &quot;&quot;&quot;;[.D318];&quot;&quot;&quot; -TITLE &quot;&quot;&quot;;[.E318];&quot;&quot;&quot; -TRACK &quot;;[.F318];&quot; &quot;&quot;&quot;;[.H3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19];&quot;&quot;&quot; -ARTIST &quot;&quot;&quot;;[.B319];&quot;&quot;&quot; -ID3V2TAG TCOM &quot;&quot;&quot;;[.C319];&quot;&quot;&quot; -GENRE &quot;&quot;&quot;;[.D319];&quot;&quot;&quot; -TITLE &quot;&quot;&quot;;[.E319];&quot;&quot;&quot; -TRACK &quot;;[.F319];&quot; &quot;&quot;&quot;;[.H3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0];&quot;&quot;&quot; -ARTIST &quot;&quot;&quot;;[.B320];&quot;&quot;&quot; -ID3V2TAG TCOM &quot;&quot;&quot;;[.C320];&quot;&quot;&quot; -GENRE &quot;&quot;&quot;;[.D320];&quot;&quot;&quot; -TITLE &quot;&quot;&quot;;[.E320];&quot;&quot;&quot; -TRACK &quot;;[.F320];&quot; &quot;&quot;&quot;;[.H3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1];&quot;&quot;&quot; -ARTIST &quot;&quot;&quot;;[.B321];&quot;&quot;&quot; -ID3V2TAG TCOM &quot;&quot;&quot;;[.C321];&quot;&quot;&quot; -GENRE &quot;&quot;&quot;;[.D321];&quot;&quot;&quot; -TITLE &quot;&quot;&quot;;[.E321];&quot;&quot;&quot; -TRACK &quot;;[.F321];&quot; &quot;&quot;&quot;;[.H3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2];&quot;&quot;&quot; -ARTIST &quot;&quot;&quot;;[.B322];&quot;&quot;&quot; -ID3V2TAG TCOM &quot;&quot;&quot;;[.C322];&quot;&quot;&quot; -GENRE &quot;&quot;&quot;;[.D322];&quot;&quot;&quot; -TITLE &quot;&quot;&quot;;[.E322];&quot;&quot;&quot; -TRACK &quot;;[.F322];&quot; &quot;&quot;&quot;;[.H3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3];&quot;&quot;&quot; -ARTIST &quot;&quot;&quot;;[.B323];&quot;&quot;&quot; -ID3V2TAG TCOM &quot;&quot;&quot;;[.C323];&quot;&quot;&quot; -GENRE &quot;&quot;&quot;;[.D323];&quot;&quot;&quot; -TITLE &quot;&quot;&quot;;[.E323];&quot;&quot;&quot; -TRACK &quot;;[.F323];&quot; &quot;&quot;&quot;;[.H3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4];&quot;&quot;&quot; -ARTIST &quot;&quot;&quot;;[.B324];&quot;&quot;&quot; -ID3V2TAG TCOM &quot;&quot;&quot;;[.C324];&quot;&quot;&quot; -GENRE &quot;&quot;&quot;;[.D324];&quot;&quot;&quot; -TITLE &quot;&quot;&quot;;[.E324];&quot;&quot;&quot; -TRACK &quot;;[.F324];&quot; &quot;&quot;&quot;;[.H3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5];&quot;&quot;&quot; -ARTIST &quot;&quot;&quot;;[.B325];&quot;&quot;&quot; -ID3V2TAG TCOM &quot;&quot;&quot;;[.C325];&quot;&quot;&quot; -GENRE &quot;&quot;&quot;;[.D325];&quot;&quot;&quot; -TITLE &quot;&quot;&quot;;[.E325];&quot;&quot;&quot; -TRACK &quot;;[.F325];&quot; &quot;&quot;&quot;;[.H3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6];&quot;&quot;&quot; -ARTIST &quot;&quot;&quot;;[.B326];&quot;&quot;&quot; -ID3V2TAG TCOM &quot;&quot;&quot;;[.C326];&quot;&quot;&quot; -GENRE &quot;&quot;&quot;;[.D326];&quot;&quot;&quot; -TITLE &quot;&quot;&quot;;[.E326];&quot;&quot;&quot; -TRACK &quot;;[.F326];&quot; &quot;&quot;&quot;;[.H3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7];&quot;&quot;&quot; -ARTIST &quot;&quot;&quot;;[.B327];&quot;&quot;&quot; -ID3V2TAG TCOM &quot;&quot;&quot;;[.C327];&quot;&quot;&quot; -GENRE &quot;&quot;&quot;;[.D327];&quot;&quot;&quot; -TITLE &quot;&quot;&quot;;[.E327];&quot;&quot;&quot; -TRACK &quot;;[.F327];&quot; &quot;&quot;&quot;;[.H3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8];&quot;&quot;&quot; -ARTIST &quot;&quot;&quot;;[.B328];&quot;&quot;&quot; -ID3V2TAG TCOM &quot;&quot;&quot;;[.C328];&quot;&quot;&quot; -GENRE &quot;&quot;&quot;;[.D328];&quot;&quot;&quot; -TITLE &quot;&quot;&quot;;[.E328];&quot;&quot;&quot; -TRACK &quot;;[.F328];&quot; &quot;&quot;&quot;;[.H3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29];&quot;&quot;&quot; -ARTIST &quot;&quot;&quot;;[.B329];&quot;&quot;&quot; -ID3V2TAG TCOM &quot;&quot;&quot;;[.C329];&quot;&quot;&quot; -GENRE &quot;&quot;&quot;;[.D329];&quot;&quot;&quot; -TITLE &quot;&quot;&quot;;[.E329];&quot;&quot;&quot; -TRACK &quot;;[.F329];&quot; &quot;&quot;&quot;;[.H3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0];&quot;&quot;&quot; -ARTIST &quot;&quot;&quot;;[.B330];&quot;&quot;&quot; -ID3V2TAG TCOM &quot;&quot;&quot;;[.C330];&quot;&quot;&quot; -GENRE &quot;&quot;&quot;;[.D330];&quot;&quot;&quot; -TITLE &quot;&quot;&quot;;[.E330];&quot;&quot;&quot; -TRACK &quot;;[.F330];&quot; &quot;&quot;&quot;;[.H3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1];&quot;&quot;&quot; -ARTIST &quot;&quot;&quot;;[.B331];&quot;&quot;&quot; -ID3V2TAG TCOM &quot;&quot;&quot;;[.C331];&quot;&quot;&quot; -GENRE &quot;&quot;&quot;;[.D331];&quot;&quot;&quot; -TITLE &quot;&quot;&quot;;[.E331];&quot;&quot;&quot; -TRACK &quot;;[.F331];&quot; &quot;&quot;&quot;;[.H3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2];&quot;&quot;&quot; -ARTIST &quot;&quot;&quot;;[.B332];&quot;&quot;&quot; -ID3V2TAG TCOM &quot;&quot;&quot;;[.C332];&quot;&quot;&quot; -GENRE &quot;&quot;&quot;;[.D332];&quot;&quot;&quot; -TITLE &quot;&quot;&quot;;[.E332];&quot;&quot;&quot; -TRACK &quot;;[.F332];&quot; &quot;&quot;&quot;;[.H3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3];&quot;&quot;&quot; -ARTIST &quot;&quot;&quot;;[.B333];&quot;&quot;&quot; -ID3V2TAG TCOM &quot;&quot;&quot;;[.C333];&quot;&quot;&quot; -GENRE &quot;&quot;&quot;;[.D333];&quot;&quot;&quot; -TITLE &quot;&quot;&quot;;[.E333];&quot;&quot;&quot; -TRACK &quot;;[.F333];&quot; &quot;&quot;&quot;;[.H3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4];&quot;&quot;&quot; -ARTIST &quot;&quot;&quot;;[.B334];&quot;&quot;&quot; -ID3V2TAG TCOM &quot;&quot;&quot;;[.C334];&quot;&quot;&quot; -GENRE &quot;&quot;&quot;;[.D334];&quot;&quot;&quot; -TITLE &quot;&quot;&quot;;[.E334];&quot;&quot;&quot; -TRACK &quot;;[.F334];&quot; &quot;&quot;&quot;;[.H3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5];&quot;&quot;&quot; -ARTIST &quot;&quot;&quot;;[.B335];&quot;&quot;&quot; -ID3V2TAG TCOM &quot;&quot;&quot;;[.C335];&quot;&quot;&quot; -GENRE &quot;&quot;&quot;;[.D335];&quot;&quot;&quot; -TITLE &quot;&quot;&quot;;[.E335];&quot;&quot;&quot; -TRACK &quot;;[.F335];&quot; &quot;&quot;&quot;;[.H3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6];&quot;&quot;&quot; -ARTIST &quot;&quot;&quot;;[.B336];&quot;&quot;&quot; -ID3V2TAG TCOM &quot;&quot;&quot;;[.C336];&quot;&quot;&quot; -GENRE &quot;&quot;&quot;;[.D336];&quot;&quot;&quot; -TITLE &quot;&quot;&quot;;[.E336];&quot;&quot;&quot; -TRACK &quot;;[.F336];&quot; &quot;&quot;&quot;;[.H3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7];&quot;&quot;&quot; -ARTIST &quot;&quot;&quot;;[.B337];&quot;&quot;&quot; -ID3V2TAG TCOM &quot;&quot;&quot;;[.C337];&quot;&quot;&quot; -GENRE &quot;&quot;&quot;;[.D337];&quot;&quot;&quot; -TITLE &quot;&quot;&quot;;[.E337];&quot;&quot;&quot; -TRACK &quot;;[.F337];&quot; &quot;&quot;&quot;;[.H3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8];&quot;&quot;&quot; -ARTIST &quot;&quot;&quot;;[.B338];&quot;&quot;&quot; -ID3V2TAG TCOM &quot;&quot;&quot;;[.C338];&quot;&quot;&quot; -GENRE &quot;&quot;&quot;;[.D338];&quot;&quot;&quot; -TITLE &quot;&quot;&quot;;[.E338];&quot;&quot;&quot; -TRACK &quot;;[.F338];&quot; &quot;&quot;&quot;;[.H3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39];&quot;&quot;&quot; -ARTIST &quot;&quot;&quot;;[.B339];&quot;&quot;&quot; -ID3V2TAG TCOM &quot;&quot;&quot;;[.C339];&quot;&quot;&quot; -GENRE &quot;&quot;&quot;;[.D339];&quot;&quot;&quot; -TITLE &quot;&quot;&quot;;[.E339];&quot;&quot;&quot; -TRACK &quot;;[.F339];&quot; &quot;&quot;&quot;;[.H3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0];&quot;&quot;&quot; -ARTIST &quot;&quot;&quot;;[.B340];&quot;&quot;&quot; -ID3V2TAG TCOM &quot;&quot;&quot;;[.C340];&quot;&quot;&quot; -GENRE &quot;&quot;&quot;;[.D340];&quot;&quot;&quot; -TITLE &quot;&quot;&quot;;[.E340];&quot;&quot;&quot; -TRACK &quot;;[.F340];&quot; &quot;&quot;&quot;;[.H3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1];&quot;&quot;&quot; -ARTIST &quot;&quot;&quot;;[.B341];&quot;&quot;&quot; -ID3V2TAG TCOM &quot;&quot;&quot;;[.C341];&quot;&quot;&quot; -GENRE &quot;&quot;&quot;;[.D341];&quot;&quot;&quot; -TITLE &quot;&quot;&quot;;[.E341];&quot;&quot;&quot; -TRACK &quot;;[.F341];&quot; &quot;&quot;&quot;;[.H3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2];&quot;&quot;&quot; -ARTIST &quot;&quot;&quot;;[.B342];&quot;&quot;&quot; -ID3V2TAG TCOM &quot;&quot;&quot;;[.C342];&quot;&quot;&quot; -GENRE &quot;&quot;&quot;;[.D342];&quot;&quot;&quot; -TITLE &quot;&quot;&quot;;[.E342];&quot;&quot;&quot; -TRACK &quot;;[.F342];&quot; &quot;&quot;&quot;;[.H3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3];&quot;&quot;&quot; -ARTIST &quot;&quot;&quot;;[.B343];&quot;&quot;&quot; -ID3V2TAG TCOM &quot;&quot;&quot;;[.C343];&quot;&quot;&quot; -GENRE &quot;&quot;&quot;;[.D343];&quot;&quot;&quot; -TITLE &quot;&quot;&quot;;[.E343];&quot;&quot;&quot; -TRACK &quot;;[.F343];&quot; &quot;&quot;&quot;;[.H3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4];&quot;&quot;&quot; -ARTIST &quot;&quot;&quot;;[.B344];&quot;&quot;&quot; -ID3V2TAG TCOM &quot;&quot;&quot;;[.C344];&quot;&quot;&quot; -GENRE &quot;&quot;&quot;;[.D344];&quot;&quot;&quot; -TITLE &quot;&quot;&quot;;[.E344];&quot;&quot;&quot; -TRACK &quot;;[.F344];&quot; &quot;&quot;&quot;;[.H3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5];&quot;&quot;&quot; -ARTIST &quot;&quot;&quot;;[.B345];&quot;&quot;&quot; -ID3V2TAG TCOM &quot;&quot;&quot;;[.C345];&quot;&quot;&quot; -GENRE &quot;&quot;&quot;;[.D345];&quot;&quot;&quot; -TITLE &quot;&quot;&quot;;[.E345];&quot;&quot;&quot; -TRACK &quot;;[.F345];&quot; &quot;&quot;&quot;;[.H3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6];&quot;&quot;&quot; -ARTIST &quot;&quot;&quot;;[.B346];&quot;&quot;&quot; -ID3V2TAG TCOM &quot;&quot;&quot;;[.C346];&quot;&quot;&quot; -GENRE &quot;&quot;&quot;;[.D346];&quot;&quot;&quot; -TITLE &quot;&quot;&quot;;[.E346];&quot;&quot;&quot; -TRACK &quot;;[.F346];&quot; &quot;&quot;&quot;;[.H3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7];&quot;&quot;&quot; -ARTIST &quot;&quot;&quot;;[.B347];&quot;&quot;&quot; -ID3V2TAG TCOM &quot;&quot;&quot;;[.C347];&quot;&quot;&quot; -GENRE &quot;&quot;&quot;;[.D347];&quot;&quot;&quot; -TITLE &quot;&quot;&quot;;[.E347];&quot;&quot;&quot; -TRACK &quot;;[.F347];&quot; &quot;&quot;&quot;;[.H3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8];&quot;&quot;&quot; -ARTIST &quot;&quot;&quot;;[.B348];&quot;&quot;&quot; -ID3V2TAG TCOM &quot;&quot;&quot;;[.C348];&quot;&quot;&quot; -GENRE &quot;&quot;&quot;;[.D348];&quot;&quot;&quot; -TITLE &quot;&quot;&quot;;[.E348];&quot;&quot;&quot; -TRACK &quot;;[.F348];&quot; &quot;&quot;&quot;;[.H3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49];&quot;&quot;&quot; -ARTIST &quot;&quot;&quot;;[.B349];&quot;&quot;&quot; -ID3V2TAG TCOM &quot;&quot;&quot;;[.C349];&quot;&quot;&quot; -GENRE &quot;&quot;&quot;;[.D349];&quot;&quot;&quot; -TITLE &quot;&quot;&quot;;[.E349];&quot;&quot;&quot; -TRACK &quot;;[.F349];&quot; &quot;&quot;&quot;;[.H3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0];&quot;&quot;&quot; -ARTIST &quot;&quot;&quot;;[.B350];&quot;&quot;&quot; -ID3V2TAG TCOM &quot;&quot;&quot;;[.C350];&quot;&quot;&quot; -GENRE &quot;&quot;&quot;;[.D350];&quot;&quot;&quot; -TITLE &quot;&quot;&quot;;[.E350];&quot;&quot;&quot; -TRACK &quot;;[.F350];&quot; &quot;&quot;&quot;;[.H3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1];&quot;&quot;&quot; -ARTIST &quot;&quot;&quot;;[.B351];&quot;&quot;&quot; -ID3V2TAG TCOM &quot;&quot;&quot;;[.C351];&quot;&quot;&quot; -GENRE &quot;&quot;&quot;;[.D351];&quot;&quot;&quot; -TITLE &quot;&quot;&quot;;[.E351];&quot;&quot;&quot; -TRACK &quot;;[.F351];&quot; &quot;&quot;&quot;;[.H3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2];&quot;&quot;&quot; -ARTIST &quot;&quot;&quot;;[.B352];&quot;&quot;&quot; -ID3V2TAG TCOM &quot;&quot;&quot;;[.C352];&quot;&quot;&quot; -GENRE &quot;&quot;&quot;;[.D352];&quot;&quot;&quot; -TITLE &quot;&quot;&quot;;[.E352];&quot;&quot;&quot; -TRACK &quot;;[.F352];&quot; &quot;&quot;&quot;;[.H3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3];&quot;&quot;&quot; -ARTIST &quot;&quot;&quot;;[.B353];&quot;&quot;&quot; -ID3V2TAG TCOM &quot;&quot;&quot;;[.C353];&quot;&quot;&quot; -GENRE &quot;&quot;&quot;;[.D353];&quot;&quot;&quot; -TITLE &quot;&quot;&quot;;[.E353];&quot;&quot;&quot; -TRACK &quot;;[.F353];&quot; &quot;&quot;&quot;;[.H3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4];&quot;&quot;&quot; -ARTIST &quot;&quot;&quot;;[.B354];&quot;&quot;&quot; -ID3V2TAG TCOM &quot;&quot;&quot;;[.C354];&quot;&quot;&quot; -GENRE &quot;&quot;&quot;;[.D354];&quot;&quot;&quot; -TITLE &quot;&quot;&quot;;[.E354];&quot;&quot;&quot; -TRACK &quot;;[.F354];&quot; &quot;&quot;&quot;;[.H3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5];&quot;&quot;&quot; -ARTIST &quot;&quot;&quot;;[.B355];&quot;&quot;&quot; -ID3V2TAG TCOM &quot;&quot;&quot;;[.C355];&quot;&quot;&quot; -GENRE &quot;&quot;&quot;;[.D355];&quot;&quot;&quot; -TITLE &quot;&quot;&quot;;[.E355];&quot;&quot;&quot; -TRACK &quot;;[.F355];&quot; &quot;&quot;&quot;;[.H3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6];&quot;&quot;&quot; -ARTIST &quot;&quot;&quot;;[.B356];&quot;&quot;&quot; -ID3V2TAG TCOM &quot;&quot;&quot;;[.C356];&quot;&quot;&quot; -GENRE &quot;&quot;&quot;;[.D356];&quot;&quot;&quot; -TITLE &quot;&quot;&quot;;[.E356];&quot;&quot;&quot; -TRACK &quot;;[.F356];&quot; &quot;&quot;&quot;;[.H3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7];&quot;&quot;&quot; -ARTIST &quot;&quot;&quot;;[.B357];&quot;&quot;&quot; -ID3V2TAG TCOM &quot;&quot;&quot;;[.C357];&quot;&quot;&quot; -GENRE &quot;&quot;&quot;;[.D357];&quot;&quot;&quot; -TITLE &quot;&quot;&quot;;[.E357];&quot;&quot;&quot; -TRACK &quot;;[.F357];&quot; &quot;&quot;&quot;;[.H3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8];&quot;&quot;&quot; -ARTIST &quot;&quot;&quot;;[.B358];&quot;&quot;&quot; -ID3V2TAG TCOM &quot;&quot;&quot;;[.C358];&quot;&quot;&quot; -GENRE &quot;&quot;&quot;;[.D358];&quot;&quot;&quot; -TITLE &quot;&quot;&quot;;[.E358];&quot;&quot;&quot; -TRACK &quot;;[.F358];&quot; &quot;&quot;&quot;;[.H3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59];&quot;&quot;&quot; -ARTIST &quot;&quot;&quot;;[.B359];&quot;&quot;&quot; -ID3V2TAG TCOM &quot;&quot;&quot;;[.C359];&quot;&quot;&quot; -GENRE &quot;&quot;&quot;;[.D359];&quot;&quot;&quot; -TITLE &quot;&quot;&quot;;[.E359];&quot;&quot;&quot; -TRACK &quot;;[.F359];&quot; &quot;&quot;&quot;;[.H3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0];&quot;&quot;&quot; -ARTIST &quot;&quot;&quot;;[.B360];&quot;&quot;&quot; -ID3V2TAG TCOM &quot;&quot;&quot;;[.C360];&quot;&quot;&quot; -GENRE &quot;&quot;&quot;;[.D360];&quot;&quot;&quot; -TITLE &quot;&quot;&quot;;[.E360];&quot;&quot;&quot; -TRACK &quot;;[.F360];&quot; &quot;&quot;&quot;;[.H3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1];&quot;&quot;&quot; -ARTIST &quot;&quot;&quot;;[.B361];&quot;&quot;&quot; -ID3V2TAG TCOM &quot;&quot;&quot;;[.C361];&quot;&quot;&quot; -GENRE &quot;&quot;&quot;;[.D361];&quot;&quot;&quot; -TITLE &quot;&quot;&quot;;[.E361];&quot;&quot;&quot; -TRACK &quot;;[.F361];&quot; &quot;&quot;&quot;;[.H3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2];&quot;&quot;&quot; -ARTIST &quot;&quot;&quot;;[.B362];&quot;&quot;&quot; -ID3V2TAG TCOM &quot;&quot;&quot;;[.C362];&quot;&quot;&quot; -GENRE &quot;&quot;&quot;;[.D362];&quot;&quot;&quot; -TITLE &quot;&quot;&quot;;[.E362];&quot;&quot;&quot; -TRACK &quot;;[.F362];&quot; &quot;&quot;&quot;;[.H3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3];&quot;&quot;&quot; -ARTIST &quot;&quot;&quot;;[.B363];&quot;&quot;&quot; -ID3V2TAG TCOM &quot;&quot;&quot;;[.C363];&quot;&quot;&quot; -GENRE &quot;&quot;&quot;;[.D363];&quot;&quot;&quot; -TITLE &quot;&quot;&quot;;[.E363];&quot;&quot;&quot; -TRACK &quot;;[.F363];&quot; &quot;&quot;&quot;;[.H3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4];&quot;&quot;&quot; -ARTIST &quot;&quot;&quot;;[.B364];&quot;&quot;&quot; -ID3V2TAG TCOM &quot;&quot;&quot;;[.C364];&quot;&quot;&quot; -GENRE &quot;&quot;&quot;;[.D364];&quot;&quot;&quot; -TITLE &quot;&quot;&quot;;[.E364];&quot;&quot;&quot; -TRACK &quot;;[.F364];&quot; &quot;&quot;&quot;;[.H3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5];&quot;&quot;&quot; -ARTIST &quot;&quot;&quot;;[.B365];&quot;&quot;&quot; -ID3V2TAG TCOM &quot;&quot;&quot;;[.C365];&quot;&quot;&quot; -GENRE &quot;&quot;&quot;;[.D365];&quot;&quot;&quot; -TITLE &quot;&quot;&quot;;[.E365];&quot;&quot;&quot; -TRACK &quot;;[.F365];&quot; &quot;&quot;&quot;;[.H3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6];&quot;&quot;&quot; -ARTIST &quot;&quot;&quot;;[.B366];&quot;&quot;&quot; -ID3V2TAG TCOM &quot;&quot;&quot;;[.C366];&quot;&quot;&quot; -GENRE &quot;&quot;&quot;;[.D366];&quot;&quot;&quot; -TITLE &quot;&quot;&quot;;[.E366];&quot;&quot;&quot; -TRACK &quot;;[.F366];&quot; &quot;&quot;&quot;;[.H3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7];&quot;&quot;&quot; -ARTIST &quot;&quot;&quot;;[.B367];&quot;&quot;&quot; -ID3V2TAG TCOM &quot;&quot;&quot;;[.C367];&quot;&quot;&quot; -GENRE &quot;&quot;&quot;;[.D367];&quot;&quot;&quot; -TITLE &quot;&quot;&quot;;[.E367];&quot;&quot;&quot; -TRACK &quot;;[.F367];&quot; &quot;&quot;&quot;;[.H3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8];&quot;&quot;&quot; -ARTIST &quot;&quot;&quot;;[.B368];&quot;&quot;&quot; -ID3V2TAG TCOM &quot;&quot;&quot;;[.C368];&quot;&quot;&quot; -GENRE &quot;&quot;&quot;;[.D368];&quot;&quot;&quot; -TITLE &quot;&quot;&quot;;[.E368];&quot;&quot;&quot; -TRACK &quot;;[.F368];&quot; &quot;&quot;&quot;;[.H3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69];&quot;&quot;&quot; -ARTIST &quot;&quot;&quot;;[.B369];&quot;&quot;&quot; -ID3V2TAG TCOM &quot;&quot;&quot;;[.C369];&quot;&quot;&quot; -GENRE &quot;&quot;&quot;;[.D369];&quot;&quot;&quot; -TITLE &quot;&quot;&quot;;[.E369];&quot;&quot;&quot; -TRACK &quot;;[.F369];&quot; &quot;&quot;&quot;;[.H3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0];&quot;&quot;&quot; -ARTIST &quot;&quot;&quot;;[.B370];&quot;&quot;&quot; -ID3V2TAG TCOM &quot;&quot;&quot;;[.C370];&quot;&quot;&quot; -GENRE &quot;&quot;&quot;;[.D370];&quot;&quot;&quot; -TITLE &quot;&quot;&quot;;[.E370];&quot;&quot;&quot; -TRACK &quot;;[.F370];&quot; &quot;&quot;&quot;;[.H3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1];&quot;&quot;&quot; -ARTIST &quot;&quot;&quot;;[.B371];&quot;&quot;&quot; -ID3V2TAG TCOM &quot;&quot;&quot;;[.C371];&quot;&quot;&quot; -GENRE &quot;&quot;&quot;;[.D371];&quot;&quot;&quot; -TITLE &quot;&quot;&quot;;[.E371];&quot;&quot;&quot; -TRACK &quot;;[.F371];&quot; &quot;&quot;&quot;;[.H3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2];&quot;&quot;&quot; -ARTIST &quot;&quot;&quot;;[.B372];&quot;&quot;&quot; -ID3V2TAG TCOM &quot;&quot;&quot;;[.C372];&quot;&quot;&quot; -GENRE &quot;&quot;&quot;;[.D372];&quot;&quot;&quot; -TITLE &quot;&quot;&quot;;[.E372];&quot;&quot;&quot; -TRACK &quot;;[.F372];&quot; &quot;&quot;&quot;;[.H3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3];&quot;&quot;&quot; -ARTIST &quot;&quot;&quot;;[.B373];&quot;&quot;&quot; -ID3V2TAG TCOM &quot;&quot;&quot;;[.C373];&quot;&quot;&quot; -GENRE &quot;&quot;&quot;;[.D373];&quot;&quot;&quot; -TITLE &quot;&quot;&quot;;[.E373];&quot;&quot;&quot; -TRACK &quot;;[.F373];&quot; &quot;&quot;&quot;;[.H3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4];&quot;&quot;&quot; -ARTIST &quot;&quot;&quot;;[.B374];&quot;&quot;&quot; -ID3V2TAG TCOM &quot;&quot;&quot;;[.C374];&quot;&quot;&quot; -GENRE &quot;&quot;&quot;;[.D374];&quot;&quot;&quot; -TITLE &quot;&quot;&quot;;[.E374];&quot;&quot;&quot; -TRACK &quot;;[.F374];&quot; &quot;&quot;&quot;;[.H3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5];&quot;&quot;&quot; -ARTIST &quot;&quot;&quot;;[.B375];&quot;&quot;&quot; -ID3V2TAG TCOM &quot;&quot;&quot;;[.C375];&quot;&quot;&quot; -GENRE &quot;&quot;&quot;;[.D375];&quot;&quot;&quot; -TITLE &quot;&quot;&quot;;[.E375];&quot;&quot;&quot; -TRACK &quot;;[.F375];&quot; &quot;&quot;&quot;;[.H3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6];&quot;&quot;&quot; -ARTIST &quot;&quot;&quot;;[.B376];&quot;&quot;&quot; -ID3V2TAG TCOM &quot;&quot;&quot;;[.C376];&quot;&quot;&quot; -GENRE &quot;&quot;&quot;;[.D376];&quot;&quot;&quot; -TITLE &quot;&quot;&quot;;[.E376];&quot;&quot;&quot; -TRACK &quot;;[.F376];&quot; &quot;&quot;&quot;;[.H3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7];&quot;&quot;&quot; -ARTIST &quot;&quot;&quot;;[.B377];&quot;&quot;&quot; -ID3V2TAG TCOM &quot;&quot;&quot;;[.C377];&quot;&quot;&quot; -GENRE &quot;&quot;&quot;;[.D377];&quot;&quot;&quot; -TITLE &quot;&quot;&quot;;[.E377];&quot;&quot;&quot; -TRACK &quot;;[.F377];&quot; &quot;&quot;&quot;;[.H3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8];&quot;&quot;&quot; -ARTIST &quot;&quot;&quot;;[.B378];&quot;&quot;&quot; -ID3V2TAG TCOM &quot;&quot;&quot;;[.C378];&quot;&quot;&quot; -GENRE &quot;&quot;&quot;;[.D378];&quot;&quot;&quot; -TITLE &quot;&quot;&quot;;[.E378];&quot;&quot;&quot; -TRACK &quot;;[.F378];&quot; &quot;&quot;&quot;;[.H3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79];&quot;&quot;&quot; -ARTIST &quot;&quot;&quot;;[.B379];&quot;&quot;&quot; -ID3V2TAG TCOM &quot;&quot;&quot;;[.C379];&quot;&quot;&quot; -GENRE &quot;&quot;&quot;;[.D379];&quot;&quot;&quot; -TITLE &quot;&quot;&quot;;[.E379];&quot;&quot;&quot; -TRACK &quot;;[.F379];&quot; &quot;&quot;&quot;;[.H3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0];&quot;&quot;&quot; -ARTIST &quot;&quot;&quot;;[.B380];&quot;&quot;&quot; -ID3V2TAG TCOM &quot;&quot;&quot;;[.C380];&quot;&quot;&quot; -GENRE &quot;&quot;&quot;;[.D380];&quot;&quot;&quot; -TITLE &quot;&quot;&quot;;[.E380];&quot;&quot;&quot; -TRACK &quot;;[.F380];&quot; &quot;&quot;&quot;;[.H3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1];&quot;&quot;&quot; -ARTIST &quot;&quot;&quot;;[.B381];&quot;&quot;&quot; -ID3V2TAG TCOM &quot;&quot;&quot;;[.C381];&quot;&quot;&quot; -GENRE &quot;&quot;&quot;;[.D381];&quot;&quot;&quot; -TITLE &quot;&quot;&quot;;[.E381];&quot;&quot;&quot; -TRACK &quot;;[.F381];&quot; &quot;&quot;&quot;;[.H3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2];&quot;&quot;&quot; -ARTIST &quot;&quot;&quot;;[.B382];&quot;&quot;&quot; -ID3V2TAG TCOM &quot;&quot;&quot;;[.C382];&quot;&quot;&quot; -GENRE &quot;&quot;&quot;;[.D382];&quot;&quot;&quot; -TITLE &quot;&quot;&quot;;[.E382];&quot;&quot;&quot; -TRACK &quot;;[.F382];&quot; &quot;&quot;&quot;;[.H3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3];&quot;&quot;&quot; -ARTIST &quot;&quot;&quot;;[.B383];&quot;&quot;&quot; -ID3V2TAG TCOM &quot;&quot;&quot;;[.C383];&quot;&quot;&quot; -GENRE &quot;&quot;&quot;;[.D383];&quot;&quot;&quot; -TITLE &quot;&quot;&quot;;[.E383];&quot;&quot;&quot; -TRACK &quot;;[.F383];&quot; &quot;&quot;&quot;;[.H3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4];&quot;&quot;&quot; -ARTIST &quot;&quot;&quot;;[.B384];&quot;&quot;&quot; -ID3V2TAG TCOM &quot;&quot;&quot;;[.C384];&quot;&quot;&quot; -GENRE &quot;&quot;&quot;;[.D384];&quot;&quot;&quot; -TITLE &quot;&quot;&quot;;[.E384];&quot;&quot;&quot; -TRACK &quot;;[.F384];&quot; &quot;&quot;&quot;;[.H3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5];&quot;&quot;&quot; -ARTIST &quot;&quot;&quot;;[.B385];&quot;&quot;&quot; -ID3V2TAG TCOM &quot;&quot;&quot;;[.C385];&quot;&quot;&quot; -GENRE &quot;&quot;&quot;;[.D385];&quot;&quot;&quot; -TITLE &quot;&quot;&quot;;[.E385];&quot;&quot;&quot; -TRACK &quot;;[.F385];&quot; &quot;&quot;&quot;;[.H3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6];&quot;&quot;&quot; -ARTIST &quot;&quot;&quot;;[.B386];&quot;&quot;&quot; -ID3V2TAG TCOM &quot;&quot;&quot;;[.C386];&quot;&quot;&quot; -GENRE &quot;&quot;&quot;;[.D386];&quot;&quot;&quot; -TITLE &quot;&quot;&quot;;[.E386];&quot;&quot;&quot; -TRACK &quot;;[.F386];&quot; &quot;&quot;&quot;;[.H3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7];&quot;&quot;&quot; -ARTIST &quot;&quot;&quot;;[.B387];&quot;&quot;&quot; -ID3V2TAG TCOM &quot;&quot;&quot;;[.C387];&quot;&quot;&quot; -GENRE &quot;&quot;&quot;;[.D387];&quot;&quot;&quot; -TITLE &quot;&quot;&quot;;[.E387];&quot;&quot;&quot; -TRACK &quot;;[.F387];&quot; &quot;&quot;&quot;;[.H3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8];&quot;&quot;&quot; -ARTIST &quot;&quot;&quot;;[.B388];&quot;&quot;&quot; -ID3V2TAG TCOM &quot;&quot;&quot;;[.C388];&quot;&quot;&quot; -GENRE &quot;&quot;&quot;;[.D388];&quot;&quot;&quot; -TITLE &quot;&quot;&quot;;[.E388];&quot;&quot;&quot; -TRACK &quot;;[.F388];&quot; &quot;&quot;&quot;;[.H3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89];&quot;&quot;&quot; -ARTIST &quot;&quot;&quot;;[.B389];&quot;&quot;&quot; -ID3V2TAG TCOM &quot;&quot;&quot;;[.C389];&quot;&quot;&quot; -GENRE &quot;&quot;&quot;;[.D389];&quot;&quot;&quot; -TITLE &quot;&quot;&quot;;[.E389];&quot;&quot;&quot; -TRACK &quot;;[.F389];&quot; &quot;&quot;&quot;;[.H3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0];&quot;&quot;&quot; -ARTIST &quot;&quot;&quot;;[.B390];&quot;&quot;&quot; -ID3V2TAG TCOM &quot;&quot;&quot;;[.C390];&quot;&quot;&quot; -GENRE &quot;&quot;&quot;;[.D390];&quot;&quot;&quot; -TITLE &quot;&quot;&quot;;[.E390];&quot;&quot;&quot; -TRACK &quot;;[.F390];&quot; &quot;&quot;&quot;;[.H3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1];&quot;&quot;&quot; -ARTIST &quot;&quot;&quot;;[.B391];&quot;&quot;&quot; -ID3V2TAG TCOM &quot;&quot;&quot;;[.C391];&quot;&quot;&quot; -GENRE &quot;&quot;&quot;;[.D391];&quot;&quot;&quot; -TITLE &quot;&quot;&quot;;[.E391];&quot;&quot;&quot; -TRACK &quot;;[.F391];&quot; &quot;&quot;&quot;;[.H3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2];&quot;&quot;&quot; -ARTIST &quot;&quot;&quot;;[.B392];&quot;&quot;&quot; -ID3V2TAG TCOM &quot;&quot;&quot;;[.C392];&quot;&quot;&quot; -GENRE &quot;&quot;&quot;;[.D392];&quot;&quot;&quot; -TITLE &quot;&quot;&quot;;[.E392];&quot;&quot;&quot; -TRACK &quot;;[.F392];&quot; &quot;&quot;&quot;;[.H3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3];&quot;&quot;&quot; -ARTIST &quot;&quot;&quot;;[.B393];&quot;&quot;&quot; -ID3V2TAG TCOM &quot;&quot;&quot;;[.C393];&quot;&quot;&quot; -GENRE &quot;&quot;&quot;;[.D393];&quot;&quot;&quot; -TITLE &quot;&quot;&quot;;[.E393];&quot;&quot;&quot; -TRACK &quot;;[.F393];&quot; &quot;&quot;&quot;;[.H3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4];&quot;&quot;&quot; -ARTIST &quot;&quot;&quot;;[.B394];&quot;&quot;&quot; -ID3V2TAG TCOM &quot;&quot;&quot;;[.C394];&quot;&quot;&quot; -GENRE &quot;&quot;&quot;;[.D394];&quot;&quot;&quot; -TITLE &quot;&quot;&quot;;[.E394];&quot;&quot;&quot; -TRACK &quot;;[.F394];&quot; &quot;&quot;&quot;;[.H3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5];&quot;&quot;&quot; -ARTIST &quot;&quot;&quot;;[.B395];&quot;&quot;&quot; -ID3V2TAG TCOM &quot;&quot;&quot;;[.C395];&quot;&quot;&quot; -GENRE &quot;&quot;&quot;;[.D395];&quot;&quot;&quot; -TITLE &quot;&quot;&quot;;[.E395];&quot;&quot;&quot; -TRACK &quot;;[.F395];&quot; &quot;&quot;&quot;;[.H3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6];&quot;&quot;&quot; -ARTIST &quot;&quot;&quot;;[.B396];&quot;&quot;&quot; -ID3V2TAG TCOM &quot;&quot;&quot;;[.C396];&quot;&quot;&quot; -GENRE &quot;&quot;&quot;;[.D396];&quot;&quot;&quot; -TITLE &quot;&quot;&quot;;[.E396];&quot;&quot;&quot; -TRACK &quot;;[.F396];&quot; &quot;&quot;&quot;;[.H3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7];&quot;&quot;&quot; -ARTIST &quot;&quot;&quot;;[.B397];&quot;&quot;&quot; -ID3V2TAG TCOM &quot;&quot;&quot;;[.C397];&quot;&quot;&quot; -GENRE &quot;&quot;&quot;;[.D397];&quot;&quot;&quot; -TITLE &quot;&quot;&quot;;[.E397];&quot;&quot;&quot; -TRACK &quot;;[.F397];&quot; &quot;&quot;&quot;;[.H3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8];&quot;&quot;&quot; -ARTIST &quot;&quot;&quot;;[.B398];&quot;&quot;&quot; -ID3V2TAG TCOM &quot;&quot;&quot;;[.C398];&quot;&quot;&quot; -GENRE &quot;&quot;&quot;;[.D398];&quot;&quot;&quot; -TITLE &quot;&quot;&quot;;[.E398];&quot;&quot;&quot; -TRACK &quot;;[.F398];&quot; &quot;&quot;&quot;;[.H3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399];&quot;&quot;&quot; -ARTIST &quot;&quot;&quot;;[.B399];&quot;&quot;&quot; -ID3V2TAG TCOM &quot;&quot;&quot;;[.C399];&quot;&quot;&quot; -GENRE &quot;&quot;&quot;;[.D399];&quot;&quot;&quot; -TITLE &quot;&quot;&quot;;[.E399];&quot;&quot;&quot; -TRACK &quot;;[.F399];&quot; &quot;&quot;&quot;;[.H3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0];&quot;&quot;&quot; -ARTIST &quot;&quot;&quot;;[.B400];&quot;&quot;&quot; -ID3V2TAG TCOM &quot;&quot;&quot;;[.C400];&quot;&quot;&quot; -GENRE &quot;&quot;&quot;;[.D400];&quot;&quot;&quot; -TITLE &quot;&quot;&quot;;[.E400];&quot;&quot;&quot; -TRACK &quot;;[.F400];&quot; &quot;&quot;&quot;;[.H4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1];&quot;&quot;&quot; -ARTIST &quot;&quot;&quot;;[.B401];&quot;&quot;&quot; -ID3V2TAG TCOM &quot;&quot;&quot;;[.C401];&quot;&quot;&quot; -GENRE &quot;&quot;&quot;;[.D401];&quot;&quot;&quot; -TITLE &quot;&quot;&quot;;[.E401];&quot;&quot;&quot; -TRACK &quot;;[.F401];&quot; &quot;&quot;&quot;;[.H4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2];&quot;&quot;&quot; -ARTIST &quot;&quot;&quot;;[.B402];&quot;&quot;&quot; -ID3V2TAG TCOM &quot;&quot;&quot;;[.C402];&quot;&quot;&quot; -GENRE &quot;&quot;&quot;;[.D402];&quot;&quot;&quot; -TITLE &quot;&quot;&quot;;[.E402];&quot;&quot;&quot; -TRACK &quot;;[.F402];&quot; &quot;&quot;&quot;;[.H40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3];&quot;&quot;&quot; -ARTIST &quot;&quot;&quot;;[.B403];&quot;&quot;&quot; -ID3V2TAG TCOM &quot;&quot;&quot;;[.C403];&quot;&quot;&quot; -GENRE &quot;&quot;&quot;;[.D403];&quot;&quot;&quot; -TITLE &quot;&quot;&quot;;[.E403];&quot;&quot;&quot; -TRACK &quot;;[.F403];&quot; &quot;&quot;&quot;;[.H40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4];&quot;&quot;&quot; -ARTIST &quot;&quot;&quot;;[.B404];&quot;&quot;&quot; -ID3V2TAG TCOM &quot;&quot;&quot;;[.C404];&quot;&quot;&quot; -GENRE &quot;&quot;&quot;;[.D404];&quot;&quot;&quot; -TITLE &quot;&quot;&quot;;[.E404];&quot;&quot;&quot; -TRACK &quot;;[.F404];&quot; &quot;&quot;&quot;;[.H40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5];&quot;&quot;&quot; -ARTIST &quot;&quot;&quot;;[.B405];&quot;&quot;&quot; -ID3V2TAG TCOM &quot;&quot;&quot;;[.C405];&quot;&quot;&quot; -GENRE &quot;&quot;&quot;;[.D405];&quot;&quot;&quot; -TITLE &quot;&quot;&quot;;[.E405];&quot;&quot;&quot; -TRACK &quot;;[.F405];&quot; &quot;&quot;&quot;;[.H40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6];&quot;&quot;&quot; -ARTIST &quot;&quot;&quot;;[.B406];&quot;&quot;&quot; -ID3V2TAG TCOM &quot;&quot;&quot;;[.C406];&quot;&quot;&quot; -GENRE &quot;&quot;&quot;;[.D406];&quot;&quot;&quot; -TITLE &quot;&quot;&quot;;[.E406];&quot;&quot;&quot; -TRACK &quot;;[.F406];&quot; &quot;&quot;&quot;;[.H40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7];&quot;&quot;&quot; -ARTIST &quot;&quot;&quot;;[.B407];&quot;&quot;&quot; -ID3V2TAG TCOM &quot;&quot;&quot;;[.C407];&quot;&quot;&quot; -GENRE &quot;&quot;&quot;;[.D407];&quot;&quot;&quot; -TITLE &quot;&quot;&quot;;[.E407];&quot;&quot;&quot; -TRACK &quot;;[.F407];&quot; &quot;&quot;&quot;;[.H40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8];&quot;&quot;&quot; -ARTIST &quot;&quot;&quot;;[.B408];&quot;&quot;&quot; -ID3V2TAG TCOM &quot;&quot;&quot;;[.C408];&quot;&quot;&quot; -GENRE &quot;&quot;&quot;;[.D408];&quot;&quot;&quot; -TITLE &quot;&quot;&quot;;[.E408];&quot;&quot;&quot; -TRACK &quot;;[.F408];&quot; &quot;&quot;&quot;;[.H40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09];&quot;&quot;&quot; -ARTIST &quot;&quot;&quot;;[.B409];&quot;&quot;&quot; -ID3V2TAG TCOM &quot;&quot;&quot;;[.C409];&quot;&quot;&quot; -GENRE &quot;&quot;&quot;;[.D409];&quot;&quot;&quot; -TITLE &quot;&quot;&quot;;[.E409];&quot;&quot;&quot; -TRACK &quot;;[.F409];&quot; &quot;&quot;&quot;;[.H40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0];&quot;&quot;&quot; -ARTIST &quot;&quot;&quot;;[.B410];&quot;&quot;&quot; -ID3V2TAG TCOM &quot;&quot;&quot;;[.C410];&quot;&quot;&quot; -GENRE &quot;&quot;&quot;;[.D410];&quot;&quot;&quot; -TITLE &quot;&quot;&quot;;[.E410];&quot;&quot;&quot; -TRACK &quot;;[.F410];&quot; &quot;&quot;&quot;;[.H4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1];&quot;&quot;&quot; -ARTIST &quot;&quot;&quot;;[.B411];&quot;&quot;&quot; -ID3V2TAG TCOM &quot;&quot;&quot;;[.C411];&quot;&quot;&quot; -GENRE &quot;&quot;&quot;;[.D411];&quot;&quot;&quot; -TITLE &quot;&quot;&quot;;[.E411];&quot;&quot;&quot; -TRACK &quot;;[.F411];&quot; &quot;&quot;&quot;;[.H4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2];&quot;&quot;&quot; -ARTIST &quot;&quot;&quot;;[.B412];&quot;&quot;&quot; -ID3V2TAG TCOM &quot;&quot;&quot;;[.C412];&quot;&quot;&quot; -GENRE &quot;&quot;&quot;;[.D412];&quot;&quot;&quot; -TITLE &quot;&quot;&quot;;[.E412];&quot;&quot;&quot; -TRACK &quot;;[.F412];&quot; &quot;&quot;&quot;;[.H4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3];&quot;&quot;&quot; -ARTIST &quot;&quot;&quot;;[.B413];&quot;&quot;&quot; -ID3V2TAG TCOM &quot;&quot;&quot;;[.C413];&quot;&quot;&quot; -GENRE &quot;&quot;&quot;;[.D413];&quot;&quot;&quot; -TITLE &quot;&quot;&quot;;[.E413];&quot;&quot;&quot; -TRACK &quot;;[.F413];&quot; &quot;&quot;&quot;;[.H4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4];&quot;&quot;&quot; -ARTIST &quot;&quot;&quot;;[.B414];&quot;&quot;&quot; -ID3V2TAG TCOM &quot;&quot;&quot;;[.C414];&quot;&quot;&quot; -GENRE &quot;&quot;&quot;;[.D414];&quot;&quot;&quot; -TITLE &quot;&quot;&quot;;[.E414];&quot;&quot;&quot; -TRACK &quot;;[.F414];&quot; &quot;&quot;&quot;;[.H4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5];&quot;&quot;&quot; -ARTIST &quot;&quot;&quot;;[.B415];&quot;&quot;&quot; -ID3V2TAG TCOM &quot;&quot;&quot;;[.C415];&quot;&quot;&quot; -GENRE &quot;&quot;&quot;;[.D415];&quot;&quot;&quot; -TITLE &quot;&quot;&quot;;[.E415];&quot;&quot;&quot; -TRACK &quot;;[.F415];&quot; &quot;&quot;&quot;;[.H4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6];&quot;&quot;&quot; -ARTIST &quot;&quot;&quot;;[.B416];&quot;&quot;&quot; -ID3V2TAG TCOM &quot;&quot;&quot;;[.C416];&quot;&quot;&quot; -GENRE &quot;&quot;&quot;;[.D416];&quot;&quot;&quot; -TITLE &quot;&quot;&quot;;[.E416];&quot;&quot;&quot; -TRACK &quot;;[.F416];&quot; &quot;&quot;&quot;;[.H4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7];&quot;&quot;&quot; -ARTIST &quot;&quot;&quot;;[.B417];&quot;&quot;&quot; -ID3V2TAG TCOM &quot;&quot;&quot;;[.C417];&quot;&quot;&quot; -GENRE &quot;&quot;&quot;;[.D417];&quot;&quot;&quot; -TITLE &quot;&quot;&quot;;[.E417];&quot;&quot;&quot; -TRACK &quot;;[.F417];&quot; &quot;&quot;&quot;;[.H4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8];&quot;&quot;&quot; -ARTIST &quot;&quot;&quot;;[.B418];&quot;&quot;&quot; -ID3V2TAG TCOM &quot;&quot;&quot;;[.C418];&quot;&quot;&quot; -GENRE &quot;&quot;&quot;;[.D418];&quot;&quot;&quot; -TITLE &quot;&quot;&quot;;[.E418];&quot;&quot;&quot; -TRACK &quot;;[.F418];&quot; &quot;&quot;&quot;;[.H4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19];&quot;&quot;&quot; -ARTIST &quot;&quot;&quot;;[.B419];&quot;&quot;&quot; -ID3V2TAG TCOM &quot;&quot;&quot;;[.C419];&quot;&quot;&quot; -GENRE &quot;&quot;&quot;;[.D419];&quot;&quot;&quot; -TITLE &quot;&quot;&quot;;[.E419];&quot;&quot;&quot; -TRACK &quot;;[.F419];&quot; &quot;&quot;&quot;;[.H4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0];&quot;&quot;&quot; -ARTIST &quot;&quot;&quot;;[.B420];&quot;&quot;&quot; -ID3V2TAG TCOM &quot;&quot;&quot;;[.C420];&quot;&quot;&quot; -GENRE &quot;&quot;&quot;;[.D420];&quot;&quot;&quot; -TITLE &quot;&quot;&quot;;[.E420];&quot;&quot;&quot; -TRACK &quot;;[.F420];&quot; &quot;&quot;&quot;;[.H4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1];&quot;&quot;&quot; -ARTIST &quot;&quot;&quot;;[.B421];&quot;&quot;&quot; -ID3V2TAG TCOM &quot;&quot;&quot;;[.C421];&quot;&quot;&quot; -GENRE &quot;&quot;&quot;;[.D421];&quot;&quot;&quot; -TITLE &quot;&quot;&quot;;[.E421];&quot;&quot;&quot; -TRACK &quot;;[.F421];&quot; &quot;&quot;&quot;;[.H4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2];&quot;&quot;&quot; -ARTIST &quot;&quot;&quot;;[.B422];&quot;&quot;&quot; -ID3V2TAG TCOM &quot;&quot;&quot;;[.C422];&quot;&quot;&quot; -GENRE &quot;&quot;&quot;;[.D422];&quot;&quot;&quot; -TITLE &quot;&quot;&quot;;[.E422];&quot;&quot;&quot; -TRACK &quot;;[.F422];&quot; &quot;&quot;&quot;;[.H4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3];&quot;&quot;&quot; -ARTIST &quot;&quot;&quot;;[.B423];&quot;&quot;&quot; -ID3V2TAG TCOM &quot;&quot;&quot;;[.C423];&quot;&quot;&quot; -GENRE &quot;&quot;&quot;;[.D423];&quot;&quot;&quot; -TITLE &quot;&quot;&quot;;[.E423];&quot;&quot;&quot; -TRACK &quot;;[.F423];&quot; &quot;&quot;&quot;;[.H4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4];&quot;&quot;&quot; -ARTIST &quot;&quot;&quot;;[.B424];&quot;&quot;&quot; -ID3V2TAG TCOM &quot;&quot;&quot;;[.C424];&quot;&quot;&quot; -GENRE &quot;&quot;&quot;;[.D424];&quot;&quot;&quot; -TITLE &quot;&quot;&quot;;[.E424];&quot;&quot;&quot; -TRACK &quot;;[.F424];&quot; &quot;&quot;&quot;;[.H4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5];&quot;&quot;&quot; -ARTIST &quot;&quot;&quot;;[.B425];&quot;&quot;&quot; -ID3V2TAG TCOM &quot;&quot;&quot;;[.C425];&quot;&quot;&quot; -GENRE &quot;&quot;&quot;;[.D425];&quot;&quot;&quot; -TITLE &quot;&quot;&quot;;[.E425];&quot;&quot;&quot; -TRACK &quot;;[.F425];&quot; &quot;&quot;&quot;;[.H4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6];&quot;&quot;&quot; -ARTIST &quot;&quot;&quot;;[.B426];&quot;&quot;&quot; -ID3V2TAG TCOM &quot;&quot;&quot;;[.C426];&quot;&quot;&quot; -GENRE &quot;&quot;&quot;;[.D426];&quot;&quot;&quot; -TITLE &quot;&quot;&quot;;[.E426];&quot;&quot;&quot; -TRACK &quot;;[.F426];&quot; &quot;&quot;&quot;;[.H4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7];&quot;&quot;&quot; -ARTIST &quot;&quot;&quot;;[.B427];&quot;&quot;&quot; -ID3V2TAG TCOM &quot;&quot;&quot;;[.C427];&quot;&quot;&quot; -GENRE &quot;&quot;&quot;;[.D427];&quot;&quot;&quot; -TITLE &quot;&quot;&quot;;[.E427];&quot;&quot;&quot; -TRACK &quot;;[.F427];&quot; &quot;&quot;&quot;;[.H4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8];&quot;&quot;&quot; -ARTIST &quot;&quot;&quot;;[.B428];&quot;&quot;&quot; -ID3V2TAG TCOM &quot;&quot;&quot;;[.C428];&quot;&quot;&quot; -GENRE &quot;&quot;&quot;;[.D428];&quot;&quot;&quot; -TITLE &quot;&quot;&quot;;[.E428];&quot;&quot;&quot; -TRACK &quot;;[.F428];&quot; &quot;&quot;&quot;;[.H4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29];&quot;&quot;&quot; -ARTIST &quot;&quot;&quot;;[.B429];&quot;&quot;&quot; -ID3V2TAG TCOM &quot;&quot;&quot;;[.C429];&quot;&quot;&quot; -GENRE &quot;&quot;&quot;;[.D429];&quot;&quot;&quot; -TITLE &quot;&quot;&quot;;[.E429];&quot;&quot;&quot; -TRACK &quot;;[.F429];&quot; &quot;&quot;&quot;;[.H4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0];&quot;&quot;&quot; -ARTIST &quot;&quot;&quot;;[.B430];&quot;&quot;&quot; -ID3V2TAG TCOM &quot;&quot;&quot;;[.C430];&quot;&quot;&quot; -GENRE &quot;&quot;&quot;;[.D430];&quot;&quot;&quot; -TITLE &quot;&quot;&quot;;[.E430];&quot;&quot;&quot; -TRACK &quot;;[.F430];&quot; &quot;&quot;&quot;;[.H4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1];&quot;&quot;&quot; -ARTIST &quot;&quot;&quot;;[.B431];&quot;&quot;&quot; -ID3V2TAG TCOM &quot;&quot;&quot;;[.C431];&quot;&quot;&quot; -GENRE &quot;&quot;&quot;;[.D431];&quot;&quot;&quot; -TITLE &quot;&quot;&quot;;[.E431];&quot;&quot;&quot; -TRACK &quot;;[.F431];&quot; &quot;&quot;&quot;;[.H4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2];&quot;&quot;&quot; -ARTIST &quot;&quot;&quot;;[.B432];&quot;&quot;&quot; -ID3V2TAG TCOM &quot;&quot;&quot;;[.C432];&quot;&quot;&quot; -GENRE &quot;&quot;&quot;;[.D432];&quot;&quot;&quot; -TITLE &quot;&quot;&quot;;[.E432];&quot;&quot;&quot; -TRACK &quot;;[.F432];&quot; &quot;&quot;&quot;;[.H4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3];&quot;&quot;&quot; -ARTIST &quot;&quot;&quot;;[.B433];&quot;&quot;&quot; -ID3V2TAG TCOM &quot;&quot;&quot;;[.C433];&quot;&quot;&quot; -GENRE &quot;&quot;&quot;;[.D433];&quot;&quot;&quot; -TITLE &quot;&quot;&quot;;[.E433];&quot;&quot;&quot; -TRACK &quot;;[.F433];&quot; &quot;&quot;&quot;;[.H4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4];&quot;&quot;&quot; -ARTIST &quot;&quot;&quot;;[.B434];&quot;&quot;&quot; -ID3V2TAG TCOM &quot;&quot;&quot;;[.C434];&quot;&quot;&quot; -GENRE &quot;&quot;&quot;;[.D434];&quot;&quot;&quot; -TITLE &quot;&quot;&quot;;[.E434];&quot;&quot;&quot; -TRACK &quot;;[.F434];&quot; &quot;&quot;&quot;;[.H4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5];&quot;&quot;&quot; -ARTIST &quot;&quot;&quot;;[.B435];&quot;&quot;&quot; -ID3V2TAG TCOM &quot;&quot;&quot;;[.C435];&quot;&quot;&quot; -GENRE &quot;&quot;&quot;;[.D435];&quot;&quot;&quot; -TITLE &quot;&quot;&quot;;[.E435];&quot;&quot;&quot; -TRACK &quot;;[.F435];&quot; &quot;&quot;&quot;;[.H4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6];&quot;&quot;&quot; -ARTIST &quot;&quot;&quot;;[.B436];&quot;&quot;&quot; -ID3V2TAG TCOM &quot;&quot;&quot;;[.C436];&quot;&quot;&quot; -GENRE &quot;&quot;&quot;;[.D436];&quot;&quot;&quot; -TITLE &quot;&quot;&quot;;[.E436];&quot;&quot;&quot; -TRACK &quot;;[.F436];&quot; &quot;&quot;&quot;;[.H4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7];&quot;&quot;&quot; -ARTIST &quot;&quot;&quot;;[.B437];&quot;&quot;&quot; -ID3V2TAG TCOM &quot;&quot;&quot;;[.C437];&quot;&quot;&quot; -GENRE &quot;&quot;&quot;;[.D437];&quot;&quot;&quot; -TITLE &quot;&quot;&quot;;[.E437];&quot;&quot;&quot; -TRACK &quot;;[.F437];&quot; &quot;&quot;&quot;;[.H4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8];&quot;&quot;&quot; -ARTIST &quot;&quot;&quot;;[.B438];&quot;&quot;&quot; -ID3V2TAG TCOM &quot;&quot;&quot;;[.C438];&quot;&quot;&quot; -GENRE &quot;&quot;&quot;;[.D438];&quot;&quot;&quot; -TITLE &quot;&quot;&quot;;[.E438];&quot;&quot;&quot; -TRACK &quot;;[.F438];&quot; &quot;&quot;&quot;;[.H4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39];&quot;&quot;&quot; -ARTIST &quot;&quot;&quot;;[.B439];&quot;&quot;&quot; -ID3V2TAG TCOM &quot;&quot;&quot;;[.C439];&quot;&quot;&quot; -GENRE &quot;&quot;&quot;;[.D439];&quot;&quot;&quot; -TITLE &quot;&quot;&quot;;[.E439];&quot;&quot;&quot; -TRACK &quot;;[.F439];&quot; &quot;&quot;&quot;;[.H4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0];&quot;&quot;&quot; -ARTIST &quot;&quot;&quot;;[.B440];&quot;&quot;&quot; -ID3V2TAG TCOM &quot;&quot;&quot;;[.C440];&quot;&quot;&quot; -GENRE &quot;&quot;&quot;;[.D440];&quot;&quot;&quot; -TITLE &quot;&quot;&quot;;[.E440];&quot;&quot;&quot; -TRACK &quot;;[.F440];&quot; &quot;&quot;&quot;;[.H4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1];&quot;&quot;&quot; -ARTIST &quot;&quot;&quot;;[.B441];&quot;&quot;&quot; -ID3V2TAG TCOM &quot;&quot;&quot;;[.C441];&quot;&quot;&quot; -GENRE &quot;&quot;&quot;;[.D441];&quot;&quot;&quot; -TITLE &quot;&quot;&quot;;[.E441];&quot;&quot;&quot; -TRACK &quot;;[.F441];&quot; &quot;&quot;&quot;;[.H4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2];&quot;&quot;&quot; -ARTIST &quot;&quot;&quot;;[.B442];&quot;&quot;&quot; -ID3V2TAG TCOM &quot;&quot;&quot;;[.C442];&quot;&quot;&quot; -GENRE &quot;&quot;&quot;;[.D442];&quot;&quot;&quot; -TITLE &quot;&quot;&quot;;[.E442];&quot;&quot;&quot; -TRACK &quot;;[.F442];&quot; &quot;&quot;&quot;;[.H4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3];&quot;&quot;&quot; -ARTIST &quot;&quot;&quot;;[.B443];&quot;&quot;&quot; -ID3V2TAG TCOM &quot;&quot;&quot;;[.C443];&quot;&quot;&quot; -GENRE &quot;&quot;&quot;;[.D443];&quot;&quot;&quot; -TITLE &quot;&quot;&quot;;[.E443];&quot;&quot;&quot; -TRACK &quot;;[.F443];&quot; &quot;&quot;&quot;;[.H4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4];&quot;&quot;&quot; -ARTIST &quot;&quot;&quot;;[.B444];&quot;&quot;&quot; -ID3V2TAG TCOM &quot;&quot;&quot;;[.C444];&quot;&quot;&quot; -GENRE &quot;&quot;&quot;;[.D444];&quot;&quot;&quot; -TITLE &quot;&quot;&quot;;[.E444];&quot;&quot;&quot; -TRACK &quot;;[.F444];&quot; &quot;&quot;&quot;;[.H4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5];&quot;&quot;&quot; -ARTIST &quot;&quot;&quot;;[.B445];&quot;&quot;&quot; -ID3V2TAG TCOM &quot;&quot;&quot;;[.C445];&quot;&quot;&quot; -GENRE &quot;&quot;&quot;;[.D445];&quot;&quot;&quot; -TITLE &quot;&quot;&quot;;[.E445];&quot;&quot;&quot; -TRACK &quot;;[.F445];&quot; &quot;&quot;&quot;;[.H4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6];&quot;&quot;&quot; -ARTIST &quot;&quot;&quot;;[.B446];&quot;&quot;&quot; -ID3V2TAG TCOM &quot;&quot;&quot;;[.C446];&quot;&quot;&quot; -GENRE &quot;&quot;&quot;;[.D446];&quot;&quot;&quot; -TITLE &quot;&quot;&quot;;[.E446];&quot;&quot;&quot; -TRACK &quot;;[.F446];&quot; &quot;&quot;&quot;;[.H4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7];&quot;&quot;&quot; -ARTIST &quot;&quot;&quot;;[.B447];&quot;&quot;&quot; -ID3V2TAG TCOM &quot;&quot;&quot;;[.C447];&quot;&quot;&quot; -GENRE &quot;&quot;&quot;;[.D447];&quot;&quot;&quot; -TITLE &quot;&quot;&quot;;[.E447];&quot;&quot;&quot; -TRACK &quot;;[.F447];&quot; &quot;&quot;&quot;;[.H4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8];&quot;&quot;&quot; -ARTIST &quot;&quot;&quot;;[.B448];&quot;&quot;&quot; -ID3V2TAG TCOM &quot;&quot;&quot;;[.C448];&quot;&quot;&quot; -GENRE &quot;&quot;&quot;;[.D448];&quot;&quot;&quot; -TITLE &quot;&quot;&quot;;[.E448];&quot;&quot;&quot; -TRACK &quot;;[.F448];&quot; &quot;&quot;&quot;;[.H4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49];&quot;&quot;&quot; -ARTIST &quot;&quot;&quot;;[.B449];&quot;&quot;&quot; -ID3V2TAG TCOM &quot;&quot;&quot;;[.C449];&quot;&quot;&quot; -GENRE &quot;&quot;&quot;;[.D449];&quot;&quot;&quot; -TITLE &quot;&quot;&quot;;[.E449];&quot;&quot;&quot; -TRACK &quot;;[.F449];&quot; &quot;&quot;&quot;;[.H4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0];&quot;&quot;&quot; -ARTIST &quot;&quot;&quot;;[.B450];&quot;&quot;&quot; -ID3V2TAG TCOM &quot;&quot;&quot;;[.C450];&quot;&quot;&quot; -GENRE &quot;&quot;&quot;;[.D450];&quot;&quot;&quot; -TITLE &quot;&quot;&quot;;[.E450];&quot;&quot;&quot; -TRACK &quot;;[.F450];&quot; &quot;&quot;&quot;;[.H4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1];&quot;&quot;&quot; -ARTIST &quot;&quot;&quot;;[.B451];&quot;&quot;&quot; -ID3V2TAG TCOM &quot;&quot;&quot;;[.C451];&quot;&quot;&quot; -GENRE &quot;&quot;&quot;;[.D451];&quot;&quot;&quot; -TITLE &quot;&quot;&quot;;[.E451];&quot;&quot;&quot; -TRACK &quot;;[.F451];&quot; &quot;&quot;&quot;;[.H4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2];&quot;&quot;&quot; -ARTIST &quot;&quot;&quot;;[.B452];&quot;&quot;&quot; -ID3V2TAG TCOM &quot;&quot;&quot;;[.C452];&quot;&quot;&quot; -GENRE &quot;&quot;&quot;;[.D452];&quot;&quot;&quot; -TITLE &quot;&quot;&quot;;[.E452];&quot;&quot;&quot; -TRACK &quot;;[.F452];&quot; &quot;&quot;&quot;;[.H4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3];&quot;&quot;&quot; -ARTIST &quot;&quot;&quot;;[.B453];&quot;&quot;&quot; -ID3V2TAG TCOM &quot;&quot;&quot;;[.C453];&quot;&quot;&quot; -GENRE &quot;&quot;&quot;;[.D453];&quot;&quot;&quot; -TITLE &quot;&quot;&quot;;[.E453];&quot;&quot;&quot; -TRACK &quot;;[.F453];&quot; &quot;&quot;&quot;;[.H4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4];&quot;&quot;&quot; -ARTIST &quot;&quot;&quot;;[.B454];&quot;&quot;&quot; -ID3V2TAG TCOM &quot;&quot;&quot;;[.C454];&quot;&quot;&quot; -GENRE &quot;&quot;&quot;;[.D454];&quot;&quot;&quot; -TITLE &quot;&quot;&quot;;[.E454];&quot;&quot;&quot; -TRACK &quot;;[.F454];&quot; &quot;&quot;&quot;;[.H4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5];&quot;&quot;&quot; -ARTIST &quot;&quot;&quot;;[.B455];&quot;&quot;&quot; -ID3V2TAG TCOM &quot;&quot;&quot;;[.C455];&quot;&quot;&quot; -GENRE &quot;&quot;&quot;;[.D455];&quot;&quot;&quot; -TITLE &quot;&quot;&quot;;[.E455];&quot;&quot;&quot; -TRACK &quot;;[.F455];&quot; &quot;&quot;&quot;;[.H4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6];&quot;&quot;&quot; -ARTIST &quot;&quot;&quot;;[.B456];&quot;&quot;&quot; -ID3V2TAG TCOM &quot;&quot;&quot;;[.C456];&quot;&quot;&quot; -GENRE &quot;&quot;&quot;;[.D456];&quot;&quot;&quot; -TITLE &quot;&quot;&quot;;[.E456];&quot;&quot;&quot; -TRACK &quot;;[.F456];&quot; &quot;&quot;&quot;;[.H4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7];&quot;&quot;&quot; -ARTIST &quot;&quot;&quot;;[.B457];&quot;&quot;&quot; -ID3V2TAG TCOM &quot;&quot;&quot;;[.C457];&quot;&quot;&quot; -GENRE &quot;&quot;&quot;;[.D457];&quot;&quot;&quot; -TITLE &quot;&quot;&quot;;[.E457];&quot;&quot;&quot; -TRACK &quot;;[.F457];&quot; &quot;&quot;&quot;;[.H4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8];&quot;&quot;&quot; -ARTIST &quot;&quot;&quot;;[.B458];&quot;&quot;&quot; -ID3V2TAG TCOM &quot;&quot;&quot;;[.C458];&quot;&quot;&quot; -GENRE &quot;&quot;&quot;;[.D458];&quot;&quot;&quot; -TITLE &quot;&quot;&quot;;[.E458];&quot;&quot;&quot; -TRACK &quot;;[.F458];&quot; &quot;&quot;&quot;;[.H4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59];&quot;&quot;&quot; -ARTIST &quot;&quot;&quot;;[.B459];&quot;&quot;&quot; -ID3V2TAG TCOM &quot;&quot;&quot;;[.C459];&quot;&quot;&quot; -GENRE &quot;&quot;&quot;;[.D459];&quot;&quot;&quot; -TITLE &quot;&quot;&quot;;[.E459];&quot;&quot;&quot; -TRACK &quot;;[.F459];&quot; &quot;&quot;&quot;;[.H4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0];&quot;&quot;&quot; -ARTIST &quot;&quot;&quot;;[.B460];&quot;&quot;&quot; -ID3V2TAG TCOM &quot;&quot;&quot;;[.C460];&quot;&quot;&quot; -GENRE &quot;&quot;&quot;;[.D460];&quot;&quot;&quot; -TITLE &quot;&quot;&quot;;[.E460];&quot;&quot;&quot; -TRACK &quot;;[.F460];&quot; &quot;&quot;&quot;;[.H4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1];&quot;&quot;&quot; -ARTIST &quot;&quot;&quot;;[.B461];&quot;&quot;&quot; -ID3V2TAG TCOM &quot;&quot;&quot;;[.C461];&quot;&quot;&quot; -GENRE &quot;&quot;&quot;;[.D461];&quot;&quot;&quot; -TITLE &quot;&quot;&quot;;[.E461];&quot;&quot;&quot; -TRACK &quot;;[.F461];&quot; &quot;&quot;&quot;;[.H4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2];&quot;&quot;&quot; -ARTIST &quot;&quot;&quot;;[.B462];&quot;&quot;&quot; -ID3V2TAG TCOM &quot;&quot;&quot;;[.C462];&quot;&quot;&quot; -GENRE &quot;&quot;&quot;;[.D462];&quot;&quot;&quot; -TITLE &quot;&quot;&quot;;[.E462];&quot;&quot;&quot; -TRACK &quot;;[.F462];&quot; &quot;&quot;&quot;;[.H4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3];&quot;&quot;&quot; -ARTIST &quot;&quot;&quot;;[.B463];&quot;&quot;&quot; -ID3V2TAG TCOM &quot;&quot;&quot;;[.C463];&quot;&quot;&quot; -GENRE &quot;&quot;&quot;;[.D463];&quot;&quot;&quot; -TITLE &quot;&quot;&quot;;[.E463];&quot;&quot;&quot; -TRACK &quot;;[.F463];&quot; &quot;&quot;&quot;;[.H4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4];&quot;&quot;&quot; -ARTIST &quot;&quot;&quot;;[.B464];&quot;&quot;&quot; -ID3V2TAG TCOM &quot;&quot;&quot;;[.C464];&quot;&quot;&quot; -GENRE &quot;&quot;&quot;;[.D464];&quot;&quot;&quot; -TITLE &quot;&quot;&quot;;[.E464];&quot;&quot;&quot; -TRACK &quot;;[.F464];&quot; &quot;&quot;&quot;;[.H4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5];&quot;&quot;&quot; -ARTIST &quot;&quot;&quot;;[.B465];&quot;&quot;&quot; -ID3V2TAG TCOM &quot;&quot;&quot;;[.C465];&quot;&quot;&quot; -GENRE &quot;&quot;&quot;;[.D465];&quot;&quot;&quot; -TITLE &quot;&quot;&quot;;[.E465];&quot;&quot;&quot; -TRACK &quot;;[.F465];&quot; &quot;&quot;&quot;;[.H4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6];&quot;&quot;&quot; -ARTIST &quot;&quot;&quot;;[.B466];&quot;&quot;&quot; -ID3V2TAG TCOM &quot;&quot;&quot;;[.C466];&quot;&quot;&quot; -GENRE &quot;&quot;&quot;;[.D466];&quot;&quot;&quot; -TITLE &quot;&quot;&quot;;[.E466];&quot;&quot;&quot; -TRACK &quot;;[.F466];&quot; &quot;&quot;&quot;;[.H4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7];&quot;&quot;&quot; -ARTIST &quot;&quot;&quot;;[.B467];&quot;&quot;&quot; -ID3V2TAG TCOM &quot;&quot;&quot;;[.C467];&quot;&quot;&quot; -GENRE &quot;&quot;&quot;;[.D467];&quot;&quot;&quot; -TITLE &quot;&quot;&quot;;[.E467];&quot;&quot;&quot; -TRACK &quot;;[.F467];&quot; &quot;&quot;&quot;;[.H4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8];&quot;&quot;&quot; -ARTIST &quot;&quot;&quot;;[.B468];&quot;&quot;&quot; -ID3V2TAG TCOM &quot;&quot;&quot;;[.C468];&quot;&quot;&quot; -GENRE &quot;&quot;&quot;;[.D468];&quot;&quot;&quot; -TITLE &quot;&quot;&quot;;[.E468];&quot;&quot;&quot; -TRACK &quot;;[.F468];&quot; &quot;&quot;&quot;;[.H4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69];&quot;&quot;&quot; -ARTIST &quot;&quot;&quot;;[.B469];&quot;&quot;&quot; -ID3V2TAG TCOM &quot;&quot;&quot;;[.C469];&quot;&quot;&quot; -GENRE &quot;&quot;&quot;;[.D469];&quot;&quot;&quot; -TITLE &quot;&quot;&quot;;[.E469];&quot;&quot;&quot; -TRACK &quot;;[.F469];&quot; &quot;&quot;&quot;;[.H4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0];&quot;&quot;&quot; -ARTIST &quot;&quot;&quot;;[.B470];&quot;&quot;&quot; -ID3V2TAG TCOM &quot;&quot;&quot;;[.C470];&quot;&quot;&quot; -GENRE &quot;&quot;&quot;;[.D470];&quot;&quot;&quot; -TITLE &quot;&quot;&quot;;[.E470];&quot;&quot;&quot; -TRACK &quot;;[.F470];&quot; &quot;&quot;&quot;;[.H4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1];&quot;&quot;&quot; -ARTIST &quot;&quot;&quot;;[.B471];&quot;&quot;&quot; -ID3V2TAG TCOM &quot;&quot;&quot;;[.C471];&quot;&quot;&quot; -GENRE &quot;&quot;&quot;;[.D471];&quot;&quot;&quot; -TITLE &quot;&quot;&quot;;[.E471];&quot;&quot;&quot; -TRACK &quot;;[.F471];&quot; &quot;&quot;&quot;;[.H4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2];&quot;&quot;&quot; -ARTIST &quot;&quot;&quot;;[.B472];&quot;&quot;&quot; -ID3V2TAG TCOM &quot;&quot;&quot;;[.C472];&quot;&quot;&quot; -GENRE &quot;&quot;&quot;;[.D472];&quot;&quot;&quot; -TITLE &quot;&quot;&quot;;[.E472];&quot;&quot;&quot; -TRACK &quot;;[.F472];&quot; &quot;&quot;&quot;;[.H4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3];&quot;&quot;&quot; -ARTIST &quot;&quot;&quot;;[.B473];&quot;&quot;&quot; -ID3V2TAG TCOM &quot;&quot;&quot;;[.C473];&quot;&quot;&quot; -GENRE &quot;&quot;&quot;;[.D473];&quot;&quot;&quot; -TITLE &quot;&quot;&quot;;[.E473];&quot;&quot;&quot; -TRACK &quot;;[.F473];&quot; &quot;&quot;&quot;;[.H4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4];&quot;&quot;&quot; -ARTIST &quot;&quot;&quot;;[.B474];&quot;&quot;&quot; -ID3V2TAG TCOM &quot;&quot;&quot;;[.C474];&quot;&quot;&quot; -GENRE &quot;&quot;&quot;;[.D474];&quot;&quot;&quot; -TITLE &quot;&quot;&quot;;[.E474];&quot;&quot;&quot; -TRACK &quot;;[.F474];&quot; &quot;&quot;&quot;;[.H4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5];&quot;&quot;&quot; -ARTIST &quot;&quot;&quot;;[.B475];&quot;&quot;&quot; -ID3V2TAG TCOM &quot;&quot;&quot;;[.C475];&quot;&quot;&quot; -GENRE &quot;&quot;&quot;;[.D475];&quot;&quot;&quot; -TITLE &quot;&quot;&quot;;[.E475];&quot;&quot;&quot; -TRACK &quot;;[.F475];&quot; &quot;&quot;&quot;;[.H4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6];&quot;&quot;&quot; -ARTIST &quot;&quot;&quot;;[.B476];&quot;&quot;&quot; -ID3V2TAG TCOM &quot;&quot;&quot;;[.C476];&quot;&quot;&quot; -GENRE &quot;&quot;&quot;;[.D476];&quot;&quot;&quot; -TITLE &quot;&quot;&quot;;[.E476];&quot;&quot;&quot; -TRACK &quot;;[.F476];&quot; &quot;&quot;&quot;;[.H4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7];&quot;&quot;&quot; -ARTIST &quot;&quot;&quot;;[.B477];&quot;&quot;&quot; -ID3V2TAG TCOM &quot;&quot;&quot;;[.C477];&quot;&quot;&quot; -GENRE &quot;&quot;&quot;;[.D477];&quot;&quot;&quot; -TITLE &quot;&quot;&quot;;[.E477];&quot;&quot;&quot; -TRACK &quot;;[.F477];&quot; &quot;&quot;&quot;;[.H4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8];&quot;&quot;&quot; -ARTIST &quot;&quot;&quot;;[.B478];&quot;&quot;&quot; -ID3V2TAG TCOM &quot;&quot;&quot;;[.C478];&quot;&quot;&quot; -GENRE &quot;&quot;&quot;;[.D478];&quot;&quot;&quot; -TITLE &quot;&quot;&quot;;[.E478];&quot;&quot;&quot; -TRACK &quot;;[.F478];&quot; &quot;&quot;&quot;;[.H4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79];&quot;&quot;&quot; -ARTIST &quot;&quot;&quot;;[.B479];&quot;&quot;&quot; -ID3V2TAG TCOM &quot;&quot;&quot;;[.C479];&quot;&quot;&quot; -GENRE &quot;&quot;&quot;;[.D479];&quot;&quot;&quot; -TITLE &quot;&quot;&quot;;[.E479];&quot;&quot;&quot; -TRACK &quot;;[.F479];&quot; &quot;&quot;&quot;;[.H4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0];&quot;&quot;&quot; -ARTIST &quot;&quot;&quot;;[.B480];&quot;&quot;&quot; -ID3V2TAG TCOM &quot;&quot;&quot;;[.C480];&quot;&quot;&quot; -GENRE &quot;&quot;&quot;;[.D480];&quot;&quot;&quot; -TITLE &quot;&quot;&quot;;[.E480];&quot;&quot;&quot; -TRACK &quot;;[.F480];&quot; &quot;&quot;&quot;;[.H4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1];&quot;&quot;&quot; -ARTIST &quot;&quot;&quot;;[.B481];&quot;&quot;&quot; -ID3V2TAG TCOM &quot;&quot;&quot;;[.C481];&quot;&quot;&quot; -GENRE &quot;&quot;&quot;;[.D481];&quot;&quot;&quot; -TITLE &quot;&quot;&quot;;[.E481];&quot;&quot;&quot; -TRACK &quot;;[.F481];&quot; &quot;&quot;&quot;;[.H4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2];&quot;&quot;&quot; -ARTIST &quot;&quot;&quot;;[.B482];&quot;&quot;&quot; -ID3V2TAG TCOM &quot;&quot;&quot;;[.C482];&quot;&quot;&quot; -GENRE &quot;&quot;&quot;;[.D482];&quot;&quot;&quot; -TITLE &quot;&quot;&quot;;[.E482];&quot;&quot;&quot; -TRACK &quot;;[.F482];&quot; &quot;&quot;&quot;;[.H4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3];&quot;&quot;&quot; -ARTIST &quot;&quot;&quot;;[.B483];&quot;&quot;&quot; -ID3V2TAG TCOM &quot;&quot;&quot;;[.C483];&quot;&quot;&quot; -GENRE &quot;&quot;&quot;;[.D483];&quot;&quot;&quot; -TITLE &quot;&quot;&quot;;[.E483];&quot;&quot;&quot; -TRACK &quot;;[.F483];&quot; &quot;&quot;&quot;;[.H4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4];&quot;&quot;&quot; -ARTIST &quot;&quot;&quot;;[.B484];&quot;&quot;&quot; -ID3V2TAG TCOM &quot;&quot;&quot;;[.C484];&quot;&quot;&quot; -GENRE &quot;&quot;&quot;;[.D484];&quot;&quot;&quot; -TITLE &quot;&quot;&quot;;[.E484];&quot;&quot;&quot; -TRACK &quot;;[.F484];&quot; &quot;&quot;&quot;;[.H4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5];&quot;&quot;&quot; -ARTIST &quot;&quot;&quot;;[.B485];&quot;&quot;&quot; -ID3V2TAG TCOM &quot;&quot;&quot;;[.C485];&quot;&quot;&quot; -GENRE &quot;&quot;&quot;;[.D485];&quot;&quot;&quot; -TITLE &quot;&quot;&quot;;[.E485];&quot;&quot;&quot; -TRACK &quot;;[.F485];&quot; &quot;&quot;&quot;;[.H4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6];&quot;&quot;&quot; -ARTIST &quot;&quot;&quot;;[.B486];&quot;&quot;&quot; -ID3V2TAG TCOM &quot;&quot;&quot;;[.C486];&quot;&quot;&quot; -GENRE &quot;&quot;&quot;;[.D486];&quot;&quot;&quot; -TITLE &quot;&quot;&quot;;[.E486];&quot;&quot;&quot; -TRACK &quot;;[.F486];&quot; &quot;&quot;&quot;;[.H4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7];&quot;&quot;&quot; -ARTIST &quot;&quot;&quot;;[.B487];&quot;&quot;&quot; -ID3V2TAG TCOM &quot;&quot;&quot;;[.C487];&quot;&quot;&quot; -GENRE &quot;&quot;&quot;;[.D487];&quot;&quot;&quot; -TITLE &quot;&quot;&quot;;[.E487];&quot;&quot;&quot; -TRACK &quot;;[.F487];&quot; &quot;&quot;&quot;;[.H4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8];&quot;&quot;&quot; -ARTIST &quot;&quot;&quot;;[.B488];&quot;&quot;&quot; -ID3V2TAG TCOM &quot;&quot;&quot;;[.C488];&quot;&quot;&quot; -GENRE &quot;&quot;&quot;;[.D488];&quot;&quot;&quot; -TITLE &quot;&quot;&quot;;[.E488];&quot;&quot;&quot; -TRACK &quot;;[.F488];&quot; &quot;&quot;&quot;;[.H4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89];&quot;&quot;&quot; -ARTIST &quot;&quot;&quot;;[.B489];&quot;&quot;&quot; -ID3V2TAG TCOM &quot;&quot;&quot;;[.C489];&quot;&quot;&quot; -GENRE &quot;&quot;&quot;;[.D489];&quot;&quot;&quot; -TITLE &quot;&quot;&quot;;[.E489];&quot;&quot;&quot; -TRACK &quot;;[.F489];&quot; &quot;&quot;&quot;;[.H4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0];&quot;&quot;&quot; -ARTIST &quot;&quot;&quot;;[.B490];&quot;&quot;&quot; -ID3V2TAG TCOM &quot;&quot;&quot;;[.C490];&quot;&quot;&quot; -GENRE &quot;&quot;&quot;;[.D490];&quot;&quot;&quot; -TITLE &quot;&quot;&quot;;[.E490];&quot;&quot;&quot; -TRACK &quot;;[.F490];&quot; &quot;&quot;&quot;;[.H4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1];&quot;&quot;&quot; -ARTIST &quot;&quot;&quot;;[.B491];&quot;&quot;&quot; -ID3V2TAG TCOM &quot;&quot;&quot;;[.C491];&quot;&quot;&quot; -GENRE &quot;&quot;&quot;;[.D491];&quot;&quot;&quot; -TITLE &quot;&quot;&quot;;[.E491];&quot;&quot;&quot; -TRACK &quot;;[.F491];&quot; &quot;&quot;&quot;;[.H4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2];&quot;&quot;&quot; -ARTIST &quot;&quot;&quot;;[.B492];&quot;&quot;&quot; -ID3V2TAG TCOM &quot;&quot;&quot;;[.C492];&quot;&quot;&quot; -GENRE &quot;&quot;&quot;;[.D492];&quot;&quot;&quot; -TITLE &quot;&quot;&quot;;[.E492];&quot;&quot;&quot; -TRACK &quot;;[.F492];&quot; &quot;&quot;&quot;;[.H4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3];&quot;&quot;&quot; -ARTIST &quot;&quot;&quot;;[.B493];&quot;&quot;&quot; -ID3V2TAG TCOM &quot;&quot;&quot;;[.C493];&quot;&quot;&quot; -GENRE &quot;&quot;&quot;;[.D493];&quot;&quot;&quot; -TITLE &quot;&quot;&quot;;[.E493];&quot;&quot;&quot; -TRACK &quot;;[.F493];&quot; &quot;&quot;&quot;;[.H4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4];&quot;&quot;&quot; -ARTIST &quot;&quot;&quot;;[.B494];&quot;&quot;&quot; -ID3V2TAG TCOM &quot;&quot;&quot;;[.C494];&quot;&quot;&quot; -GENRE &quot;&quot;&quot;;[.D494];&quot;&quot;&quot; -TITLE &quot;&quot;&quot;;[.E494];&quot;&quot;&quot; -TRACK &quot;;[.F494];&quot; &quot;&quot;&quot;;[.H4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5];&quot;&quot;&quot; -ARTIST &quot;&quot;&quot;;[.B495];&quot;&quot;&quot; -ID3V2TAG TCOM &quot;&quot;&quot;;[.C495];&quot;&quot;&quot; -GENRE &quot;&quot;&quot;;[.D495];&quot;&quot;&quot; -TITLE &quot;&quot;&quot;;[.E495];&quot;&quot;&quot; -TRACK &quot;;[.F495];&quot; &quot;&quot;&quot;;[.H4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6];&quot;&quot;&quot; -ARTIST &quot;&quot;&quot;;[.B496];&quot;&quot;&quot; -ID3V2TAG TCOM &quot;&quot;&quot;;[.C496];&quot;&quot;&quot; -GENRE &quot;&quot;&quot;;[.D496];&quot;&quot;&quot; -TITLE &quot;&quot;&quot;;[.E496];&quot;&quot;&quot; -TRACK &quot;;[.F496];&quot; &quot;&quot;&quot;;[.H4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7];&quot;&quot;&quot; -ARTIST &quot;&quot;&quot;;[.B497];&quot;&quot;&quot; -ID3V2TAG TCOM &quot;&quot;&quot;;[.C497];&quot;&quot;&quot; -GENRE &quot;&quot;&quot;;[.D497];&quot;&quot;&quot; -TITLE &quot;&quot;&quot;;[.E497];&quot;&quot;&quot; -TRACK &quot;;[.F497];&quot; &quot;&quot;&quot;;[.H4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8];&quot;&quot;&quot; -ARTIST &quot;&quot;&quot;;[.B498];&quot;&quot;&quot; -ID3V2TAG TCOM &quot;&quot;&quot;;[.C498];&quot;&quot;&quot; -GENRE &quot;&quot;&quot;;[.D498];&quot;&quot;&quot; -TITLE &quot;&quot;&quot;;[.E498];&quot;&quot;&quot; -TRACK &quot;;[.F498];&quot; &quot;&quot;&quot;;[.H4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499];&quot;&quot;&quot; -ARTIST &quot;&quot;&quot;;[.B499];&quot;&quot;&quot; -ID3V2TAG TCOM &quot;&quot;&quot;;[.C499];&quot;&quot;&quot; -GENRE &quot;&quot;&quot;;[.D499];&quot;&quot;&quot; -TITLE &quot;&quot;&quot;;[.E499];&quot;&quot;&quot; -TRACK &quot;;[.F499];&quot; &quot;&quot;&quot;;[.H4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0];&quot;&quot;&quot; -ARTIST &quot;&quot;&quot;;[.B500];&quot;&quot;&quot; -ID3V2TAG TCOM &quot;&quot;&quot;;[.C500];&quot;&quot;&quot; -GENRE &quot;&quot;&quot;;[.D500];&quot;&quot;&quot; -TITLE &quot;&quot;&quot;;[.E500];&quot;&quot;&quot; -TRACK &quot;;[.F500];&quot; &quot;&quot;&quot;;[.H5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1];&quot;&quot;&quot; -ARTIST &quot;&quot;&quot;;[.B501];&quot;&quot;&quot; -ID3V2TAG TCOM &quot;&quot;&quot;;[.C501];&quot;&quot;&quot; -GENRE &quot;&quot;&quot;;[.D501];&quot;&quot;&quot; -TITLE &quot;&quot;&quot;;[.E501];&quot;&quot;&quot; -TRACK &quot;;[.F501];&quot; &quot;&quot;&quot;;[.H5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2];&quot;&quot;&quot; -ARTIST &quot;&quot;&quot;;[.B502];&quot;&quot;&quot; -ID3V2TAG TCOM &quot;&quot;&quot;;[.C502];&quot;&quot;&quot; -GENRE &quot;&quot;&quot;;[.D502];&quot;&quot;&quot; -TITLE &quot;&quot;&quot;;[.E502];&quot;&quot;&quot; -TRACK &quot;;[.F502];&quot; &quot;&quot;&quot;;[.H50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3];&quot;&quot;&quot; -ARTIST &quot;&quot;&quot;;[.B503];&quot;&quot;&quot; -ID3V2TAG TCOM &quot;&quot;&quot;;[.C503];&quot;&quot;&quot; -GENRE &quot;&quot;&quot;;[.D503];&quot;&quot;&quot; -TITLE &quot;&quot;&quot;;[.E503];&quot;&quot;&quot; -TRACK &quot;;[.F503];&quot; &quot;&quot;&quot;;[.H50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4];&quot;&quot;&quot; -ARTIST &quot;&quot;&quot;;[.B504];&quot;&quot;&quot; -ID3V2TAG TCOM &quot;&quot;&quot;;[.C504];&quot;&quot;&quot; -GENRE &quot;&quot;&quot;;[.D504];&quot;&quot;&quot; -TITLE &quot;&quot;&quot;;[.E504];&quot;&quot;&quot; -TRACK &quot;;[.F504];&quot; &quot;&quot;&quot;;[.H50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5];&quot;&quot;&quot; -ARTIST &quot;&quot;&quot;;[.B505];&quot;&quot;&quot; -ID3V2TAG TCOM &quot;&quot;&quot;;[.C505];&quot;&quot;&quot; -GENRE &quot;&quot;&quot;;[.D505];&quot;&quot;&quot; -TITLE &quot;&quot;&quot;;[.E505];&quot;&quot;&quot; -TRACK &quot;;[.F505];&quot; &quot;&quot;&quot;;[.H50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6];&quot;&quot;&quot; -ARTIST &quot;&quot;&quot;;[.B506];&quot;&quot;&quot; -ID3V2TAG TCOM &quot;&quot;&quot;;[.C506];&quot;&quot;&quot; -GENRE &quot;&quot;&quot;;[.D506];&quot;&quot;&quot; -TITLE &quot;&quot;&quot;;[.E506];&quot;&quot;&quot; -TRACK &quot;;[.F506];&quot; &quot;&quot;&quot;;[.H50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7];&quot;&quot;&quot; -ARTIST &quot;&quot;&quot;;[.B507];&quot;&quot;&quot; -ID3V2TAG TCOM &quot;&quot;&quot;;[.C507];&quot;&quot;&quot; -GENRE &quot;&quot;&quot;;[.D507];&quot;&quot;&quot; -TITLE &quot;&quot;&quot;;[.E507];&quot;&quot;&quot; -TRACK &quot;;[.F507];&quot; &quot;&quot;&quot;;[.H50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8];&quot;&quot;&quot; -ARTIST &quot;&quot;&quot;;[.B508];&quot;&quot;&quot; -ID3V2TAG TCOM &quot;&quot;&quot;;[.C508];&quot;&quot;&quot; -GENRE &quot;&quot;&quot;;[.D508];&quot;&quot;&quot; -TITLE &quot;&quot;&quot;;[.E508];&quot;&quot;&quot; -TRACK &quot;;[.F508];&quot; &quot;&quot;&quot;;[.H50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09];&quot;&quot;&quot; -ARTIST &quot;&quot;&quot;;[.B509];&quot;&quot;&quot; -ID3V2TAG TCOM &quot;&quot;&quot;;[.C509];&quot;&quot;&quot; -GENRE &quot;&quot;&quot;;[.D509];&quot;&quot;&quot; -TITLE &quot;&quot;&quot;;[.E509];&quot;&quot;&quot; -TRACK &quot;;[.F509];&quot; &quot;&quot;&quot;;[.H50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0];&quot;&quot;&quot; -ARTIST &quot;&quot;&quot;;[.B510];&quot;&quot;&quot; -ID3V2TAG TCOM &quot;&quot;&quot;;[.C510];&quot;&quot;&quot; -GENRE &quot;&quot;&quot;;[.D510];&quot;&quot;&quot; -TITLE &quot;&quot;&quot;;[.E510];&quot;&quot;&quot; -TRACK &quot;;[.F510];&quot; &quot;&quot;&quot;;[.H5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1];&quot;&quot;&quot; -ARTIST &quot;&quot;&quot;;[.B511];&quot;&quot;&quot; -ID3V2TAG TCOM &quot;&quot;&quot;;[.C511];&quot;&quot;&quot; -GENRE &quot;&quot;&quot;;[.D511];&quot;&quot;&quot; -TITLE &quot;&quot;&quot;;[.E511];&quot;&quot;&quot; -TRACK &quot;;[.F511];&quot; &quot;&quot;&quot;;[.H5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2];&quot;&quot;&quot; -ARTIST &quot;&quot;&quot;;[.B512];&quot;&quot;&quot; -ID3V2TAG TCOM &quot;&quot;&quot;;[.C512];&quot;&quot;&quot; -GENRE &quot;&quot;&quot;;[.D512];&quot;&quot;&quot; -TITLE &quot;&quot;&quot;;[.E512];&quot;&quot;&quot; -TRACK &quot;;[.F512];&quot; &quot;&quot;&quot;;[.H5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3];&quot;&quot;&quot; -ARTIST &quot;&quot;&quot;;[.B513];&quot;&quot;&quot; -ID3V2TAG TCOM &quot;&quot;&quot;;[.C513];&quot;&quot;&quot; -GENRE &quot;&quot;&quot;;[.D513];&quot;&quot;&quot; -TITLE &quot;&quot;&quot;;[.E513];&quot;&quot;&quot; -TRACK &quot;;[.F513];&quot; &quot;&quot;&quot;;[.H5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4];&quot;&quot;&quot; -ARTIST &quot;&quot;&quot;;[.B514];&quot;&quot;&quot; -ID3V2TAG TCOM &quot;&quot;&quot;;[.C514];&quot;&quot;&quot; -GENRE &quot;&quot;&quot;;[.D514];&quot;&quot;&quot; -TITLE &quot;&quot;&quot;;[.E514];&quot;&quot;&quot; -TRACK &quot;;[.F514];&quot; &quot;&quot;&quot;;[.H5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5];&quot;&quot;&quot; -ARTIST &quot;&quot;&quot;;[.B515];&quot;&quot;&quot; -ID3V2TAG TCOM &quot;&quot;&quot;;[.C515];&quot;&quot;&quot; -GENRE &quot;&quot;&quot;;[.D515];&quot;&quot;&quot; -TITLE &quot;&quot;&quot;;[.E515];&quot;&quot;&quot; -TRACK &quot;;[.F515];&quot; &quot;&quot;&quot;;[.H5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6];&quot;&quot;&quot; -ARTIST &quot;&quot;&quot;;[.B516];&quot;&quot;&quot; -ID3V2TAG TCOM &quot;&quot;&quot;;[.C516];&quot;&quot;&quot; -GENRE &quot;&quot;&quot;;[.D516];&quot;&quot;&quot; -TITLE &quot;&quot;&quot;;[.E516];&quot;&quot;&quot; -TRACK &quot;;[.F516];&quot; &quot;&quot;&quot;;[.H5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7];&quot;&quot;&quot; -ARTIST &quot;&quot;&quot;;[.B517];&quot;&quot;&quot; -ID3V2TAG TCOM &quot;&quot;&quot;;[.C517];&quot;&quot;&quot; -GENRE &quot;&quot;&quot;;[.D517];&quot;&quot;&quot; -TITLE &quot;&quot;&quot;;[.E517];&quot;&quot;&quot; -TRACK &quot;;[.F517];&quot; &quot;&quot;&quot;;[.H5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8];&quot;&quot;&quot; -ARTIST &quot;&quot;&quot;;[.B518];&quot;&quot;&quot; -ID3V2TAG TCOM &quot;&quot;&quot;;[.C518];&quot;&quot;&quot; -GENRE &quot;&quot;&quot;;[.D518];&quot;&quot;&quot; -TITLE &quot;&quot;&quot;;[.E518];&quot;&quot;&quot; -TRACK &quot;;[.F518];&quot; &quot;&quot;&quot;;[.H5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19];&quot;&quot;&quot; -ARTIST &quot;&quot;&quot;;[.B519];&quot;&quot;&quot; -ID3V2TAG TCOM &quot;&quot;&quot;;[.C519];&quot;&quot;&quot; -GENRE &quot;&quot;&quot;;[.D519];&quot;&quot;&quot; -TITLE &quot;&quot;&quot;;[.E519];&quot;&quot;&quot; -TRACK &quot;;[.F519];&quot; &quot;&quot;&quot;;[.H5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0];&quot;&quot;&quot; -ARTIST &quot;&quot;&quot;;[.B520];&quot;&quot;&quot; -ID3V2TAG TCOM &quot;&quot;&quot;;[.C520];&quot;&quot;&quot; -GENRE &quot;&quot;&quot;;[.D520];&quot;&quot;&quot; -TITLE &quot;&quot;&quot;;[.E520];&quot;&quot;&quot; -TRACK &quot;;[.F520];&quot; &quot;&quot;&quot;;[.H5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1];&quot;&quot;&quot; -ARTIST &quot;&quot;&quot;;[.B521];&quot;&quot;&quot; -ID3V2TAG TCOM &quot;&quot;&quot;;[.C521];&quot;&quot;&quot; -GENRE &quot;&quot;&quot;;[.D521];&quot;&quot;&quot; -TITLE &quot;&quot;&quot;;[.E521];&quot;&quot;&quot; -TRACK &quot;;[.F521];&quot; &quot;&quot;&quot;;[.H5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2];&quot;&quot;&quot; -ARTIST &quot;&quot;&quot;;[.B522];&quot;&quot;&quot; -ID3V2TAG TCOM &quot;&quot;&quot;;[.C522];&quot;&quot;&quot; -GENRE &quot;&quot;&quot;;[.D522];&quot;&quot;&quot; -TITLE &quot;&quot;&quot;;[.E522];&quot;&quot;&quot; -TRACK &quot;;[.F522];&quot; &quot;&quot;&quot;;[.H5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3];&quot;&quot;&quot; -ARTIST &quot;&quot;&quot;;[.B523];&quot;&quot;&quot; -ID3V2TAG TCOM &quot;&quot;&quot;;[.C523];&quot;&quot;&quot; -GENRE &quot;&quot;&quot;;[.D523];&quot;&quot;&quot; -TITLE &quot;&quot;&quot;;[.E523];&quot;&quot;&quot; -TRACK &quot;;[.F523];&quot; &quot;&quot;&quot;;[.H5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4];&quot;&quot;&quot; -ARTIST &quot;&quot;&quot;;[.B524];&quot;&quot;&quot; -ID3V2TAG TCOM &quot;&quot;&quot;;[.C524];&quot;&quot;&quot; -GENRE &quot;&quot;&quot;;[.D524];&quot;&quot;&quot; -TITLE &quot;&quot;&quot;;[.E524];&quot;&quot;&quot; -TRACK &quot;;[.F524];&quot; &quot;&quot;&quot;;[.H5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5];&quot;&quot;&quot; -ARTIST &quot;&quot;&quot;;[.B525];&quot;&quot;&quot; -ID3V2TAG TCOM &quot;&quot;&quot;;[.C525];&quot;&quot;&quot; -GENRE &quot;&quot;&quot;;[.D525];&quot;&quot;&quot; -TITLE &quot;&quot;&quot;;[.E525];&quot;&quot;&quot; -TRACK &quot;;[.F525];&quot; &quot;&quot;&quot;;[.H5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6];&quot;&quot;&quot; -ARTIST &quot;&quot;&quot;;[.B526];&quot;&quot;&quot; -ID3V2TAG TCOM &quot;&quot;&quot;;[.C526];&quot;&quot;&quot; -GENRE &quot;&quot;&quot;;[.D526];&quot;&quot;&quot; -TITLE &quot;&quot;&quot;;[.E526];&quot;&quot;&quot; -TRACK &quot;;[.F526];&quot; &quot;&quot;&quot;;[.H5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7];&quot;&quot;&quot; -ARTIST &quot;&quot;&quot;;[.B527];&quot;&quot;&quot; -ID3V2TAG TCOM &quot;&quot;&quot;;[.C527];&quot;&quot;&quot; -GENRE &quot;&quot;&quot;;[.D527];&quot;&quot;&quot; -TITLE &quot;&quot;&quot;;[.E527];&quot;&quot;&quot; -TRACK &quot;;[.F527];&quot; &quot;&quot;&quot;;[.H5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8];&quot;&quot;&quot; -ARTIST &quot;&quot;&quot;;[.B528];&quot;&quot;&quot; -ID3V2TAG TCOM &quot;&quot;&quot;;[.C528];&quot;&quot;&quot; -GENRE &quot;&quot;&quot;;[.D528];&quot;&quot;&quot; -TITLE &quot;&quot;&quot;;[.E528];&quot;&quot;&quot; -TRACK &quot;;[.F528];&quot; &quot;&quot;&quot;;[.H5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29];&quot;&quot;&quot; -ARTIST &quot;&quot;&quot;;[.B529];&quot;&quot;&quot; -ID3V2TAG TCOM &quot;&quot;&quot;;[.C529];&quot;&quot;&quot; -GENRE &quot;&quot;&quot;;[.D529];&quot;&quot;&quot; -TITLE &quot;&quot;&quot;;[.E529];&quot;&quot;&quot; -TRACK &quot;;[.F529];&quot; &quot;&quot;&quot;;[.H5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0];&quot;&quot;&quot; -ARTIST &quot;&quot;&quot;;[.B530];&quot;&quot;&quot; -ID3V2TAG TCOM &quot;&quot;&quot;;[.C530];&quot;&quot;&quot; -GENRE &quot;&quot;&quot;;[.D530];&quot;&quot;&quot; -TITLE &quot;&quot;&quot;;[.E530];&quot;&quot;&quot; -TRACK &quot;;[.F530];&quot; &quot;&quot;&quot;;[.H5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1];&quot;&quot;&quot; -ARTIST &quot;&quot;&quot;;[.B531];&quot;&quot;&quot; -ID3V2TAG TCOM &quot;&quot;&quot;;[.C531];&quot;&quot;&quot; -GENRE &quot;&quot;&quot;;[.D531];&quot;&quot;&quot; -TITLE &quot;&quot;&quot;;[.E531];&quot;&quot;&quot; -TRACK &quot;;[.F531];&quot; &quot;&quot;&quot;;[.H5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2];&quot;&quot;&quot; -ARTIST &quot;&quot;&quot;;[.B532];&quot;&quot;&quot; -ID3V2TAG TCOM &quot;&quot;&quot;;[.C532];&quot;&quot;&quot; -GENRE &quot;&quot;&quot;;[.D532];&quot;&quot;&quot; -TITLE &quot;&quot;&quot;;[.E532];&quot;&quot;&quot; -TRACK &quot;;[.F532];&quot; &quot;&quot;&quot;;[.H5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3];&quot;&quot;&quot; -ARTIST &quot;&quot;&quot;;[.B533];&quot;&quot;&quot; -ID3V2TAG TCOM &quot;&quot;&quot;;[.C533];&quot;&quot;&quot; -GENRE &quot;&quot;&quot;;[.D533];&quot;&quot;&quot; -TITLE &quot;&quot;&quot;;[.E533];&quot;&quot;&quot; -TRACK &quot;;[.F533];&quot; &quot;&quot;&quot;;[.H5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4];&quot;&quot;&quot; -ARTIST &quot;&quot;&quot;;[.B534];&quot;&quot;&quot; -ID3V2TAG TCOM &quot;&quot;&quot;;[.C534];&quot;&quot;&quot; -GENRE &quot;&quot;&quot;;[.D534];&quot;&quot;&quot; -TITLE &quot;&quot;&quot;;[.E534];&quot;&quot;&quot; -TRACK &quot;;[.F534];&quot; &quot;&quot;&quot;;[.H5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5];&quot;&quot;&quot; -ARTIST &quot;&quot;&quot;;[.B535];&quot;&quot;&quot; -ID3V2TAG TCOM &quot;&quot;&quot;;[.C535];&quot;&quot;&quot; -GENRE &quot;&quot;&quot;;[.D535];&quot;&quot;&quot; -TITLE &quot;&quot;&quot;;[.E535];&quot;&quot;&quot; -TRACK &quot;;[.F535];&quot; &quot;&quot;&quot;;[.H5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6];&quot;&quot;&quot; -ARTIST &quot;&quot;&quot;;[.B536];&quot;&quot;&quot; -ID3V2TAG TCOM &quot;&quot;&quot;;[.C536];&quot;&quot;&quot; -GENRE &quot;&quot;&quot;;[.D536];&quot;&quot;&quot; -TITLE &quot;&quot;&quot;;[.E536];&quot;&quot;&quot; -TRACK &quot;;[.F536];&quot; &quot;&quot;&quot;;[.H5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7];&quot;&quot;&quot; -ARTIST &quot;&quot;&quot;;[.B537];&quot;&quot;&quot; -ID3V2TAG TCOM &quot;&quot;&quot;;[.C537];&quot;&quot;&quot; -GENRE &quot;&quot;&quot;;[.D537];&quot;&quot;&quot; -TITLE &quot;&quot;&quot;;[.E537];&quot;&quot;&quot; -TRACK &quot;;[.F537];&quot; &quot;&quot;&quot;;[.H5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8];&quot;&quot;&quot; -ARTIST &quot;&quot;&quot;;[.B538];&quot;&quot;&quot; -ID3V2TAG TCOM &quot;&quot;&quot;;[.C538];&quot;&quot;&quot; -GENRE &quot;&quot;&quot;;[.D538];&quot;&quot;&quot; -TITLE &quot;&quot;&quot;;[.E538];&quot;&quot;&quot; -TRACK &quot;;[.F538];&quot; &quot;&quot;&quot;;[.H5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39];&quot;&quot;&quot; -ARTIST &quot;&quot;&quot;;[.B539];&quot;&quot;&quot; -ID3V2TAG TCOM &quot;&quot;&quot;;[.C539];&quot;&quot;&quot; -GENRE &quot;&quot;&quot;;[.D539];&quot;&quot;&quot; -TITLE &quot;&quot;&quot;;[.E539];&quot;&quot;&quot; -TRACK &quot;;[.F539];&quot; &quot;&quot;&quot;;[.H5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0];&quot;&quot;&quot; -ARTIST &quot;&quot;&quot;;[.B540];&quot;&quot;&quot; -ID3V2TAG TCOM &quot;&quot;&quot;;[.C540];&quot;&quot;&quot; -GENRE &quot;&quot;&quot;;[.D540];&quot;&quot;&quot; -TITLE &quot;&quot;&quot;;[.E540];&quot;&quot;&quot; -TRACK &quot;;[.F540];&quot; &quot;&quot;&quot;;[.H5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1];&quot;&quot;&quot; -ARTIST &quot;&quot;&quot;;[.B541];&quot;&quot;&quot; -ID3V2TAG TCOM &quot;&quot;&quot;;[.C541];&quot;&quot;&quot; -GENRE &quot;&quot;&quot;;[.D541];&quot;&quot;&quot; -TITLE &quot;&quot;&quot;;[.E541];&quot;&quot;&quot; -TRACK &quot;;[.F541];&quot; &quot;&quot;&quot;;[.H5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2];&quot;&quot;&quot; -ARTIST &quot;&quot;&quot;;[.B542];&quot;&quot;&quot; -ID3V2TAG TCOM &quot;&quot;&quot;;[.C542];&quot;&quot;&quot; -GENRE &quot;&quot;&quot;;[.D542];&quot;&quot;&quot; -TITLE &quot;&quot;&quot;;[.E542];&quot;&quot;&quot; -TRACK &quot;;[.F542];&quot; &quot;&quot;&quot;;[.H5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3];&quot;&quot;&quot; -ARTIST &quot;&quot;&quot;;[.B543];&quot;&quot;&quot; -ID3V2TAG TCOM &quot;&quot;&quot;;[.C543];&quot;&quot;&quot; -GENRE &quot;&quot;&quot;;[.D543];&quot;&quot;&quot; -TITLE &quot;&quot;&quot;;[.E543];&quot;&quot;&quot; -TRACK &quot;;[.F543];&quot; &quot;&quot;&quot;;[.H5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4];&quot;&quot;&quot; -ARTIST &quot;&quot;&quot;;[.B544];&quot;&quot;&quot; -ID3V2TAG TCOM &quot;&quot;&quot;;[.C544];&quot;&quot;&quot; -GENRE &quot;&quot;&quot;;[.D544];&quot;&quot;&quot; -TITLE &quot;&quot;&quot;;[.E544];&quot;&quot;&quot; -TRACK &quot;;[.F544];&quot; &quot;&quot;&quot;;[.H5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5];&quot;&quot;&quot; -ARTIST &quot;&quot;&quot;;[.B545];&quot;&quot;&quot; -ID3V2TAG TCOM &quot;&quot;&quot;;[.C545];&quot;&quot;&quot; -GENRE &quot;&quot;&quot;;[.D545];&quot;&quot;&quot; -TITLE &quot;&quot;&quot;;[.E545];&quot;&quot;&quot; -TRACK &quot;;[.F545];&quot; &quot;&quot;&quot;;[.H5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6];&quot;&quot;&quot; -ARTIST &quot;&quot;&quot;;[.B546];&quot;&quot;&quot; -ID3V2TAG TCOM &quot;&quot;&quot;;[.C546];&quot;&quot;&quot; -GENRE &quot;&quot;&quot;;[.D546];&quot;&quot;&quot; -TITLE &quot;&quot;&quot;;[.E546];&quot;&quot;&quot; -TRACK &quot;;[.F546];&quot; &quot;&quot;&quot;;[.H5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7];&quot;&quot;&quot; -ARTIST &quot;&quot;&quot;;[.B547];&quot;&quot;&quot; -ID3V2TAG TCOM &quot;&quot;&quot;;[.C547];&quot;&quot;&quot; -GENRE &quot;&quot;&quot;;[.D547];&quot;&quot;&quot; -TITLE &quot;&quot;&quot;;[.E547];&quot;&quot;&quot; -TRACK &quot;;[.F547];&quot; &quot;&quot;&quot;;[.H5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8];&quot;&quot;&quot; -ARTIST &quot;&quot;&quot;;[.B548];&quot;&quot;&quot; -ID3V2TAG TCOM &quot;&quot;&quot;;[.C548];&quot;&quot;&quot; -GENRE &quot;&quot;&quot;;[.D548];&quot;&quot;&quot; -TITLE &quot;&quot;&quot;;[.E548];&quot;&quot;&quot; -TRACK &quot;;[.F548];&quot; &quot;&quot;&quot;;[.H5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49];&quot;&quot;&quot; -ARTIST &quot;&quot;&quot;;[.B549];&quot;&quot;&quot; -ID3V2TAG TCOM &quot;&quot;&quot;;[.C549];&quot;&quot;&quot; -GENRE &quot;&quot;&quot;;[.D549];&quot;&quot;&quot; -TITLE &quot;&quot;&quot;;[.E549];&quot;&quot;&quot; -TRACK &quot;;[.F549];&quot; &quot;&quot;&quot;;[.H5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0];&quot;&quot;&quot; -ARTIST &quot;&quot;&quot;;[.B550];&quot;&quot;&quot; -ID3V2TAG TCOM &quot;&quot;&quot;;[.C550];&quot;&quot;&quot; -GENRE &quot;&quot;&quot;;[.D550];&quot;&quot;&quot; -TITLE &quot;&quot;&quot;;[.E550];&quot;&quot;&quot; -TRACK &quot;;[.F550];&quot; &quot;&quot;&quot;;[.H5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1];&quot;&quot;&quot; -ARTIST &quot;&quot;&quot;;[.B551];&quot;&quot;&quot; -ID3V2TAG TCOM &quot;&quot;&quot;;[.C551];&quot;&quot;&quot; -GENRE &quot;&quot;&quot;;[.D551];&quot;&quot;&quot; -TITLE &quot;&quot;&quot;;[.E551];&quot;&quot;&quot; -TRACK &quot;;[.F551];&quot; &quot;&quot;&quot;;[.H5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2];&quot;&quot;&quot; -ARTIST &quot;&quot;&quot;;[.B552];&quot;&quot;&quot; -ID3V2TAG TCOM &quot;&quot;&quot;;[.C552];&quot;&quot;&quot; -GENRE &quot;&quot;&quot;;[.D552];&quot;&quot;&quot; -TITLE &quot;&quot;&quot;;[.E552];&quot;&quot;&quot; -TRACK &quot;;[.F552];&quot; &quot;&quot;&quot;;[.H5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3];&quot;&quot;&quot; -ARTIST &quot;&quot;&quot;;[.B553];&quot;&quot;&quot; -ID3V2TAG TCOM &quot;&quot;&quot;;[.C553];&quot;&quot;&quot; -GENRE &quot;&quot;&quot;;[.D553];&quot;&quot;&quot; -TITLE &quot;&quot;&quot;;[.E553];&quot;&quot;&quot; -TRACK &quot;;[.F553];&quot; &quot;&quot;&quot;;[.H5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4];&quot;&quot;&quot; -ARTIST &quot;&quot;&quot;;[.B554];&quot;&quot;&quot; -ID3V2TAG TCOM &quot;&quot;&quot;;[.C554];&quot;&quot;&quot; -GENRE &quot;&quot;&quot;;[.D554];&quot;&quot;&quot; -TITLE &quot;&quot;&quot;;[.E554];&quot;&quot;&quot; -TRACK &quot;;[.F554];&quot; &quot;&quot;&quot;;[.H5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5];&quot;&quot;&quot; -ARTIST &quot;&quot;&quot;;[.B555];&quot;&quot;&quot; -ID3V2TAG TCOM &quot;&quot;&quot;;[.C555];&quot;&quot;&quot; -GENRE &quot;&quot;&quot;;[.D555];&quot;&quot;&quot; -TITLE &quot;&quot;&quot;;[.E555];&quot;&quot;&quot; -TRACK &quot;;[.F555];&quot; &quot;&quot;&quot;;[.H5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6];&quot;&quot;&quot; -ARTIST &quot;&quot;&quot;;[.B556];&quot;&quot;&quot; -ID3V2TAG TCOM &quot;&quot;&quot;;[.C556];&quot;&quot;&quot; -GENRE &quot;&quot;&quot;;[.D556];&quot;&quot;&quot; -TITLE &quot;&quot;&quot;;[.E556];&quot;&quot;&quot; -TRACK &quot;;[.F556];&quot; &quot;&quot;&quot;;[.H5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7];&quot;&quot;&quot; -ARTIST &quot;&quot;&quot;;[.B557];&quot;&quot;&quot; -ID3V2TAG TCOM &quot;&quot;&quot;;[.C557];&quot;&quot;&quot; -GENRE &quot;&quot;&quot;;[.D557];&quot;&quot;&quot; -TITLE &quot;&quot;&quot;;[.E557];&quot;&quot;&quot; -TRACK &quot;;[.F557];&quot; &quot;&quot;&quot;;[.H5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8];&quot;&quot;&quot; -ARTIST &quot;&quot;&quot;;[.B558];&quot;&quot;&quot; -ID3V2TAG TCOM &quot;&quot;&quot;;[.C558];&quot;&quot;&quot; -GENRE &quot;&quot;&quot;;[.D558];&quot;&quot;&quot; -TITLE &quot;&quot;&quot;;[.E558];&quot;&quot;&quot; -TRACK &quot;;[.F558];&quot; &quot;&quot;&quot;;[.H5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59];&quot;&quot;&quot; -ARTIST &quot;&quot;&quot;;[.B559];&quot;&quot;&quot; -ID3V2TAG TCOM &quot;&quot;&quot;;[.C559];&quot;&quot;&quot; -GENRE &quot;&quot;&quot;;[.D559];&quot;&quot;&quot; -TITLE &quot;&quot;&quot;;[.E559];&quot;&quot;&quot; -TRACK &quot;;[.F559];&quot; &quot;&quot;&quot;;[.H5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0];&quot;&quot;&quot; -ARTIST &quot;&quot;&quot;;[.B560];&quot;&quot;&quot; -ID3V2TAG TCOM &quot;&quot;&quot;;[.C560];&quot;&quot;&quot; -GENRE &quot;&quot;&quot;;[.D560];&quot;&quot;&quot; -TITLE &quot;&quot;&quot;;[.E560];&quot;&quot;&quot; -TRACK &quot;;[.F560];&quot; &quot;&quot;&quot;;[.H5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1];&quot;&quot;&quot; -ARTIST &quot;&quot;&quot;;[.B561];&quot;&quot;&quot; -ID3V2TAG TCOM &quot;&quot;&quot;;[.C561];&quot;&quot;&quot; -GENRE &quot;&quot;&quot;;[.D561];&quot;&quot;&quot; -TITLE &quot;&quot;&quot;;[.E561];&quot;&quot;&quot; -TRACK &quot;;[.F561];&quot; &quot;&quot;&quot;;[.H5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2];&quot;&quot;&quot; -ARTIST &quot;&quot;&quot;;[.B562];&quot;&quot;&quot; -ID3V2TAG TCOM &quot;&quot;&quot;;[.C562];&quot;&quot;&quot; -GENRE &quot;&quot;&quot;;[.D562];&quot;&quot;&quot; -TITLE &quot;&quot;&quot;;[.E562];&quot;&quot;&quot; -TRACK &quot;;[.F562];&quot; &quot;&quot;&quot;;[.H5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3];&quot;&quot;&quot; -ARTIST &quot;&quot;&quot;;[.B563];&quot;&quot;&quot; -ID3V2TAG TCOM &quot;&quot;&quot;;[.C563];&quot;&quot;&quot; -GENRE &quot;&quot;&quot;;[.D563];&quot;&quot;&quot; -TITLE &quot;&quot;&quot;;[.E563];&quot;&quot;&quot; -TRACK &quot;;[.F563];&quot; &quot;&quot;&quot;;[.H5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4];&quot;&quot;&quot; -ARTIST &quot;&quot;&quot;;[.B564];&quot;&quot;&quot; -ID3V2TAG TCOM &quot;&quot;&quot;;[.C564];&quot;&quot;&quot; -GENRE &quot;&quot;&quot;;[.D564];&quot;&quot;&quot; -TITLE &quot;&quot;&quot;;[.E564];&quot;&quot;&quot; -TRACK &quot;;[.F564];&quot; &quot;&quot;&quot;;[.H5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5];&quot;&quot;&quot; -ARTIST &quot;&quot;&quot;;[.B565];&quot;&quot;&quot; -ID3V2TAG TCOM &quot;&quot;&quot;;[.C565];&quot;&quot;&quot; -GENRE &quot;&quot;&quot;;[.D565];&quot;&quot;&quot; -TITLE &quot;&quot;&quot;;[.E565];&quot;&quot;&quot; -TRACK &quot;;[.F565];&quot; &quot;&quot;&quot;;[.H5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6];&quot;&quot;&quot; -ARTIST &quot;&quot;&quot;;[.B566];&quot;&quot;&quot; -ID3V2TAG TCOM &quot;&quot;&quot;;[.C566];&quot;&quot;&quot; -GENRE &quot;&quot;&quot;;[.D566];&quot;&quot;&quot; -TITLE &quot;&quot;&quot;;[.E566];&quot;&quot;&quot; -TRACK &quot;;[.F566];&quot; &quot;&quot;&quot;;[.H5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7];&quot;&quot;&quot; -ARTIST &quot;&quot;&quot;;[.B567];&quot;&quot;&quot; -ID3V2TAG TCOM &quot;&quot;&quot;;[.C567];&quot;&quot;&quot; -GENRE &quot;&quot;&quot;;[.D567];&quot;&quot;&quot; -TITLE &quot;&quot;&quot;;[.E567];&quot;&quot;&quot; -TRACK &quot;;[.F567];&quot; &quot;&quot;&quot;;[.H5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8];&quot;&quot;&quot; -ARTIST &quot;&quot;&quot;;[.B568];&quot;&quot;&quot; -ID3V2TAG TCOM &quot;&quot;&quot;;[.C568];&quot;&quot;&quot; -GENRE &quot;&quot;&quot;;[.D568];&quot;&quot;&quot; -TITLE &quot;&quot;&quot;;[.E568];&quot;&quot;&quot; -TRACK &quot;;[.F568];&quot; &quot;&quot;&quot;;[.H5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69];&quot;&quot;&quot; -ARTIST &quot;&quot;&quot;;[.B569];&quot;&quot;&quot; -ID3V2TAG TCOM &quot;&quot;&quot;;[.C569];&quot;&quot;&quot; -GENRE &quot;&quot;&quot;;[.D569];&quot;&quot;&quot; -TITLE &quot;&quot;&quot;;[.E569];&quot;&quot;&quot; -TRACK &quot;;[.F569];&quot; &quot;&quot;&quot;;[.H5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0];&quot;&quot;&quot; -ARTIST &quot;&quot;&quot;;[.B570];&quot;&quot;&quot; -ID3V2TAG TCOM &quot;&quot;&quot;;[.C570];&quot;&quot;&quot; -GENRE &quot;&quot;&quot;;[.D570];&quot;&quot;&quot; -TITLE &quot;&quot;&quot;;[.E570];&quot;&quot;&quot; -TRACK &quot;;[.F570];&quot; &quot;&quot;&quot;;[.H5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1];&quot;&quot;&quot; -ARTIST &quot;&quot;&quot;;[.B571];&quot;&quot;&quot; -ID3V2TAG TCOM &quot;&quot;&quot;;[.C571];&quot;&quot;&quot; -GENRE &quot;&quot;&quot;;[.D571];&quot;&quot;&quot; -TITLE &quot;&quot;&quot;;[.E571];&quot;&quot;&quot; -TRACK &quot;;[.F571];&quot; &quot;&quot;&quot;;[.H5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2];&quot;&quot;&quot; -ARTIST &quot;&quot;&quot;;[.B572];&quot;&quot;&quot; -ID3V2TAG TCOM &quot;&quot;&quot;;[.C572];&quot;&quot;&quot; -GENRE &quot;&quot;&quot;;[.D572];&quot;&quot;&quot; -TITLE &quot;&quot;&quot;;[.E572];&quot;&quot;&quot; -TRACK &quot;;[.F572];&quot; &quot;&quot;&quot;;[.H5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3];&quot;&quot;&quot; -ARTIST &quot;&quot;&quot;;[.B573];&quot;&quot;&quot; -ID3V2TAG TCOM &quot;&quot;&quot;;[.C573];&quot;&quot;&quot; -GENRE &quot;&quot;&quot;;[.D573];&quot;&quot;&quot; -TITLE &quot;&quot;&quot;;[.E573];&quot;&quot;&quot; -TRACK &quot;;[.F573];&quot; &quot;&quot;&quot;;[.H5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4];&quot;&quot;&quot; -ARTIST &quot;&quot;&quot;;[.B574];&quot;&quot;&quot; -ID3V2TAG TCOM &quot;&quot;&quot;;[.C574];&quot;&quot;&quot; -GENRE &quot;&quot;&quot;;[.D574];&quot;&quot;&quot; -TITLE &quot;&quot;&quot;;[.E574];&quot;&quot;&quot; -TRACK &quot;;[.F574];&quot; &quot;&quot;&quot;;[.H5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5];&quot;&quot;&quot; -ARTIST &quot;&quot;&quot;;[.B575];&quot;&quot;&quot; -ID3V2TAG TCOM &quot;&quot;&quot;;[.C575];&quot;&quot;&quot; -GENRE &quot;&quot;&quot;;[.D575];&quot;&quot;&quot; -TITLE &quot;&quot;&quot;;[.E575];&quot;&quot;&quot; -TRACK &quot;;[.F575];&quot; &quot;&quot;&quot;;[.H5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6];&quot;&quot;&quot; -ARTIST &quot;&quot;&quot;;[.B576];&quot;&quot;&quot; -ID3V2TAG TCOM &quot;&quot;&quot;;[.C576];&quot;&quot;&quot; -GENRE &quot;&quot;&quot;;[.D576];&quot;&quot;&quot; -TITLE &quot;&quot;&quot;;[.E576];&quot;&quot;&quot; -TRACK &quot;;[.F576];&quot; &quot;&quot;&quot;;[.H5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7];&quot;&quot;&quot; -ARTIST &quot;&quot;&quot;;[.B577];&quot;&quot;&quot; -ID3V2TAG TCOM &quot;&quot;&quot;;[.C577];&quot;&quot;&quot; -GENRE &quot;&quot;&quot;;[.D577];&quot;&quot;&quot; -TITLE &quot;&quot;&quot;;[.E577];&quot;&quot;&quot; -TRACK &quot;;[.F577];&quot; &quot;&quot;&quot;;[.H5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8];&quot;&quot;&quot; -ARTIST &quot;&quot;&quot;;[.B578];&quot;&quot;&quot; -ID3V2TAG TCOM &quot;&quot;&quot;;[.C578];&quot;&quot;&quot; -GENRE &quot;&quot;&quot;;[.D578];&quot;&quot;&quot; -TITLE &quot;&quot;&quot;;[.E578];&quot;&quot;&quot; -TRACK &quot;;[.F578];&quot; &quot;&quot;&quot;;[.H5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79];&quot;&quot;&quot; -ARTIST &quot;&quot;&quot;;[.B579];&quot;&quot;&quot; -ID3V2TAG TCOM &quot;&quot;&quot;;[.C579];&quot;&quot;&quot; -GENRE &quot;&quot;&quot;;[.D579];&quot;&quot;&quot; -TITLE &quot;&quot;&quot;;[.E579];&quot;&quot;&quot; -TRACK &quot;;[.F579];&quot; &quot;&quot;&quot;;[.H5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0];&quot;&quot;&quot; -ARTIST &quot;&quot;&quot;;[.B580];&quot;&quot;&quot; -ID3V2TAG TCOM &quot;&quot;&quot;;[.C580];&quot;&quot;&quot; -GENRE &quot;&quot;&quot;;[.D580];&quot;&quot;&quot; -TITLE &quot;&quot;&quot;;[.E580];&quot;&quot;&quot; -TRACK &quot;;[.F580];&quot; &quot;&quot;&quot;;[.H5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1];&quot;&quot;&quot; -ARTIST &quot;&quot;&quot;;[.B581];&quot;&quot;&quot; -ID3V2TAG TCOM &quot;&quot;&quot;;[.C581];&quot;&quot;&quot; -GENRE &quot;&quot;&quot;;[.D581];&quot;&quot;&quot; -TITLE &quot;&quot;&quot;;[.E581];&quot;&quot;&quot; -TRACK &quot;;[.F581];&quot; &quot;&quot;&quot;;[.H5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2];&quot;&quot;&quot; -ARTIST &quot;&quot;&quot;;[.B582];&quot;&quot;&quot; -ID3V2TAG TCOM &quot;&quot;&quot;;[.C582];&quot;&quot;&quot; -GENRE &quot;&quot;&quot;;[.D582];&quot;&quot;&quot; -TITLE &quot;&quot;&quot;;[.E582];&quot;&quot;&quot; -TRACK &quot;;[.F582];&quot; &quot;&quot;&quot;;[.H5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3];&quot;&quot;&quot; -ARTIST &quot;&quot;&quot;;[.B583];&quot;&quot;&quot; -ID3V2TAG TCOM &quot;&quot;&quot;;[.C583];&quot;&quot;&quot; -GENRE &quot;&quot;&quot;;[.D583];&quot;&quot;&quot; -TITLE &quot;&quot;&quot;;[.E583];&quot;&quot;&quot; -TRACK &quot;;[.F583];&quot; &quot;&quot;&quot;;[.H5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4];&quot;&quot;&quot; -ARTIST &quot;&quot;&quot;;[.B584];&quot;&quot;&quot; -ID3V2TAG TCOM &quot;&quot;&quot;;[.C584];&quot;&quot;&quot; -GENRE &quot;&quot;&quot;;[.D584];&quot;&quot;&quot; -TITLE &quot;&quot;&quot;;[.E584];&quot;&quot;&quot; -TRACK &quot;;[.F584];&quot; &quot;&quot;&quot;;[.H5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5];&quot;&quot;&quot; -ARTIST &quot;&quot;&quot;;[.B585];&quot;&quot;&quot; -ID3V2TAG TCOM &quot;&quot;&quot;;[.C585];&quot;&quot;&quot; -GENRE &quot;&quot;&quot;;[.D585];&quot;&quot;&quot; -TITLE &quot;&quot;&quot;;[.E585];&quot;&quot;&quot; -TRACK &quot;;[.F585];&quot; &quot;&quot;&quot;;[.H5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6];&quot;&quot;&quot; -ARTIST &quot;&quot;&quot;;[.B586];&quot;&quot;&quot; -ID3V2TAG TCOM &quot;&quot;&quot;;[.C586];&quot;&quot;&quot; -GENRE &quot;&quot;&quot;;[.D586];&quot;&quot;&quot; -TITLE &quot;&quot;&quot;;[.E586];&quot;&quot;&quot; -TRACK &quot;;[.F586];&quot; &quot;&quot;&quot;;[.H5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7];&quot;&quot;&quot; -ARTIST &quot;&quot;&quot;;[.B587];&quot;&quot;&quot; -ID3V2TAG TCOM &quot;&quot;&quot;;[.C587];&quot;&quot;&quot; -GENRE &quot;&quot;&quot;;[.D587];&quot;&quot;&quot; -TITLE &quot;&quot;&quot;;[.E587];&quot;&quot;&quot; -TRACK &quot;;[.F587];&quot; &quot;&quot;&quot;;[.H5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8];&quot;&quot;&quot; -ARTIST &quot;&quot;&quot;;[.B588];&quot;&quot;&quot; -ID3V2TAG TCOM &quot;&quot;&quot;;[.C588];&quot;&quot;&quot; -GENRE &quot;&quot;&quot;;[.D588];&quot;&quot;&quot; -TITLE &quot;&quot;&quot;;[.E588];&quot;&quot;&quot; -TRACK &quot;;[.F588];&quot; &quot;&quot;&quot;;[.H5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89];&quot;&quot;&quot; -ARTIST &quot;&quot;&quot;;[.B589];&quot;&quot;&quot; -ID3V2TAG TCOM &quot;&quot;&quot;;[.C589];&quot;&quot;&quot; -GENRE &quot;&quot;&quot;;[.D589];&quot;&quot;&quot; -TITLE &quot;&quot;&quot;;[.E589];&quot;&quot;&quot; -TRACK &quot;;[.F589];&quot; &quot;&quot;&quot;;[.H5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0];&quot;&quot;&quot; -ARTIST &quot;&quot;&quot;;[.B590];&quot;&quot;&quot; -ID3V2TAG TCOM &quot;&quot;&quot;;[.C590];&quot;&quot;&quot; -GENRE &quot;&quot;&quot;;[.D590];&quot;&quot;&quot; -TITLE &quot;&quot;&quot;;[.E590];&quot;&quot;&quot; -TRACK &quot;;[.F590];&quot; &quot;&quot;&quot;;[.H5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1];&quot;&quot;&quot; -ARTIST &quot;&quot;&quot;;[.B591];&quot;&quot;&quot; -ID3V2TAG TCOM &quot;&quot;&quot;;[.C591];&quot;&quot;&quot; -GENRE &quot;&quot;&quot;;[.D591];&quot;&quot;&quot; -TITLE &quot;&quot;&quot;;[.E591];&quot;&quot;&quot; -TRACK &quot;;[.F591];&quot; &quot;&quot;&quot;;[.H5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2];&quot;&quot;&quot; -ARTIST &quot;&quot;&quot;;[.B592];&quot;&quot;&quot; -ID3V2TAG TCOM &quot;&quot;&quot;;[.C592];&quot;&quot;&quot; -GENRE &quot;&quot;&quot;;[.D592];&quot;&quot;&quot; -TITLE &quot;&quot;&quot;;[.E592];&quot;&quot;&quot; -TRACK &quot;;[.F592];&quot; &quot;&quot;&quot;;[.H5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3];&quot;&quot;&quot; -ARTIST &quot;&quot;&quot;;[.B593];&quot;&quot;&quot; -ID3V2TAG TCOM &quot;&quot;&quot;;[.C593];&quot;&quot;&quot; -GENRE &quot;&quot;&quot;;[.D593];&quot;&quot;&quot; -TITLE &quot;&quot;&quot;;[.E593];&quot;&quot;&quot; -TRACK &quot;;[.F593];&quot; &quot;&quot;&quot;;[.H5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4];&quot;&quot;&quot; -ARTIST &quot;&quot;&quot;;[.B594];&quot;&quot;&quot; -ID3V2TAG TCOM &quot;&quot;&quot;;[.C594];&quot;&quot;&quot; -GENRE &quot;&quot;&quot;;[.D594];&quot;&quot;&quot; -TITLE &quot;&quot;&quot;;[.E594];&quot;&quot;&quot; -TRACK &quot;;[.F594];&quot; &quot;&quot;&quot;;[.H5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5];&quot;&quot;&quot; -ARTIST &quot;&quot;&quot;;[.B595];&quot;&quot;&quot; -ID3V2TAG TCOM &quot;&quot;&quot;;[.C595];&quot;&quot;&quot; -GENRE &quot;&quot;&quot;;[.D595];&quot;&quot;&quot; -TITLE &quot;&quot;&quot;;[.E595];&quot;&quot;&quot; -TRACK &quot;;[.F595];&quot; &quot;&quot;&quot;;[.H5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6];&quot;&quot;&quot; -ARTIST &quot;&quot;&quot;;[.B596];&quot;&quot;&quot; -ID3V2TAG TCOM &quot;&quot;&quot;;[.C596];&quot;&quot;&quot; -GENRE &quot;&quot;&quot;;[.D596];&quot;&quot;&quot; -TITLE &quot;&quot;&quot;;[.E596];&quot;&quot;&quot; -TRACK &quot;;[.F596];&quot; &quot;&quot;&quot;;[.H5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7];&quot;&quot;&quot; -ARTIST &quot;&quot;&quot;;[.B597];&quot;&quot;&quot; -ID3V2TAG TCOM &quot;&quot;&quot;;[.C597];&quot;&quot;&quot; -GENRE &quot;&quot;&quot;;[.D597];&quot;&quot;&quot; -TITLE &quot;&quot;&quot;;[.E597];&quot;&quot;&quot; -TRACK &quot;;[.F597];&quot; &quot;&quot;&quot;;[.H5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8];&quot;&quot;&quot; -ARTIST &quot;&quot;&quot;;[.B598];&quot;&quot;&quot; -ID3V2TAG TCOM &quot;&quot;&quot;;[.C598];&quot;&quot;&quot; -GENRE &quot;&quot;&quot;;[.D598];&quot;&quot;&quot; -TITLE &quot;&quot;&quot;;[.E598];&quot;&quot;&quot; -TRACK &quot;;[.F598];&quot; &quot;&quot;&quot;;[.H5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599];&quot;&quot;&quot; -ARTIST &quot;&quot;&quot;;[.B599];&quot;&quot;&quot; -ID3V2TAG TCOM &quot;&quot;&quot;;[.C599];&quot;&quot;&quot; -GENRE &quot;&quot;&quot;;[.D599];&quot;&quot;&quot; -TITLE &quot;&quot;&quot;;[.E599];&quot;&quot;&quot; -TRACK &quot;;[.F599];&quot; &quot;&quot;&quot;;[.H5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0];&quot;&quot;&quot; -ARTIST &quot;&quot;&quot;;[.B600];&quot;&quot;&quot; -ID3V2TAG TCOM &quot;&quot;&quot;;[.C600];&quot;&quot;&quot; -GENRE &quot;&quot;&quot;;[.D600];&quot;&quot;&quot; -TITLE &quot;&quot;&quot;;[.E600];&quot;&quot;&quot; -TRACK &quot;;[.F600];&quot; &quot;&quot;&quot;;[.H6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1];&quot;&quot;&quot; -ARTIST &quot;&quot;&quot;;[.B601];&quot;&quot;&quot; -ID3V2TAG TCOM &quot;&quot;&quot;;[.C601];&quot;&quot;&quot; -GENRE &quot;&quot;&quot;;[.D601];&quot;&quot;&quot; -TITLE &quot;&quot;&quot;;[.E601];&quot;&quot;&quot; -TRACK &quot;;[.F601];&quot; &quot;&quot;&quot;;[.H6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2];&quot;&quot;&quot; -ARTIST &quot;&quot;&quot;;[.B602];&quot;&quot;&quot; -ID3V2TAG TCOM &quot;&quot;&quot;;[.C602];&quot;&quot;&quot; -GENRE &quot;&quot;&quot;;[.D602];&quot;&quot;&quot; -TITLE &quot;&quot;&quot;;[.E602];&quot;&quot;&quot; -TRACK &quot;;[.F602];&quot; &quot;&quot;&quot;;[.H60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3];&quot;&quot;&quot; -ARTIST &quot;&quot;&quot;;[.B603];&quot;&quot;&quot; -ID3V2TAG TCOM &quot;&quot;&quot;;[.C603];&quot;&quot;&quot; -GENRE &quot;&quot;&quot;;[.D603];&quot;&quot;&quot; -TITLE &quot;&quot;&quot;;[.E603];&quot;&quot;&quot; -TRACK &quot;;[.F603];&quot; &quot;&quot;&quot;;[.H60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4];&quot;&quot;&quot; -ARTIST &quot;&quot;&quot;;[.B604];&quot;&quot;&quot; -ID3V2TAG TCOM &quot;&quot;&quot;;[.C604];&quot;&quot;&quot; -GENRE &quot;&quot;&quot;;[.D604];&quot;&quot;&quot; -TITLE &quot;&quot;&quot;;[.E604];&quot;&quot;&quot; -TRACK &quot;;[.F604];&quot; &quot;&quot;&quot;;[.H60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5];&quot;&quot;&quot; -ARTIST &quot;&quot;&quot;;[.B605];&quot;&quot;&quot; -ID3V2TAG TCOM &quot;&quot;&quot;;[.C605];&quot;&quot;&quot; -GENRE &quot;&quot;&quot;;[.D605];&quot;&quot;&quot; -TITLE &quot;&quot;&quot;;[.E605];&quot;&quot;&quot; -TRACK &quot;;[.F605];&quot; &quot;&quot;&quot;;[.H60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6];&quot;&quot;&quot; -ARTIST &quot;&quot;&quot;;[.B606];&quot;&quot;&quot; -ID3V2TAG TCOM &quot;&quot;&quot;;[.C606];&quot;&quot;&quot; -GENRE &quot;&quot;&quot;;[.D606];&quot;&quot;&quot; -TITLE &quot;&quot;&quot;;[.E606];&quot;&quot;&quot; -TRACK &quot;;[.F606];&quot; &quot;&quot;&quot;;[.H60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7];&quot;&quot;&quot; -ARTIST &quot;&quot;&quot;;[.B607];&quot;&quot;&quot; -ID3V2TAG TCOM &quot;&quot;&quot;;[.C607];&quot;&quot;&quot; -GENRE &quot;&quot;&quot;;[.D607];&quot;&quot;&quot; -TITLE &quot;&quot;&quot;;[.E607];&quot;&quot;&quot; -TRACK &quot;;[.F607];&quot; &quot;&quot;&quot;;[.H60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8];&quot;&quot;&quot; -ARTIST &quot;&quot;&quot;;[.B608];&quot;&quot;&quot; -ID3V2TAG TCOM &quot;&quot;&quot;;[.C608];&quot;&quot;&quot; -GENRE &quot;&quot;&quot;;[.D608];&quot;&quot;&quot; -TITLE &quot;&quot;&quot;;[.E608];&quot;&quot;&quot; -TRACK &quot;;[.F608];&quot; &quot;&quot;&quot;;[.H60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09];&quot;&quot;&quot; -ARTIST &quot;&quot;&quot;;[.B609];&quot;&quot;&quot; -ID3V2TAG TCOM &quot;&quot;&quot;;[.C609];&quot;&quot;&quot; -GENRE &quot;&quot;&quot;;[.D609];&quot;&quot;&quot; -TITLE &quot;&quot;&quot;;[.E609];&quot;&quot;&quot; -TRACK &quot;;[.F609];&quot; &quot;&quot;&quot;;[.H60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0];&quot;&quot;&quot; -ARTIST &quot;&quot;&quot;;[.B610];&quot;&quot;&quot; -ID3V2TAG TCOM &quot;&quot;&quot;;[.C610];&quot;&quot;&quot; -GENRE &quot;&quot;&quot;;[.D610];&quot;&quot;&quot; -TITLE &quot;&quot;&quot;;[.E610];&quot;&quot;&quot; -TRACK &quot;;[.F610];&quot; &quot;&quot;&quot;;[.H6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1];&quot;&quot;&quot; -ARTIST &quot;&quot;&quot;;[.B611];&quot;&quot;&quot; -ID3V2TAG TCOM &quot;&quot;&quot;;[.C611];&quot;&quot;&quot; -GENRE &quot;&quot;&quot;;[.D611];&quot;&quot;&quot; -TITLE &quot;&quot;&quot;;[.E611];&quot;&quot;&quot; -TRACK &quot;;[.F611];&quot; &quot;&quot;&quot;;[.H6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2];&quot;&quot;&quot; -ARTIST &quot;&quot;&quot;;[.B612];&quot;&quot;&quot; -ID3V2TAG TCOM &quot;&quot;&quot;;[.C612];&quot;&quot;&quot; -GENRE &quot;&quot;&quot;;[.D612];&quot;&quot;&quot; -TITLE &quot;&quot;&quot;;[.E612];&quot;&quot;&quot; -TRACK &quot;;[.F612];&quot; &quot;&quot;&quot;;[.H6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3];&quot;&quot;&quot; -ARTIST &quot;&quot;&quot;;[.B613];&quot;&quot;&quot; -ID3V2TAG TCOM &quot;&quot;&quot;;[.C613];&quot;&quot;&quot; -GENRE &quot;&quot;&quot;;[.D613];&quot;&quot;&quot; -TITLE &quot;&quot;&quot;;[.E613];&quot;&quot;&quot; -TRACK &quot;;[.F613];&quot; &quot;&quot;&quot;;[.H6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4];&quot;&quot;&quot; -ARTIST &quot;&quot;&quot;;[.B614];&quot;&quot;&quot; -ID3V2TAG TCOM &quot;&quot;&quot;;[.C614];&quot;&quot;&quot; -GENRE &quot;&quot;&quot;;[.D614];&quot;&quot;&quot; -TITLE &quot;&quot;&quot;;[.E614];&quot;&quot;&quot; -TRACK &quot;;[.F614];&quot; &quot;&quot;&quot;;[.H6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5];&quot;&quot;&quot; -ARTIST &quot;&quot;&quot;;[.B615];&quot;&quot;&quot; -ID3V2TAG TCOM &quot;&quot;&quot;;[.C615];&quot;&quot;&quot; -GENRE &quot;&quot;&quot;;[.D615];&quot;&quot;&quot; -TITLE &quot;&quot;&quot;;[.E615];&quot;&quot;&quot; -TRACK &quot;;[.F615];&quot; &quot;&quot;&quot;;[.H6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6];&quot;&quot;&quot; -ARTIST &quot;&quot;&quot;;[.B616];&quot;&quot;&quot; -ID3V2TAG TCOM &quot;&quot;&quot;;[.C616];&quot;&quot;&quot; -GENRE &quot;&quot;&quot;;[.D616];&quot;&quot;&quot; -TITLE &quot;&quot;&quot;;[.E616];&quot;&quot;&quot; -TRACK &quot;;[.F616];&quot; &quot;&quot;&quot;;[.H6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7];&quot;&quot;&quot; -ARTIST &quot;&quot;&quot;;[.B617];&quot;&quot;&quot; -ID3V2TAG TCOM &quot;&quot;&quot;;[.C617];&quot;&quot;&quot; -GENRE &quot;&quot;&quot;;[.D617];&quot;&quot;&quot; -TITLE &quot;&quot;&quot;;[.E617];&quot;&quot;&quot; -TRACK &quot;;[.F617];&quot; &quot;&quot;&quot;;[.H6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8];&quot;&quot;&quot; -ARTIST &quot;&quot;&quot;;[.B618];&quot;&quot;&quot; -ID3V2TAG TCOM &quot;&quot;&quot;;[.C618];&quot;&quot;&quot; -GENRE &quot;&quot;&quot;;[.D618];&quot;&quot;&quot; -TITLE &quot;&quot;&quot;;[.E618];&quot;&quot;&quot; -TRACK &quot;;[.F618];&quot; &quot;&quot;&quot;;[.H6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19];&quot;&quot;&quot; -ARTIST &quot;&quot;&quot;;[.B619];&quot;&quot;&quot; -ID3V2TAG TCOM &quot;&quot;&quot;;[.C619];&quot;&quot;&quot; -GENRE &quot;&quot;&quot;;[.D619];&quot;&quot;&quot; -TITLE &quot;&quot;&quot;;[.E619];&quot;&quot;&quot; -TRACK &quot;;[.F619];&quot; &quot;&quot;&quot;;[.H6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0];&quot;&quot;&quot; -ARTIST &quot;&quot;&quot;;[.B620];&quot;&quot;&quot; -ID3V2TAG TCOM &quot;&quot;&quot;;[.C620];&quot;&quot;&quot; -GENRE &quot;&quot;&quot;;[.D620];&quot;&quot;&quot; -TITLE &quot;&quot;&quot;;[.E620];&quot;&quot;&quot; -TRACK &quot;;[.F620];&quot; &quot;&quot;&quot;;[.H6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1];&quot;&quot;&quot; -ARTIST &quot;&quot;&quot;;[.B621];&quot;&quot;&quot; -ID3V2TAG TCOM &quot;&quot;&quot;;[.C621];&quot;&quot;&quot; -GENRE &quot;&quot;&quot;;[.D621];&quot;&quot;&quot; -TITLE &quot;&quot;&quot;;[.E621];&quot;&quot;&quot; -TRACK &quot;;[.F621];&quot; &quot;&quot;&quot;;[.H6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2];&quot;&quot;&quot; -ARTIST &quot;&quot;&quot;;[.B622];&quot;&quot;&quot; -ID3V2TAG TCOM &quot;&quot;&quot;;[.C622];&quot;&quot;&quot; -GENRE &quot;&quot;&quot;;[.D622];&quot;&quot;&quot; -TITLE &quot;&quot;&quot;;[.E622];&quot;&quot;&quot; -TRACK &quot;;[.F622];&quot; &quot;&quot;&quot;;[.H6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3];&quot;&quot;&quot; -ARTIST &quot;&quot;&quot;;[.B623];&quot;&quot;&quot; -ID3V2TAG TCOM &quot;&quot;&quot;;[.C623];&quot;&quot;&quot; -GENRE &quot;&quot;&quot;;[.D623];&quot;&quot;&quot; -TITLE &quot;&quot;&quot;;[.E623];&quot;&quot;&quot; -TRACK &quot;;[.F623];&quot; &quot;&quot;&quot;;[.H6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4];&quot;&quot;&quot; -ARTIST &quot;&quot;&quot;;[.B624];&quot;&quot;&quot; -ID3V2TAG TCOM &quot;&quot;&quot;;[.C624];&quot;&quot;&quot; -GENRE &quot;&quot;&quot;;[.D624];&quot;&quot;&quot; -TITLE &quot;&quot;&quot;;[.E624];&quot;&quot;&quot; -TRACK &quot;;[.F624];&quot; &quot;&quot;&quot;;[.H6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5];&quot;&quot;&quot; -ARTIST &quot;&quot;&quot;;[.B625];&quot;&quot;&quot; -ID3V2TAG TCOM &quot;&quot;&quot;;[.C625];&quot;&quot;&quot; -GENRE &quot;&quot;&quot;;[.D625];&quot;&quot;&quot; -TITLE &quot;&quot;&quot;;[.E625];&quot;&quot;&quot; -TRACK &quot;;[.F625];&quot; &quot;&quot;&quot;;[.H6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6];&quot;&quot;&quot; -ARTIST &quot;&quot;&quot;;[.B626];&quot;&quot;&quot; -ID3V2TAG TCOM &quot;&quot;&quot;;[.C626];&quot;&quot;&quot; -GENRE &quot;&quot;&quot;;[.D626];&quot;&quot;&quot; -TITLE &quot;&quot;&quot;;[.E626];&quot;&quot;&quot; -TRACK &quot;;[.F626];&quot; &quot;&quot;&quot;;[.H6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7];&quot;&quot;&quot; -ARTIST &quot;&quot;&quot;;[.B627];&quot;&quot;&quot; -ID3V2TAG TCOM &quot;&quot;&quot;;[.C627];&quot;&quot;&quot; -GENRE &quot;&quot;&quot;;[.D627];&quot;&quot;&quot; -TITLE &quot;&quot;&quot;;[.E627];&quot;&quot;&quot; -TRACK &quot;;[.F627];&quot; &quot;&quot;&quot;;[.H6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8];&quot;&quot;&quot; -ARTIST &quot;&quot;&quot;;[.B628];&quot;&quot;&quot; -ID3V2TAG TCOM &quot;&quot;&quot;;[.C628];&quot;&quot;&quot; -GENRE &quot;&quot;&quot;;[.D628];&quot;&quot;&quot; -TITLE &quot;&quot;&quot;;[.E628];&quot;&quot;&quot; -TRACK &quot;;[.F628];&quot; &quot;&quot;&quot;;[.H6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29];&quot;&quot;&quot; -ARTIST &quot;&quot;&quot;;[.B629];&quot;&quot;&quot; -ID3V2TAG TCOM &quot;&quot;&quot;;[.C629];&quot;&quot;&quot; -GENRE &quot;&quot;&quot;;[.D629];&quot;&quot;&quot; -TITLE &quot;&quot;&quot;;[.E629];&quot;&quot;&quot; -TRACK &quot;;[.F629];&quot; &quot;&quot;&quot;;[.H6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0];&quot;&quot;&quot; -ARTIST &quot;&quot;&quot;;[.B630];&quot;&quot;&quot; -ID3V2TAG TCOM &quot;&quot;&quot;;[.C630];&quot;&quot;&quot; -GENRE &quot;&quot;&quot;;[.D630];&quot;&quot;&quot; -TITLE &quot;&quot;&quot;;[.E630];&quot;&quot;&quot; -TRACK &quot;;[.F630];&quot; &quot;&quot;&quot;;[.H6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1];&quot;&quot;&quot; -ARTIST &quot;&quot;&quot;;[.B631];&quot;&quot;&quot; -ID3V2TAG TCOM &quot;&quot;&quot;;[.C631];&quot;&quot;&quot; -GENRE &quot;&quot;&quot;;[.D631];&quot;&quot;&quot; -TITLE &quot;&quot;&quot;;[.E631];&quot;&quot;&quot; -TRACK &quot;;[.F631];&quot; &quot;&quot;&quot;;[.H6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2];&quot;&quot;&quot; -ARTIST &quot;&quot;&quot;;[.B632];&quot;&quot;&quot; -ID3V2TAG TCOM &quot;&quot;&quot;;[.C632];&quot;&quot;&quot; -GENRE &quot;&quot;&quot;;[.D632];&quot;&quot;&quot; -TITLE &quot;&quot;&quot;;[.E632];&quot;&quot;&quot; -TRACK &quot;;[.F632];&quot; &quot;&quot;&quot;;[.H6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3];&quot;&quot;&quot; -ARTIST &quot;&quot;&quot;;[.B633];&quot;&quot;&quot; -ID3V2TAG TCOM &quot;&quot;&quot;;[.C633];&quot;&quot;&quot; -GENRE &quot;&quot;&quot;;[.D633];&quot;&quot;&quot; -TITLE &quot;&quot;&quot;;[.E633];&quot;&quot;&quot; -TRACK &quot;;[.F633];&quot; &quot;&quot;&quot;;[.H6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4];&quot;&quot;&quot; -ARTIST &quot;&quot;&quot;;[.B634];&quot;&quot;&quot; -ID3V2TAG TCOM &quot;&quot;&quot;;[.C634];&quot;&quot;&quot; -GENRE &quot;&quot;&quot;;[.D634];&quot;&quot;&quot; -TITLE &quot;&quot;&quot;;[.E634];&quot;&quot;&quot; -TRACK &quot;;[.F634];&quot; &quot;&quot;&quot;;[.H6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5];&quot;&quot;&quot; -ARTIST &quot;&quot;&quot;;[.B635];&quot;&quot;&quot; -ID3V2TAG TCOM &quot;&quot;&quot;;[.C635];&quot;&quot;&quot; -GENRE &quot;&quot;&quot;;[.D635];&quot;&quot;&quot; -TITLE &quot;&quot;&quot;;[.E635];&quot;&quot;&quot; -TRACK &quot;;[.F635];&quot; &quot;&quot;&quot;;[.H6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6];&quot;&quot;&quot; -ARTIST &quot;&quot;&quot;;[.B636];&quot;&quot;&quot; -ID3V2TAG TCOM &quot;&quot;&quot;;[.C636];&quot;&quot;&quot; -GENRE &quot;&quot;&quot;;[.D636];&quot;&quot;&quot; -TITLE &quot;&quot;&quot;;[.E636];&quot;&quot;&quot; -TRACK &quot;;[.F636];&quot; &quot;&quot;&quot;;[.H6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7];&quot;&quot;&quot; -ARTIST &quot;&quot;&quot;;[.B637];&quot;&quot;&quot; -ID3V2TAG TCOM &quot;&quot;&quot;;[.C637];&quot;&quot;&quot; -GENRE &quot;&quot;&quot;;[.D637];&quot;&quot;&quot; -TITLE &quot;&quot;&quot;;[.E637];&quot;&quot;&quot; -TRACK &quot;;[.F637];&quot; &quot;&quot;&quot;;[.H6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8];&quot;&quot;&quot; -ARTIST &quot;&quot;&quot;;[.B638];&quot;&quot;&quot; -ID3V2TAG TCOM &quot;&quot;&quot;;[.C638];&quot;&quot;&quot; -GENRE &quot;&quot;&quot;;[.D638];&quot;&quot;&quot; -TITLE &quot;&quot;&quot;;[.E638];&quot;&quot;&quot; -TRACK &quot;;[.F638];&quot; &quot;&quot;&quot;;[.H6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39];&quot;&quot;&quot; -ARTIST &quot;&quot;&quot;;[.B639];&quot;&quot;&quot; -ID3V2TAG TCOM &quot;&quot;&quot;;[.C639];&quot;&quot;&quot; -GENRE &quot;&quot;&quot;;[.D639];&quot;&quot;&quot; -TITLE &quot;&quot;&quot;;[.E639];&quot;&quot;&quot; -TRACK &quot;;[.F639];&quot; &quot;&quot;&quot;;[.H6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0];&quot;&quot;&quot; -ARTIST &quot;&quot;&quot;;[.B640];&quot;&quot;&quot; -ID3V2TAG TCOM &quot;&quot;&quot;;[.C640];&quot;&quot;&quot; -GENRE &quot;&quot;&quot;;[.D640];&quot;&quot;&quot; -TITLE &quot;&quot;&quot;;[.E640];&quot;&quot;&quot; -TRACK &quot;;[.F640];&quot; &quot;&quot;&quot;;[.H6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1];&quot;&quot;&quot; -ARTIST &quot;&quot;&quot;;[.B641];&quot;&quot;&quot; -ID3V2TAG TCOM &quot;&quot;&quot;;[.C641];&quot;&quot;&quot; -GENRE &quot;&quot;&quot;;[.D641];&quot;&quot;&quot; -TITLE &quot;&quot;&quot;;[.E641];&quot;&quot;&quot; -TRACK &quot;;[.F641];&quot; &quot;&quot;&quot;;[.H6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2];&quot;&quot;&quot; -ARTIST &quot;&quot;&quot;;[.B642];&quot;&quot;&quot; -ID3V2TAG TCOM &quot;&quot;&quot;;[.C642];&quot;&quot;&quot; -GENRE &quot;&quot;&quot;;[.D642];&quot;&quot;&quot; -TITLE &quot;&quot;&quot;;[.E642];&quot;&quot;&quot; -TRACK &quot;;[.F642];&quot; &quot;&quot;&quot;;[.H6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3];&quot;&quot;&quot; -ARTIST &quot;&quot;&quot;;[.B643];&quot;&quot;&quot; -ID3V2TAG TCOM &quot;&quot;&quot;;[.C643];&quot;&quot;&quot; -GENRE &quot;&quot;&quot;;[.D643];&quot;&quot;&quot; -TITLE &quot;&quot;&quot;;[.E643];&quot;&quot;&quot; -TRACK &quot;;[.F643];&quot; &quot;&quot;&quot;;[.H6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4];&quot;&quot;&quot; -ARTIST &quot;&quot;&quot;;[.B644];&quot;&quot;&quot; -ID3V2TAG TCOM &quot;&quot;&quot;;[.C644];&quot;&quot;&quot; -GENRE &quot;&quot;&quot;;[.D644];&quot;&quot;&quot; -TITLE &quot;&quot;&quot;;[.E644];&quot;&quot;&quot; -TRACK &quot;;[.F644];&quot; &quot;&quot;&quot;;[.H6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5];&quot;&quot;&quot; -ARTIST &quot;&quot;&quot;;[.B645];&quot;&quot;&quot; -ID3V2TAG TCOM &quot;&quot;&quot;;[.C645];&quot;&quot;&quot; -GENRE &quot;&quot;&quot;;[.D645];&quot;&quot;&quot; -TITLE &quot;&quot;&quot;;[.E645];&quot;&quot;&quot; -TRACK &quot;;[.F645];&quot; &quot;&quot;&quot;;[.H6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6];&quot;&quot;&quot; -ARTIST &quot;&quot;&quot;;[.B646];&quot;&quot;&quot; -ID3V2TAG TCOM &quot;&quot;&quot;;[.C646];&quot;&quot;&quot; -GENRE &quot;&quot;&quot;;[.D646];&quot;&quot;&quot; -TITLE &quot;&quot;&quot;;[.E646];&quot;&quot;&quot; -TRACK &quot;;[.F646];&quot; &quot;&quot;&quot;;[.H6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7];&quot;&quot;&quot; -ARTIST &quot;&quot;&quot;;[.B647];&quot;&quot;&quot; -ID3V2TAG TCOM &quot;&quot;&quot;;[.C647];&quot;&quot;&quot; -GENRE &quot;&quot;&quot;;[.D647];&quot;&quot;&quot; -TITLE &quot;&quot;&quot;;[.E647];&quot;&quot;&quot; -TRACK &quot;;[.F647];&quot; &quot;&quot;&quot;;[.H6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8];&quot;&quot;&quot; -ARTIST &quot;&quot;&quot;;[.B648];&quot;&quot;&quot; -ID3V2TAG TCOM &quot;&quot;&quot;;[.C648];&quot;&quot;&quot; -GENRE &quot;&quot;&quot;;[.D648];&quot;&quot;&quot; -TITLE &quot;&quot;&quot;;[.E648];&quot;&quot;&quot; -TRACK &quot;;[.F648];&quot; &quot;&quot;&quot;;[.H6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49];&quot;&quot;&quot; -ARTIST &quot;&quot;&quot;;[.B649];&quot;&quot;&quot; -ID3V2TAG TCOM &quot;&quot;&quot;;[.C649];&quot;&quot;&quot; -GENRE &quot;&quot;&quot;;[.D649];&quot;&quot;&quot; -TITLE &quot;&quot;&quot;;[.E649];&quot;&quot;&quot; -TRACK &quot;;[.F649];&quot; &quot;&quot;&quot;;[.H6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0];&quot;&quot;&quot; -ARTIST &quot;&quot;&quot;;[.B650];&quot;&quot;&quot; -ID3V2TAG TCOM &quot;&quot;&quot;;[.C650];&quot;&quot;&quot; -GENRE &quot;&quot;&quot;;[.D650];&quot;&quot;&quot; -TITLE &quot;&quot;&quot;;[.E650];&quot;&quot;&quot; -TRACK &quot;;[.F650];&quot; &quot;&quot;&quot;;[.H6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1];&quot;&quot;&quot; -ARTIST &quot;&quot;&quot;;[.B651];&quot;&quot;&quot; -ID3V2TAG TCOM &quot;&quot;&quot;;[.C651];&quot;&quot;&quot; -GENRE &quot;&quot;&quot;;[.D651];&quot;&quot;&quot; -TITLE &quot;&quot;&quot;;[.E651];&quot;&quot;&quot; -TRACK &quot;;[.F651];&quot; &quot;&quot;&quot;;[.H6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2];&quot;&quot;&quot; -ARTIST &quot;&quot;&quot;;[.B652];&quot;&quot;&quot; -ID3V2TAG TCOM &quot;&quot;&quot;;[.C652];&quot;&quot;&quot; -GENRE &quot;&quot;&quot;;[.D652];&quot;&quot;&quot; -TITLE &quot;&quot;&quot;;[.E652];&quot;&quot;&quot; -TRACK &quot;;[.F652];&quot; &quot;&quot;&quot;;[.H6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3];&quot;&quot;&quot; -ARTIST &quot;&quot;&quot;;[.B653];&quot;&quot;&quot; -ID3V2TAG TCOM &quot;&quot;&quot;;[.C653];&quot;&quot;&quot; -GENRE &quot;&quot;&quot;;[.D653];&quot;&quot;&quot; -TITLE &quot;&quot;&quot;;[.E653];&quot;&quot;&quot; -TRACK &quot;;[.F653];&quot; &quot;&quot;&quot;;[.H6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4];&quot;&quot;&quot; -ARTIST &quot;&quot;&quot;;[.B654];&quot;&quot;&quot; -ID3V2TAG TCOM &quot;&quot;&quot;;[.C654];&quot;&quot;&quot; -GENRE &quot;&quot;&quot;;[.D654];&quot;&quot;&quot; -TITLE &quot;&quot;&quot;;[.E654];&quot;&quot;&quot; -TRACK &quot;;[.F654];&quot; &quot;&quot;&quot;;[.H6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5];&quot;&quot;&quot; -ARTIST &quot;&quot;&quot;;[.B655];&quot;&quot;&quot; -ID3V2TAG TCOM &quot;&quot;&quot;;[.C655];&quot;&quot;&quot; -GENRE &quot;&quot;&quot;;[.D655];&quot;&quot;&quot; -TITLE &quot;&quot;&quot;;[.E655];&quot;&quot;&quot; -TRACK &quot;;[.F655];&quot; &quot;&quot;&quot;;[.H6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6];&quot;&quot;&quot; -ARTIST &quot;&quot;&quot;;[.B656];&quot;&quot;&quot; -ID3V2TAG TCOM &quot;&quot;&quot;;[.C656];&quot;&quot;&quot; -GENRE &quot;&quot;&quot;;[.D656];&quot;&quot;&quot; -TITLE &quot;&quot;&quot;;[.E656];&quot;&quot;&quot; -TRACK &quot;;[.F656];&quot; &quot;&quot;&quot;;[.H6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7];&quot;&quot;&quot; -ARTIST &quot;&quot;&quot;;[.B657];&quot;&quot;&quot; -ID3V2TAG TCOM &quot;&quot;&quot;;[.C657];&quot;&quot;&quot; -GENRE &quot;&quot;&quot;;[.D657];&quot;&quot;&quot; -TITLE &quot;&quot;&quot;;[.E657];&quot;&quot;&quot; -TRACK &quot;;[.F657];&quot; &quot;&quot;&quot;;[.H6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8];&quot;&quot;&quot; -ARTIST &quot;&quot;&quot;;[.B658];&quot;&quot;&quot; -ID3V2TAG TCOM &quot;&quot;&quot;;[.C658];&quot;&quot;&quot; -GENRE &quot;&quot;&quot;;[.D658];&quot;&quot;&quot; -TITLE &quot;&quot;&quot;;[.E658];&quot;&quot;&quot; -TRACK &quot;;[.F658];&quot; &quot;&quot;&quot;;[.H6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59];&quot;&quot;&quot; -ARTIST &quot;&quot;&quot;;[.B659];&quot;&quot;&quot; -ID3V2TAG TCOM &quot;&quot;&quot;;[.C659];&quot;&quot;&quot; -GENRE &quot;&quot;&quot;;[.D659];&quot;&quot;&quot; -TITLE &quot;&quot;&quot;;[.E659];&quot;&quot;&quot; -TRACK &quot;;[.F659];&quot; &quot;&quot;&quot;;[.H6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0];&quot;&quot;&quot; -ARTIST &quot;&quot;&quot;;[.B660];&quot;&quot;&quot; -ID3V2TAG TCOM &quot;&quot;&quot;;[.C660];&quot;&quot;&quot; -GENRE &quot;&quot;&quot;;[.D660];&quot;&quot;&quot; -TITLE &quot;&quot;&quot;;[.E660];&quot;&quot;&quot; -TRACK &quot;;[.F660];&quot; &quot;&quot;&quot;;[.H6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1];&quot;&quot;&quot; -ARTIST &quot;&quot;&quot;;[.B661];&quot;&quot;&quot; -ID3V2TAG TCOM &quot;&quot;&quot;;[.C661];&quot;&quot;&quot; -GENRE &quot;&quot;&quot;;[.D661];&quot;&quot;&quot; -TITLE &quot;&quot;&quot;;[.E661];&quot;&quot;&quot; -TRACK &quot;;[.F661];&quot; &quot;&quot;&quot;;[.H6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2];&quot;&quot;&quot; -ARTIST &quot;&quot;&quot;;[.B662];&quot;&quot;&quot; -ID3V2TAG TCOM &quot;&quot;&quot;;[.C662];&quot;&quot;&quot; -GENRE &quot;&quot;&quot;;[.D662];&quot;&quot;&quot; -TITLE &quot;&quot;&quot;;[.E662];&quot;&quot;&quot; -TRACK &quot;;[.F662];&quot; &quot;&quot;&quot;;[.H6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3];&quot;&quot;&quot; -ARTIST &quot;&quot;&quot;;[.B663];&quot;&quot;&quot; -ID3V2TAG TCOM &quot;&quot;&quot;;[.C663];&quot;&quot;&quot; -GENRE &quot;&quot;&quot;;[.D663];&quot;&quot;&quot; -TITLE &quot;&quot;&quot;;[.E663];&quot;&quot;&quot; -TRACK &quot;;[.F663];&quot; &quot;&quot;&quot;;[.H6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4];&quot;&quot;&quot; -ARTIST &quot;&quot;&quot;;[.B664];&quot;&quot;&quot; -ID3V2TAG TCOM &quot;&quot;&quot;;[.C664];&quot;&quot;&quot; -GENRE &quot;&quot;&quot;;[.D664];&quot;&quot;&quot; -TITLE &quot;&quot;&quot;;[.E664];&quot;&quot;&quot; -TRACK &quot;;[.F664];&quot; &quot;&quot;&quot;;[.H6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5];&quot;&quot;&quot; -ARTIST &quot;&quot;&quot;;[.B665];&quot;&quot;&quot; -ID3V2TAG TCOM &quot;&quot;&quot;;[.C665];&quot;&quot;&quot; -GENRE &quot;&quot;&quot;;[.D665];&quot;&quot;&quot; -TITLE &quot;&quot;&quot;;[.E665];&quot;&quot;&quot; -TRACK &quot;;[.F665];&quot; &quot;&quot;&quot;;[.H6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6];&quot;&quot;&quot; -ARTIST &quot;&quot;&quot;;[.B666];&quot;&quot;&quot; -ID3V2TAG TCOM &quot;&quot;&quot;;[.C666];&quot;&quot;&quot; -GENRE &quot;&quot;&quot;;[.D666];&quot;&quot;&quot; -TITLE &quot;&quot;&quot;;[.E666];&quot;&quot;&quot; -TRACK &quot;;[.F666];&quot; &quot;&quot;&quot;;[.H6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7];&quot;&quot;&quot; -ARTIST &quot;&quot;&quot;;[.B667];&quot;&quot;&quot; -ID3V2TAG TCOM &quot;&quot;&quot;;[.C667];&quot;&quot;&quot; -GENRE &quot;&quot;&quot;;[.D667];&quot;&quot;&quot; -TITLE &quot;&quot;&quot;;[.E667];&quot;&quot;&quot; -TRACK &quot;;[.F667];&quot; &quot;&quot;&quot;;[.H6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8];&quot;&quot;&quot; -ARTIST &quot;&quot;&quot;;[.B668];&quot;&quot;&quot; -ID3V2TAG TCOM &quot;&quot;&quot;;[.C668];&quot;&quot;&quot; -GENRE &quot;&quot;&quot;;[.D668];&quot;&quot;&quot; -TITLE &quot;&quot;&quot;;[.E668];&quot;&quot;&quot; -TRACK &quot;;[.F668];&quot; &quot;&quot;&quot;;[.H6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69];&quot;&quot;&quot; -ARTIST &quot;&quot;&quot;;[.B669];&quot;&quot;&quot; -ID3V2TAG TCOM &quot;&quot;&quot;;[.C669];&quot;&quot;&quot; -GENRE &quot;&quot;&quot;;[.D669];&quot;&quot;&quot; -TITLE &quot;&quot;&quot;;[.E669];&quot;&quot;&quot; -TRACK &quot;;[.F669];&quot; &quot;&quot;&quot;;[.H6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0];&quot;&quot;&quot; -ARTIST &quot;&quot;&quot;;[.B670];&quot;&quot;&quot; -ID3V2TAG TCOM &quot;&quot;&quot;;[.C670];&quot;&quot;&quot; -GENRE &quot;&quot;&quot;;[.D670];&quot;&quot;&quot; -TITLE &quot;&quot;&quot;;[.E670];&quot;&quot;&quot; -TRACK &quot;;[.F670];&quot; &quot;&quot;&quot;;[.H6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1];&quot;&quot;&quot; -ARTIST &quot;&quot;&quot;;[.B671];&quot;&quot;&quot; -ID3V2TAG TCOM &quot;&quot;&quot;;[.C671];&quot;&quot;&quot; -GENRE &quot;&quot;&quot;;[.D671];&quot;&quot;&quot; -TITLE &quot;&quot;&quot;;[.E671];&quot;&quot;&quot; -TRACK &quot;;[.F671];&quot; &quot;&quot;&quot;;[.H6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2];&quot;&quot;&quot; -ARTIST &quot;&quot;&quot;;[.B672];&quot;&quot;&quot; -ID3V2TAG TCOM &quot;&quot;&quot;;[.C672];&quot;&quot;&quot; -GENRE &quot;&quot;&quot;;[.D672];&quot;&quot;&quot; -TITLE &quot;&quot;&quot;;[.E672];&quot;&quot;&quot; -TRACK &quot;;[.F672];&quot; &quot;&quot;&quot;;[.H6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3];&quot;&quot;&quot; -ARTIST &quot;&quot;&quot;;[.B673];&quot;&quot;&quot; -ID3V2TAG TCOM &quot;&quot;&quot;;[.C673];&quot;&quot;&quot; -GENRE &quot;&quot;&quot;;[.D673];&quot;&quot;&quot; -TITLE &quot;&quot;&quot;;[.E673];&quot;&quot;&quot; -TRACK &quot;;[.F673];&quot; &quot;&quot;&quot;;[.H6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4];&quot;&quot;&quot; -ARTIST &quot;&quot;&quot;;[.B674];&quot;&quot;&quot; -ID3V2TAG TCOM &quot;&quot;&quot;;[.C674];&quot;&quot;&quot; -GENRE &quot;&quot;&quot;;[.D674];&quot;&quot;&quot; -TITLE &quot;&quot;&quot;;[.E674];&quot;&quot;&quot; -TRACK &quot;;[.F674];&quot; &quot;&quot;&quot;;[.H6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5];&quot;&quot;&quot; -ARTIST &quot;&quot;&quot;;[.B675];&quot;&quot;&quot; -ID3V2TAG TCOM &quot;&quot;&quot;;[.C675];&quot;&quot;&quot; -GENRE &quot;&quot;&quot;;[.D675];&quot;&quot;&quot; -TITLE &quot;&quot;&quot;;[.E675];&quot;&quot;&quot; -TRACK &quot;;[.F675];&quot; &quot;&quot;&quot;;[.H6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6];&quot;&quot;&quot; -ARTIST &quot;&quot;&quot;;[.B676];&quot;&quot;&quot; -ID3V2TAG TCOM &quot;&quot;&quot;;[.C676];&quot;&quot;&quot; -GENRE &quot;&quot;&quot;;[.D676];&quot;&quot;&quot; -TITLE &quot;&quot;&quot;;[.E676];&quot;&quot;&quot; -TRACK &quot;;[.F676];&quot; &quot;&quot;&quot;;[.H6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7];&quot;&quot;&quot; -ARTIST &quot;&quot;&quot;;[.B677];&quot;&quot;&quot; -ID3V2TAG TCOM &quot;&quot;&quot;;[.C677];&quot;&quot;&quot; -GENRE &quot;&quot;&quot;;[.D677];&quot;&quot;&quot; -TITLE &quot;&quot;&quot;;[.E677];&quot;&quot;&quot; -TRACK &quot;;[.F677];&quot; &quot;&quot;&quot;;[.H6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8];&quot;&quot;&quot; -ARTIST &quot;&quot;&quot;;[.B678];&quot;&quot;&quot; -ID3V2TAG TCOM &quot;&quot;&quot;;[.C678];&quot;&quot;&quot; -GENRE &quot;&quot;&quot;;[.D678];&quot;&quot;&quot; -TITLE &quot;&quot;&quot;;[.E678];&quot;&quot;&quot; -TRACK &quot;;[.F678];&quot; &quot;&quot;&quot;;[.H6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79];&quot;&quot;&quot; -ARTIST &quot;&quot;&quot;;[.B679];&quot;&quot;&quot; -ID3V2TAG TCOM &quot;&quot;&quot;;[.C679];&quot;&quot;&quot; -GENRE &quot;&quot;&quot;;[.D679];&quot;&quot;&quot; -TITLE &quot;&quot;&quot;;[.E679];&quot;&quot;&quot; -TRACK &quot;;[.F679];&quot; &quot;&quot;&quot;;[.H6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0];&quot;&quot;&quot; -ARTIST &quot;&quot;&quot;;[.B680];&quot;&quot;&quot; -ID3V2TAG TCOM &quot;&quot;&quot;;[.C680];&quot;&quot;&quot; -GENRE &quot;&quot;&quot;;[.D680];&quot;&quot;&quot; -TITLE &quot;&quot;&quot;;[.E680];&quot;&quot;&quot; -TRACK &quot;;[.F680];&quot; &quot;&quot;&quot;;[.H6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1];&quot;&quot;&quot; -ARTIST &quot;&quot;&quot;;[.B681];&quot;&quot;&quot; -ID3V2TAG TCOM &quot;&quot;&quot;;[.C681];&quot;&quot;&quot; -GENRE &quot;&quot;&quot;;[.D681];&quot;&quot;&quot; -TITLE &quot;&quot;&quot;;[.E681];&quot;&quot;&quot; -TRACK &quot;;[.F681];&quot; &quot;&quot;&quot;;[.H6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2];&quot;&quot;&quot; -ARTIST &quot;&quot;&quot;;[.B682];&quot;&quot;&quot; -ID3V2TAG TCOM &quot;&quot;&quot;;[.C682];&quot;&quot;&quot; -GENRE &quot;&quot;&quot;;[.D682];&quot;&quot;&quot; -TITLE &quot;&quot;&quot;;[.E682];&quot;&quot;&quot; -TRACK &quot;;[.F682];&quot; &quot;&quot;&quot;;[.H6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3];&quot;&quot;&quot; -ARTIST &quot;&quot;&quot;;[.B683];&quot;&quot;&quot; -ID3V2TAG TCOM &quot;&quot;&quot;;[.C683];&quot;&quot;&quot; -GENRE &quot;&quot;&quot;;[.D683];&quot;&quot;&quot; -TITLE &quot;&quot;&quot;;[.E683];&quot;&quot;&quot; -TRACK &quot;;[.F683];&quot; &quot;&quot;&quot;;[.H6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4];&quot;&quot;&quot; -ARTIST &quot;&quot;&quot;;[.B684];&quot;&quot;&quot; -ID3V2TAG TCOM &quot;&quot;&quot;;[.C684];&quot;&quot;&quot; -GENRE &quot;&quot;&quot;;[.D684];&quot;&quot;&quot; -TITLE &quot;&quot;&quot;;[.E684];&quot;&quot;&quot; -TRACK &quot;;[.F684];&quot; &quot;&quot;&quot;;[.H6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5];&quot;&quot;&quot; -ARTIST &quot;&quot;&quot;;[.B685];&quot;&quot;&quot; -ID3V2TAG TCOM &quot;&quot;&quot;;[.C685];&quot;&quot;&quot; -GENRE &quot;&quot;&quot;;[.D685];&quot;&quot;&quot; -TITLE &quot;&quot;&quot;;[.E685];&quot;&quot;&quot; -TRACK &quot;;[.F685];&quot; &quot;&quot;&quot;;[.H6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6];&quot;&quot;&quot; -ARTIST &quot;&quot;&quot;;[.B686];&quot;&quot;&quot; -ID3V2TAG TCOM &quot;&quot;&quot;;[.C686];&quot;&quot;&quot; -GENRE &quot;&quot;&quot;;[.D686];&quot;&quot;&quot; -TITLE &quot;&quot;&quot;;[.E686];&quot;&quot;&quot; -TRACK &quot;;[.F686];&quot; &quot;&quot;&quot;;[.H6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7];&quot;&quot;&quot; -ARTIST &quot;&quot;&quot;;[.B687];&quot;&quot;&quot; -ID3V2TAG TCOM &quot;&quot;&quot;;[.C687];&quot;&quot;&quot; -GENRE &quot;&quot;&quot;;[.D687];&quot;&quot;&quot; -TITLE &quot;&quot;&quot;;[.E687];&quot;&quot;&quot; -TRACK &quot;;[.F687];&quot; &quot;&quot;&quot;;[.H6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8];&quot;&quot;&quot; -ARTIST &quot;&quot;&quot;;[.B688];&quot;&quot;&quot; -ID3V2TAG TCOM &quot;&quot;&quot;;[.C688];&quot;&quot;&quot; -GENRE &quot;&quot;&quot;;[.D688];&quot;&quot;&quot; -TITLE &quot;&quot;&quot;;[.E688];&quot;&quot;&quot; -TRACK &quot;;[.F688];&quot; &quot;&quot;&quot;;[.H6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89];&quot;&quot;&quot; -ARTIST &quot;&quot;&quot;;[.B689];&quot;&quot;&quot; -ID3V2TAG TCOM &quot;&quot;&quot;;[.C689];&quot;&quot;&quot; -GENRE &quot;&quot;&quot;;[.D689];&quot;&quot;&quot; -TITLE &quot;&quot;&quot;;[.E689];&quot;&quot;&quot; -TRACK &quot;;[.F689];&quot; &quot;&quot;&quot;;[.H6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0];&quot;&quot;&quot; -ARTIST &quot;&quot;&quot;;[.B690];&quot;&quot;&quot; -ID3V2TAG TCOM &quot;&quot;&quot;;[.C690];&quot;&quot;&quot; -GENRE &quot;&quot;&quot;;[.D690];&quot;&quot;&quot; -TITLE &quot;&quot;&quot;;[.E690];&quot;&quot;&quot; -TRACK &quot;;[.F690];&quot; &quot;&quot;&quot;;[.H6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1];&quot;&quot;&quot; -ARTIST &quot;&quot;&quot;;[.B691];&quot;&quot;&quot; -ID3V2TAG TCOM &quot;&quot;&quot;;[.C691];&quot;&quot;&quot; -GENRE &quot;&quot;&quot;;[.D691];&quot;&quot;&quot; -TITLE &quot;&quot;&quot;;[.E691];&quot;&quot;&quot; -TRACK &quot;;[.F691];&quot; &quot;&quot;&quot;;[.H6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2];&quot;&quot;&quot; -ARTIST &quot;&quot;&quot;;[.B692];&quot;&quot;&quot; -ID3V2TAG TCOM &quot;&quot;&quot;;[.C692];&quot;&quot;&quot; -GENRE &quot;&quot;&quot;;[.D692];&quot;&quot;&quot; -TITLE &quot;&quot;&quot;;[.E692];&quot;&quot;&quot; -TRACK &quot;;[.F692];&quot; &quot;&quot;&quot;;[.H6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3];&quot;&quot;&quot; -ARTIST &quot;&quot;&quot;;[.B693];&quot;&quot;&quot; -ID3V2TAG TCOM &quot;&quot;&quot;;[.C693];&quot;&quot;&quot; -GENRE &quot;&quot;&quot;;[.D693];&quot;&quot;&quot; -TITLE &quot;&quot;&quot;;[.E693];&quot;&quot;&quot; -TRACK &quot;;[.F693];&quot; &quot;&quot;&quot;;[.H6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4];&quot;&quot;&quot; -ARTIST &quot;&quot;&quot;;[.B694];&quot;&quot;&quot; -ID3V2TAG TCOM &quot;&quot;&quot;;[.C694];&quot;&quot;&quot; -GENRE &quot;&quot;&quot;;[.D694];&quot;&quot;&quot; -TITLE &quot;&quot;&quot;;[.E694];&quot;&quot;&quot; -TRACK &quot;;[.F694];&quot; &quot;&quot;&quot;;[.H6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5];&quot;&quot;&quot; -ARTIST &quot;&quot;&quot;;[.B695];&quot;&quot;&quot; -ID3V2TAG TCOM &quot;&quot;&quot;;[.C695];&quot;&quot;&quot; -GENRE &quot;&quot;&quot;;[.D695];&quot;&quot;&quot; -TITLE &quot;&quot;&quot;;[.E695];&quot;&quot;&quot; -TRACK &quot;;[.F695];&quot; &quot;&quot;&quot;;[.H6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6];&quot;&quot;&quot; -ARTIST &quot;&quot;&quot;;[.B696];&quot;&quot;&quot; -ID3V2TAG TCOM &quot;&quot;&quot;;[.C696];&quot;&quot;&quot; -GENRE &quot;&quot;&quot;;[.D696];&quot;&quot;&quot; -TITLE &quot;&quot;&quot;;[.E696];&quot;&quot;&quot; -TRACK &quot;;[.F696];&quot; &quot;&quot;&quot;;[.H6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7];&quot;&quot;&quot; -ARTIST &quot;&quot;&quot;;[.B697];&quot;&quot;&quot; -ID3V2TAG TCOM &quot;&quot;&quot;;[.C697];&quot;&quot;&quot; -GENRE &quot;&quot;&quot;;[.D697];&quot;&quot;&quot; -TITLE &quot;&quot;&quot;;[.E697];&quot;&quot;&quot; -TRACK &quot;;[.F697];&quot; &quot;&quot;&quot;;[.H6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8];&quot;&quot;&quot; -ARTIST &quot;&quot;&quot;;[.B698];&quot;&quot;&quot; -ID3V2TAG TCOM &quot;&quot;&quot;;[.C698];&quot;&quot;&quot; -GENRE &quot;&quot;&quot;;[.D698];&quot;&quot;&quot; -TITLE &quot;&quot;&quot;;[.E698];&quot;&quot;&quot; -TRACK &quot;;[.F698];&quot; &quot;&quot;&quot;;[.H6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699];&quot;&quot;&quot; -ARTIST &quot;&quot;&quot;;[.B699];&quot;&quot;&quot; -ID3V2TAG TCOM &quot;&quot;&quot;;[.C699];&quot;&quot;&quot; -GENRE &quot;&quot;&quot;;[.D699];&quot;&quot;&quot; -TITLE &quot;&quot;&quot;;[.E699];&quot;&quot;&quot; -TRACK &quot;;[.F699];&quot; &quot;&quot;&quot;;[.H6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0];&quot;&quot;&quot; -ARTIST &quot;&quot;&quot;;[.B700];&quot;&quot;&quot; -ID3V2TAG TCOM &quot;&quot;&quot;;[.C700];&quot;&quot;&quot; -GENRE &quot;&quot;&quot;;[.D700];&quot;&quot;&quot; -TITLE &quot;&quot;&quot;;[.E700];&quot;&quot;&quot; -TRACK &quot;;[.F700];&quot; &quot;&quot;&quot;;[.H7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1];&quot;&quot;&quot; -ARTIST &quot;&quot;&quot;;[.B701];&quot;&quot;&quot; -ID3V2TAG TCOM &quot;&quot;&quot;;[.C701];&quot;&quot;&quot; -GENRE &quot;&quot;&quot;;[.D701];&quot;&quot;&quot; -TITLE &quot;&quot;&quot;;[.E701];&quot;&quot;&quot; -TRACK &quot;;[.F701];&quot; &quot;&quot;&quot;;[.H7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2];&quot;&quot;&quot; -ARTIST &quot;&quot;&quot;;[.B702];&quot;&quot;&quot; -ID3V2TAG TCOM &quot;&quot;&quot;;[.C702];&quot;&quot;&quot; -GENRE &quot;&quot;&quot;;[.D702];&quot;&quot;&quot; -TITLE &quot;&quot;&quot;;[.E702];&quot;&quot;&quot; -TRACK &quot;;[.F702];&quot; &quot;&quot;&quot;;[.H70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3];&quot;&quot;&quot; -ARTIST &quot;&quot;&quot;;[.B703];&quot;&quot;&quot; -ID3V2TAG TCOM &quot;&quot;&quot;;[.C703];&quot;&quot;&quot; -GENRE &quot;&quot;&quot;;[.D703];&quot;&quot;&quot; -TITLE &quot;&quot;&quot;;[.E703];&quot;&quot;&quot; -TRACK &quot;;[.F703];&quot; &quot;&quot;&quot;;[.H70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4];&quot;&quot;&quot; -ARTIST &quot;&quot;&quot;;[.B704];&quot;&quot;&quot; -ID3V2TAG TCOM &quot;&quot;&quot;;[.C704];&quot;&quot;&quot; -GENRE &quot;&quot;&quot;;[.D704];&quot;&quot;&quot; -TITLE &quot;&quot;&quot;;[.E704];&quot;&quot;&quot; -TRACK &quot;;[.F704];&quot; &quot;&quot;&quot;;[.H70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5];&quot;&quot;&quot; -ARTIST &quot;&quot;&quot;;[.B705];&quot;&quot;&quot; -ID3V2TAG TCOM &quot;&quot;&quot;;[.C705];&quot;&quot;&quot; -GENRE &quot;&quot;&quot;;[.D705];&quot;&quot;&quot; -TITLE &quot;&quot;&quot;;[.E705];&quot;&quot;&quot; -TRACK &quot;;[.F705];&quot; &quot;&quot;&quot;;[.H70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6];&quot;&quot;&quot; -ARTIST &quot;&quot;&quot;;[.B706];&quot;&quot;&quot; -ID3V2TAG TCOM &quot;&quot;&quot;;[.C706];&quot;&quot;&quot; -GENRE &quot;&quot;&quot;;[.D706];&quot;&quot;&quot; -TITLE &quot;&quot;&quot;;[.E706];&quot;&quot;&quot; -TRACK &quot;;[.F706];&quot; &quot;&quot;&quot;;[.H70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7];&quot;&quot;&quot; -ARTIST &quot;&quot;&quot;;[.B707];&quot;&quot;&quot; -ID3V2TAG TCOM &quot;&quot;&quot;;[.C707];&quot;&quot;&quot; -GENRE &quot;&quot;&quot;;[.D707];&quot;&quot;&quot; -TITLE &quot;&quot;&quot;;[.E707];&quot;&quot;&quot; -TRACK &quot;;[.F707];&quot; &quot;&quot;&quot;;[.H70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8];&quot;&quot;&quot; -ARTIST &quot;&quot;&quot;;[.B708];&quot;&quot;&quot; -ID3V2TAG TCOM &quot;&quot;&quot;;[.C708];&quot;&quot;&quot; -GENRE &quot;&quot;&quot;;[.D708];&quot;&quot;&quot; -TITLE &quot;&quot;&quot;;[.E708];&quot;&quot;&quot; -TRACK &quot;;[.F708];&quot; &quot;&quot;&quot;;[.H70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09];&quot;&quot;&quot; -ARTIST &quot;&quot;&quot;;[.B709];&quot;&quot;&quot; -ID3V2TAG TCOM &quot;&quot;&quot;;[.C709];&quot;&quot;&quot; -GENRE &quot;&quot;&quot;;[.D709];&quot;&quot;&quot; -TITLE &quot;&quot;&quot;;[.E709];&quot;&quot;&quot; -TRACK &quot;;[.F709];&quot; &quot;&quot;&quot;;[.H70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0];&quot;&quot;&quot; -ARTIST &quot;&quot;&quot;;[.B710];&quot;&quot;&quot; -ID3V2TAG TCOM &quot;&quot;&quot;;[.C710];&quot;&quot;&quot; -GENRE &quot;&quot;&quot;;[.D710];&quot;&quot;&quot; -TITLE &quot;&quot;&quot;;[.E710];&quot;&quot;&quot; -TRACK &quot;;[.F710];&quot; &quot;&quot;&quot;;[.H7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1];&quot;&quot;&quot; -ARTIST &quot;&quot;&quot;;[.B711];&quot;&quot;&quot; -ID3V2TAG TCOM &quot;&quot;&quot;;[.C711];&quot;&quot;&quot; -GENRE &quot;&quot;&quot;;[.D711];&quot;&quot;&quot; -TITLE &quot;&quot;&quot;;[.E711];&quot;&quot;&quot; -TRACK &quot;;[.F711];&quot; &quot;&quot;&quot;;[.H7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2];&quot;&quot;&quot; -ARTIST &quot;&quot;&quot;;[.B712];&quot;&quot;&quot; -ID3V2TAG TCOM &quot;&quot;&quot;;[.C712];&quot;&quot;&quot; -GENRE &quot;&quot;&quot;;[.D712];&quot;&quot;&quot; -TITLE &quot;&quot;&quot;;[.E712];&quot;&quot;&quot; -TRACK &quot;;[.F712];&quot; &quot;&quot;&quot;;[.H7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3];&quot;&quot;&quot; -ARTIST &quot;&quot;&quot;;[.B713];&quot;&quot;&quot; -ID3V2TAG TCOM &quot;&quot;&quot;;[.C713];&quot;&quot;&quot; -GENRE &quot;&quot;&quot;;[.D713];&quot;&quot;&quot; -TITLE &quot;&quot;&quot;;[.E713];&quot;&quot;&quot; -TRACK &quot;;[.F713];&quot; &quot;&quot;&quot;;[.H7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4];&quot;&quot;&quot; -ARTIST &quot;&quot;&quot;;[.B714];&quot;&quot;&quot; -ID3V2TAG TCOM &quot;&quot;&quot;;[.C714];&quot;&quot;&quot; -GENRE &quot;&quot;&quot;;[.D714];&quot;&quot;&quot; -TITLE &quot;&quot;&quot;;[.E714];&quot;&quot;&quot; -TRACK &quot;;[.F714];&quot; &quot;&quot;&quot;;[.H7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5];&quot;&quot;&quot; -ARTIST &quot;&quot;&quot;;[.B715];&quot;&quot;&quot; -ID3V2TAG TCOM &quot;&quot;&quot;;[.C715];&quot;&quot;&quot; -GENRE &quot;&quot;&quot;;[.D715];&quot;&quot;&quot; -TITLE &quot;&quot;&quot;;[.E715];&quot;&quot;&quot; -TRACK &quot;;[.F715];&quot; &quot;&quot;&quot;;[.H7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6];&quot;&quot;&quot; -ARTIST &quot;&quot;&quot;;[.B716];&quot;&quot;&quot; -ID3V2TAG TCOM &quot;&quot;&quot;;[.C716];&quot;&quot;&quot; -GENRE &quot;&quot;&quot;;[.D716];&quot;&quot;&quot; -TITLE &quot;&quot;&quot;;[.E716];&quot;&quot;&quot; -TRACK &quot;;[.F716];&quot; &quot;&quot;&quot;;[.H7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7];&quot;&quot;&quot; -ARTIST &quot;&quot;&quot;;[.B717];&quot;&quot;&quot; -ID3V2TAG TCOM &quot;&quot;&quot;;[.C717];&quot;&quot;&quot; -GENRE &quot;&quot;&quot;;[.D717];&quot;&quot;&quot; -TITLE &quot;&quot;&quot;;[.E717];&quot;&quot;&quot; -TRACK &quot;;[.F717];&quot; &quot;&quot;&quot;;[.H7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8];&quot;&quot;&quot; -ARTIST &quot;&quot;&quot;;[.B718];&quot;&quot;&quot; -ID3V2TAG TCOM &quot;&quot;&quot;;[.C718];&quot;&quot;&quot; -GENRE &quot;&quot;&quot;;[.D718];&quot;&quot;&quot; -TITLE &quot;&quot;&quot;;[.E718];&quot;&quot;&quot; -TRACK &quot;;[.F718];&quot; &quot;&quot;&quot;;[.H7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19];&quot;&quot;&quot; -ARTIST &quot;&quot;&quot;;[.B719];&quot;&quot;&quot; -ID3V2TAG TCOM &quot;&quot;&quot;;[.C719];&quot;&quot;&quot; -GENRE &quot;&quot;&quot;;[.D719];&quot;&quot;&quot; -TITLE &quot;&quot;&quot;;[.E719];&quot;&quot;&quot; -TRACK &quot;;[.F719];&quot; &quot;&quot;&quot;;[.H7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0];&quot;&quot;&quot; -ARTIST &quot;&quot;&quot;;[.B720];&quot;&quot;&quot; -ID3V2TAG TCOM &quot;&quot;&quot;;[.C720];&quot;&quot;&quot; -GENRE &quot;&quot;&quot;;[.D720];&quot;&quot;&quot; -TITLE &quot;&quot;&quot;;[.E720];&quot;&quot;&quot; -TRACK &quot;;[.F720];&quot; &quot;&quot;&quot;;[.H7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1];&quot;&quot;&quot; -ARTIST &quot;&quot;&quot;;[.B721];&quot;&quot;&quot; -ID3V2TAG TCOM &quot;&quot;&quot;;[.C721];&quot;&quot;&quot; -GENRE &quot;&quot;&quot;;[.D721];&quot;&quot;&quot; -TITLE &quot;&quot;&quot;;[.E721];&quot;&quot;&quot; -TRACK &quot;;[.F721];&quot; &quot;&quot;&quot;;[.H7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2];&quot;&quot;&quot; -ARTIST &quot;&quot;&quot;;[.B722];&quot;&quot;&quot; -ID3V2TAG TCOM &quot;&quot;&quot;;[.C722];&quot;&quot;&quot; -GENRE &quot;&quot;&quot;;[.D722];&quot;&quot;&quot; -TITLE &quot;&quot;&quot;;[.E722];&quot;&quot;&quot; -TRACK &quot;;[.F722];&quot; &quot;&quot;&quot;;[.H7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3];&quot;&quot;&quot; -ARTIST &quot;&quot;&quot;;[.B723];&quot;&quot;&quot; -ID3V2TAG TCOM &quot;&quot;&quot;;[.C723];&quot;&quot;&quot; -GENRE &quot;&quot;&quot;;[.D723];&quot;&quot;&quot; -TITLE &quot;&quot;&quot;;[.E723];&quot;&quot;&quot; -TRACK &quot;;[.F723];&quot; &quot;&quot;&quot;;[.H7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4];&quot;&quot;&quot; -ARTIST &quot;&quot;&quot;;[.B724];&quot;&quot;&quot; -ID3V2TAG TCOM &quot;&quot;&quot;;[.C724];&quot;&quot;&quot; -GENRE &quot;&quot;&quot;;[.D724];&quot;&quot;&quot; -TITLE &quot;&quot;&quot;;[.E724];&quot;&quot;&quot; -TRACK &quot;;[.F724];&quot; &quot;&quot;&quot;;[.H7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5];&quot;&quot;&quot; -ARTIST &quot;&quot;&quot;;[.B725];&quot;&quot;&quot; -ID3V2TAG TCOM &quot;&quot;&quot;;[.C725];&quot;&quot;&quot; -GENRE &quot;&quot;&quot;;[.D725];&quot;&quot;&quot; -TITLE &quot;&quot;&quot;;[.E725];&quot;&quot;&quot; -TRACK &quot;;[.F725];&quot; &quot;&quot;&quot;;[.H7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6];&quot;&quot;&quot; -ARTIST &quot;&quot;&quot;;[.B726];&quot;&quot;&quot; -ID3V2TAG TCOM &quot;&quot;&quot;;[.C726];&quot;&quot;&quot; -GENRE &quot;&quot;&quot;;[.D726];&quot;&quot;&quot; -TITLE &quot;&quot;&quot;;[.E726];&quot;&quot;&quot; -TRACK &quot;;[.F726];&quot; &quot;&quot;&quot;;[.H7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7];&quot;&quot;&quot; -ARTIST &quot;&quot;&quot;;[.B727];&quot;&quot;&quot; -ID3V2TAG TCOM &quot;&quot;&quot;;[.C727];&quot;&quot;&quot; -GENRE &quot;&quot;&quot;;[.D727];&quot;&quot;&quot; -TITLE &quot;&quot;&quot;;[.E727];&quot;&quot;&quot; -TRACK &quot;;[.F727];&quot; &quot;&quot;&quot;;[.H7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8];&quot;&quot;&quot; -ARTIST &quot;&quot;&quot;;[.B728];&quot;&quot;&quot; -ID3V2TAG TCOM &quot;&quot;&quot;;[.C728];&quot;&quot;&quot; -GENRE &quot;&quot;&quot;;[.D728];&quot;&quot;&quot; -TITLE &quot;&quot;&quot;;[.E728];&quot;&quot;&quot; -TRACK &quot;;[.F728];&quot; &quot;&quot;&quot;;[.H7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29];&quot;&quot;&quot; -ARTIST &quot;&quot;&quot;;[.B729];&quot;&quot;&quot; -ID3V2TAG TCOM &quot;&quot;&quot;;[.C729];&quot;&quot;&quot; -GENRE &quot;&quot;&quot;;[.D729];&quot;&quot;&quot; -TITLE &quot;&quot;&quot;;[.E729];&quot;&quot;&quot; -TRACK &quot;;[.F729];&quot; &quot;&quot;&quot;;[.H7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0];&quot;&quot;&quot; -ARTIST &quot;&quot;&quot;;[.B730];&quot;&quot;&quot; -ID3V2TAG TCOM &quot;&quot;&quot;;[.C730];&quot;&quot;&quot; -GENRE &quot;&quot;&quot;;[.D730];&quot;&quot;&quot; -TITLE &quot;&quot;&quot;;[.E730];&quot;&quot;&quot; -TRACK &quot;;[.F730];&quot; &quot;&quot;&quot;;[.H7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1];&quot;&quot;&quot; -ARTIST &quot;&quot;&quot;;[.B731];&quot;&quot;&quot; -ID3V2TAG TCOM &quot;&quot;&quot;;[.C731];&quot;&quot;&quot; -GENRE &quot;&quot;&quot;;[.D731];&quot;&quot;&quot; -TITLE &quot;&quot;&quot;;[.E731];&quot;&quot;&quot; -TRACK &quot;;[.F731];&quot; &quot;&quot;&quot;;[.H7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2];&quot;&quot;&quot; -ARTIST &quot;&quot;&quot;;[.B732];&quot;&quot;&quot; -ID3V2TAG TCOM &quot;&quot;&quot;;[.C732];&quot;&quot;&quot; -GENRE &quot;&quot;&quot;;[.D732];&quot;&quot;&quot; -TITLE &quot;&quot;&quot;;[.E732];&quot;&quot;&quot; -TRACK &quot;;[.F732];&quot; &quot;&quot;&quot;;[.H7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3];&quot;&quot;&quot; -ARTIST &quot;&quot;&quot;;[.B733];&quot;&quot;&quot; -ID3V2TAG TCOM &quot;&quot;&quot;;[.C733];&quot;&quot;&quot; -GENRE &quot;&quot;&quot;;[.D733];&quot;&quot;&quot; -TITLE &quot;&quot;&quot;;[.E733];&quot;&quot;&quot; -TRACK &quot;;[.F733];&quot; &quot;&quot;&quot;;[.H7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4];&quot;&quot;&quot; -ARTIST &quot;&quot;&quot;;[.B734];&quot;&quot;&quot; -ID3V2TAG TCOM &quot;&quot;&quot;;[.C734];&quot;&quot;&quot; -GENRE &quot;&quot;&quot;;[.D734];&quot;&quot;&quot; -TITLE &quot;&quot;&quot;;[.E734];&quot;&quot;&quot; -TRACK &quot;;[.F734];&quot; &quot;&quot;&quot;;[.H7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5];&quot;&quot;&quot; -ARTIST &quot;&quot;&quot;;[.B735];&quot;&quot;&quot; -ID3V2TAG TCOM &quot;&quot;&quot;;[.C735];&quot;&quot;&quot; -GENRE &quot;&quot;&quot;;[.D735];&quot;&quot;&quot; -TITLE &quot;&quot;&quot;;[.E735];&quot;&quot;&quot; -TRACK &quot;;[.F735];&quot; &quot;&quot;&quot;;[.H7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6];&quot;&quot;&quot; -ARTIST &quot;&quot;&quot;;[.B736];&quot;&quot;&quot; -ID3V2TAG TCOM &quot;&quot;&quot;;[.C736];&quot;&quot;&quot; -GENRE &quot;&quot;&quot;;[.D736];&quot;&quot;&quot; -TITLE &quot;&quot;&quot;;[.E736];&quot;&quot;&quot; -TRACK &quot;;[.F736];&quot; &quot;&quot;&quot;;[.H7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7];&quot;&quot;&quot; -ARTIST &quot;&quot;&quot;;[.B737];&quot;&quot;&quot; -ID3V2TAG TCOM &quot;&quot;&quot;;[.C737];&quot;&quot;&quot; -GENRE &quot;&quot;&quot;;[.D737];&quot;&quot;&quot; -TITLE &quot;&quot;&quot;;[.E737];&quot;&quot;&quot; -TRACK &quot;;[.F737];&quot; &quot;&quot;&quot;;[.H7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8];&quot;&quot;&quot; -ARTIST &quot;&quot;&quot;;[.B738];&quot;&quot;&quot; -ID3V2TAG TCOM &quot;&quot;&quot;;[.C738];&quot;&quot;&quot; -GENRE &quot;&quot;&quot;;[.D738];&quot;&quot;&quot; -TITLE &quot;&quot;&quot;;[.E738];&quot;&quot;&quot; -TRACK &quot;;[.F738];&quot; &quot;&quot;&quot;;[.H7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39];&quot;&quot;&quot; -ARTIST &quot;&quot;&quot;;[.B739];&quot;&quot;&quot; -ID3V2TAG TCOM &quot;&quot;&quot;;[.C739];&quot;&quot;&quot; -GENRE &quot;&quot;&quot;;[.D739];&quot;&quot;&quot; -TITLE &quot;&quot;&quot;;[.E739];&quot;&quot;&quot; -TRACK &quot;;[.F739];&quot; &quot;&quot;&quot;;[.H7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0];&quot;&quot;&quot; -ARTIST &quot;&quot;&quot;;[.B740];&quot;&quot;&quot; -ID3V2TAG TCOM &quot;&quot;&quot;;[.C740];&quot;&quot;&quot; -GENRE &quot;&quot;&quot;;[.D740];&quot;&quot;&quot; -TITLE &quot;&quot;&quot;;[.E740];&quot;&quot;&quot; -TRACK &quot;;[.F740];&quot; &quot;&quot;&quot;;[.H7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1];&quot;&quot;&quot; -ARTIST &quot;&quot;&quot;;[.B741];&quot;&quot;&quot; -ID3V2TAG TCOM &quot;&quot;&quot;;[.C741];&quot;&quot;&quot; -GENRE &quot;&quot;&quot;;[.D741];&quot;&quot;&quot; -TITLE &quot;&quot;&quot;;[.E741];&quot;&quot;&quot; -TRACK &quot;;[.F741];&quot; &quot;&quot;&quot;;[.H7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2];&quot;&quot;&quot; -ARTIST &quot;&quot;&quot;;[.B742];&quot;&quot;&quot; -ID3V2TAG TCOM &quot;&quot;&quot;;[.C742];&quot;&quot;&quot; -GENRE &quot;&quot;&quot;;[.D742];&quot;&quot;&quot; -TITLE &quot;&quot;&quot;;[.E742];&quot;&quot;&quot; -TRACK &quot;;[.F742];&quot; &quot;&quot;&quot;;[.H7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3];&quot;&quot;&quot; -ARTIST &quot;&quot;&quot;;[.B743];&quot;&quot;&quot; -ID3V2TAG TCOM &quot;&quot;&quot;;[.C743];&quot;&quot;&quot; -GENRE &quot;&quot;&quot;;[.D743];&quot;&quot;&quot; -TITLE &quot;&quot;&quot;;[.E743];&quot;&quot;&quot; -TRACK &quot;;[.F743];&quot; &quot;&quot;&quot;;[.H7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4];&quot;&quot;&quot; -ARTIST &quot;&quot;&quot;;[.B744];&quot;&quot;&quot; -ID3V2TAG TCOM &quot;&quot;&quot;;[.C744];&quot;&quot;&quot; -GENRE &quot;&quot;&quot;;[.D744];&quot;&quot;&quot; -TITLE &quot;&quot;&quot;;[.E744];&quot;&quot;&quot; -TRACK &quot;;[.F744];&quot; &quot;&quot;&quot;;[.H7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5];&quot;&quot;&quot; -ARTIST &quot;&quot;&quot;;[.B745];&quot;&quot;&quot; -ID3V2TAG TCOM &quot;&quot;&quot;;[.C745];&quot;&quot;&quot; -GENRE &quot;&quot;&quot;;[.D745];&quot;&quot;&quot; -TITLE &quot;&quot;&quot;;[.E745];&quot;&quot;&quot; -TRACK &quot;;[.F745];&quot; &quot;&quot;&quot;;[.H7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6];&quot;&quot;&quot; -ARTIST &quot;&quot;&quot;;[.B746];&quot;&quot;&quot; -ID3V2TAG TCOM &quot;&quot;&quot;;[.C746];&quot;&quot;&quot; -GENRE &quot;&quot;&quot;;[.D746];&quot;&quot;&quot; -TITLE &quot;&quot;&quot;;[.E746];&quot;&quot;&quot; -TRACK &quot;;[.F746];&quot; &quot;&quot;&quot;;[.H7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7];&quot;&quot;&quot; -ARTIST &quot;&quot;&quot;;[.B747];&quot;&quot;&quot; -ID3V2TAG TCOM &quot;&quot;&quot;;[.C747];&quot;&quot;&quot; -GENRE &quot;&quot;&quot;;[.D747];&quot;&quot;&quot; -TITLE &quot;&quot;&quot;;[.E747];&quot;&quot;&quot; -TRACK &quot;;[.F747];&quot; &quot;&quot;&quot;;[.H7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8];&quot;&quot;&quot; -ARTIST &quot;&quot;&quot;;[.B748];&quot;&quot;&quot; -ID3V2TAG TCOM &quot;&quot;&quot;;[.C748];&quot;&quot;&quot; -GENRE &quot;&quot;&quot;;[.D748];&quot;&quot;&quot; -TITLE &quot;&quot;&quot;;[.E748];&quot;&quot;&quot; -TRACK &quot;;[.F748];&quot; &quot;&quot;&quot;;[.H7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49];&quot;&quot;&quot; -ARTIST &quot;&quot;&quot;;[.B749];&quot;&quot;&quot; -ID3V2TAG TCOM &quot;&quot;&quot;;[.C749];&quot;&quot;&quot; -GENRE &quot;&quot;&quot;;[.D749];&quot;&quot;&quot; -TITLE &quot;&quot;&quot;;[.E749];&quot;&quot;&quot; -TRACK &quot;;[.F749];&quot; &quot;&quot;&quot;;[.H7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0];&quot;&quot;&quot; -ARTIST &quot;&quot;&quot;;[.B750];&quot;&quot;&quot; -ID3V2TAG TCOM &quot;&quot;&quot;;[.C750];&quot;&quot;&quot; -GENRE &quot;&quot;&quot;;[.D750];&quot;&quot;&quot; -TITLE &quot;&quot;&quot;;[.E750];&quot;&quot;&quot; -TRACK &quot;;[.F750];&quot; &quot;&quot;&quot;;[.H7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1];&quot;&quot;&quot; -ARTIST &quot;&quot;&quot;;[.B751];&quot;&quot;&quot; -ID3V2TAG TCOM &quot;&quot;&quot;;[.C751];&quot;&quot;&quot; -GENRE &quot;&quot;&quot;;[.D751];&quot;&quot;&quot; -TITLE &quot;&quot;&quot;;[.E751];&quot;&quot;&quot; -TRACK &quot;;[.F751];&quot; &quot;&quot;&quot;;[.H7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2];&quot;&quot;&quot; -ARTIST &quot;&quot;&quot;;[.B752];&quot;&quot;&quot; -ID3V2TAG TCOM &quot;&quot;&quot;;[.C752];&quot;&quot;&quot; -GENRE &quot;&quot;&quot;;[.D752];&quot;&quot;&quot; -TITLE &quot;&quot;&quot;;[.E752];&quot;&quot;&quot; -TRACK &quot;;[.F752];&quot; &quot;&quot;&quot;;[.H7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3];&quot;&quot;&quot; -ARTIST &quot;&quot;&quot;;[.B753];&quot;&quot;&quot; -ID3V2TAG TCOM &quot;&quot;&quot;;[.C753];&quot;&quot;&quot; -GENRE &quot;&quot;&quot;;[.D753];&quot;&quot;&quot; -TITLE &quot;&quot;&quot;;[.E753];&quot;&quot;&quot; -TRACK &quot;;[.F753];&quot; &quot;&quot;&quot;;[.H7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4];&quot;&quot;&quot; -ARTIST &quot;&quot;&quot;;[.B754];&quot;&quot;&quot; -ID3V2TAG TCOM &quot;&quot;&quot;;[.C754];&quot;&quot;&quot; -GENRE &quot;&quot;&quot;;[.D754];&quot;&quot;&quot; -TITLE &quot;&quot;&quot;;[.E754];&quot;&quot;&quot; -TRACK &quot;;[.F754];&quot; &quot;&quot;&quot;;[.H7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5];&quot;&quot;&quot; -ARTIST &quot;&quot;&quot;;[.B755];&quot;&quot;&quot; -ID3V2TAG TCOM &quot;&quot;&quot;;[.C755];&quot;&quot;&quot; -GENRE &quot;&quot;&quot;;[.D755];&quot;&quot;&quot; -TITLE &quot;&quot;&quot;;[.E755];&quot;&quot;&quot; -TRACK &quot;;[.F755];&quot; &quot;&quot;&quot;;[.H7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6];&quot;&quot;&quot; -ARTIST &quot;&quot;&quot;;[.B756];&quot;&quot;&quot; -ID3V2TAG TCOM &quot;&quot;&quot;;[.C756];&quot;&quot;&quot; -GENRE &quot;&quot;&quot;;[.D756];&quot;&quot;&quot; -TITLE &quot;&quot;&quot;;[.E756];&quot;&quot;&quot; -TRACK &quot;;[.F756];&quot; &quot;&quot;&quot;;[.H7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7];&quot;&quot;&quot; -ARTIST &quot;&quot;&quot;;[.B757];&quot;&quot;&quot; -ID3V2TAG TCOM &quot;&quot;&quot;;[.C757];&quot;&quot;&quot; -GENRE &quot;&quot;&quot;;[.D757];&quot;&quot;&quot; -TITLE &quot;&quot;&quot;;[.E757];&quot;&quot;&quot; -TRACK &quot;;[.F757];&quot; &quot;&quot;&quot;;[.H7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8];&quot;&quot;&quot; -ARTIST &quot;&quot;&quot;;[.B758];&quot;&quot;&quot; -ID3V2TAG TCOM &quot;&quot;&quot;;[.C758];&quot;&quot;&quot; -GENRE &quot;&quot;&quot;;[.D758];&quot;&quot;&quot; -TITLE &quot;&quot;&quot;;[.E758];&quot;&quot;&quot; -TRACK &quot;;[.F758];&quot; &quot;&quot;&quot;;[.H7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59];&quot;&quot;&quot; -ARTIST &quot;&quot;&quot;;[.B759];&quot;&quot;&quot; -ID3V2TAG TCOM &quot;&quot;&quot;;[.C759];&quot;&quot;&quot; -GENRE &quot;&quot;&quot;;[.D759];&quot;&quot;&quot; -TITLE &quot;&quot;&quot;;[.E759];&quot;&quot;&quot; -TRACK &quot;;[.F759];&quot; &quot;&quot;&quot;;[.H7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0];&quot;&quot;&quot; -ARTIST &quot;&quot;&quot;;[.B760];&quot;&quot;&quot; -ID3V2TAG TCOM &quot;&quot;&quot;;[.C760];&quot;&quot;&quot; -GENRE &quot;&quot;&quot;;[.D760];&quot;&quot;&quot; -TITLE &quot;&quot;&quot;;[.E760];&quot;&quot;&quot; -TRACK &quot;;[.F760];&quot; &quot;&quot;&quot;;[.H7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1];&quot;&quot;&quot; -ARTIST &quot;&quot;&quot;;[.B761];&quot;&quot;&quot; -ID3V2TAG TCOM &quot;&quot;&quot;;[.C761];&quot;&quot;&quot; -GENRE &quot;&quot;&quot;;[.D761];&quot;&quot;&quot; -TITLE &quot;&quot;&quot;;[.E761];&quot;&quot;&quot; -TRACK &quot;;[.F761];&quot; &quot;&quot;&quot;;[.H7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2];&quot;&quot;&quot; -ARTIST &quot;&quot;&quot;;[.B762];&quot;&quot;&quot; -ID3V2TAG TCOM &quot;&quot;&quot;;[.C762];&quot;&quot;&quot; -GENRE &quot;&quot;&quot;;[.D762];&quot;&quot;&quot; -TITLE &quot;&quot;&quot;;[.E762];&quot;&quot;&quot; -TRACK &quot;;[.F762];&quot; &quot;&quot;&quot;;[.H7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3];&quot;&quot;&quot; -ARTIST &quot;&quot;&quot;;[.B763];&quot;&quot;&quot; -ID3V2TAG TCOM &quot;&quot;&quot;;[.C763];&quot;&quot;&quot; -GENRE &quot;&quot;&quot;;[.D763];&quot;&quot;&quot; -TITLE &quot;&quot;&quot;;[.E763];&quot;&quot;&quot; -TRACK &quot;;[.F763];&quot; &quot;&quot;&quot;;[.H7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4];&quot;&quot;&quot; -ARTIST &quot;&quot;&quot;;[.B764];&quot;&quot;&quot; -ID3V2TAG TCOM &quot;&quot;&quot;;[.C764];&quot;&quot;&quot; -GENRE &quot;&quot;&quot;;[.D764];&quot;&quot;&quot; -TITLE &quot;&quot;&quot;;[.E764];&quot;&quot;&quot; -TRACK &quot;;[.F764];&quot; &quot;&quot;&quot;;[.H7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5];&quot;&quot;&quot; -ARTIST &quot;&quot;&quot;;[.B765];&quot;&quot;&quot; -ID3V2TAG TCOM &quot;&quot;&quot;;[.C765];&quot;&quot;&quot; -GENRE &quot;&quot;&quot;;[.D765];&quot;&quot;&quot; -TITLE &quot;&quot;&quot;;[.E765];&quot;&quot;&quot; -TRACK &quot;;[.F765];&quot; &quot;&quot;&quot;;[.H7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6];&quot;&quot;&quot; -ARTIST &quot;&quot;&quot;;[.B766];&quot;&quot;&quot; -ID3V2TAG TCOM &quot;&quot;&quot;;[.C766];&quot;&quot;&quot; -GENRE &quot;&quot;&quot;;[.D766];&quot;&quot;&quot; -TITLE &quot;&quot;&quot;;[.E766];&quot;&quot;&quot; -TRACK &quot;;[.F766];&quot; &quot;&quot;&quot;;[.H7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7];&quot;&quot;&quot; -ARTIST &quot;&quot;&quot;;[.B767];&quot;&quot;&quot; -ID3V2TAG TCOM &quot;&quot;&quot;;[.C767];&quot;&quot;&quot; -GENRE &quot;&quot;&quot;;[.D767];&quot;&quot;&quot; -TITLE &quot;&quot;&quot;;[.E767];&quot;&quot;&quot; -TRACK &quot;;[.F767];&quot; &quot;&quot;&quot;;[.H7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8];&quot;&quot;&quot; -ARTIST &quot;&quot;&quot;;[.B768];&quot;&quot;&quot; -ID3V2TAG TCOM &quot;&quot;&quot;;[.C768];&quot;&quot;&quot; -GENRE &quot;&quot;&quot;;[.D768];&quot;&quot;&quot; -TITLE &quot;&quot;&quot;;[.E768];&quot;&quot;&quot; -TRACK &quot;;[.F768];&quot; &quot;&quot;&quot;;[.H7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69];&quot;&quot;&quot; -ARTIST &quot;&quot;&quot;;[.B769];&quot;&quot;&quot; -ID3V2TAG TCOM &quot;&quot;&quot;;[.C769];&quot;&quot;&quot; -GENRE &quot;&quot;&quot;;[.D769];&quot;&quot;&quot; -TITLE &quot;&quot;&quot;;[.E769];&quot;&quot;&quot; -TRACK &quot;;[.F769];&quot; &quot;&quot;&quot;;[.H7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0];&quot;&quot;&quot; -ARTIST &quot;&quot;&quot;;[.B770];&quot;&quot;&quot; -ID3V2TAG TCOM &quot;&quot;&quot;;[.C770];&quot;&quot;&quot; -GENRE &quot;&quot;&quot;;[.D770];&quot;&quot;&quot; -TITLE &quot;&quot;&quot;;[.E770];&quot;&quot;&quot; -TRACK &quot;;[.F770];&quot; &quot;&quot;&quot;;[.H7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1];&quot;&quot;&quot; -ARTIST &quot;&quot;&quot;;[.B771];&quot;&quot;&quot; -ID3V2TAG TCOM &quot;&quot;&quot;;[.C771];&quot;&quot;&quot; -GENRE &quot;&quot;&quot;;[.D771];&quot;&quot;&quot; -TITLE &quot;&quot;&quot;;[.E771];&quot;&quot;&quot; -TRACK &quot;;[.F771];&quot; &quot;&quot;&quot;;[.H7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2];&quot;&quot;&quot; -ARTIST &quot;&quot;&quot;;[.B772];&quot;&quot;&quot; -ID3V2TAG TCOM &quot;&quot;&quot;;[.C772];&quot;&quot;&quot; -GENRE &quot;&quot;&quot;;[.D772];&quot;&quot;&quot; -TITLE &quot;&quot;&quot;;[.E772];&quot;&quot;&quot; -TRACK &quot;;[.F772];&quot; &quot;&quot;&quot;;[.H7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3];&quot;&quot;&quot; -ARTIST &quot;&quot;&quot;;[.B773];&quot;&quot;&quot; -ID3V2TAG TCOM &quot;&quot;&quot;;[.C773];&quot;&quot;&quot; -GENRE &quot;&quot;&quot;;[.D773];&quot;&quot;&quot; -TITLE &quot;&quot;&quot;;[.E773];&quot;&quot;&quot; -TRACK &quot;;[.F773];&quot; &quot;&quot;&quot;;[.H7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4];&quot;&quot;&quot; -ARTIST &quot;&quot;&quot;;[.B774];&quot;&quot;&quot; -ID3V2TAG TCOM &quot;&quot;&quot;;[.C774];&quot;&quot;&quot; -GENRE &quot;&quot;&quot;;[.D774];&quot;&quot;&quot; -TITLE &quot;&quot;&quot;;[.E774];&quot;&quot;&quot; -TRACK &quot;;[.F774];&quot; &quot;&quot;&quot;;[.H7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5];&quot;&quot;&quot; -ARTIST &quot;&quot;&quot;;[.B775];&quot;&quot;&quot; -ID3V2TAG TCOM &quot;&quot;&quot;;[.C775];&quot;&quot;&quot; -GENRE &quot;&quot;&quot;;[.D775];&quot;&quot;&quot; -TITLE &quot;&quot;&quot;;[.E775];&quot;&quot;&quot; -TRACK &quot;;[.F775];&quot; &quot;&quot;&quot;;[.H7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6];&quot;&quot;&quot; -ARTIST &quot;&quot;&quot;;[.B776];&quot;&quot;&quot; -ID3V2TAG TCOM &quot;&quot;&quot;;[.C776];&quot;&quot;&quot; -GENRE &quot;&quot;&quot;;[.D776];&quot;&quot;&quot; -TITLE &quot;&quot;&quot;;[.E776];&quot;&quot;&quot; -TRACK &quot;;[.F776];&quot; &quot;&quot;&quot;;[.H7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7];&quot;&quot;&quot; -ARTIST &quot;&quot;&quot;;[.B777];&quot;&quot;&quot; -ID3V2TAG TCOM &quot;&quot;&quot;;[.C777];&quot;&quot;&quot; -GENRE &quot;&quot;&quot;;[.D777];&quot;&quot;&quot; -TITLE &quot;&quot;&quot;;[.E777];&quot;&quot;&quot; -TRACK &quot;;[.F777];&quot; &quot;&quot;&quot;;[.H7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8];&quot;&quot;&quot; -ARTIST &quot;&quot;&quot;;[.B778];&quot;&quot;&quot; -ID3V2TAG TCOM &quot;&quot;&quot;;[.C778];&quot;&quot;&quot; -GENRE &quot;&quot;&quot;;[.D778];&quot;&quot;&quot; -TITLE &quot;&quot;&quot;;[.E778];&quot;&quot;&quot; -TRACK &quot;;[.F778];&quot; &quot;&quot;&quot;;[.H7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79];&quot;&quot;&quot; -ARTIST &quot;&quot;&quot;;[.B779];&quot;&quot;&quot; -ID3V2TAG TCOM &quot;&quot;&quot;;[.C779];&quot;&quot;&quot; -GENRE &quot;&quot;&quot;;[.D779];&quot;&quot;&quot; -TITLE &quot;&quot;&quot;;[.E779];&quot;&quot;&quot; -TRACK &quot;;[.F779];&quot; &quot;&quot;&quot;;[.H7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0];&quot;&quot;&quot; -ARTIST &quot;&quot;&quot;;[.B780];&quot;&quot;&quot; -ID3V2TAG TCOM &quot;&quot;&quot;;[.C780];&quot;&quot;&quot; -GENRE &quot;&quot;&quot;;[.D780];&quot;&quot;&quot; -TITLE &quot;&quot;&quot;;[.E780];&quot;&quot;&quot; -TRACK &quot;;[.F780];&quot; &quot;&quot;&quot;;[.H7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1];&quot;&quot;&quot; -ARTIST &quot;&quot;&quot;;[.B781];&quot;&quot;&quot; -ID3V2TAG TCOM &quot;&quot;&quot;;[.C781];&quot;&quot;&quot; -GENRE &quot;&quot;&quot;;[.D781];&quot;&quot;&quot; -TITLE &quot;&quot;&quot;;[.E781];&quot;&quot;&quot; -TRACK &quot;;[.F781];&quot; &quot;&quot;&quot;;[.H7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2];&quot;&quot;&quot; -ARTIST &quot;&quot;&quot;;[.B782];&quot;&quot;&quot; -ID3V2TAG TCOM &quot;&quot;&quot;;[.C782];&quot;&quot;&quot; -GENRE &quot;&quot;&quot;;[.D782];&quot;&quot;&quot; -TITLE &quot;&quot;&quot;;[.E782];&quot;&quot;&quot; -TRACK &quot;;[.F782];&quot; &quot;&quot;&quot;;[.H7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3];&quot;&quot;&quot; -ARTIST &quot;&quot;&quot;;[.B783];&quot;&quot;&quot; -ID3V2TAG TCOM &quot;&quot;&quot;;[.C783];&quot;&quot;&quot; -GENRE &quot;&quot;&quot;;[.D783];&quot;&quot;&quot; -TITLE &quot;&quot;&quot;;[.E783];&quot;&quot;&quot; -TRACK &quot;;[.F783];&quot; &quot;&quot;&quot;;[.H7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4];&quot;&quot;&quot; -ARTIST &quot;&quot;&quot;;[.B784];&quot;&quot;&quot; -ID3V2TAG TCOM &quot;&quot;&quot;;[.C784];&quot;&quot;&quot; -GENRE &quot;&quot;&quot;;[.D784];&quot;&quot;&quot; -TITLE &quot;&quot;&quot;;[.E784];&quot;&quot;&quot; -TRACK &quot;;[.F784];&quot; &quot;&quot;&quot;;[.H7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5];&quot;&quot;&quot; -ARTIST &quot;&quot;&quot;;[.B785];&quot;&quot;&quot; -ID3V2TAG TCOM &quot;&quot;&quot;;[.C785];&quot;&quot;&quot; -GENRE &quot;&quot;&quot;;[.D785];&quot;&quot;&quot; -TITLE &quot;&quot;&quot;;[.E785];&quot;&quot;&quot; -TRACK &quot;;[.F785];&quot; &quot;&quot;&quot;;[.H7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6];&quot;&quot;&quot; -ARTIST &quot;&quot;&quot;;[.B786];&quot;&quot;&quot; -ID3V2TAG TCOM &quot;&quot;&quot;;[.C786];&quot;&quot;&quot; -GENRE &quot;&quot;&quot;;[.D786];&quot;&quot;&quot; -TITLE &quot;&quot;&quot;;[.E786];&quot;&quot;&quot; -TRACK &quot;;[.F786];&quot; &quot;&quot;&quot;;[.H7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7];&quot;&quot;&quot; -ARTIST &quot;&quot;&quot;;[.B787];&quot;&quot;&quot; -ID3V2TAG TCOM &quot;&quot;&quot;;[.C787];&quot;&quot;&quot; -GENRE &quot;&quot;&quot;;[.D787];&quot;&quot;&quot; -TITLE &quot;&quot;&quot;;[.E787];&quot;&quot;&quot; -TRACK &quot;;[.F787];&quot; &quot;&quot;&quot;;[.H7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8];&quot;&quot;&quot; -ARTIST &quot;&quot;&quot;;[.B788];&quot;&quot;&quot; -ID3V2TAG TCOM &quot;&quot;&quot;;[.C788];&quot;&quot;&quot; -GENRE &quot;&quot;&quot;;[.D788];&quot;&quot;&quot; -TITLE &quot;&quot;&quot;;[.E788];&quot;&quot;&quot; -TRACK &quot;;[.F788];&quot; &quot;&quot;&quot;;[.H7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89];&quot;&quot;&quot; -ARTIST &quot;&quot;&quot;;[.B789];&quot;&quot;&quot; -ID3V2TAG TCOM &quot;&quot;&quot;;[.C789];&quot;&quot;&quot; -GENRE &quot;&quot;&quot;;[.D789];&quot;&quot;&quot; -TITLE &quot;&quot;&quot;;[.E789];&quot;&quot;&quot; -TRACK &quot;;[.F789];&quot; &quot;&quot;&quot;;[.H7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0];&quot;&quot;&quot; -ARTIST &quot;&quot;&quot;;[.B790];&quot;&quot;&quot; -ID3V2TAG TCOM &quot;&quot;&quot;;[.C790];&quot;&quot;&quot; -GENRE &quot;&quot;&quot;;[.D790];&quot;&quot;&quot; -TITLE &quot;&quot;&quot;;[.E790];&quot;&quot;&quot; -TRACK &quot;;[.F790];&quot; &quot;&quot;&quot;;[.H7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1];&quot;&quot;&quot; -ARTIST &quot;&quot;&quot;;[.B791];&quot;&quot;&quot; -ID3V2TAG TCOM &quot;&quot;&quot;;[.C791];&quot;&quot;&quot; -GENRE &quot;&quot;&quot;;[.D791];&quot;&quot;&quot; -TITLE &quot;&quot;&quot;;[.E791];&quot;&quot;&quot; -TRACK &quot;;[.F791];&quot; &quot;&quot;&quot;;[.H7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2];&quot;&quot;&quot; -ARTIST &quot;&quot;&quot;;[.B792];&quot;&quot;&quot; -ID3V2TAG TCOM &quot;&quot;&quot;;[.C792];&quot;&quot;&quot; -GENRE &quot;&quot;&quot;;[.D792];&quot;&quot;&quot; -TITLE &quot;&quot;&quot;;[.E792];&quot;&quot;&quot; -TRACK &quot;;[.F792];&quot; &quot;&quot;&quot;;[.H7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3];&quot;&quot;&quot; -ARTIST &quot;&quot;&quot;;[.B793];&quot;&quot;&quot; -ID3V2TAG TCOM &quot;&quot;&quot;;[.C793];&quot;&quot;&quot; -GENRE &quot;&quot;&quot;;[.D793];&quot;&quot;&quot; -TITLE &quot;&quot;&quot;;[.E793];&quot;&quot;&quot; -TRACK &quot;;[.F793];&quot; &quot;&quot;&quot;;[.H7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4];&quot;&quot;&quot; -ARTIST &quot;&quot;&quot;;[.B794];&quot;&quot;&quot; -ID3V2TAG TCOM &quot;&quot;&quot;;[.C794];&quot;&quot;&quot; -GENRE &quot;&quot;&quot;;[.D794];&quot;&quot;&quot; -TITLE &quot;&quot;&quot;;[.E794];&quot;&quot;&quot; -TRACK &quot;;[.F794];&quot; &quot;&quot;&quot;;[.H7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5];&quot;&quot;&quot; -ARTIST &quot;&quot;&quot;;[.B795];&quot;&quot;&quot; -ID3V2TAG TCOM &quot;&quot;&quot;;[.C795];&quot;&quot;&quot; -GENRE &quot;&quot;&quot;;[.D795];&quot;&quot;&quot; -TITLE &quot;&quot;&quot;;[.E795];&quot;&quot;&quot; -TRACK &quot;;[.F795];&quot; &quot;&quot;&quot;;[.H7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6];&quot;&quot;&quot; -ARTIST &quot;&quot;&quot;;[.B796];&quot;&quot;&quot; -ID3V2TAG TCOM &quot;&quot;&quot;;[.C796];&quot;&quot;&quot; -GENRE &quot;&quot;&quot;;[.D796];&quot;&quot;&quot; -TITLE &quot;&quot;&quot;;[.E796];&quot;&quot;&quot; -TRACK &quot;;[.F796];&quot; &quot;&quot;&quot;;[.H7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7];&quot;&quot;&quot; -ARTIST &quot;&quot;&quot;;[.B797];&quot;&quot;&quot; -ID3V2TAG TCOM &quot;&quot;&quot;;[.C797];&quot;&quot;&quot; -GENRE &quot;&quot;&quot;;[.D797];&quot;&quot;&quot; -TITLE &quot;&quot;&quot;;[.E797];&quot;&quot;&quot; -TRACK &quot;;[.F797];&quot; &quot;&quot;&quot;;[.H7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8];&quot;&quot;&quot; -ARTIST &quot;&quot;&quot;;[.B798];&quot;&quot;&quot; -ID3V2TAG TCOM &quot;&quot;&quot;;[.C798];&quot;&quot;&quot; -GENRE &quot;&quot;&quot;;[.D798];&quot;&quot;&quot; -TITLE &quot;&quot;&quot;;[.E798];&quot;&quot;&quot; -TRACK &quot;;[.F798];&quot; &quot;&quot;&quot;;[.H7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799];&quot;&quot;&quot; -ARTIST &quot;&quot;&quot;;[.B799];&quot;&quot;&quot; -ID3V2TAG TCOM &quot;&quot;&quot;;[.C799];&quot;&quot;&quot; -GENRE &quot;&quot;&quot;;[.D799];&quot;&quot;&quot; -TITLE &quot;&quot;&quot;;[.E799];&quot;&quot;&quot; -TRACK &quot;;[.F799];&quot; &quot;&quot;&quot;;[.H7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0];&quot;&quot;&quot; -ARTIST &quot;&quot;&quot;;[.B800];&quot;&quot;&quot; -ID3V2TAG TCOM &quot;&quot;&quot;;[.C800];&quot;&quot;&quot; -GENRE &quot;&quot;&quot;;[.D800];&quot;&quot;&quot; -TITLE &quot;&quot;&quot;;[.E800];&quot;&quot;&quot; -TRACK &quot;;[.F800];&quot; &quot;&quot;&quot;;[.H8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1];&quot;&quot;&quot; -ARTIST &quot;&quot;&quot;;[.B801];&quot;&quot;&quot; -ID3V2TAG TCOM &quot;&quot;&quot;;[.C801];&quot;&quot;&quot; -GENRE &quot;&quot;&quot;;[.D801];&quot;&quot;&quot; -TITLE &quot;&quot;&quot;;[.E801];&quot;&quot;&quot; -TRACK &quot;;[.F801];&quot; &quot;&quot;&quot;;[.H8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2];&quot;&quot;&quot; -ARTIST &quot;&quot;&quot;;[.B802];&quot;&quot;&quot; -ID3V2TAG TCOM &quot;&quot;&quot;;[.C802];&quot;&quot;&quot; -GENRE &quot;&quot;&quot;;[.D802];&quot;&quot;&quot; -TITLE &quot;&quot;&quot;;[.E802];&quot;&quot;&quot; -TRACK &quot;;[.F802];&quot; &quot;&quot;&quot;;[.H80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3];&quot;&quot;&quot; -ARTIST &quot;&quot;&quot;;[.B803];&quot;&quot;&quot; -ID3V2TAG TCOM &quot;&quot;&quot;;[.C803];&quot;&quot;&quot; -GENRE &quot;&quot;&quot;;[.D803];&quot;&quot;&quot; -TITLE &quot;&quot;&quot;;[.E803];&quot;&quot;&quot; -TRACK &quot;;[.F803];&quot; &quot;&quot;&quot;;[.H80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4];&quot;&quot;&quot; -ARTIST &quot;&quot;&quot;;[.B804];&quot;&quot;&quot; -ID3V2TAG TCOM &quot;&quot;&quot;;[.C804];&quot;&quot;&quot; -GENRE &quot;&quot;&quot;;[.D804];&quot;&quot;&quot; -TITLE &quot;&quot;&quot;;[.E804];&quot;&quot;&quot; -TRACK &quot;;[.F804];&quot; &quot;&quot;&quot;;[.H80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5];&quot;&quot;&quot; -ARTIST &quot;&quot;&quot;;[.B805];&quot;&quot;&quot; -ID3V2TAG TCOM &quot;&quot;&quot;;[.C805];&quot;&quot;&quot; -GENRE &quot;&quot;&quot;;[.D805];&quot;&quot;&quot; -TITLE &quot;&quot;&quot;;[.E805];&quot;&quot;&quot; -TRACK &quot;;[.F805];&quot; &quot;&quot;&quot;;[.H80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6];&quot;&quot;&quot; -ARTIST &quot;&quot;&quot;;[.B806];&quot;&quot;&quot; -ID3V2TAG TCOM &quot;&quot;&quot;;[.C806];&quot;&quot;&quot; -GENRE &quot;&quot;&quot;;[.D806];&quot;&quot;&quot; -TITLE &quot;&quot;&quot;;[.E806];&quot;&quot;&quot; -TRACK &quot;;[.F806];&quot; &quot;&quot;&quot;;[.H80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7];&quot;&quot;&quot; -ARTIST &quot;&quot;&quot;;[.B807];&quot;&quot;&quot; -ID3V2TAG TCOM &quot;&quot;&quot;;[.C807];&quot;&quot;&quot; -GENRE &quot;&quot;&quot;;[.D807];&quot;&quot;&quot; -TITLE &quot;&quot;&quot;;[.E807];&quot;&quot;&quot; -TRACK &quot;;[.F807];&quot; &quot;&quot;&quot;;[.H80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8];&quot;&quot;&quot; -ARTIST &quot;&quot;&quot;;[.B808];&quot;&quot;&quot; -ID3V2TAG TCOM &quot;&quot;&quot;;[.C808];&quot;&quot;&quot; -GENRE &quot;&quot;&quot;;[.D808];&quot;&quot;&quot; -TITLE &quot;&quot;&quot;;[.E808];&quot;&quot;&quot; -TRACK &quot;;[.F808];&quot; &quot;&quot;&quot;;[.H80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09];&quot;&quot;&quot; -ARTIST &quot;&quot;&quot;;[.B809];&quot;&quot;&quot; -ID3V2TAG TCOM &quot;&quot;&quot;;[.C809];&quot;&quot;&quot; -GENRE &quot;&quot;&quot;;[.D809];&quot;&quot;&quot; -TITLE &quot;&quot;&quot;;[.E809];&quot;&quot;&quot; -TRACK &quot;;[.F809];&quot; &quot;&quot;&quot;;[.H80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0];&quot;&quot;&quot; -ARTIST &quot;&quot;&quot;;[.B810];&quot;&quot;&quot; -ID3V2TAG TCOM &quot;&quot;&quot;;[.C810];&quot;&quot;&quot; -GENRE &quot;&quot;&quot;;[.D810];&quot;&quot;&quot; -TITLE &quot;&quot;&quot;;[.E810];&quot;&quot;&quot; -TRACK &quot;;[.F810];&quot; &quot;&quot;&quot;;[.H8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1];&quot;&quot;&quot; -ARTIST &quot;&quot;&quot;;[.B811];&quot;&quot;&quot; -ID3V2TAG TCOM &quot;&quot;&quot;;[.C811];&quot;&quot;&quot; -GENRE &quot;&quot;&quot;;[.D811];&quot;&quot;&quot; -TITLE &quot;&quot;&quot;;[.E811];&quot;&quot;&quot; -TRACK &quot;;[.F811];&quot; &quot;&quot;&quot;;[.H8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2];&quot;&quot;&quot; -ARTIST &quot;&quot;&quot;;[.B812];&quot;&quot;&quot; -ID3V2TAG TCOM &quot;&quot;&quot;;[.C812];&quot;&quot;&quot; -GENRE &quot;&quot;&quot;;[.D812];&quot;&quot;&quot; -TITLE &quot;&quot;&quot;;[.E812];&quot;&quot;&quot; -TRACK &quot;;[.F812];&quot; &quot;&quot;&quot;;[.H8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3];&quot;&quot;&quot; -ARTIST &quot;&quot;&quot;;[.B813];&quot;&quot;&quot; -ID3V2TAG TCOM &quot;&quot;&quot;;[.C813];&quot;&quot;&quot; -GENRE &quot;&quot;&quot;;[.D813];&quot;&quot;&quot; -TITLE &quot;&quot;&quot;;[.E813];&quot;&quot;&quot; -TRACK &quot;;[.F813];&quot; &quot;&quot;&quot;;[.H8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4];&quot;&quot;&quot; -ARTIST &quot;&quot;&quot;;[.B814];&quot;&quot;&quot; -ID3V2TAG TCOM &quot;&quot;&quot;;[.C814];&quot;&quot;&quot; -GENRE &quot;&quot;&quot;;[.D814];&quot;&quot;&quot; -TITLE &quot;&quot;&quot;;[.E814];&quot;&quot;&quot; -TRACK &quot;;[.F814];&quot; &quot;&quot;&quot;;[.H8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5];&quot;&quot;&quot; -ARTIST &quot;&quot;&quot;;[.B815];&quot;&quot;&quot; -ID3V2TAG TCOM &quot;&quot;&quot;;[.C815];&quot;&quot;&quot; -GENRE &quot;&quot;&quot;;[.D815];&quot;&quot;&quot; -TITLE &quot;&quot;&quot;;[.E815];&quot;&quot;&quot; -TRACK &quot;;[.F815];&quot; &quot;&quot;&quot;;[.H8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6];&quot;&quot;&quot; -ARTIST &quot;&quot;&quot;;[.B816];&quot;&quot;&quot; -ID3V2TAG TCOM &quot;&quot;&quot;;[.C816];&quot;&quot;&quot; -GENRE &quot;&quot;&quot;;[.D816];&quot;&quot;&quot; -TITLE &quot;&quot;&quot;;[.E816];&quot;&quot;&quot; -TRACK &quot;;[.F816];&quot; &quot;&quot;&quot;;[.H8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7];&quot;&quot;&quot; -ARTIST &quot;&quot;&quot;;[.B817];&quot;&quot;&quot; -ID3V2TAG TCOM &quot;&quot;&quot;;[.C817];&quot;&quot;&quot; -GENRE &quot;&quot;&quot;;[.D817];&quot;&quot;&quot; -TITLE &quot;&quot;&quot;;[.E817];&quot;&quot;&quot; -TRACK &quot;;[.F817];&quot; &quot;&quot;&quot;;[.H8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8];&quot;&quot;&quot; -ARTIST &quot;&quot;&quot;;[.B818];&quot;&quot;&quot; -ID3V2TAG TCOM &quot;&quot;&quot;;[.C818];&quot;&quot;&quot; -GENRE &quot;&quot;&quot;;[.D818];&quot;&quot;&quot; -TITLE &quot;&quot;&quot;;[.E818];&quot;&quot;&quot; -TRACK &quot;;[.F818];&quot; &quot;&quot;&quot;;[.H8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19];&quot;&quot;&quot; -ARTIST &quot;&quot;&quot;;[.B819];&quot;&quot;&quot; -ID3V2TAG TCOM &quot;&quot;&quot;;[.C819];&quot;&quot;&quot; -GENRE &quot;&quot;&quot;;[.D819];&quot;&quot;&quot; -TITLE &quot;&quot;&quot;;[.E819];&quot;&quot;&quot; -TRACK &quot;;[.F819];&quot; &quot;&quot;&quot;;[.H8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0];&quot;&quot;&quot; -ARTIST &quot;&quot;&quot;;[.B820];&quot;&quot;&quot; -ID3V2TAG TCOM &quot;&quot;&quot;;[.C820];&quot;&quot;&quot; -GENRE &quot;&quot;&quot;;[.D820];&quot;&quot;&quot; -TITLE &quot;&quot;&quot;;[.E820];&quot;&quot;&quot; -TRACK &quot;;[.F820];&quot; &quot;&quot;&quot;;[.H8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1];&quot;&quot;&quot; -ARTIST &quot;&quot;&quot;;[.B821];&quot;&quot;&quot; -ID3V2TAG TCOM &quot;&quot;&quot;;[.C821];&quot;&quot;&quot; -GENRE &quot;&quot;&quot;;[.D821];&quot;&quot;&quot; -TITLE &quot;&quot;&quot;;[.E821];&quot;&quot;&quot; -TRACK &quot;;[.F821];&quot; &quot;&quot;&quot;;[.H8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2];&quot;&quot;&quot; -ARTIST &quot;&quot;&quot;;[.B822];&quot;&quot;&quot; -ID3V2TAG TCOM &quot;&quot;&quot;;[.C822];&quot;&quot;&quot; -GENRE &quot;&quot;&quot;;[.D822];&quot;&quot;&quot; -TITLE &quot;&quot;&quot;;[.E822];&quot;&quot;&quot; -TRACK &quot;;[.F822];&quot; &quot;&quot;&quot;;[.H8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3];&quot;&quot;&quot; -ARTIST &quot;&quot;&quot;;[.B823];&quot;&quot;&quot; -ID3V2TAG TCOM &quot;&quot;&quot;;[.C823];&quot;&quot;&quot; -GENRE &quot;&quot;&quot;;[.D823];&quot;&quot;&quot; -TITLE &quot;&quot;&quot;;[.E823];&quot;&quot;&quot; -TRACK &quot;;[.F823];&quot; &quot;&quot;&quot;;[.H8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4];&quot;&quot;&quot; -ARTIST &quot;&quot;&quot;;[.B824];&quot;&quot;&quot; -ID3V2TAG TCOM &quot;&quot;&quot;;[.C824];&quot;&quot;&quot; -GENRE &quot;&quot;&quot;;[.D824];&quot;&quot;&quot; -TITLE &quot;&quot;&quot;;[.E824];&quot;&quot;&quot; -TRACK &quot;;[.F824];&quot; &quot;&quot;&quot;;[.H8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5];&quot;&quot;&quot; -ARTIST &quot;&quot;&quot;;[.B825];&quot;&quot;&quot; -ID3V2TAG TCOM &quot;&quot;&quot;;[.C825];&quot;&quot;&quot; -GENRE &quot;&quot;&quot;;[.D825];&quot;&quot;&quot; -TITLE &quot;&quot;&quot;;[.E825];&quot;&quot;&quot; -TRACK &quot;;[.F825];&quot; &quot;&quot;&quot;;[.H8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6];&quot;&quot;&quot; -ARTIST &quot;&quot;&quot;;[.B826];&quot;&quot;&quot; -ID3V2TAG TCOM &quot;&quot;&quot;;[.C826];&quot;&quot;&quot; -GENRE &quot;&quot;&quot;;[.D826];&quot;&quot;&quot; -TITLE &quot;&quot;&quot;;[.E826];&quot;&quot;&quot; -TRACK &quot;;[.F826];&quot; &quot;&quot;&quot;;[.H8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7];&quot;&quot;&quot; -ARTIST &quot;&quot;&quot;;[.B827];&quot;&quot;&quot; -ID3V2TAG TCOM &quot;&quot;&quot;;[.C827];&quot;&quot;&quot; -GENRE &quot;&quot;&quot;;[.D827];&quot;&quot;&quot; -TITLE &quot;&quot;&quot;;[.E827];&quot;&quot;&quot; -TRACK &quot;;[.F827];&quot; &quot;&quot;&quot;;[.H8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8];&quot;&quot;&quot; -ARTIST &quot;&quot;&quot;;[.B828];&quot;&quot;&quot; -ID3V2TAG TCOM &quot;&quot;&quot;;[.C828];&quot;&quot;&quot; -GENRE &quot;&quot;&quot;;[.D828];&quot;&quot;&quot; -TITLE &quot;&quot;&quot;;[.E828];&quot;&quot;&quot; -TRACK &quot;;[.F828];&quot; &quot;&quot;&quot;;[.H8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29];&quot;&quot;&quot; -ARTIST &quot;&quot;&quot;;[.B829];&quot;&quot;&quot; -ID3V2TAG TCOM &quot;&quot;&quot;;[.C829];&quot;&quot;&quot; -GENRE &quot;&quot;&quot;;[.D829];&quot;&quot;&quot; -TITLE &quot;&quot;&quot;;[.E829];&quot;&quot;&quot; -TRACK &quot;;[.F829];&quot; &quot;&quot;&quot;;[.H8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0];&quot;&quot;&quot; -ARTIST &quot;&quot;&quot;;[.B830];&quot;&quot;&quot; -ID3V2TAG TCOM &quot;&quot;&quot;;[.C830];&quot;&quot;&quot; -GENRE &quot;&quot;&quot;;[.D830];&quot;&quot;&quot; -TITLE &quot;&quot;&quot;;[.E830];&quot;&quot;&quot; -TRACK &quot;;[.F830];&quot; &quot;&quot;&quot;;[.H8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1];&quot;&quot;&quot; -ARTIST &quot;&quot;&quot;;[.B831];&quot;&quot;&quot; -ID3V2TAG TCOM &quot;&quot;&quot;;[.C831];&quot;&quot;&quot; -GENRE &quot;&quot;&quot;;[.D831];&quot;&quot;&quot; -TITLE &quot;&quot;&quot;;[.E831];&quot;&quot;&quot; -TRACK &quot;;[.F831];&quot; &quot;&quot;&quot;;[.H8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2];&quot;&quot;&quot; -ARTIST &quot;&quot;&quot;;[.B832];&quot;&quot;&quot; -ID3V2TAG TCOM &quot;&quot;&quot;;[.C832];&quot;&quot;&quot; -GENRE &quot;&quot;&quot;;[.D832];&quot;&quot;&quot; -TITLE &quot;&quot;&quot;;[.E832];&quot;&quot;&quot; -TRACK &quot;;[.F832];&quot; &quot;&quot;&quot;;[.H8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3];&quot;&quot;&quot; -ARTIST &quot;&quot;&quot;;[.B833];&quot;&quot;&quot; -ID3V2TAG TCOM &quot;&quot;&quot;;[.C833];&quot;&quot;&quot; -GENRE &quot;&quot;&quot;;[.D833];&quot;&quot;&quot; -TITLE &quot;&quot;&quot;;[.E833];&quot;&quot;&quot; -TRACK &quot;;[.F833];&quot; &quot;&quot;&quot;;[.H8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4];&quot;&quot;&quot; -ARTIST &quot;&quot;&quot;;[.B834];&quot;&quot;&quot; -ID3V2TAG TCOM &quot;&quot;&quot;;[.C834];&quot;&quot;&quot; -GENRE &quot;&quot;&quot;;[.D834];&quot;&quot;&quot; -TITLE &quot;&quot;&quot;;[.E834];&quot;&quot;&quot; -TRACK &quot;;[.F834];&quot; &quot;&quot;&quot;;[.H8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5];&quot;&quot;&quot; -ARTIST &quot;&quot;&quot;;[.B835];&quot;&quot;&quot; -ID3V2TAG TCOM &quot;&quot;&quot;;[.C835];&quot;&quot;&quot; -GENRE &quot;&quot;&quot;;[.D835];&quot;&quot;&quot; -TITLE &quot;&quot;&quot;;[.E835];&quot;&quot;&quot; -TRACK &quot;;[.F835];&quot; &quot;&quot;&quot;;[.H8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6];&quot;&quot;&quot; -ARTIST &quot;&quot;&quot;;[.B836];&quot;&quot;&quot; -ID3V2TAG TCOM &quot;&quot;&quot;;[.C836];&quot;&quot;&quot; -GENRE &quot;&quot;&quot;;[.D836];&quot;&quot;&quot; -TITLE &quot;&quot;&quot;;[.E836];&quot;&quot;&quot; -TRACK &quot;;[.F836];&quot; &quot;&quot;&quot;;[.H8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7];&quot;&quot;&quot; -ARTIST &quot;&quot;&quot;;[.B837];&quot;&quot;&quot; -ID3V2TAG TCOM &quot;&quot;&quot;;[.C837];&quot;&quot;&quot; -GENRE &quot;&quot;&quot;;[.D837];&quot;&quot;&quot; -TITLE &quot;&quot;&quot;;[.E837];&quot;&quot;&quot; -TRACK &quot;;[.F837];&quot; &quot;&quot;&quot;;[.H8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8];&quot;&quot;&quot; -ARTIST &quot;&quot;&quot;;[.B838];&quot;&quot;&quot; -ID3V2TAG TCOM &quot;&quot;&quot;;[.C838];&quot;&quot;&quot; -GENRE &quot;&quot;&quot;;[.D838];&quot;&quot;&quot; -TITLE &quot;&quot;&quot;;[.E838];&quot;&quot;&quot; -TRACK &quot;;[.F838];&quot; &quot;&quot;&quot;;[.H8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39];&quot;&quot;&quot; -ARTIST &quot;&quot;&quot;;[.B839];&quot;&quot;&quot; -ID3V2TAG TCOM &quot;&quot;&quot;;[.C839];&quot;&quot;&quot; -GENRE &quot;&quot;&quot;;[.D839];&quot;&quot;&quot; -TITLE &quot;&quot;&quot;;[.E839];&quot;&quot;&quot; -TRACK &quot;;[.F839];&quot; &quot;&quot;&quot;;[.H8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0];&quot;&quot;&quot; -ARTIST &quot;&quot;&quot;;[.B840];&quot;&quot;&quot; -ID3V2TAG TCOM &quot;&quot;&quot;;[.C840];&quot;&quot;&quot; -GENRE &quot;&quot;&quot;;[.D840];&quot;&quot;&quot; -TITLE &quot;&quot;&quot;;[.E840];&quot;&quot;&quot; -TRACK &quot;;[.F840];&quot; &quot;&quot;&quot;;[.H8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1];&quot;&quot;&quot; -ARTIST &quot;&quot;&quot;;[.B841];&quot;&quot;&quot; -ID3V2TAG TCOM &quot;&quot;&quot;;[.C841];&quot;&quot;&quot; -GENRE &quot;&quot;&quot;;[.D841];&quot;&quot;&quot; -TITLE &quot;&quot;&quot;;[.E841];&quot;&quot;&quot; -TRACK &quot;;[.F841];&quot; &quot;&quot;&quot;;[.H8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2];&quot;&quot;&quot; -ARTIST &quot;&quot;&quot;;[.B842];&quot;&quot;&quot; -ID3V2TAG TCOM &quot;&quot;&quot;;[.C842];&quot;&quot;&quot; -GENRE &quot;&quot;&quot;;[.D842];&quot;&quot;&quot; -TITLE &quot;&quot;&quot;;[.E842];&quot;&quot;&quot; -TRACK &quot;;[.F842];&quot; &quot;&quot;&quot;;[.H8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3];&quot;&quot;&quot; -ARTIST &quot;&quot;&quot;;[.B843];&quot;&quot;&quot; -ID3V2TAG TCOM &quot;&quot;&quot;;[.C843];&quot;&quot;&quot; -GENRE &quot;&quot;&quot;;[.D843];&quot;&quot;&quot; -TITLE &quot;&quot;&quot;;[.E843];&quot;&quot;&quot; -TRACK &quot;;[.F843];&quot; &quot;&quot;&quot;;[.H8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4];&quot;&quot;&quot; -ARTIST &quot;&quot;&quot;;[.B844];&quot;&quot;&quot; -ID3V2TAG TCOM &quot;&quot;&quot;;[.C844];&quot;&quot;&quot; -GENRE &quot;&quot;&quot;;[.D844];&quot;&quot;&quot; -TITLE &quot;&quot;&quot;;[.E844];&quot;&quot;&quot; -TRACK &quot;;[.F844];&quot; &quot;&quot;&quot;;[.H8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5];&quot;&quot;&quot; -ARTIST &quot;&quot;&quot;;[.B845];&quot;&quot;&quot; -ID3V2TAG TCOM &quot;&quot;&quot;;[.C845];&quot;&quot;&quot; -GENRE &quot;&quot;&quot;;[.D845];&quot;&quot;&quot; -TITLE &quot;&quot;&quot;;[.E845];&quot;&quot;&quot; -TRACK &quot;;[.F845];&quot; &quot;&quot;&quot;;[.H8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6];&quot;&quot;&quot; -ARTIST &quot;&quot;&quot;;[.B846];&quot;&quot;&quot; -ID3V2TAG TCOM &quot;&quot;&quot;;[.C846];&quot;&quot;&quot; -GENRE &quot;&quot;&quot;;[.D846];&quot;&quot;&quot; -TITLE &quot;&quot;&quot;;[.E846];&quot;&quot;&quot; -TRACK &quot;;[.F846];&quot; &quot;&quot;&quot;;[.H8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7];&quot;&quot;&quot; -ARTIST &quot;&quot;&quot;;[.B847];&quot;&quot;&quot; -ID3V2TAG TCOM &quot;&quot;&quot;;[.C847];&quot;&quot;&quot; -GENRE &quot;&quot;&quot;;[.D847];&quot;&quot;&quot; -TITLE &quot;&quot;&quot;;[.E847];&quot;&quot;&quot; -TRACK &quot;;[.F847];&quot; &quot;&quot;&quot;;[.H8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8];&quot;&quot;&quot; -ARTIST &quot;&quot;&quot;;[.B848];&quot;&quot;&quot; -ID3V2TAG TCOM &quot;&quot;&quot;;[.C848];&quot;&quot;&quot; -GENRE &quot;&quot;&quot;;[.D848];&quot;&quot;&quot; -TITLE &quot;&quot;&quot;;[.E848];&quot;&quot;&quot; -TRACK &quot;;[.F848];&quot; &quot;&quot;&quot;;[.H8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49];&quot;&quot;&quot; -ARTIST &quot;&quot;&quot;;[.B849];&quot;&quot;&quot; -ID3V2TAG TCOM &quot;&quot;&quot;;[.C849];&quot;&quot;&quot; -GENRE &quot;&quot;&quot;;[.D849];&quot;&quot;&quot; -TITLE &quot;&quot;&quot;;[.E849];&quot;&quot;&quot; -TRACK &quot;;[.F849];&quot; &quot;&quot;&quot;;[.H8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0];&quot;&quot;&quot; -ARTIST &quot;&quot;&quot;;[.B850];&quot;&quot;&quot; -ID3V2TAG TCOM &quot;&quot;&quot;;[.C850];&quot;&quot;&quot; -GENRE &quot;&quot;&quot;;[.D850];&quot;&quot;&quot; -TITLE &quot;&quot;&quot;;[.E850];&quot;&quot;&quot; -TRACK &quot;;[.F850];&quot; &quot;&quot;&quot;;[.H8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1];&quot;&quot;&quot; -ARTIST &quot;&quot;&quot;;[.B851];&quot;&quot;&quot; -ID3V2TAG TCOM &quot;&quot;&quot;;[.C851];&quot;&quot;&quot; -GENRE &quot;&quot;&quot;;[.D851];&quot;&quot;&quot; -TITLE &quot;&quot;&quot;;[.E851];&quot;&quot;&quot; -TRACK &quot;;[.F851];&quot; &quot;&quot;&quot;;[.H8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2];&quot;&quot;&quot; -ARTIST &quot;&quot;&quot;;[.B852];&quot;&quot;&quot; -ID3V2TAG TCOM &quot;&quot;&quot;;[.C852];&quot;&quot;&quot; -GENRE &quot;&quot;&quot;;[.D852];&quot;&quot;&quot; -TITLE &quot;&quot;&quot;;[.E852];&quot;&quot;&quot; -TRACK &quot;;[.F852];&quot; &quot;&quot;&quot;;[.H8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3];&quot;&quot;&quot; -ARTIST &quot;&quot;&quot;;[.B853];&quot;&quot;&quot; -ID3V2TAG TCOM &quot;&quot;&quot;;[.C853];&quot;&quot;&quot; -GENRE &quot;&quot;&quot;;[.D853];&quot;&quot;&quot; -TITLE &quot;&quot;&quot;;[.E853];&quot;&quot;&quot; -TRACK &quot;;[.F853];&quot; &quot;&quot;&quot;;[.H8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4];&quot;&quot;&quot; -ARTIST &quot;&quot;&quot;;[.B854];&quot;&quot;&quot; -ID3V2TAG TCOM &quot;&quot;&quot;;[.C854];&quot;&quot;&quot; -GENRE &quot;&quot;&quot;;[.D854];&quot;&quot;&quot; -TITLE &quot;&quot;&quot;;[.E854];&quot;&quot;&quot; -TRACK &quot;;[.F854];&quot; &quot;&quot;&quot;;[.H8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5];&quot;&quot;&quot; -ARTIST &quot;&quot;&quot;;[.B855];&quot;&quot;&quot; -ID3V2TAG TCOM &quot;&quot;&quot;;[.C855];&quot;&quot;&quot; -GENRE &quot;&quot;&quot;;[.D855];&quot;&quot;&quot; -TITLE &quot;&quot;&quot;;[.E855];&quot;&quot;&quot; -TRACK &quot;;[.F855];&quot; &quot;&quot;&quot;;[.H8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6];&quot;&quot;&quot; -ARTIST &quot;&quot;&quot;;[.B856];&quot;&quot;&quot; -ID3V2TAG TCOM &quot;&quot;&quot;;[.C856];&quot;&quot;&quot; -GENRE &quot;&quot;&quot;;[.D856];&quot;&quot;&quot; -TITLE &quot;&quot;&quot;;[.E856];&quot;&quot;&quot; -TRACK &quot;;[.F856];&quot; &quot;&quot;&quot;;[.H8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7];&quot;&quot;&quot; -ARTIST &quot;&quot;&quot;;[.B857];&quot;&quot;&quot; -ID3V2TAG TCOM &quot;&quot;&quot;;[.C857];&quot;&quot;&quot; -GENRE &quot;&quot;&quot;;[.D857];&quot;&quot;&quot; -TITLE &quot;&quot;&quot;;[.E857];&quot;&quot;&quot; -TRACK &quot;;[.F857];&quot; &quot;&quot;&quot;;[.H8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8];&quot;&quot;&quot; -ARTIST &quot;&quot;&quot;;[.B858];&quot;&quot;&quot; -ID3V2TAG TCOM &quot;&quot;&quot;;[.C858];&quot;&quot;&quot; -GENRE &quot;&quot;&quot;;[.D858];&quot;&quot;&quot; -TITLE &quot;&quot;&quot;;[.E858];&quot;&quot;&quot; -TRACK &quot;;[.F858];&quot; &quot;&quot;&quot;;[.H8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59];&quot;&quot;&quot; -ARTIST &quot;&quot;&quot;;[.B859];&quot;&quot;&quot; -ID3V2TAG TCOM &quot;&quot;&quot;;[.C859];&quot;&quot;&quot; -GENRE &quot;&quot;&quot;;[.D859];&quot;&quot;&quot; -TITLE &quot;&quot;&quot;;[.E859];&quot;&quot;&quot; -TRACK &quot;;[.F859];&quot; &quot;&quot;&quot;;[.H8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0];&quot;&quot;&quot; -ARTIST &quot;&quot;&quot;;[.B860];&quot;&quot;&quot; -ID3V2TAG TCOM &quot;&quot;&quot;;[.C860];&quot;&quot;&quot; -GENRE &quot;&quot;&quot;;[.D860];&quot;&quot;&quot; -TITLE &quot;&quot;&quot;;[.E860];&quot;&quot;&quot; -TRACK &quot;;[.F860];&quot; &quot;&quot;&quot;;[.H8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1];&quot;&quot;&quot; -ARTIST &quot;&quot;&quot;;[.B861];&quot;&quot;&quot; -ID3V2TAG TCOM &quot;&quot;&quot;;[.C861];&quot;&quot;&quot; -GENRE &quot;&quot;&quot;;[.D861];&quot;&quot;&quot; -TITLE &quot;&quot;&quot;;[.E861];&quot;&quot;&quot; -TRACK &quot;;[.F861];&quot; &quot;&quot;&quot;;[.H8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2];&quot;&quot;&quot; -ARTIST &quot;&quot;&quot;;[.B862];&quot;&quot;&quot; -ID3V2TAG TCOM &quot;&quot;&quot;;[.C862];&quot;&quot;&quot; -GENRE &quot;&quot;&quot;;[.D862];&quot;&quot;&quot; -TITLE &quot;&quot;&quot;;[.E862];&quot;&quot;&quot; -TRACK &quot;;[.F862];&quot; &quot;&quot;&quot;;[.H8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3];&quot;&quot;&quot; -ARTIST &quot;&quot;&quot;;[.B863];&quot;&quot;&quot; -ID3V2TAG TCOM &quot;&quot;&quot;;[.C863];&quot;&quot;&quot; -GENRE &quot;&quot;&quot;;[.D863];&quot;&quot;&quot; -TITLE &quot;&quot;&quot;;[.E863];&quot;&quot;&quot; -TRACK &quot;;[.F863];&quot; &quot;&quot;&quot;;[.H8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4];&quot;&quot;&quot; -ARTIST &quot;&quot;&quot;;[.B864];&quot;&quot;&quot; -ID3V2TAG TCOM &quot;&quot;&quot;;[.C864];&quot;&quot;&quot; -GENRE &quot;&quot;&quot;;[.D864];&quot;&quot;&quot; -TITLE &quot;&quot;&quot;;[.E864];&quot;&quot;&quot; -TRACK &quot;;[.F864];&quot; &quot;&quot;&quot;;[.H8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5];&quot;&quot;&quot; -ARTIST &quot;&quot;&quot;;[.B865];&quot;&quot;&quot; -ID3V2TAG TCOM &quot;&quot;&quot;;[.C865];&quot;&quot;&quot; -GENRE &quot;&quot;&quot;;[.D865];&quot;&quot;&quot; -TITLE &quot;&quot;&quot;;[.E865];&quot;&quot;&quot; -TRACK &quot;;[.F865];&quot; &quot;&quot;&quot;;[.H8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6];&quot;&quot;&quot; -ARTIST &quot;&quot;&quot;;[.B866];&quot;&quot;&quot; -ID3V2TAG TCOM &quot;&quot;&quot;;[.C866];&quot;&quot;&quot; -GENRE &quot;&quot;&quot;;[.D866];&quot;&quot;&quot; -TITLE &quot;&quot;&quot;;[.E866];&quot;&quot;&quot; -TRACK &quot;;[.F866];&quot; &quot;&quot;&quot;;[.H8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7];&quot;&quot;&quot; -ARTIST &quot;&quot;&quot;;[.B867];&quot;&quot;&quot; -ID3V2TAG TCOM &quot;&quot;&quot;;[.C867];&quot;&quot;&quot; -GENRE &quot;&quot;&quot;;[.D867];&quot;&quot;&quot; -TITLE &quot;&quot;&quot;;[.E867];&quot;&quot;&quot; -TRACK &quot;;[.F867];&quot; &quot;&quot;&quot;;[.H8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8];&quot;&quot;&quot; -ARTIST &quot;&quot;&quot;;[.B868];&quot;&quot;&quot; -ID3V2TAG TCOM &quot;&quot;&quot;;[.C868];&quot;&quot;&quot; -GENRE &quot;&quot;&quot;;[.D868];&quot;&quot;&quot; -TITLE &quot;&quot;&quot;;[.E868];&quot;&quot;&quot; -TRACK &quot;;[.F868];&quot; &quot;&quot;&quot;;[.H8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69];&quot;&quot;&quot; -ARTIST &quot;&quot;&quot;;[.B869];&quot;&quot;&quot; -ID3V2TAG TCOM &quot;&quot;&quot;;[.C869];&quot;&quot;&quot; -GENRE &quot;&quot;&quot;;[.D869];&quot;&quot;&quot; -TITLE &quot;&quot;&quot;;[.E869];&quot;&quot;&quot; -TRACK &quot;;[.F869];&quot; &quot;&quot;&quot;;[.H8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0];&quot;&quot;&quot; -ARTIST &quot;&quot;&quot;;[.B870];&quot;&quot;&quot; -ID3V2TAG TCOM &quot;&quot;&quot;;[.C870];&quot;&quot;&quot; -GENRE &quot;&quot;&quot;;[.D870];&quot;&quot;&quot; -TITLE &quot;&quot;&quot;;[.E870];&quot;&quot;&quot; -TRACK &quot;;[.F870];&quot; &quot;&quot;&quot;;[.H8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1];&quot;&quot;&quot; -ARTIST &quot;&quot;&quot;;[.B871];&quot;&quot;&quot; -ID3V2TAG TCOM &quot;&quot;&quot;;[.C871];&quot;&quot;&quot; -GENRE &quot;&quot;&quot;;[.D871];&quot;&quot;&quot; -TITLE &quot;&quot;&quot;;[.E871];&quot;&quot;&quot; -TRACK &quot;;[.F871];&quot; &quot;&quot;&quot;;[.H8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2];&quot;&quot;&quot; -ARTIST &quot;&quot;&quot;;[.B872];&quot;&quot;&quot; -ID3V2TAG TCOM &quot;&quot;&quot;;[.C872];&quot;&quot;&quot; -GENRE &quot;&quot;&quot;;[.D872];&quot;&quot;&quot; -TITLE &quot;&quot;&quot;;[.E872];&quot;&quot;&quot; -TRACK &quot;;[.F872];&quot; &quot;&quot;&quot;;[.H8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3];&quot;&quot;&quot; -ARTIST &quot;&quot;&quot;;[.B873];&quot;&quot;&quot; -ID3V2TAG TCOM &quot;&quot;&quot;;[.C873];&quot;&quot;&quot; -GENRE &quot;&quot;&quot;;[.D873];&quot;&quot;&quot; -TITLE &quot;&quot;&quot;;[.E873];&quot;&quot;&quot; -TRACK &quot;;[.F873];&quot; &quot;&quot;&quot;;[.H8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4];&quot;&quot;&quot; -ARTIST &quot;&quot;&quot;;[.B874];&quot;&quot;&quot; -ID3V2TAG TCOM &quot;&quot;&quot;;[.C874];&quot;&quot;&quot; -GENRE &quot;&quot;&quot;;[.D874];&quot;&quot;&quot; -TITLE &quot;&quot;&quot;;[.E874];&quot;&quot;&quot; -TRACK &quot;;[.F874];&quot; &quot;&quot;&quot;;[.H8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5];&quot;&quot;&quot; -ARTIST &quot;&quot;&quot;;[.B875];&quot;&quot;&quot; -ID3V2TAG TCOM &quot;&quot;&quot;;[.C875];&quot;&quot;&quot; -GENRE &quot;&quot;&quot;;[.D875];&quot;&quot;&quot; -TITLE &quot;&quot;&quot;;[.E875];&quot;&quot;&quot; -TRACK &quot;;[.F875];&quot; &quot;&quot;&quot;;[.H8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6];&quot;&quot;&quot; -ARTIST &quot;&quot;&quot;;[.B876];&quot;&quot;&quot; -ID3V2TAG TCOM &quot;&quot;&quot;;[.C876];&quot;&quot;&quot; -GENRE &quot;&quot;&quot;;[.D876];&quot;&quot;&quot; -TITLE &quot;&quot;&quot;;[.E876];&quot;&quot;&quot; -TRACK &quot;;[.F876];&quot; &quot;&quot;&quot;;[.H8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7];&quot;&quot;&quot; -ARTIST &quot;&quot;&quot;;[.B877];&quot;&quot;&quot; -ID3V2TAG TCOM &quot;&quot;&quot;;[.C877];&quot;&quot;&quot; -GENRE &quot;&quot;&quot;;[.D877];&quot;&quot;&quot; -TITLE &quot;&quot;&quot;;[.E877];&quot;&quot;&quot; -TRACK &quot;;[.F877];&quot; &quot;&quot;&quot;;[.H8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8];&quot;&quot;&quot; -ARTIST &quot;&quot;&quot;;[.B878];&quot;&quot;&quot; -ID3V2TAG TCOM &quot;&quot;&quot;;[.C878];&quot;&quot;&quot; -GENRE &quot;&quot;&quot;;[.D878];&quot;&quot;&quot; -TITLE &quot;&quot;&quot;;[.E878];&quot;&quot;&quot; -TRACK &quot;;[.F878];&quot; &quot;&quot;&quot;;[.H8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79];&quot;&quot;&quot; -ARTIST &quot;&quot;&quot;;[.B879];&quot;&quot;&quot; -ID3V2TAG TCOM &quot;&quot;&quot;;[.C879];&quot;&quot;&quot; -GENRE &quot;&quot;&quot;;[.D879];&quot;&quot;&quot; -TITLE &quot;&quot;&quot;;[.E879];&quot;&quot;&quot; -TRACK &quot;;[.F879];&quot; &quot;&quot;&quot;;[.H8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0];&quot;&quot;&quot; -ARTIST &quot;&quot;&quot;;[.B880];&quot;&quot;&quot; -ID3V2TAG TCOM &quot;&quot;&quot;;[.C880];&quot;&quot;&quot; -GENRE &quot;&quot;&quot;;[.D880];&quot;&quot;&quot; -TITLE &quot;&quot;&quot;;[.E880];&quot;&quot;&quot; -TRACK &quot;;[.F880];&quot; &quot;&quot;&quot;;[.H8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1];&quot;&quot;&quot; -ARTIST &quot;&quot;&quot;;[.B881];&quot;&quot;&quot; -ID3V2TAG TCOM &quot;&quot;&quot;;[.C881];&quot;&quot;&quot; -GENRE &quot;&quot;&quot;;[.D881];&quot;&quot;&quot; -TITLE &quot;&quot;&quot;;[.E881];&quot;&quot;&quot; -TRACK &quot;;[.F881];&quot; &quot;&quot;&quot;;[.H8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2];&quot;&quot;&quot; -ARTIST &quot;&quot;&quot;;[.B882];&quot;&quot;&quot; -ID3V2TAG TCOM &quot;&quot;&quot;;[.C882];&quot;&quot;&quot; -GENRE &quot;&quot;&quot;;[.D882];&quot;&quot;&quot; -TITLE &quot;&quot;&quot;;[.E882];&quot;&quot;&quot; -TRACK &quot;;[.F882];&quot; &quot;&quot;&quot;;[.H8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3];&quot;&quot;&quot; -ARTIST &quot;&quot;&quot;;[.B883];&quot;&quot;&quot; -ID3V2TAG TCOM &quot;&quot;&quot;;[.C883];&quot;&quot;&quot; -GENRE &quot;&quot;&quot;;[.D883];&quot;&quot;&quot; -TITLE &quot;&quot;&quot;;[.E883];&quot;&quot;&quot; -TRACK &quot;;[.F883];&quot; &quot;&quot;&quot;;[.H8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4];&quot;&quot;&quot; -ARTIST &quot;&quot;&quot;;[.B884];&quot;&quot;&quot; -ID3V2TAG TCOM &quot;&quot;&quot;;[.C884];&quot;&quot;&quot; -GENRE &quot;&quot;&quot;;[.D884];&quot;&quot;&quot; -TITLE &quot;&quot;&quot;;[.E884];&quot;&quot;&quot; -TRACK &quot;;[.F884];&quot; &quot;&quot;&quot;;[.H8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5];&quot;&quot;&quot; -ARTIST &quot;&quot;&quot;;[.B885];&quot;&quot;&quot; -ID3V2TAG TCOM &quot;&quot;&quot;;[.C885];&quot;&quot;&quot; -GENRE &quot;&quot;&quot;;[.D885];&quot;&quot;&quot; -TITLE &quot;&quot;&quot;;[.E885];&quot;&quot;&quot; -TRACK &quot;;[.F885];&quot; &quot;&quot;&quot;;[.H8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6];&quot;&quot;&quot; -ARTIST &quot;&quot;&quot;;[.B886];&quot;&quot;&quot; -ID3V2TAG TCOM &quot;&quot;&quot;;[.C886];&quot;&quot;&quot; -GENRE &quot;&quot;&quot;;[.D886];&quot;&quot;&quot; -TITLE &quot;&quot;&quot;;[.E886];&quot;&quot;&quot; -TRACK &quot;;[.F886];&quot; &quot;&quot;&quot;;[.H8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7];&quot;&quot;&quot; -ARTIST &quot;&quot;&quot;;[.B887];&quot;&quot;&quot; -ID3V2TAG TCOM &quot;&quot;&quot;;[.C887];&quot;&quot;&quot; -GENRE &quot;&quot;&quot;;[.D887];&quot;&quot;&quot; -TITLE &quot;&quot;&quot;;[.E887];&quot;&quot;&quot; -TRACK &quot;;[.F887];&quot; &quot;&quot;&quot;;[.H8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8];&quot;&quot;&quot; -ARTIST &quot;&quot;&quot;;[.B888];&quot;&quot;&quot; -ID3V2TAG TCOM &quot;&quot;&quot;;[.C888];&quot;&quot;&quot; -GENRE &quot;&quot;&quot;;[.D888];&quot;&quot;&quot; -TITLE &quot;&quot;&quot;;[.E888];&quot;&quot;&quot; -TRACK &quot;;[.F888];&quot; &quot;&quot;&quot;;[.H8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89];&quot;&quot;&quot; -ARTIST &quot;&quot;&quot;;[.B889];&quot;&quot;&quot; -ID3V2TAG TCOM &quot;&quot;&quot;;[.C889];&quot;&quot;&quot; -GENRE &quot;&quot;&quot;;[.D889];&quot;&quot;&quot; -TITLE &quot;&quot;&quot;;[.E889];&quot;&quot;&quot; -TRACK &quot;;[.F889];&quot; &quot;&quot;&quot;;[.H8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0];&quot;&quot;&quot; -ARTIST &quot;&quot;&quot;;[.B890];&quot;&quot;&quot; -ID3V2TAG TCOM &quot;&quot;&quot;;[.C890];&quot;&quot;&quot; -GENRE &quot;&quot;&quot;;[.D890];&quot;&quot;&quot; -TITLE &quot;&quot;&quot;;[.E890];&quot;&quot;&quot; -TRACK &quot;;[.F890];&quot; &quot;&quot;&quot;;[.H8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1];&quot;&quot;&quot; -ARTIST &quot;&quot;&quot;;[.B891];&quot;&quot;&quot; -ID3V2TAG TCOM &quot;&quot;&quot;;[.C891];&quot;&quot;&quot; -GENRE &quot;&quot;&quot;;[.D891];&quot;&quot;&quot; -TITLE &quot;&quot;&quot;;[.E891];&quot;&quot;&quot; -TRACK &quot;;[.F891];&quot; &quot;&quot;&quot;;[.H8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2];&quot;&quot;&quot; -ARTIST &quot;&quot;&quot;;[.B892];&quot;&quot;&quot; -ID3V2TAG TCOM &quot;&quot;&quot;;[.C892];&quot;&quot;&quot; -GENRE &quot;&quot;&quot;;[.D892];&quot;&quot;&quot; -TITLE &quot;&quot;&quot;;[.E892];&quot;&quot;&quot; -TRACK &quot;;[.F892];&quot; &quot;&quot;&quot;;[.H8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3];&quot;&quot;&quot; -ARTIST &quot;&quot;&quot;;[.B893];&quot;&quot;&quot; -ID3V2TAG TCOM &quot;&quot;&quot;;[.C893];&quot;&quot;&quot; -GENRE &quot;&quot;&quot;;[.D893];&quot;&quot;&quot; -TITLE &quot;&quot;&quot;;[.E893];&quot;&quot;&quot; -TRACK &quot;;[.F893];&quot; &quot;&quot;&quot;;[.H8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4];&quot;&quot;&quot; -ARTIST &quot;&quot;&quot;;[.B894];&quot;&quot;&quot; -ID3V2TAG TCOM &quot;&quot;&quot;;[.C894];&quot;&quot;&quot; -GENRE &quot;&quot;&quot;;[.D894];&quot;&quot;&quot; -TITLE &quot;&quot;&quot;;[.E894];&quot;&quot;&quot; -TRACK &quot;;[.F894];&quot; &quot;&quot;&quot;;[.H8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5];&quot;&quot;&quot; -ARTIST &quot;&quot;&quot;;[.B895];&quot;&quot;&quot; -ID3V2TAG TCOM &quot;&quot;&quot;;[.C895];&quot;&quot;&quot; -GENRE &quot;&quot;&quot;;[.D895];&quot;&quot;&quot; -TITLE &quot;&quot;&quot;;[.E895];&quot;&quot;&quot; -TRACK &quot;;[.F895];&quot; &quot;&quot;&quot;;[.H8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6];&quot;&quot;&quot; -ARTIST &quot;&quot;&quot;;[.B896];&quot;&quot;&quot; -ID3V2TAG TCOM &quot;&quot;&quot;;[.C896];&quot;&quot;&quot; -GENRE &quot;&quot;&quot;;[.D896];&quot;&quot;&quot; -TITLE &quot;&quot;&quot;;[.E896];&quot;&quot;&quot; -TRACK &quot;;[.F896];&quot; &quot;&quot;&quot;;[.H8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7];&quot;&quot;&quot; -ARTIST &quot;&quot;&quot;;[.B897];&quot;&quot;&quot; -ID3V2TAG TCOM &quot;&quot;&quot;;[.C897];&quot;&quot;&quot; -GENRE &quot;&quot;&quot;;[.D897];&quot;&quot;&quot; -TITLE &quot;&quot;&quot;;[.E897];&quot;&quot;&quot; -TRACK &quot;;[.F897];&quot; &quot;&quot;&quot;;[.H8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8];&quot;&quot;&quot; -ARTIST &quot;&quot;&quot;;[.B898];&quot;&quot;&quot; -ID3V2TAG TCOM &quot;&quot;&quot;;[.C898];&quot;&quot;&quot; -GENRE &quot;&quot;&quot;;[.D898];&quot;&quot;&quot; -TITLE &quot;&quot;&quot;;[.E898];&quot;&quot;&quot; -TRACK &quot;;[.F898];&quot; &quot;&quot;&quot;;[.H8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899];&quot;&quot;&quot; -ARTIST &quot;&quot;&quot;;[.B899];&quot;&quot;&quot; -ID3V2TAG TCOM &quot;&quot;&quot;;[.C899];&quot;&quot;&quot; -GENRE &quot;&quot;&quot;;[.D899];&quot;&quot;&quot; -TITLE &quot;&quot;&quot;;[.E899];&quot;&quot;&quot; -TRACK &quot;;[.F899];&quot; &quot;&quot;&quot;;[.H8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0];&quot;&quot;&quot; -ARTIST &quot;&quot;&quot;;[.B900];&quot;&quot;&quot; -ID3V2TAG TCOM &quot;&quot;&quot;;[.C900];&quot;&quot;&quot; -GENRE &quot;&quot;&quot;;[.D900];&quot;&quot;&quot; -TITLE &quot;&quot;&quot;;[.E900];&quot;&quot;&quot; -TRACK &quot;;[.F900];&quot; &quot;&quot;&quot;;[.H9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1];&quot;&quot;&quot; -ARTIST &quot;&quot;&quot;;[.B901];&quot;&quot;&quot; -ID3V2TAG TCOM &quot;&quot;&quot;;[.C901];&quot;&quot;&quot; -GENRE &quot;&quot;&quot;;[.D901];&quot;&quot;&quot; -TITLE &quot;&quot;&quot;;[.E901];&quot;&quot;&quot; -TRACK &quot;;[.F901];&quot; &quot;&quot;&quot;;[.H9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2];&quot;&quot;&quot; -ARTIST &quot;&quot;&quot;;[.B902];&quot;&quot;&quot; -ID3V2TAG TCOM &quot;&quot;&quot;;[.C902];&quot;&quot;&quot; -GENRE &quot;&quot;&quot;;[.D902];&quot;&quot;&quot; -TITLE &quot;&quot;&quot;;[.E902];&quot;&quot;&quot; -TRACK &quot;;[.F902];&quot; &quot;&quot;&quot;;[.H90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3];&quot;&quot;&quot; -ARTIST &quot;&quot;&quot;;[.B903];&quot;&quot;&quot; -ID3V2TAG TCOM &quot;&quot;&quot;;[.C903];&quot;&quot;&quot; -GENRE &quot;&quot;&quot;;[.D903];&quot;&quot;&quot; -TITLE &quot;&quot;&quot;;[.E903];&quot;&quot;&quot; -TRACK &quot;;[.F903];&quot; &quot;&quot;&quot;;[.H90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4];&quot;&quot;&quot; -ARTIST &quot;&quot;&quot;;[.B904];&quot;&quot;&quot; -ID3V2TAG TCOM &quot;&quot;&quot;;[.C904];&quot;&quot;&quot; -GENRE &quot;&quot;&quot;;[.D904];&quot;&quot;&quot; -TITLE &quot;&quot;&quot;;[.E904];&quot;&quot;&quot; -TRACK &quot;;[.F904];&quot; &quot;&quot;&quot;;[.H90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5];&quot;&quot;&quot; -ARTIST &quot;&quot;&quot;;[.B905];&quot;&quot;&quot; -ID3V2TAG TCOM &quot;&quot;&quot;;[.C905];&quot;&quot;&quot; -GENRE &quot;&quot;&quot;;[.D905];&quot;&quot;&quot; -TITLE &quot;&quot;&quot;;[.E905];&quot;&quot;&quot; -TRACK &quot;;[.F905];&quot; &quot;&quot;&quot;;[.H90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6];&quot;&quot;&quot; -ARTIST &quot;&quot;&quot;;[.B906];&quot;&quot;&quot; -ID3V2TAG TCOM &quot;&quot;&quot;;[.C906];&quot;&quot;&quot; -GENRE &quot;&quot;&quot;;[.D906];&quot;&quot;&quot; -TITLE &quot;&quot;&quot;;[.E906];&quot;&quot;&quot; -TRACK &quot;;[.F906];&quot; &quot;&quot;&quot;;[.H90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7];&quot;&quot;&quot; -ARTIST &quot;&quot;&quot;;[.B907];&quot;&quot;&quot; -ID3V2TAG TCOM &quot;&quot;&quot;;[.C907];&quot;&quot;&quot; -GENRE &quot;&quot;&quot;;[.D907];&quot;&quot;&quot; -TITLE &quot;&quot;&quot;;[.E907];&quot;&quot;&quot; -TRACK &quot;;[.F907];&quot; &quot;&quot;&quot;;[.H90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8];&quot;&quot;&quot; -ARTIST &quot;&quot;&quot;;[.B908];&quot;&quot;&quot; -ID3V2TAG TCOM &quot;&quot;&quot;;[.C908];&quot;&quot;&quot; -GENRE &quot;&quot;&quot;;[.D908];&quot;&quot;&quot; -TITLE &quot;&quot;&quot;;[.E908];&quot;&quot;&quot; -TRACK &quot;;[.F908];&quot; &quot;&quot;&quot;;[.H90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09];&quot;&quot;&quot; -ARTIST &quot;&quot;&quot;;[.B909];&quot;&quot;&quot; -ID3V2TAG TCOM &quot;&quot;&quot;;[.C909];&quot;&quot;&quot; -GENRE &quot;&quot;&quot;;[.D909];&quot;&quot;&quot; -TITLE &quot;&quot;&quot;;[.E909];&quot;&quot;&quot; -TRACK &quot;;[.F909];&quot; &quot;&quot;&quot;;[.H90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0];&quot;&quot;&quot; -ARTIST &quot;&quot;&quot;;[.B910];&quot;&quot;&quot; -ID3V2TAG TCOM &quot;&quot;&quot;;[.C910];&quot;&quot;&quot; -GENRE &quot;&quot;&quot;;[.D910];&quot;&quot;&quot; -TITLE &quot;&quot;&quot;;[.E910];&quot;&quot;&quot; -TRACK &quot;;[.F910];&quot; &quot;&quot;&quot;;[.H91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1];&quot;&quot;&quot; -ARTIST &quot;&quot;&quot;;[.B911];&quot;&quot;&quot; -ID3V2TAG TCOM &quot;&quot;&quot;;[.C911];&quot;&quot;&quot; -GENRE &quot;&quot;&quot;;[.D911];&quot;&quot;&quot; -TITLE &quot;&quot;&quot;;[.E911];&quot;&quot;&quot; -TRACK &quot;;[.F911];&quot; &quot;&quot;&quot;;[.H91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2];&quot;&quot;&quot; -ARTIST &quot;&quot;&quot;;[.B912];&quot;&quot;&quot; -ID3V2TAG TCOM &quot;&quot;&quot;;[.C912];&quot;&quot;&quot; -GENRE &quot;&quot;&quot;;[.D912];&quot;&quot;&quot; -TITLE &quot;&quot;&quot;;[.E912];&quot;&quot;&quot; -TRACK &quot;;[.F912];&quot; &quot;&quot;&quot;;[.H91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3];&quot;&quot;&quot; -ARTIST &quot;&quot;&quot;;[.B913];&quot;&quot;&quot; -ID3V2TAG TCOM &quot;&quot;&quot;;[.C913];&quot;&quot;&quot; -GENRE &quot;&quot;&quot;;[.D913];&quot;&quot;&quot; -TITLE &quot;&quot;&quot;;[.E913];&quot;&quot;&quot; -TRACK &quot;;[.F913];&quot; &quot;&quot;&quot;;[.H91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4];&quot;&quot;&quot; -ARTIST &quot;&quot;&quot;;[.B914];&quot;&quot;&quot; -ID3V2TAG TCOM &quot;&quot;&quot;;[.C914];&quot;&quot;&quot; -GENRE &quot;&quot;&quot;;[.D914];&quot;&quot;&quot; -TITLE &quot;&quot;&quot;;[.E914];&quot;&quot;&quot; -TRACK &quot;;[.F914];&quot; &quot;&quot;&quot;;[.H91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5];&quot;&quot;&quot; -ARTIST &quot;&quot;&quot;;[.B915];&quot;&quot;&quot; -ID3V2TAG TCOM &quot;&quot;&quot;;[.C915];&quot;&quot;&quot; -GENRE &quot;&quot;&quot;;[.D915];&quot;&quot;&quot; -TITLE &quot;&quot;&quot;;[.E915];&quot;&quot;&quot; -TRACK &quot;;[.F915];&quot; &quot;&quot;&quot;;[.H91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6];&quot;&quot;&quot; -ARTIST &quot;&quot;&quot;;[.B916];&quot;&quot;&quot; -ID3V2TAG TCOM &quot;&quot;&quot;;[.C916];&quot;&quot;&quot; -GENRE &quot;&quot;&quot;;[.D916];&quot;&quot;&quot; -TITLE &quot;&quot;&quot;;[.E916];&quot;&quot;&quot; -TRACK &quot;;[.F916];&quot; &quot;&quot;&quot;;[.H91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7];&quot;&quot;&quot; -ARTIST &quot;&quot;&quot;;[.B917];&quot;&quot;&quot; -ID3V2TAG TCOM &quot;&quot;&quot;;[.C917];&quot;&quot;&quot; -GENRE &quot;&quot;&quot;;[.D917];&quot;&quot;&quot; -TITLE &quot;&quot;&quot;;[.E917];&quot;&quot;&quot; -TRACK &quot;;[.F917];&quot; &quot;&quot;&quot;;[.H91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8];&quot;&quot;&quot; -ARTIST &quot;&quot;&quot;;[.B918];&quot;&quot;&quot; -ID3V2TAG TCOM &quot;&quot;&quot;;[.C918];&quot;&quot;&quot; -GENRE &quot;&quot;&quot;;[.D918];&quot;&quot;&quot; -TITLE &quot;&quot;&quot;;[.E918];&quot;&quot;&quot; -TRACK &quot;;[.F918];&quot; &quot;&quot;&quot;;[.H91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19];&quot;&quot;&quot; -ARTIST &quot;&quot;&quot;;[.B919];&quot;&quot;&quot; -ID3V2TAG TCOM &quot;&quot;&quot;;[.C919];&quot;&quot;&quot; -GENRE &quot;&quot;&quot;;[.D919];&quot;&quot;&quot; -TITLE &quot;&quot;&quot;;[.E919];&quot;&quot;&quot; -TRACK &quot;;[.F919];&quot; &quot;&quot;&quot;;[.H91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0];&quot;&quot;&quot; -ARTIST &quot;&quot;&quot;;[.B920];&quot;&quot;&quot; -ID3V2TAG TCOM &quot;&quot;&quot;;[.C920];&quot;&quot;&quot; -GENRE &quot;&quot;&quot;;[.D920];&quot;&quot;&quot; -TITLE &quot;&quot;&quot;;[.E920];&quot;&quot;&quot; -TRACK &quot;;[.F920];&quot; &quot;&quot;&quot;;[.H92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1];&quot;&quot;&quot; -ARTIST &quot;&quot;&quot;;[.B921];&quot;&quot;&quot; -ID3V2TAG TCOM &quot;&quot;&quot;;[.C921];&quot;&quot;&quot; -GENRE &quot;&quot;&quot;;[.D921];&quot;&quot;&quot; -TITLE &quot;&quot;&quot;;[.E921];&quot;&quot;&quot; -TRACK &quot;;[.F921];&quot; &quot;&quot;&quot;;[.H92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2];&quot;&quot;&quot; -ARTIST &quot;&quot;&quot;;[.B922];&quot;&quot;&quot; -ID3V2TAG TCOM &quot;&quot;&quot;;[.C922];&quot;&quot;&quot; -GENRE &quot;&quot;&quot;;[.D922];&quot;&quot;&quot; -TITLE &quot;&quot;&quot;;[.E922];&quot;&quot;&quot; -TRACK &quot;;[.F922];&quot; &quot;&quot;&quot;;[.H92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3];&quot;&quot;&quot; -ARTIST &quot;&quot;&quot;;[.B923];&quot;&quot;&quot; -ID3V2TAG TCOM &quot;&quot;&quot;;[.C923];&quot;&quot;&quot; -GENRE &quot;&quot;&quot;;[.D923];&quot;&quot;&quot; -TITLE &quot;&quot;&quot;;[.E923];&quot;&quot;&quot; -TRACK &quot;;[.F923];&quot; &quot;&quot;&quot;;[.H92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4];&quot;&quot;&quot; -ARTIST &quot;&quot;&quot;;[.B924];&quot;&quot;&quot; -ID3V2TAG TCOM &quot;&quot;&quot;;[.C924];&quot;&quot;&quot; -GENRE &quot;&quot;&quot;;[.D924];&quot;&quot;&quot; -TITLE &quot;&quot;&quot;;[.E924];&quot;&quot;&quot; -TRACK &quot;;[.F924];&quot; &quot;&quot;&quot;;[.H92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5];&quot;&quot;&quot; -ARTIST &quot;&quot;&quot;;[.B925];&quot;&quot;&quot; -ID3V2TAG TCOM &quot;&quot;&quot;;[.C925];&quot;&quot;&quot; -GENRE &quot;&quot;&quot;;[.D925];&quot;&quot;&quot; -TITLE &quot;&quot;&quot;;[.E925];&quot;&quot;&quot; -TRACK &quot;;[.F925];&quot; &quot;&quot;&quot;;[.H92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6];&quot;&quot;&quot; -ARTIST &quot;&quot;&quot;;[.B926];&quot;&quot;&quot; -ID3V2TAG TCOM &quot;&quot;&quot;;[.C926];&quot;&quot;&quot; -GENRE &quot;&quot;&quot;;[.D926];&quot;&quot;&quot; -TITLE &quot;&quot;&quot;;[.E926];&quot;&quot;&quot; -TRACK &quot;;[.F926];&quot; &quot;&quot;&quot;;[.H92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7];&quot;&quot;&quot; -ARTIST &quot;&quot;&quot;;[.B927];&quot;&quot;&quot; -ID3V2TAG TCOM &quot;&quot;&quot;;[.C927];&quot;&quot;&quot; -GENRE &quot;&quot;&quot;;[.D927];&quot;&quot;&quot; -TITLE &quot;&quot;&quot;;[.E927];&quot;&quot;&quot; -TRACK &quot;;[.F927];&quot; &quot;&quot;&quot;;[.H92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8];&quot;&quot;&quot; -ARTIST &quot;&quot;&quot;;[.B928];&quot;&quot;&quot; -ID3V2TAG TCOM &quot;&quot;&quot;;[.C928];&quot;&quot;&quot; -GENRE &quot;&quot;&quot;;[.D928];&quot;&quot;&quot; -TITLE &quot;&quot;&quot;;[.E928];&quot;&quot;&quot; -TRACK &quot;;[.F928];&quot; &quot;&quot;&quot;;[.H92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29];&quot;&quot;&quot; -ARTIST &quot;&quot;&quot;;[.B929];&quot;&quot;&quot; -ID3V2TAG TCOM &quot;&quot;&quot;;[.C929];&quot;&quot;&quot; -GENRE &quot;&quot;&quot;;[.D929];&quot;&quot;&quot; -TITLE &quot;&quot;&quot;;[.E929];&quot;&quot;&quot; -TRACK &quot;;[.F929];&quot; &quot;&quot;&quot;;[.H92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0];&quot;&quot;&quot; -ARTIST &quot;&quot;&quot;;[.B930];&quot;&quot;&quot; -ID3V2TAG TCOM &quot;&quot;&quot;;[.C930];&quot;&quot;&quot; -GENRE &quot;&quot;&quot;;[.D930];&quot;&quot;&quot; -TITLE &quot;&quot;&quot;;[.E930];&quot;&quot;&quot; -TRACK &quot;;[.F930];&quot; &quot;&quot;&quot;;[.H93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1];&quot;&quot;&quot; -ARTIST &quot;&quot;&quot;;[.B931];&quot;&quot;&quot; -ID3V2TAG TCOM &quot;&quot;&quot;;[.C931];&quot;&quot;&quot; -GENRE &quot;&quot;&quot;;[.D931];&quot;&quot;&quot; -TITLE &quot;&quot;&quot;;[.E931];&quot;&quot;&quot; -TRACK &quot;;[.F931];&quot; &quot;&quot;&quot;;[.H93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2];&quot;&quot;&quot; -ARTIST &quot;&quot;&quot;;[.B932];&quot;&quot;&quot; -ID3V2TAG TCOM &quot;&quot;&quot;;[.C932];&quot;&quot;&quot; -GENRE &quot;&quot;&quot;;[.D932];&quot;&quot;&quot; -TITLE &quot;&quot;&quot;;[.E932];&quot;&quot;&quot; -TRACK &quot;;[.F932];&quot; &quot;&quot;&quot;;[.H93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3];&quot;&quot;&quot; -ARTIST &quot;&quot;&quot;;[.B933];&quot;&quot;&quot; -ID3V2TAG TCOM &quot;&quot;&quot;;[.C933];&quot;&quot;&quot; -GENRE &quot;&quot;&quot;;[.D933];&quot;&quot;&quot; -TITLE &quot;&quot;&quot;;[.E933];&quot;&quot;&quot; -TRACK &quot;;[.F933];&quot; &quot;&quot;&quot;;[.H93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4];&quot;&quot;&quot; -ARTIST &quot;&quot;&quot;;[.B934];&quot;&quot;&quot; -ID3V2TAG TCOM &quot;&quot;&quot;;[.C934];&quot;&quot;&quot; -GENRE &quot;&quot;&quot;;[.D934];&quot;&quot;&quot; -TITLE &quot;&quot;&quot;;[.E934];&quot;&quot;&quot; -TRACK &quot;;[.F934];&quot; &quot;&quot;&quot;;[.H93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5];&quot;&quot;&quot; -ARTIST &quot;&quot;&quot;;[.B935];&quot;&quot;&quot; -ID3V2TAG TCOM &quot;&quot;&quot;;[.C935];&quot;&quot;&quot; -GENRE &quot;&quot;&quot;;[.D935];&quot;&quot;&quot; -TITLE &quot;&quot;&quot;;[.E935];&quot;&quot;&quot; -TRACK &quot;;[.F935];&quot; &quot;&quot;&quot;;[.H93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6];&quot;&quot;&quot; -ARTIST &quot;&quot;&quot;;[.B936];&quot;&quot;&quot; -ID3V2TAG TCOM &quot;&quot;&quot;;[.C936];&quot;&quot;&quot; -GENRE &quot;&quot;&quot;;[.D936];&quot;&quot;&quot; -TITLE &quot;&quot;&quot;;[.E936];&quot;&quot;&quot; -TRACK &quot;;[.F936];&quot; &quot;&quot;&quot;;[.H93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7];&quot;&quot;&quot; -ARTIST &quot;&quot;&quot;;[.B937];&quot;&quot;&quot; -ID3V2TAG TCOM &quot;&quot;&quot;;[.C937];&quot;&quot;&quot; -GENRE &quot;&quot;&quot;;[.D937];&quot;&quot;&quot; -TITLE &quot;&quot;&quot;;[.E937];&quot;&quot;&quot; -TRACK &quot;;[.F937];&quot; &quot;&quot;&quot;;[.H93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8];&quot;&quot;&quot; -ARTIST &quot;&quot;&quot;;[.B938];&quot;&quot;&quot; -ID3V2TAG TCOM &quot;&quot;&quot;;[.C938];&quot;&quot;&quot; -GENRE &quot;&quot;&quot;;[.D938];&quot;&quot;&quot; -TITLE &quot;&quot;&quot;;[.E938];&quot;&quot;&quot; -TRACK &quot;;[.F938];&quot; &quot;&quot;&quot;;[.H93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39];&quot;&quot;&quot; -ARTIST &quot;&quot;&quot;;[.B939];&quot;&quot;&quot; -ID3V2TAG TCOM &quot;&quot;&quot;;[.C939];&quot;&quot;&quot; -GENRE &quot;&quot;&quot;;[.D939];&quot;&quot;&quot; -TITLE &quot;&quot;&quot;;[.E939];&quot;&quot;&quot; -TRACK &quot;;[.F939];&quot; &quot;&quot;&quot;;[.H93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0];&quot;&quot;&quot; -ARTIST &quot;&quot;&quot;;[.B940];&quot;&quot;&quot; -ID3V2TAG TCOM &quot;&quot;&quot;;[.C940];&quot;&quot;&quot; -GENRE &quot;&quot;&quot;;[.D940];&quot;&quot;&quot; -TITLE &quot;&quot;&quot;;[.E940];&quot;&quot;&quot; -TRACK &quot;;[.F940];&quot; &quot;&quot;&quot;;[.H94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1];&quot;&quot;&quot; -ARTIST &quot;&quot;&quot;;[.B941];&quot;&quot;&quot; -ID3V2TAG TCOM &quot;&quot;&quot;;[.C941];&quot;&quot;&quot; -GENRE &quot;&quot;&quot;;[.D941];&quot;&quot;&quot; -TITLE &quot;&quot;&quot;;[.E941];&quot;&quot;&quot; -TRACK &quot;;[.F941];&quot; &quot;&quot;&quot;;[.H94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2];&quot;&quot;&quot; -ARTIST &quot;&quot;&quot;;[.B942];&quot;&quot;&quot; -ID3V2TAG TCOM &quot;&quot;&quot;;[.C942];&quot;&quot;&quot; -GENRE &quot;&quot;&quot;;[.D942];&quot;&quot;&quot; -TITLE &quot;&quot;&quot;;[.E942];&quot;&quot;&quot; -TRACK &quot;;[.F942];&quot; &quot;&quot;&quot;;[.H94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3];&quot;&quot;&quot; -ARTIST &quot;&quot;&quot;;[.B943];&quot;&quot;&quot; -ID3V2TAG TCOM &quot;&quot;&quot;;[.C943];&quot;&quot;&quot; -GENRE &quot;&quot;&quot;;[.D943];&quot;&quot;&quot; -TITLE &quot;&quot;&quot;;[.E943];&quot;&quot;&quot; -TRACK &quot;;[.F943];&quot; &quot;&quot;&quot;;[.H94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4];&quot;&quot;&quot; -ARTIST &quot;&quot;&quot;;[.B944];&quot;&quot;&quot; -ID3V2TAG TCOM &quot;&quot;&quot;;[.C944];&quot;&quot;&quot; -GENRE &quot;&quot;&quot;;[.D944];&quot;&quot;&quot; -TITLE &quot;&quot;&quot;;[.E944];&quot;&quot;&quot; -TRACK &quot;;[.F944];&quot; &quot;&quot;&quot;;[.H94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5];&quot;&quot;&quot; -ARTIST &quot;&quot;&quot;;[.B945];&quot;&quot;&quot; -ID3V2TAG TCOM &quot;&quot;&quot;;[.C945];&quot;&quot;&quot; -GENRE &quot;&quot;&quot;;[.D945];&quot;&quot;&quot; -TITLE &quot;&quot;&quot;;[.E945];&quot;&quot;&quot; -TRACK &quot;;[.F945];&quot; &quot;&quot;&quot;;[.H94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6];&quot;&quot;&quot; -ARTIST &quot;&quot;&quot;;[.B946];&quot;&quot;&quot; -ID3V2TAG TCOM &quot;&quot;&quot;;[.C946];&quot;&quot;&quot; -GENRE &quot;&quot;&quot;;[.D946];&quot;&quot;&quot; -TITLE &quot;&quot;&quot;;[.E946];&quot;&quot;&quot; -TRACK &quot;;[.F946];&quot; &quot;&quot;&quot;;[.H94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7];&quot;&quot;&quot; -ARTIST &quot;&quot;&quot;;[.B947];&quot;&quot;&quot; -ID3V2TAG TCOM &quot;&quot;&quot;;[.C947];&quot;&quot;&quot; -GENRE &quot;&quot;&quot;;[.D947];&quot;&quot;&quot; -TITLE &quot;&quot;&quot;;[.E947];&quot;&quot;&quot; -TRACK &quot;;[.F947];&quot; &quot;&quot;&quot;;[.H94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8];&quot;&quot;&quot; -ARTIST &quot;&quot;&quot;;[.B948];&quot;&quot;&quot; -ID3V2TAG TCOM &quot;&quot;&quot;;[.C948];&quot;&quot;&quot; -GENRE &quot;&quot;&quot;;[.D948];&quot;&quot;&quot; -TITLE &quot;&quot;&quot;;[.E948];&quot;&quot;&quot; -TRACK &quot;;[.F948];&quot; &quot;&quot;&quot;;[.H94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49];&quot;&quot;&quot; -ARTIST &quot;&quot;&quot;;[.B949];&quot;&quot;&quot; -ID3V2TAG TCOM &quot;&quot;&quot;;[.C949];&quot;&quot;&quot; -GENRE &quot;&quot;&quot;;[.D949];&quot;&quot;&quot; -TITLE &quot;&quot;&quot;;[.E949];&quot;&quot;&quot; -TRACK &quot;;[.F949];&quot; &quot;&quot;&quot;;[.H94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0];&quot;&quot;&quot; -ARTIST &quot;&quot;&quot;;[.B950];&quot;&quot;&quot; -ID3V2TAG TCOM &quot;&quot;&quot;;[.C950];&quot;&quot;&quot; -GENRE &quot;&quot;&quot;;[.D950];&quot;&quot;&quot; -TITLE &quot;&quot;&quot;;[.E950];&quot;&quot;&quot; -TRACK &quot;;[.F950];&quot; &quot;&quot;&quot;;[.H95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1];&quot;&quot;&quot; -ARTIST &quot;&quot;&quot;;[.B951];&quot;&quot;&quot; -ID3V2TAG TCOM &quot;&quot;&quot;;[.C951];&quot;&quot;&quot; -GENRE &quot;&quot;&quot;;[.D951];&quot;&quot;&quot; -TITLE &quot;&quot;&quot;;[.E951];&quot;&quot;&quot; -TRACK &quot;;[.F951];&quot; &quot;&quot;&quot;;[.H95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2];&quot;&quot;&quot; -ARTIST &quot;&quot;&quot;;[.B952];&quot;&quot;&quot; -ID3V2TAG TCOM &quot;&quot;&quot;;[.C952];&quot;&quot;&quot; -GENRE &quot;&quot;&quot;;[.D952];&quot;&quot;&quot; -TITLE &quot;&quot;&quot;;[.E952];&quot;&quot;&quot; -TRACK &quot;;[.F952];&quot; &quot;&quot;&quot;;[.H95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3];&quot;&quot;&quot; -ARTIST &quot;&quot;&quot;;[.B953];&quot;&quot;&quot; -ID3V2TAG TCOM &quot;&quot;&quot;;[.C953];&quot;&quot;&quot; -GENRE &quot;&quot;&quot;;[.D953];&quot;&quot;&quot; -TITLE &quot;&quot;&quot;;[.E953];&quot;&quot;&quot; -TRACK &quot;;[.F953];&quot; &quot;&quot;&quot;;[.H95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4];&quot;&quot;&quot; -ARTIST &quot;&quot;&quot;;[.B954];&quot;&quot;&quot; -ID3V2TAG TCOM &quot;&quot;&quot;;[.C954];&quot;&quot;&quot; -GENRE &quot;&quot;&quot;;[.D954];&quot;&quot;&quot; -TITLE &quot;&quot;&quot;;[.E954];&quot;&quot;&quot; -TRACK &quot;;[.F954];&quot; &quot;&quot;&quot;;[.H95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5];&quot;&quot;&quot; -ARTIST &quot;&quot;&quot;;[.B955];&quot;&quot;&quot; -ID3V2TAG TCOM &quot;&quot;&quot;;[.C955];&quot;&quot;&quot; -GENRE &quot;&quot;&quot;;[.D955];&quot;&quot;&quot; -TITLE &quot;&quot;&quot;;[.E955];&quot;&quot;&quot; -TRACK &quot;;[.F955];&quot; &quot;&quot;&quot;;[.H95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6];&quot;&quot;&quot; -ARTIST &quot;&quot;&quot;;[.B956];&quot;&quot;&quot; -ID3V2TAG TCOM &quot;&quot;&quot;;[.C956];&quot;&quot;&quot; -GENRE &quot;&quot;&quot;;[.D956];&quot;&quot;&quot; -TITLE &quot;&quot;&quot;;[.E956];&quot;&quot;&quot; -TRACK &quot;;[.F956];&quot; &quot;&quot;&quot;;[.H95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7];&quot;&quot;&quot; -ARTIST &quot;&quot;&quot;;[.B957];&quot;&quot;&quot; -ID3V2TAG TCOM &quot;&quot;&quot;;[.C957];&quot;&quot;&quot; -GENRE &quot;&quot;&quot;;[.D957];&quot;&quot;&quot; -TITLE &quot;&quot;&quot;;[.E957];&quot;&quot;&quot; -TRACK &quot;;[.F957];&quot; &quot;&quot;&quot;;[.H95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8];&quot;&quot;&quot; -ARTIST &quot;&quot;&quot;;[.B958];&quot;&quot;&quot; -ID3V2TAG TCOM &quot;&quot;&quot;;[.C958];&quot;&quot;&quot; -GENRE &quot;&quot;&quot;;[.D958];&quot;&quot;&quot; -TITLE &quot;&quot;&quot;;[.E958];&quot;&quot;&quot; -TRACK &quot;;[.F958];&quot; &quot;&quot;&quot;;[.H95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59];&quot;&quot;&quot; -ARTIST &quot;&quot;&quot;;[.B959];&quot;&quot;&quot; -ID3V2TAG TCOM &quot;&quot;&quot;;[.C959];&quot;&quot;&quot; -GENRE &quot;&quot;&quot;;[.D959];&quot;&quot;&quot; -TITLE &quot;&quot;&quot;;[.E959];&quot;&quot;&quot; -TRACK &quot;;[.F959];&quot; &quot;&quot;&quot;;[.H95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0];&quot;&quot;&quot; -ARTIST &quot;&quot;&quot;;[.B960];&quot;&quot;&quot; -ID3V2TAG TCOM &quot;&quot;&quot;;[.C960];&quot;&quot;&quot; -GENRE &quot;&quot;&quot;;[.D960];&quot;&quot;&quot; -TITLE &quot;&quot;&quot;;[.E960];&quot;&quot;&quot; -TRACK &quot;;[.F960];&quot; &quot;&quot;&quot;;[.H96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1];&quot;&quot;&quot; -ARTIST &quot;&quot;&quot;;[.B961];&quot;&quot;&quot; -ID3V2TAG TCOM &quot;&quot;&quot;;[.C961];&quot;&quot;&quot; -GENRE &quot;&quot;&quot;;[.D961];&quot;&quot;&quot; -TITLE &quot;&quot;&quot;;[.E961];&quot;&quot;&quot; -TRACK &quot;;[.F961];&quot; &quot;&quot;&quot;;[.H96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2];&quot;&quot;&quot; -ARTIST &quot;&quot;&quot;;[.B962];&quot;&quot;&quot; -ID3V2TAG TCOM &quot;&quot;&quot;;[.C962];&quot;&quot;&quot; -GENRE &quot;&quot;&quot;;[.D962];&quot;&quot;&quot; -TITLE &quot;&quot;&quot;;[.E962];&quot;&quot;&quot; -TRACK &quot;;[.F962];&quot; &quot;&quot;&quot;;[.H96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3];&quot;&quot;&quot; -ARTIST &quot;&quot;&quot;;[.B963];&quot;&quot;&quot; -ID3V2TAG TCOM &quot;&quot;&quot;;[.C963];&quot;&quot;&quot; -GENRE &quot;&quot;&quot;;[.D963];&quot;&quot;&quot; -TITLE &quot;&quot;&quot;;[.E963];&quot;&quot;&quot; -TRACK &quot;;[.F963];&quot; &quot;&quot;&quot;;[.H96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4];&quot;&quot;&quot; -ARTIST &quot;&quot;&quot;;[.B964];&quot;&quot;&quot; -ID3V2TAG TCOM &quot;&quot;&quot;;[.C964];&quot;&quot;&quot; -GENRE &quot;&quot;&quot;;[.D964];&quot;&quot;&quot; -TITLE &quot;&quot;&quot;;[.E964];&quot;&quot;&quot; -TRACK &quot;;[.F964];&quot; &quot;&quot;&quot;;[.H96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5];&quot;&quot;&quot; -ARTIST &quot;&quot;&quot;;[.B965];&quot;&quot;&quot; -ID3V2TAG TCOM &quot;&quot;&quot;;[.C965];&quot;&quot;&quot; -GENRE &quot;&quot;&quot;;[.D965];&quot;&quot;&quot; -TITLE &quot;&quot;&quot;;[.E965];&quot;&quot;&quot; -TRACK &quot;;[.F965];&quot; &quot;&quot;&quot;;[.H96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6];&quot;&quot;&quot; -ARTIST &quot;&quot;&quot;;[.B966];&quot;&quot;&quot; -ID3V2TAG TCOM &quot;&quot;&quot;;[.C966];&quot;&quot;&quot; -GENRE &quot;&quot;&quot;;[.D966];&quot;&quot;&quot; -TITLE &quot;&quot;&quot;;[.E966];&quot;&quot;&quot; -TRACK &quot;;[.F966];&quot; &quot;&quot;&quot;;[.H96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7];&quot;&quot;&quot; -ARTIST &quot;&quot;&quot;;[.B967];&quot;&quot;&quot; -ID3V2TAG TCOM &quot;&quot;&quot;;[.C967];&quot;&quot;&quot; -GENRE &quot;&quot;&quot;;[.D967];&quot;&quot;&quot; -TITLE &quot;&quot;&quot;;[.E967];&quot;&quot;&quot; -TRACK &quot;;[.F967];&quot; &quot;&quot;&quot;;[.H96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8];&quot;&quot;&quot; -ARTIST &quot;&quot;&quot;;[.B968];&quot;&quot;&quot; -ID3V2TAG TCOM &quot;&quot;&quot;;[.C968];&quot;&quot;&quot; -GENRE &quot;&quot;&quot;;[.D968];&quot;&quot;&quot; -TITLE &quot;&quot;&quot;;[.E968];&quot;&quot;&quot; -TRACK &quot;;[.F968];&quot; &quot;&quot;&quot;;[.H96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69];&quot;&quot;&quot; -ARTIST &quot;&quot;&quot;;[.B969];&quot;&quot;&quot; -ID3V2TAG TCOM &quot;&quot;&quot;;[.C969];&quot;&quot;&quot; -GENRE &quot;&quot;&quot;;[.D969];&quot;&quot;&quot; -TITLE &quot;&quot;&quot;;[.E969];&quot;&quot;&quot; -TRACK &quot;;[.F969];&quot; &quot;&quot;&quot;;[.H96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0];&quot;&quot;&quot; -ARTIST &quot;&quot;&quot;;[.B970];&quot;&quot;&quot; -ID3V2TAG TCOM &quot;&quot;&quot;;[.C970];&quot;&quot;&quot; -GENRE &quot;&quot;&quot;;[.D970];&quot;&quot;&quot; -TITLE &quot;&quot;&quot;;[.E970];&quot;&quot;&quot; -TRACK &quot;;[.F970];&quot; &quot;&quot;&quot;;[.H97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1];&quot;&quot;&quot; -ARTIST &quot;&quot;&quot;;[.B971];&quot;&quot;&quot; -ID3V2TAG TCOM &quot;&quot;&quot;;[.C971];&quot;&quot;&quot; -GENRE &quot;&quot;&quot;;[.D971];&quot;&quot;&quot; -TITLE &quot;&quot;&quot;;[.E971];&quot;&quot;&quot; -TRACK &quot;;[.F971];&quot; &quot;&quot;&quot;;[.H97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2];&quot;&quot;&quot; -ARTIST &quot;&quot;&quot;;[.B972];&quot;&quot;&quot; -ID3V2TAG TCOM &quot;&quot;&quot;;[.C972];&quot;&quot;&quot; -GENRE &quot;&quot;&quot;;[.D972];&quot;&quot;&quot; -TITLE &quot;&quot;&quot;;[.E972];&quot;&quot;&quot; -TRACK &quot;;[.F972];&quot; &quot;&quot;&quot;;[.H97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3];&quot;&quot;&quot; -ARTIST &quot;&quot;&quot;;[.B973];&quot;&quot;&quot; -ID3V2TAG TCOM &quot;&quot;&quot;;[.C973];&quot;&quot;&quot; -GENRE &quot;&quot;&quot;;[.D973];&quot;&quot;&quot; -TITLE &quot;&quot;&quot;;[.E973];&quot;&quot;&quot; -TRACK &quot;;[.F973];&quot; &quot;&quot;&quot;;[.H97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4];&quot;&quot;&quot; -ARTIST &quot;&quot;&quot;;[.B974];&quot;&quot;&quot; -ID3V2TAG TCOM &quot;&quot;&quot;;[.C974];&quot;&quot;&quot; -GENRE &quot;&quot;&quot;;[.D974];&quot;&quot;&quot; -TITLE &quot;&quot;&quot;;[.E974];&quot;&quot;&quot; -TRACK &quot;;[.F974];&quot; &quot;&quot;&quot;;[.H97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5];&quot;&quot;&quot; -ARTIST &quot;&quot;&quot;;[.B975];&quot;&quot;&quot; -ID3V2TAG TCOM &quot;&quot;&quot;;[.C975];&quot;&quot;&quot; -GENRE &quot;&quot;&quot;;[.D975];&quot;&quot;&quot; -TITLE &quot;&quot;&quot;;[.E975];&quot;&quot;&quot; -TRACK &quot;;[.F975];&quot; &quot;&quot;&quot;;[.H97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6];&quot;&quot;&quot; -ARTIST &quot;&quot;&quot;;[.B976];&quot;&quot;&quot; -ID3V2TAG TCOM &quot;&quot;&quot;;[.C976];&quot;&quot;&quot; -GENRE &quot;&quot;&quot;;[.D976];&quot;&quot;&quot; -TITLE &quot;&quot;&quot;;[.E976];&quot;&quot;&quot; -TRACK &quot;;[.F976];&quot; &quot;&quot;&quot;;[.H97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7];&quot;&quot;&quot; -ARTIST &quot;&quot;&quot;;[.B977];&quot;&quot;&quot; -ID3V2TAG TCOM &quot;&quot;&quot;;[.C977];&quot;&quot;&quot; -GENRE &quot;&quot;&quot;;[.D977];&quot;&quot;&quot; -TITLE &quot;&quot;&quot;;[.E977];&quot;&quot;&quot; -TRACK &quot;;[.F977];&quot; &quot;&quot;&quot;;[.H97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8];&quot;&quot;&quot; -ARTIST &quot;&quot;&quot;;[.B978];&quot;&quot;&quot; -ID3V2TAG TCOM &quot;&quot;&quot;;[.C978];&quot;&quot;&quot; -GENRE &quot;&quot;&quot;;[.D978];&quot;&quot;&quot; -TITLE &quot;&quot;&quot;;[.E978];&quot;&quot;&quot; -TRACK &quot;;[.F978];&quot; &quot;&quot;&quot;;[.H97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79];&quot;&quot;&quot; -ARTIST &quot;&quot;&quot;;[.B979];&quot;&quot;&quot; -ID3V2TAG TCOM &quot;&quot;&quot;;[.C979];&quot;&quot;&quot; -GENRE &quot;&quot;&quot;;[.D979];&quot;&quot;&quot; -TITLE &quot;&quot;&quot;;[.E979];&quot;&quot;&quot; -TRACK &quot;;[.F979];&quot; &quot;&quot;&quot;;[.H97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0];&quot;&quot;&quot; -ARTIST &quot;&quot;&quot;;[.B980];&quot;&quot;&quot; -ID3V2TAG TCOM &quot;&quot;&quot;;[.C980];&quot;&quot;&quot; -GENRE &quot;&quot;&quot;;[.D980];&quot;&quot;&quot; -TITLE &quot;&quot;&quot;;[.E980];&quot;&quot;&quot; -TRACK &quot;;[.F980];&quot; &quot;&quot;&quot;;[.H98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1];&quot;&quot;&quot; -ARTIST &quot;&quot;&quot;;[.B981];&quot;&quot;&quot; -ID3V2TAG TCOM &quot;&quot;&quot;;[.C981];&quot;&quot;&quot; -GENRE &quot;&quot;&quot;;[.D981];&quot;&quot;&quot; -TITLE &quot;&quot;&quot;;[.E981];&quot;&quot;&quot; -TRACK &quot;;[.F981];&quot; &quot;&quot;&quot;;[.H98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2];&quot;&quot;&quot; -ARTIST &quot;&quot;&quot;;[.B982];&quot;&quot;&quot; -ID3V2TAG TCOM &quot;&quot;&quot;;[.C982];&quot;&quot;&quot; -GENRE &quot;&quot;&quot;;[.D982];&quot;&quot;&quot; -TITLE &quot;&quot;&quot;;[.E982];&quot;&quot;&quot; -TRACK &quot;;[.F982];&quot; &quot;&quot;&quot;;[.H98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3];&quot;&quot;&quot; -ARTIST &quot;&quot;&quot;;[.B983];&quot;&quot;&quot; -ID3V2TAG TCOM &quot;&quot;&quot;;[.C983];&quot;&quot;&quot; -GENRE &quot;&quot;&quot;;[.D983];&quot;&quot;&quot; -TITLE &quot;&quot;&quot;;[.E983];&quot;&quot;&quot; -TRACK &quot;;[.F983];&quot; &quot;&quot;&quot;;[.H98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4];&quot;&quot;&quot; -ARTIST &quot;&quot;&quot;;[.B984];&quot;&quot;&quot; -ID3V2TAG TCOM &quot;&quot;&quot;;[.C984];&quot;&quot;&quot; -GENRE &quot;&quot;&quot;;[.D984];&quot;&quot;&quot; -TITLE &quot;&quot;&quot;;[.E984];&quot;&quot;&quot; -TRACK &quot;;[.F984];&quot; &quot;&quot;&quot;;[.H98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5];&quot;&quot;&quot; -ARTIST &quot;&quot;&quot;;[.B985];&quot;&quot;&quot; -ID3V2TAG TCOM &quot;&quot;&quot;;[.C985];&quot;&quot;&quot; -GENRE &quot;&quot;&quot;;[.D985];&quot;&quot;&quot; -TITLE &quot;&quot;&quot;;[.E985];&quot;&quot;&quot; -TRACK &quot;;[.F985];&quot; &quot;&quot;&quot;;[.H98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6];&quot;&quot;&quot; -ARTIST &quot;&quot;&quot;;[.B986];&quot;&quot;&quot; -ID3V2TAG TCOM &quot;&quot;&quot;;[.C986];&quot;&quot;&quot; -GENRE &quot;&quot;&quot;;[.D986];&quot;&quot;&quot; -TITLE &quot;&quot;&quot;;[.E986];&quot;&quot;&quot; -TRACK &quot;;[.F986];&quot; &quot;&quot;&quot;;[.H98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7];&quot;&quot;&quot; -ARTIST &quot;&quot;&quot;;[.B987];&quot;&quot;&quot; -ID3V2TAG TCOM &quot;&quot;&quot;;[.C987];&quot;&quot;&quot; -GENRE &quot;&quot;&quot;;[.D987];&quot;&quot;&quot; -TITLE &quot;&quot;&quot;;[.E987];&quot;&quot;&quot; -TRACK &quot;;[.F987];&quot; &quot;&quot;&quot;;[.H98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8];&quot;&quot;&quot; -ARTIST &quot;&quot;&quot;;[.B988];&quot;&quot;&quot; -ID3V2TAG TCOM &quot;&quot;&quot;;[.C988];&quot;&quot;&quot; -GENRE &quot;&quot;&quot;;[.D988];&quot;&quot;&quot; -TITLE &quot;&quot;&quot;;[.E988];&quot;&quot;&quot; -TRACK &quot;;[.F988];&quot; &quot;&quot;&quot;;[.H98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89];&quot;&quot;&quot; -ARTIST &quot;&quot;&quot;;[.B989];&quot;&quot;&quot; -ID3V2TAG TCOM &quot;&quot;&quot;;[.C989];&quot;&quot;&quot; -GENRE &quot;&quot;&quot;;[.D989];&quot;&quot;&quot; -TITLE &quot;&quot;&quot;;[.E989];&quot;&quot;&quot; -TRACK &quot;;[.F989];&quot; &quot;&quot;&quot;;[.H98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0];&quot;&quot;&quot; -ARTIST &quot;&quot;&quot;;[.B990];&quot;&quot;&quot; -ID3V2TAG TCOM &quot;&quot;&quot;;[.C990];&quot;&quot;&quot; -GENRE &quot;&quot;&quot;;[.D990];&quot;&quot;&quot; -TITLE &quot;&quot;&quot;;[.E990];&quot;&quot;&quot; -TRACK &quot;;[.F990];&quot; &quot;&quot;&quot;;[.H99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1];&quot;&quot;&quot; -ARTIST &quot;&quot;&quot;;[.B991];&quot;&quot;&quot; -ID3V2TAG TCOM &quot;&quot;&quot;;[.C991];&quot;&quot;&quot; -GENRE &quot;&quot;&quot;;[.D991];&quot;&quot;&quot; -TITLE &quot;&quot;&quot;;[.E991];&quot;&quot;&quot; -TRACK &quot;;[.F991];&quot; &quot;&quot;&quot;;[.H99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2];&quot;&quot;&quot; -ARTIST &quot;&quot;&quot;;[.B992];&quot;&quot;&quot; -ID3V2TAG TCOM &quot;&quot;&quot;;[.C992];&quot;&quot;&quot; -GENRE &quot;&quot;&quot;;[.D992];&quot;&quot;&quot; -TITLE &quot;&quot;&quot;;[.E992];&quot;&quot;&quot; -TRACK &quot;;[.F992];&quot; &quot;&quot;&quot;;[.H992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3];&quot;&quot;&quot; -ARTIST &quot;&quot;&quot;;[.B993];&quot;&quot;&quot; -ID3V2TAG TCOM &quot;&quot;&quot;;[.C993];&quot;&quot;&quot; -GENRE &quot;&quot;&quot;;[.D993];&quot;&quot;&quot; -TITLE &quot;&quot;&quot;;[.E993];&quot;&quot;&quot; -TRACK &quot;;[.F993];&quot; &quot;&quot;&quot;;[.H993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4];&quot;&quot;&quot; -ARTIST &quot;&quot;&quot;;[.B994];&quot;&quot;&quot; -ID3V2TAG TCOM &quot;&quot;&quot;;[.C994];&quot;&quot;&quot; -GENRE &quot;&quot;&quot;;[.D994];&quot;&quot;&quot; -TITLE &quot;&quot;&quot;;[.E994];&quot;&quot;&quot; -TRACK &quot;;[.F994];&quot; &quot;&quot;&quot;;[.H994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5];&quot;&quot;&quot; -ARTIST &quot;&quot;&quot;;[.B995];&quot;&quot;&quot; -ID3V2TAG TCOM &quot;&quot;&quot;;[.C995];&quot;&quot;&quot; -GENRE &quot;&quot;&quot;;[.D995];&quot;&quot;&quot; -TITLE &quot;&quot;&quot;;[.E995];&quot;&quot;&quot; -TRACK &quot;;[.F995];&quot; &quot;&quot;&quot;;[.H995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6];&quot;&quot;&quot; -ARTIST &quot;&quot;&quot;;[.B996];&quot;&quot;&quot; -ID3V2TAG TCOM &quot;&quot;&quot;;[.C996];&quot;&quot;&quot; -GENRE &quot;&quot;&quot;;[.D996];&quot;&quot;&quot; -TITLE &quot;&quot;&quot;;[.E996];&quot;&quot;&quot; -TRACK &quot;;[.F996];&quot; &quot;&quot;&quot;;[.H996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7];&quot;&quot;&quot; -ARTIST &quot;&quot;&quot;;[.B997];&quot;&quot;&quot; -ID3V2TAG TCOM &quot;&quot;&quot;;[.C997];&quot;&quot;&quot; -GENRE &quot;&quot;&quot;;[.D997];&quot;&quot;&quot; -TITLE &quot;&quot;&quot;;[.E997];&quot;&quot;&quot; -TRACK &quot;;[.F997];&quot; &quot;&quot;&quot;;[.H997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8];&quot;&quot;&quot; -ARTIST &quot;&quot;&quot;;[.B998];&quot;&quot;&quot; -ID3V2TAG TCOM &quot;&quot;&quot;;[.C998];&quot;&quot;&quot; -GENRE &quot;&quot;&quot;;[.D998];&quot;&quot;&quot; -TITLE &quot;&quot;&quot;;[.E998];&quot;&quot;&quot; -TRACK &quot;;[.F998];&quot; &quot;&quot;&quot;;[.H998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999];&quot;&quot;&quot; -ARTIST &quot;&quot;&quot;;[.B999];&quot;&quot;&quot; -ID3V2TAG TCOM &quot;&quot;&quot;;[.C999];&quot;&quot;&quot; -GENRE &quot;&quot;&quot;;[.D999];&quot;&quot;&quot; -TITLE &quot;&quot;&quot;;[.E999];&quot;&quot;&quot; -TRACK &quot;;[.F999];&quot; &quot;&quot;&quot;;[.H999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00];&quot;&quot;&quot; -ARTIST &quot;&quot;&quot;;[.B1000];&quot;&quot;&quot; -ID3V2TAG TCOM &quot;&quot;&quot;;[.C1000];&quot;&quot;&quot; -GENRE &quot;&quot;&quot;;[.D1000];&quot;&quot;&quot; -TITLE &quot;&quot;&quot;;[.E1000];&quot;&quot;&quot; -TRACK &quot;;[.F1000];&quot; &quot;&quot;&quot;;[.H1000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>
          <table:table-cell table:number-columns-repeated="6"/>
          <table:table-cell/>
          <table:table-cell/>
          <table:table-cell table:formula="oooc:=CONCATENATE(&quot; -ALBUM &quot;&quot;&quot;;[.A1001];&quot;&quot;&quot; -ARTIST &quot;&quot;&quot;;[.B1001];&quot;&quot;&quot; -ID3V2TAG TCOM &quot;&quot;&quot;;[.C1001];&quot;&quot;&quot; -GENRE &quot;&quot;&quot;;[.D1001];&quot;&quot;&quot; -TITLE &quot;&quot;&quot;;[.E1001];&quot;&quot;&quot; -TRACK &quot;;[.F1001];&quot; &quot;&quot;&quot;;[.H1001];&quot;&quot;&quot;&quot;)" office:value-type="string" office:string-value=" -ALBUM &quot;&quot; -ARTIST &quot;&quot; -ID3V2TAG TCOM &quot;&quot; -GENRE &quot;&quot; -TITLE &quot;&quot; -TRACK  &quot;&quot;">
            <text:p><text:s/>-ALBUM "" -ARTIST "" -ID3V2TAG TCOM "" -GENRE "" -TITLE "" -TRACK <text:s/>""</text:p>
          </table:table-cell>
        </table:table-row>
        <table:table-row table:style-name="ro2" table:number-rows-repeated="30998">
          <table:table-cell table:number-columns-repeated="9"/>
        </table:table-row>
        <table:table-row table:style-name="ro2">
          <table:table-cell table:number-columns-repeated="9"/>
        </table:table-row>
      </table:table>
      <table:database-ranges>
        <table:database-range table:target-range-address="Sheet1.A2:Sheet1.IP32000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 number:title="User-defined">
      <number:hours number:style="long"/>
      <number:text>:</number:text>
      <number:minutes number:style="long"/>
      <number:text>:</number:text>
      <number:seconds number:style="long"/>
      <number:text>.</number:text>
      <number:seconds/>
    </number:time-style>
    <number:time-style style:name="N118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119">
      <number:number number:decimal-places="0" number:min-integer-digits="0"/>
      <number:text>.999</number:text>
    </number:number-style>
    <number:number-style style:name="N120">
      <number:number number:decimal-places="3" number:min-integer-digits="0"/>
    </number:number-style>
    <number:time-style style:name="N121">
      <number:hours number:style="long"/>
      <number:text>:</number:text>
      <number:minutes number:style="long"/>
      <number:text>:</number:text>
      <number:seconds number:style="long" number:decimal-places="1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2">06/22/2008</text:date>, <text:time>19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01-15T13:10:47</meta:creation-date>
    <dc:date>2008-06-22T19:41:14</dc:date>
    <meta:editing-cycles>69</meta:editing-cycles>
    <meta:editing-duration>PT14H20M51S</meta:editing-duration>
    <meta:user-defined meta:name="Info 1"/>
    <meta:user-defined meta:name="Info 2"/>
    <meta:user-defined meta:name="Info 3"/>
    <meta:user-defined meta:name="Info 4"/>
    <meta:document-statistic meta:table-count="1" meta:cell-count="8011"/>
  </office:meta>
</office:document-meta>
</file>